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2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18"/>
    <style:style style:name="ce12" style:family="table-cell" style:parent-style-name="Default" style:data-style-name="N61"/>
    <style:style style:name="ce1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bal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Demo thres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9];[.C7])" office:value-type="float" office:value="2.73097372416786">
            <text:p>2.7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21]*[.C26]" office:value-type="float" office:value="2.925">
            <text:p>2.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31]/[.D32]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30]/([.D31]^[.C25]/[.D33])/100" office:value-type="float" office:value="0.0509220046218569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21]*0.95;2)/(6-[.C38]))" office:value-type="float" office:value="1.25291437851507">
            <text:p>1.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21]^[.C22];2)/6)" office:value-type="float" office:value="1.63412296645657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3]^(LOG([.C28];10)/LOG([.C21];10))" office:value-type="float" office:value="1.56393648958794">
            <text:p>1.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ank-tier multipli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ombardment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-tier addition</text:p>
          </table:table-cell>
          <table:table-cell table:formula="oooc:=[.C47]/[.C49]" office:value-type="float" office:value="0.5">
            <text:p>0.5</text:p>
          </table:table-cell>
          <table:table-cell table:number-columns-repeated="5"/>
          <table:table-cell>
            <table:detective>
              <table:operation table:name="trace-dependents" table:index="0"/>
            </table:detective>
          </table:table-cell>
        </table:table-row>
        <table:table-row table:style-name="ro1">
          <table:table-cell/>
          <table:table-cell office:value-type="string">
            <text:p>Between-tier addition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8"/>
          <table:table-cell/>
        </table:table-row>
        <table:table-row table:style-name="ro1">
          <table:table-cell/>
          <table:table-cell office:value-type="string">
            <text:p>Exponent base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6.2">
            <text:p>6.2</text:p>
          </table:table-cell>
          <table:table-cell office:value-type="string">
            <text:p>This is an approxim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P boost per tier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per glory</text:p>
          </table:table-cell>
          <table:table-cell table:formula="oooc:=[.C59]/[.C62]" office:value-type="float" office:value="0.516666666666667">
            <text:p>0.5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60]^(1/[.$C$62])" office:value-type="float" office:value="1.11004095833156">
            <text:p>1.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amage MPL</text:p>
          </table:table-cell>
          <table:table-cell table:formula="oooc:=[.C39]" office:value-type="float" office:value="1.25291437851507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ost MPL</text:p>
          </table:table-cell>
          <table:table-cell table:formula="oooc:=[.B77]^[.C25]" office:value-type="float" office:value="1.90141086305445">
            <text:p>1.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formula="oooc:=[.A83]-5" office:value-type="float" office:value="-100">
            <text:p>-100</text:p>
          </table:table-cell>
          <table:table-cell table:formula="oooc:=(100-[.A82])/100" office:value-type="float" office:value="2">
            <text:p>2</text:p>
          </table:table-cell>
          <table:table-cell table:formula="oooc:=1/[.B82]" office:value-type="float" office:value="0.5">
            <text:p>0.5</text:p>
          </table:table-cell>
          <table:table-cell/>
          <table:table-cell table:formula="oooc:=LOG([.C82];10)/LOG([.B$78];10)" office:value-type="float" office:value="-1.07866684054024">
            <text:p>-1.08</text:p>
          </table:table-cell>
          <table:table-cell table:formula="oooc:=[.B$77]^[.E82]" office:value-type="float" office:value="0.78410719705694">
            <text:p>0.78</text:p>
          </table:table-cell>
          <table:table-cell table:formula="oooc:=([.F82]-1)*100" office:value-type="float" office:value="-21.589280294306">
            <text:p>-21.59</text:p>
          </table:table-cell>
          <table:table-cell table:number-columns-repeated="2"/>
        </table:table-row>
        <table:table-row table:style-name="ro1">
          <table:table-cell table:formula="oooc:=[.A84]-5" office:value-type="float" office:value="-95">
            <text:p>-95</text:p>
          </table:table-cell>
          <table:table-cell table:formula="oooc:=(100-[.A83])/100" office:value-type="float" office:value="1.95">
            <text:p>1.95</text:p>
          </table:table-cell>
          <table:table-cell table:formula="oooc:=1/[.B83]" office:value-type="float" office:value="0.512820512820513">
            <text:p>0.51</text:p>
          </table:table-cell>
          <table:table-cell/>
          <table:table-cell table:formula="oooc:=LOG([.C83];10)/LOG([.B$78];10)" office:value-type="float" office:value="-1.03926758925026">
            <text:p>-1.04</text:p>
          </table:table-cell>
          <table:table-cell table:formula="oooc:=[.B$77]^[.E83]" office:value-type="float" office:value="0.791103798328787">
            <text:p>0.79</text:p>
          </table:table-cell>
          <table:table-cell table:formula="oooc:=([.F83]-1)*100" office:value-type="float" office:value="-20.8896201671213">
            <text:p>-20.89</text:p>
          </table:table-cell>
          <table:table-cell table:number-columns-repeated="2"/>
        </table:table-row>
        <table:table-row table:style-name="ro1">
          <table:table-cell table:formula="oooc:=[.A85]-5" office:value-type="float" office:value="-90">
            <text:p>-90</text:p>
          </table:table-cell>
          <table:table-cell table:formula="oooc:=(100-[.A84])/100" office:value-type="float" office:value="1.9">
            <text:p>1.9</text:p>
          </table:table-cell>
          <table:table-cell table:formula="oooc:=1/[.B84]" office:value-type="float" office:value="0.526315789473684">
            <text:p>0.53</text:p>
          </table:table-cell>
          <table:table-cell/>
          <table:table-cell table:formula="oooc:=LOG([.C84];10)/LOG([.B$78];10)" office:value-type="float" office:value="-0.998844867156136">
            <text:p>-1</text:p>
          </table:table-cell>
          <table:table-cell table:formula="oooc:=[.B$77]^[.E84]" office:value-type="float" office:value="0.798347039173927">
            <text:p>0.8</text:p>
          </table:table-cell>
          <table:table-cell table:formula="oooc:=([.F84]-1)*100" office:value-type="float" office:value="-20.1652960826073">
            <text:p>-20.17</text:p>
          </table:table-cell>
          <table:table-cell table:number-columns-repeated="2"/>
        </table:table-row>
        <table:table-row table:style-name="ro1">
          <table:table-cell table:formula="oooc:=[.A86]-5" office:value-type="float" office:value="-85">
            <text:p>-85</text:p>
          </table:table-cell>
          <table:table-cell table:formula="oooc:=(100-[.A85])/100" office:value-type="float" office:value="1.85">
            <text:p>1.85</text:p>
          </table:table-cell>
          <table:table-cell table:formula="oooc:=1/[.B85]" office:value-type="float" office:value="0.54054054054054">
            <text:p>0.54</text:p>
          </table:table-cell>
          <table:table-cell/>
          <table:table-cell table:formula="oooc:=LOG([.C85];10)/LOG([.B$78];10)" office:value-type="float" office:value="-0.957344079690445">
            <text:p>-0.96</text:p>
          </table:table-cell>
          <table:table-cell table:formula="oooc:=[.B$77]^[.E85]" office:value-type="float" office:value="0.805852456078458">
            <text:p>0.81</text:p>
          </table:table-cell>
          <table:table-cell table:formula="oooc:=([.F85]-1)*100" office:value-type="float" office:value="-19.4147543921542">
            <text:p>-19.41</text:p>
          </table:table-cell>
          <table:table-cell table:number-columns-repeated="2"/>
        </table:table-row>
        <table:table-row table:style-name="ro1">
          <table:table-cell table:formula="oooc:=[.A87]-5" office:value-type="float" office:value="-80">
            <text:p>-80</text:p>
          </table:table-cell>
          <table:table-cell table:formula="oooc:=(100-[.A86])/100" office:value-type="float" office:value="1.8">
            <text:p>1.8</text:p>
          </table:table-cell>
          <table:table-cell table:formula="oooc:=1/[.B86]" office:value-type="float" office:value="0.555555555555556">
            <text:p>0.56</text:p>
          </table:table-cell>
          <table:table-cell/>
          <table:table-cell table:formula="oooc:=LOG([.C86];10)/LOG([.B$78];10)" office:value-type="float" office:value="-0.914706143981521">
            <text:p>-0.91</text:p>
          </table:table-cell>
          <table:table-cell table:formula="oooc:=[.B$77]^[.E86]" office:value-type="float" office:value="0.813637018986734">
            <text:p>0.81</text:p>
          </table:table-cell>
          <table:table-cell table:formula="oooc:=([.F86]-1)*100" office:value-type="float" office:value="-18.6362981013266">
            <text:p>-18.64</text:p>
          </table:table-cell>
          <table:table-cell table:number-columns-repeated="2"/>
        </table:table-row>
        <table:table-row table:style-name="ro1">
          <table:table-cell table:formula="oooc:=[.A88]-5" office:value-type="float" office:value="-75">
            <text:p>-75</text:p>
          </table:table-cell>
          <table:table-cell table:formula="oooc:=(100-[.A87])/100" office:value-type="float" office:value="1.75">
            <text:p>1.75</text:p>
          </table:table-cell>
          <table:table-cell table:formula="oooc:=1/[.B87]" office:value-type="float" office:value="0.571428571428571">
            <text:p>0.57</text:p>
          </table:table-cell>
          <table:table-cell/>
          <table:table-cell table:formula="oooc:=LOG([.C87];10)/LOG([.B$78];10)" office:value-type="float" office:value="-0.870866982970484">
            <text:p>-0.87</text:p>
          </table:table-cell>
          <table:table-cell table:formula="oooc:=[.B$77]^[.E87]" office:value-type="float" office:value="0.821719307897073">
            <text:p>0.82</text:p>
          </table:table-cell>
          <table:table-cell table:formula="oooc:=([.F87]-1)*100" office:value-type="float" office:value="-17.8280692102927">
            <text:p>-17.83</text:p>
          </table:table-cell>
          <table:table-cell table:number-columns-repeated="2"/>
        </table:table-row>
        <table:table-row table:style-name="ro1">
          <table:table-cell table:formula="oooc:=[.A89]-5" office:value-type="float" office:value="-70">
            <text:p>-70</text:p>
          </table:table-cell>
          <table:table-cell table:formula="oooc:=(100-[.A88])/100" office:value-type="float" office:value="1.7">
            <text:p>1.7</text:p>
          </table:table-cell>
          <table:table-cell table:formula="oooc:=1/[.B88]" office:value-type="float" office:value="0.588235294117647">
            <text:p>0.59</text:p>
          </table:table-cell>
          <table:table-cell/>
          <table:table-cell table:formula="oooc:=LOG([.C88];10)/LOG([.B$78];10)" office:value-type="float" office:value="-0.825756946183123">
            <text:p>-0.83</text:p>
          </table:table-cell>
          <table:table-cell table:formula="oooc:=[.B$77]^[.E88]" office:value-type="float" office:value="0.830119716994536">
            <text:p>0.83</text:p>
          </table:table-cell>
          <table:table-cell table:formula="oooc:=([.F88]-1)*100" office:value-type="float" office:value="-16.9880283005464">
            <text:p>-16.99</text:p>
          </table:table-cell>
          <table:table-cell table:number-columns-repeated="2"/>
        </table:table-row>
        <table:table-row table:style-name="ro1">
          <table:table-cell table:formula="oooc:=[.A90]-5" office:value-type="float" office:value="-65">
            <text:p>-65</text:p>
          </table:table-cell>
          <table:table-cell table:formula="oooc:=(100-[.A89])/100" office:value-type="float" office:value="1.65">
            <text:p>1.65</text:p>
          </table:table-cell>
          <table:table-cell table:formula="oooc:=1/[.B89]" office:value-type="float" office:value="0.606060606060606">
            <text:p>0.61</text:p>
          </table:table-cell>
          <table:table-cell/>
          <table:table-cell table:formula="oooc:=LOG([.C89];10)/LOG([.B$78];10)" office:value-type="float" office:value="-0.779300144013896">
            <text:p>-0.78</text:p>
          </table:table-cell>
          <table:table-cell table:formula="oooc:=[.B$77]^[.E89]" office:value-type="float" office:value="0.838860691570422">
            <text:p>0.84</text:p>
          </table:table-cell>
          <table:table-cell table:formula="oooc:=([.F89]-1)*100" office:value-type="float" office:value="-16.1139308429578">
            <text:p>-16.11</text:p>
          </table:table-cell>
          <table:table-cell table:number-columns-repeated="2"/>
        </table:table-row>
        <table:table-row table:style-name="ro1">
          <table:table-cell table:formula="oooc:=[.A91]-5" office:value-type="float" office:value="-60">
            <text:p>-60</text:p>
          </table:table-cell>
          <table:table-cell table:formula="oooc:=(100-[.A90])/100" office:value-type="float" office:value="1.6">
            <text:p>1.6</text:p>
          </table:table-cell>
          <table:table-cell table:formula="oooc:=1/[.B90]" office:value-type="float" office:value="0.625">
            <text:p>0.63</text:p>
          </table:table-cell>
          <table:table-cell/>
          <table:table-cell table:formula="oooc:=LOG([.C90];10)/LOG([.B$78];10)" office:value-type="float" office:value="-0.731413679546947">
            <text:p>-0.73</text:p>
          </table:table-cell>
          <table:table-cell table:formula="oooc:=[.B$77]^[.E90]" office:value-type="float" office:value="0.8479670041724">
            <text:p>0.85</text:p>
          </table:table-cell>
          <table:table-cell table:formula="oooc:=([.F90]-1)*100" office:value-type="float" office:value="-15.20329958276">
            <text:p>-15.2</text:p>
          </table:table-cell>
          <table:table-cell table:number-columns-repeated="2"/>
        </table:table-row>
        <table:table-row table:style-name="ro1">
          <table:table-cell table:formula="oooc:=[.A92]-5" office:value-type="float" office:value="-55">
            <text:p>-55</text:p>
          </table:table-cell>
          <table:table-cell table:formula="oooc:=(100-[.A91])/100" office:value-type="float" office:value="1.55">
            <text:p>1.55</text:p>
          </table:table-cell>
          <table:table-cell table:formula="oooc:=1/[.B91]" office:value-type="float" office:value="0.645161290322581">
            <text:p>0.65</text:p>
          </table:table-cell>
          <table:table-cell/>
          <table:table-cell table:formula="oooc:=LOG([.C91];10)/LOG([.B$78];10)" office:value-type="float" office:value="-0.682006758386872">
            <text:p>-0.68</text:p>
          </table:table-cell>
          <table:table-cell table:formula="oooc:=[.B$77]^[.E91]" office:value-type="float" office:value="0.857466077941998">
            <text:p>0.86</text:p>
          </table:table-cell>
          <table:table-cell table:formula="oooc:=([.F91]-1)*100" office:value-type="float" office:value="-14.2533922058002">
            <text:p>-14.25</text:p>
          </table:table-cell>
          <table:table-cell table:number-columns-repeated="2"/>
        </table:table-row>
        <table:table-row table:style-name="ro1">
          <table:table-cell table:formula="oooc:=[.A93]-5" office:value-type="float" office:value="-50">
            <text:p>-50</text:p>
          </table:table-cell>
          <table:table-cell table:formula="oooc:=(100-[.A92])/100" office:value-type="float" office:value="1.5">
            <text:p>1.5</text:p>
          </table:table-cell>
          <table:table-cell table:formula="oooc:=1/[.B92]" office:value-type="float" office:value="0.666666666666667">
            <text:p>0.67</text:p>
          </table:table-cell>
          <table:table-cell/>
          <table:table-cell table:formula="oooc:=LOG([.C92];10)/LOG([.B$78];10)" office:value-type="float" office:value="-0.630979652487405">
            <text:p>-0.63</text:p>
          </table:table-cell>
          <table:table-cell table:formula="oooc:=[.B$77]^[.E92]" office:value-type="float" office:value="0.867388367025788">
            <text:p>0.87</text:p>
          </table:table-cell>
          <table:table-cell table:formula="oooc:=([.F92]-1)*100" office:value-type="float" office:value="-13.2611632974212">
            <text:p>-13.26</text:p>
          </table:table-cell>
          <table:table-cell table:number-columns-repeated="2"/>
        </table:table-row>
        <table:table-row table:style-name="ro1">
          <table:table-cell table:formula="oooc:=[.A94]-5" office:value-type="float" office:value="-45">
            <text:p>-45</text:p>
          </table:table-cell>
          <table:table-cell table:formula="oooc:=(100-[.A93])/100" office:value-type="float" office:value="1.45">
            <text:p>1.45</text:p>
          </table:table-cell>
          <table:table-cell table:formula="oooc:=1/[.B93]" office:value-type="float" office:value="0.689655172413793">
            <text:p>0.69</text:p>
          </table:table-cell>
          <table:table-cell/>
          <table:table-cell table:formula="oooc:=LOG([.C93];10)/LOG([.B$78];10)" office:value-type="float" office:value="-0.578222488264537">
            <text:p>-0.58</text:p>
          </table:table-cell>
          <table:table-cell table:formula="oooc:=[.B$77]^[.E93]" office:value-type="float" office:value="0.877767806426006">
            <text:p>0.88</text:p>
          </table:table-cell>
          <table:table-cell table:formula="oooc:=([.F93]-1)*100" office:value-type="float" office:value="-12.2232193573995">
            <text:p>-12.22</text:p>
          </table:table-cell>
          <table:table-cell table:number-columns-repeated="2"/>
        </table:table-row>
        <table:table-row table:style-name="ro1">
          <table:table-cell table:formula="oooc:=[.A95]-5" office:value-type="float" office:value="-40">
            <text:p>-40</text:p>
          </table:table-cell>
          <table:table-cell table:formula="oooc:=(100-[.A94])/100" office:value-type="float" office:value="1.4">
            <text:p>1.4</text:p>
          </table:table-cell>
          <table:table-cell table:formula="oooc:=1/[.B94]" office:value-type="float" office:value="0.714285714285714">
            <text:p>0.71</text:p>
          </table:table-cell>
          <table:table-cell/>
          <table:table-cell table:formula="oooc:=LOG([.C94];10)/LOG([.B$78];10)" office:value-type="float" office:value="-0.523613821977195">
            <text:p>-0.52</text:p>
          </table:table-cell>
          <table:table-cell table:formula="oooc:=[.B$77]^[.E94]" office:value-type="float" office:value="0.888642346867146">
            <text:p>0.89</text:p>
          </table:table-cell>
          <table:table-cell table:formula="oooc:=([.F94]-1)*100" office:value-type="float" office:value="-11.1357653132854">
            <text:p>-11.14</text:p>
          </table:table-cell>
          <table:table-cell table:number-columns-repeated="2"/>
        </table:table-row>
        <table:table-row table:style-name="ro1">
          <table:table-cell table:formula="oooc:=[.A96]-5" office:value-type="float" office:value="-35">
            <text:p>-35</text:p>
          </table:table-cell>
          <table:table-cell table:formula="oooc:=(100-[.A95])/100" office:value-type="float" office:value="1.35">
            <text:p>1.35</text:p>
          </table:table-cell>
          <table:table-cell table:formula="oooc:=1/[.B95]" office:value-type="float" office:value="0.740740740740741">
            <text:p>0.74</text:p>
          </table:table-cell>
          <table:table-cell/>
          <table:table-cell table:formula="oooc:=LOG([.C95];10)/LOG([.B$78];10)" office:value-type="float" office:value="-0.46701895592869">
            <text:p>-0.47</text:p>
          </table:table-cell>
          <table:table-cell table:formula="oooc:=[.B$77]^[.E95]" office:value-type="float" office:value="0.900054594447733">
            <text:p>0.9</text:p>
          </table:table-cell>
          <table:table-cell table:formula="oooc:=([.F95]-1)*100" office:value-type="float" office:value="-9.99454055522668">
            <text:p>-9.99</text:p>
          </table:table-cell>
          <table:table-cell table:number-columns-repeated="2"/>
        </table:table-row>
        <table:table-row table:style-name="ro1">
          <table:table-cell table:formula="oooc:=[.A97]-5" office:value-type="float" office:value="-30">
            <text:p>-30</text:p>
          </table:table-cell>
          <table:table-cell table:formula="oooc:=(100-[.A96])/100" office:value-type="float" office:value="1.3">
            <text:p>1.3</text:p>
          </table:table-cell>
          <table:table-cell table:formula="oooc:=1/[.B96]" office:value-type="float" office:value="0.769230769230769">
            <text:p>0.77</text:p>
          </table:table-cell>
          <table:table-cell/>
          <table:table-cell table:formula="oooc:=LOG([.C96];10)/LOG([.B$78];10)" office:value-type="float" office:value="-0.408287936762857">
            <text:p>-0.41</text:p>
          </table:table-cell>
          <table:table-cell table:formula="oooc:=[.B$77]^[.E96]" office:value-type="float" office:value="0.912052580369995">
            <text:p>0.91</text:p>
          </table:table-cell>
          <table:table-cell table:formula="oooc:=([.F96]-1)*100" office:value-type="float" office:value="-8.79474196300045">
            <text:p>-8.79</text:p>
          </table:table-cell>
          <table:table-cell table:number-columns-repeated="2"/>
        </table:table-row>
        <table:table-row table:style-name="ro1">
          <table:table-cell table:formula="oooc:=[.A98]-5" office:value-type="float" office:value="-25">
            <text:p>-25</text:p>
          </table:table-cell>
          <table:table-cell table:formula="oooc:=(100-[.A97])/100" office:value-type="float" office:value="1.25">
            <text:p>1.25</text:p>
          </table:table-cell>
          <table:table-cell table:formula="oooc:=1/[.B97]" office:value-type="float" office:value="0.8">
            <text:p>0.8</text:p>
          </table:table-cell>
          <table:table-cell/>
          <table:table-cell table:formula="oooc:=LOG([.C97];10)/LOG([.B$78];10)" office:value-type="float" office:value="-0.347253160993288">
            <text:p>-0.35</text:p>
          </table:table-cell>
          <table:table-cell table:formula="oooc:=[.B$77]^[.E97]" office:value-type="float" office:value="0.924690693386371">
            <text:p>0.92</text:p>
          </table:table-cell>
          <table:table-cell table:formula="oooc:=([.F97]-1)*100" office:value-type="float" office:value="-7.53093066136292">
            <text:p>-7.53</text:p>
          </table:table-cell>
          <table:table-cell table:number-columns-repeated="2"/>
        </table:table-row>
        <table:table-row table:style-name="ro1">
          <table:table-cell table:formula="oooc:=[.A99]-5" office:value-type="float" office:value="-20">
            <text:p>-20</text:p>
          </table:table-cell>
          <table:table-cell table:formula="oooc:=(100-[.A98])/100" office:value-type="float" office:value="1.2">
            <text:p>1.2</text:p>
          </table:table-cell>
          <table:table-cell table:formula="oooc:=1/[.B98]" office:value-type="float" office:value="0.833333333333333">
            <text:p>0.83</text:p>
          </table:table-cell>
          <table:table-cell/>
          <table:table-cell table:formula="oooc:=LOG([.C98];10)/LOG([.B$78];10)" office:value-type="float" office:value="-0.283726491494116">
            <text:p>-0.28</text:p>
          </table:table-cell>
          <table:table-cell table:formula="oooc:=[.B$77]^[.E98]" office:value-type="float" office:value="0.938030817471805">
            <text:p>0.94</text:p>
          </table:table-cell>
          <table:table-cell table:formula="oooc:=([.F98]-1)*100" office:value-type="float" office:value="-6.19691825281946">
            <text:p>-6.2</text:p>
          </table:table-cell>
          <table:table-cell table:number-columns-repeated="2"/>
        </table:table-row>
        <table:table-row table:style-name="ro1">
          <table:table-cell table:formula="oooc:=[.A100]-5" office:value-type="float" office:value="-15">
            <text:p>-15</text:p>
          </table:table-cell>
          <table:table-cell table:formula="oooc:=(100-[.A99])/100" office:value-type="float" office:value="1.15">
            <text:p>1.15</text:p>
          </table:table-cell>
          <table:table-cell table:formula="oooc:=1/[.B99]" office:value-type="float" office:value="0.869565217391304">
            <text:p>0.87</text:p>
          </table:table-cell>
          <table:table-cell/>
          <table:table-cell table:formula="oooc:=LOG([.C99];10)/LOG([.B$78];10)" office:value-type="float" office:value="-0.217495759973795">
            <text:p>-0.22</text:p>
          </table:table-cell>
          <table:table-cell table:formula="oooc:=[.B$77]^[.E99]" office:value-type="float" office:value="0.952143730637468">
            <text:p>0.95</text:p>
          </table:table-cell>
          <table:table-cell table:formula="oooc:=([.F99]-1)*100" office:value-type="float" office:value="-4.78562693625324">
            <text:p>-4.79</text:p>
          </table:table-cell>
          <table:table-cell table:number-columns-repeated="2"/>
        </table:table-row>
        <table:table-row table:style-name="ro1">
          <table:table-cell table:formula="oooc:=[.A101]-5" office:value-type="float" office:value="-10">
            <text:p>-10</text:p>
          </table:table-cell>
          <table:table-cell table:formula="oooc:=(100-[.A100])/100" office:value-type="float" office:value="1.1">
            <text:p>1.1</text:p>
          </table:table-cell>
          <table:table-cell table:formula="oooc:=1/[.B100]" office:value-type="float" office:value="0.909090909090909">
            <text:p>0.91</text:p>
          </table:table-cell>
          <table:table-cell/>
          <table:table-cell table:formula="oooc:=LOG([.C100];10)/LOG([.B$78];10)" office:value-type="float" office:value="-0.148320491526492">
            <text:p>-0.15</text:p>
          </table:table-cell>
          <table:table-cell table:formula="oooc:=[.B$77]^[.E100]" office:value-type="float" office:value="0.967110839227433">
            <text:p>0.97</text:p>
          </table:table-cell>
          <table:table-cell table:formula="oooc:=([.F100]-1)*100" office:value-type="float" office:value="-3.28891607725673">
            <text:p>-3.29</text:p>
          </table:table-cell>
          <table:table-cell table:number-columns-repeated="2"/>
        </table:table-row>
        <table:table-row table:style-name="ro1">
          <table:table-cell table:formula="oooc:=[.A102]-5" office:value-type="float" office:value="-5">
            <text:p>-5</text:p>
          </table:table-cell>
          <table:table-cell table:formula="oooc:=(100-[.A101])/100" office:value-type="float" office:value="1.05">
            <text:p>1.05</text:p>
          </table:table-cell>
          <table:table-cell table:formula="oooc:=1/[.B101]" office:value-type="float" office:value="0.952380952380952">
            <text:p>0.95</text:p>
          </table:table-cell>
          <table:table-cell/>
          <table:table-cell table:formula="oooc:=LOG([.C101];10)/LOG([.B$78];10)" office:value-type="float" office:value="-0.075926633924365">
            <text:p>-0.08</text:p>
          </table:table-cell>
          <table:table-cell table:formula="oooc:=[.B$77]^[.E101]" office:value-type="float" office:value="0.983026347688381">
            <text:p>0.98</text:p>
          </table:table-cell>
          <table:table-cell table:formula="oooc:=([.F101]-1)*100" office:value-type="float" office:value="-1.69736523116191">
            <text:p>-1.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ooc:=(100-[.A102])/100" office:value-type="float" office:value="1">
            <text:p>1</text:p>
          </table:table-cell>
          <table:table-cell table:formula="oooc:=1/[.B102]" office:value-type="float" office:value="1">
            <text:p>1</text:p>
          </table:table-cell>
          <table:table-cell/>
          <table:table-cell table:formula="oooc:=LOG([.C102];10)/LOG([.B$78];10)" office:value-type="float" office:value="0">
            <text:p>0</text:p>
          </table:table-cell>
          <table:table-cell table:formula="oooc:=[.B$77]^[.E102]" office:value-type="float" office:value="1">
            <text:p>1</text:p>
          </table:table-cell>
          <table:table-cell table:formula="oooc:=([.F102]-1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ooc:=(100-[.A103])/100" office:value-type="float" office:value="0.95">
            <text:p>0.95</text:p>
          </table:table-cell>
          <table:table-cell table:formula="oooc:=1/[.B103]" office:value-type="float" office:value="1.05263157894737">
            <text:p>1.05</text:p>
          </table:table-cell>
          <table:table-cell/>
          <table:table-cell table:formula="oooc:=LOG([.C103];10)/LOG([.B$78];10)" office:value-type="float" office:value="0.0798219733840991">
            <text:p>0.08</text:p>
          </table:table-cell>
          <table:table-cell table:formula="oooc:=[.B$77]^[.E103]" office:value-type="float" office:value="1.01816058081144">
            <text:p>1.02</text:p>
          </table:table-cell>
          <table:table-cell table:formula="oooc:=([.F103]-1)*100" office:value-type="float" office:value="1.81605808114436">
            <text:p>1.82</text:p>
          </table:table-cell>
          <table:table-cell table:number-columns-repeated="2"/>
        </table:table-row>
        <table:table-row table:style-name="ro1">
          <table:table-cell table:formula="oooc:=[.A103]+5" office:value-type="float" office:value="10">
            <text:p>10</text:p>
          </table:table-cell>
          <table:table-cell table:formula="oooc:=(100-[.A104])/100" office:value-type="float" office:value="0.9">
            <text:p>0.9</text:p>
          </table:table-cell>
          <table:table-cell table:formula="oooc:=1/[.B104]" office:value-type="float" office:value="1.11111111111111">
            <text:p>1.11</text:p>
          </table:table-cell>
          <table:table-cell/>
          <table:table-cell table:formula="oooc:=LOG([.C104];10)/LOG([.B$78];10)" office:value-type="float" office:value="0.163960696558714">
            <text:p>0.16</text:p>
          </table:table-cell>
          <table:table-cell table:formula="oooc:=[.B$77]^[.E104]" office:value-type="float" office:value="1.03766043984883">
            <text:p>1.04</text:p>
          </table:table-cell>
          <table:table-cell table:formula="oooc:=([.F104]-1)*100" office:value-type="float" office:value="3.76604398488252">
            <text:p>3.77</text:p>
          </table:table-cell>
          <table:table-cell table:number-columns-repeated="2"/>
        </table:table-row>
        <table:table-row table:style-name="ro1">
          <table:table-cell table:formula="oooc:=[.A104]+5" office:value-type="float" office:value="15">
            <text:p>15</text:p>
          </table:table-cell>
          <table:table-cell table:formula="oooc:=(100-[.A105])/100" office:value-type="float" office:value="0.85">
            <text:p>0.85</text:p>
          </table:table-cell>
          <table:table-cell table:formula="oooc:=1/[.B105]" office:value-type="float" office:value="1.17647058823529">
            <text:p>1.18</text:p>
          </table:table-cell>
          <table:table-cell/>
          <table:table-cell table:formula="oooc:=LOG([.C105];10)/LOG([.B$78];10)" office:value-type="float" office:value="0.252909894357112">
            <text:p>0.25</text:p>
          </table:table-cell>
          <table:table-cell table:formula="oooc:=[.B$77]^[.E105]" office:value-type="float" office:value="1.05868141513086">
            <text:p>1.06</text:p>
          </table:table-cell>
          <table:table-cell table:formula="oooc:=([.F105]-1)*100" office:value-type="float" office:value="5.8681415130863">
            <text:p>5.87</text:p>
          </table:table-cell>
          <table:table-cell table:number-columns-repeated="2"/>
        </table:table-row>
        <table:table-row table:style-name="ro1">
          <table:table-cell table:formula="oooc:=[.A105]+5" office:value-type="float" office:value="20">
            <text:p>20</text:p>
          </table:table-cell>
          <table:table-cell table:formula="oooc:=(100-[.A106])/100" office:value-type="float" office:value="0.8">
            <text:p>0.8</text:p>
          </table:table-cell>
          <table:table-cell table:formula="oooc:=1/[.B106]" office:value-type="float" office:value="1.25">
            <text:p>1.25</text:p>
          </table:table-cell>
          <table:table-cell/>
          <table:table-cell table:formula="oooc:=LOG([.C106];10)/LOG([.B$78];10)" office:value-type="float" office:value="0.347253160993288">
            <text:p>0.35</text:p>
          </table:table-cell>
          <table:table-cell table:formula="oooc:=[.B$77]^[.E106]" office:value-type="float" office:value="1.08144269986955">
            <text:p>1.08</text:p>
          </table:table-cell>
          <table:table-cell table:formula="oooc:=([.F106]-1)*100" office:value-type="float" office:value="8.14426998695468">
            <text:p>8.14</text:p>
          </table:table-cell>
          <table:table-cell table:number-columns-repeated="2"/>
        </table:table-row>
        <table:table-row table:style-name="ro1">
          <table:table-cell table:formula="oooc:=[.A106]+5" office:value-type="float" office:value="25">
            <text:p>25</text:p>
          </table:table-cell>
          <table:table-cell table:formula="oooc:=(100-[.A107])/100" office:value-type="float" office:value="0.75">
            <text:p>0.75</text:p>
          </table:table-cell>
          <table:table-cell table:formula="oooc:=1/[.B107]" office:value-type="float" office:value="1.33333333333333">
            <text:p>1.33</text:p>
          </table:table-cell>
          <table:table-cell/>
          <table:table-cell table:formula="oooc:=LOG([.C107];10)/LOG([.B$78];10)" office:value-type="float" office:value="0.447687188052831">
            <text:p>0.45</text:p>
          </table:table-cell>
          <table:table-cell table:formula="oooc:=[.B$77]^[.E107]" office:value-type="float" office:value="1.1062114597104">
            <text:p>1.11</text:p>
          </table:table-cell>
          <table:table-cell table:formula="oooc:=([.F107]-1)*100" office:value-type="float" office:value="10.62114597104">
            <text:p>10.62</text:p>
          </table:table-cell>
          <table:table-cell table:number-columns-repeated="2"/>
        </table:table-row>
        <table:table-row table:style-name="ro1">
          <table:table-cell table:formula="oooc:=[.A107]+5" office:value-type="float" office:value="30">
            <text:p>30</text:p>
          </table:table-cell>
          <table:table-cell table:formula="oooc:=(100-[.A108])/100" office:value-type="float" office:value="0.7">
            <text:p>0.7</text:p>
          </table:table-cell>
          <table:table-cell table:formula="oooc:=1/[.B108]" office:value-type="float" office:value="1.42857142857143">
            <text:p>1.43</text:p>
          </table:table-cell>
          <table:table-cell/>
          <table:table-cell table:formula="oooc:=LOG([.C108];10)/LOG([.B$78];10)" office:value-type="float" office:value="0.55505301856304">
            <text:p>0.56</text:p>
          </table:table-cell>
          <table:table-cell table:formula="oooc:=[.B$77]^[.E108]" office:value-type="float" office:value="1.13331742165174">
            <text:p>1.13</text:p>
          </table:table-cell>
          <table:table-cell table:formula="oooc:=([.F108]-1)*100" office:value-type="float" office:value="13.3317421651742">
            <text:p>13.33</text:p>
          </table:table-cell>
          <table:table-cell table:number-columns-repeated="2"/>
        </table:table-row>
        <table:table-row table:style-name="ro1">
          <table:table-cell table:formula="oooc:=[.A108]+5" office:value-type="float" office:value="35">
            <text:p>35</text:p>
          </table:table-cell>
          <table:table-cell table:formula="oooc:=(100-[.A109])/100" office:value-type="float" office:value="0.65">
            <text:p>0.65</text:p>
          </table:table-cell>
          <table:table-cell table:formula="oooc:=1/[.B109]" office:value-type="float" office:value="1.53846153846154">
            <text:p>1.54</text:p>
          </table:table-cell>
          <table:table-cell/>
          <table:table-cell table:formula="oooc:=LOG([.C109];10)/LOG([.B$78];10)" office:value-type="float" office:value="0.670378903777378">
            <text:p>0.67</text:p>
          </table:table-cell>
          <table:table-cell table:formula="oooc:=[.B$77]^[.E109]" office:value-type="float" office:value="1.16317333113799">
            <text:p>1.16</text:p>
          </table:table-cell>
          <table:table-cell table:formula="oooc:=([.F109]-1)*100" office:value-type="float" office:value="16.3173331137992">
            <text:p>16.32</text:p>
          </table:table-cell>
          <table:table-cell table:number-columns-repeated="2"/>
        </table:table-row>
        <table:table-row table:style-name="ro1">
          <table:table-cell table:formula="oooc:=[.A109]+5" office:value-type="float" office:value="40">
            <text:p>40</text:p>
          </table:table-cell>
          <table:table-cell table:formula="oooc:=(100-[.A110])/100" office:value-type="float" office:value="0.6">
            <text:p>0.6</text:p>
          </table:table-cell>
          <table:table-cell table:formula="oooc:=1/[.B110]" office:value-type="float" office:value="1.66666666666667">
            <text:p>1.67</text:p>
          </table:table-cell>
          <table:table-cell/>
          <table:table-cell table:formula="oooc:=LOG([.C110];10)/LOG([.B$78];10)" office:value-type="float" office:value="0.794940349046119">
            <text:p>0.79</text:p>
          </table:table-cell>
          <table:table-cell table:formula="oooc:=[.B$77]^[.E110]" office:value-type="float" office:value="1.19630430761585">
            <text:p>1.2</text:p>
          </table:table-cell>
          <table:table-cell table:formula="oooc:=([.F110]-1)*100" office:value-type="float" office:value="19.6304307615847">
            <text:p>19.63</text:p>
          </table:table-cell>
          <table:table-cell table:number-columns-repeated="2"/>
        </table:table-row>
        <table:table-row table:style-name="ro1">
          <table:table-cell table:formula="oooc:=[.A110]+5" office:value-type="float" office:value="45">
            <text:p>45</text:p>
          </table:table-cell>
          <table:table-cell table:formula="oooc:=(100-[.A111])/100" office:value-type="float" office:value="0.55">
            <text:p>0.55</text:p>
          </table:table-cell>
          <table:table-cell table:formula="oooc:=1/[.B111]" office:value-type="float" office:value="1.81818181818182">
            <text:p>1.82</text:p>
          </table:table-cell>
          <table:table-cell/>
          <table:table-cell table:formula="oooc:=LOG([.C111];10)/LOG([.B$78];10)" office:value-type="float" office:value="0.930346349013744">
            <text:p>0.93</text:p>
          </table:table-cell>
          <table:table-cell table:formula="oooc:=[.B$77]^[.E111]" office:value-type="float" office:value="1.23339110118792">
            <text:p>1.23</text:p>
          </table:table-cell>
          <table:table-cell table:formula="oooc:=([.F111]-1)*100" office:value-type="float" office:value="23.3391101187919">
            <text:p>23.34</text:p>
          </table:table-cell>
          <table:table-cell table:number-columns-repeated="2"/>
        </table:table-row>
        <table:table-row table:style-name="ro1">
          <table:table-cell table:formula="oooc:=[.A111]+5" office:value-type="float" office:value="50">
            <text:p>50</text:p>
          </table:table-cell>
          <table:table-cell table:formula="oooc:=(100-[.A112])/100" office:value-type="float" office:value="0.5">
            <text:p>0.5</text:p>
          </table:table-cell>
          <table:table-cell table:formula="oooc:=1/[.B112]" office:value-type="float" office:value="2">
            <text:p>2</text:p>
          </table:table-cell>
          <table:table-cell/>
          <table:table-cell table:formula="oooc:=LOG([.C112];10)/LOG([.B$78];10)" office:value-type="float" office:value="1.07866684054024">
            <text:p>1.08</text:p>
          </table:table-cell>
          <table:table-cell table:formula="oooc:=[.B$77]^[.E112]" office:value-type="float" office:value="1.27533582621533">
            <text:p>1.28</text:p>
          </table:table-cell>
          <table:table-cell table:formula="oooc:=([.F112]-1)*100" office:value-type="float" office:value="27.5335826215331">
            <text:p>27.53</text:p>
          </table:table-cell>
          <table:table-cell table:number-columns-repeated="2"/>
        </table:table-row>
        <table:table-row table:style-name="ro1">
          <table:table-cell table:formula="oooc:=[.A112]+5" office:value-type="float" office:value="55">
            <text:p>55</text:p>
          </table:table-cell>
          <table:table-cell table:formula="oooc:=(100-[.A113])/100" office:value-type="float" office:value="0.45">
            <text:p>0.45</text:p>
          </table:table-cell>
          <table:table-cell table:formula="oooc:=1/[.B113]" office:value-type="float" office:value="2.22222222222222">
            <text:p>2.22</text:p>
          </table:table-cell>
          <table:table-cell/>
          <table:table-cell table:formula="oooc:=LOG([.C113];10)/LOG([.B$78];10)" office:value-type="float" office:value="1.24262753709895">
            <text:p>1.24</text:p>
          </table:table-cell>
          <table:table-cell table:formula="oooc:=[.B$77]^[.E113]" office:value-type="float" office:value="1.32336553438556">
            <text:p>1.32</text:p>
          </table:table-cell>
          <table:table-cell table:formula="oooc:=([.F113]-1)*100" office:value-type="float" office:value="32.3365534385565">
            <text:p>32.34</text:p>
          </table:table-cell>
          <table:table-cell table:number-columns-repeated="2"/>
        </table:table-row>
        <table:table-row table:style-name="ro1">
          <table:table-cell table:formula="oooc:=[.A113]+5" office:value-type="float" office:value="60">
            <text:p>60</text:p>
          </table:table-cell>
          <table:table-cell table:formula="oooc:=(100-[.A114])/100" office:value-type="float" office:value="0.4">
            <text:p>0.4</text:p>
          </table:table-cell>
          <table:table-cell table:formula="oooc:=1/[.B114]" office:value-type="float" office:value="2.5">
            <text:p>2.5</text:p>
          </table:table-cell>
          <table:table-cell/>
          <table:table-cell table:formula="oooc:=LOG([.C114];10)/LOG([.B$78];10)" office:value-type="float" office:value="1.42592000153352">
            <text:p>1.43</text:p>
          </table:table-cell>
          <table:table-cell table:formula="oooc:=[.B$77]^[.E114]" office:value-type="float" office:value="1.37920261914267">
            <text:p>1.38</text:p>
          </table:table-cell>
          <table:table-cell table:formula="oooc:=([.F114]-1)*100" office:value-type="float" office:value="37.9202619142666">
            <text:p>37.92</text:p>
          </table:table-cell>
          <table:table-cell table:number-columns-repeated="2"/>
        </table:table-row>
        <table:table-row table:style-name="ro1">
          <table:table-cell table:formula="oooc:=[.A114]+5" office:value-type="float" office:value="65">
            <text:p>65</text:p>
          </table:table-cell>
          <table:table-cell table:formula="oooc:=(100-[.A115])/100" office:value-type="float" office:value="0.35">
            <text:p>0.35</text:p>
          </table:table-cell>
          <table:table-cell table:formula="oooc:=1/[.B115]" office:value-type="float" office:value="2.85714285714286">
            <text:p>2.86</text:p>
          </table:table-cell>
          <table:table-cell/>
          <table:table-cell table:formula="oooc:=LOG([.C115];10)/LOG([.B$78];10)" office:value-type="float" office:value="1.63371985910328">
            <text:p>1.63</text:p>
          </table:table-cell>
          <table:table-cell table:formula="oooc:=[.B$77]^[.E115]" office:value-type="float" office:value="1.44536031030645">
            <text:p>1.45</text:p>
          </table:table-cell>
          <table:table-cell table:formula="oooc:=([.F115]-1)*100" office:value-type="float" office:value="44.5360310306453">
            <text:p>44.54</text:p>
          </table:table-cell>
          <table:table-cell table:number-columns-repeated="2"/>
        </table:table-row>
        <table:table-row table:style-name="ro1">
          <table:table-cell table:formula="oooc:=[.A115]+5" office:value-type="float" office:value="70">
            <text:p>70</text:p>
          </table:table-cell>
          <table:table-cell table:formula="oooc:=(100-[.A116])/100" office:value-type="float" office:value="0.3">
            <text:p>0.3</text:p>
          </table:table-cell>
          <table:table-cell table:formula="oooc:=1/[.B116]" office:value-type="float" office:value="3.33333333333333">
            <text:p>3.33</text:p>
          </table:table-cell>
          <table:table-cell/>
          <table:table-cell table:formula="oooc:=LOG([.C116];10)/LOG([.B$78];10)" office:value-type="float" office:value="1.87360718958635">
            <text:p>1.87</text:p>
          </table:table-cell>
          <table:table-cell table:formula="oooc:=[.B$77]^[.E116]" office:value-type="float" office:value="1.52568974255822">
            <text:p>1.53</text:p>
          </table:table-cell>
          <table:table-cell table:formula="oooc:=([.F116]-1)*100" office:value-type="float" office:value="52.5689742558215">
            <text:p>52.57</text:p>
          </table:table-cell>
          <table:table-cell table:number-columns-repeated="2"/>
        </table:table-row>
        <table:table-row table:style-name="ro1">
          <table:table-cell table:formula="oooc:=[.A116]+5" office:value-type="float" office:value="75">
            <text:p>75</text:p>
          </table:table-cell>
          <table:table-cell table:formula="oooc:=(100-[.A117])/100" office:value-type="float" office:value="0.25">
            <text:p>0.25</text:p>
          </table:table-cell>
          <table:table-cell table:formula="oooc:=1/[.B117]" office:value-type="float" office:value="4">
            <text:p>4</text:p>
          </table:table-cell>
          <table:table-cell/>
          <table:table-cell table:formula="oooc:=LOG([.C117];10)/LOG([.B$78];10)" office:value-type="float" office:value="2.15733368108047">
            <text:p>2.16</text:p>
          </table:table-cell>
          <table:table-cell table:formula="oooc:=[.B$77]^[.E117]" office:value-type="float" office:value="1.62648146962834">
            <text:p>1.63</text:p>
          </table:table-cell>
          <table:table-cell table:formula="oooc:=([.F117]-1)*100" office:value-type="float" office:value="62.648146962834">
            <text:p>62.65</text:p>
          </table:table-cell>
          <table:table-cell table:number-columns-repeated="2"/>
        </table:table-row>
        <table:table-row table:style-name="ro1">
          <table:table-cell table:formula="oooc:=[.A117]+5" office:value-type="float" office:value="80">
            <text:p>80</text:p>
          </table:table-cell>
          <table:table-cell table:formula="oooc:=(100-[.A118])/100" office:value-type="float" office:value="0.2">
            <text:p>0.2</text:p>
          </table:table-cell>
          <table:table-cell table:formula="oooc:=1/[.B118]" office:value-type="float" office:value="5">
            <text:p>5</text:p>
          </table:table-cell>
          <table:table-cell/>
          <table:table-cell table:formula="oooc:=LOG([.C118];10)/LOG([.B$78];10)" office:value-type="float" office:value="2.50458684207376">
            <text:p>2.5</text:p>
          </table:table-cell>
          <table:table-cell table:formula="oooc:=[.B$77]^[.E118]" office:value-type="float" office:value="1.75894651180266">
            <text:p>1.76</text:p>
          </table:table-cell>
          <table:table-cell table:formula="oooc:=([.F118]-1)*100" office:value-type="float" office:value="75.894651180266">
            <text:p>75.89</text:p>
          </table:table-cell>
          <table:table-cell table:number-columns-repeated="2"/>
        </table:table-row>
        <table:table-row table:style-name="ro1">
          <table:table-cell table:formula="oooc:=[.A118]+5" office:value-type="float" office:value="85">
            <text:p>85</text:p>
          </table:table-cell>
          <table:table-cell table:formula="oooc:=(100-[.A119])/100" office:value-type="float" office:value="0.15">
            <text:p>0.15</text:p>
          </table:table-cell>
          <table:table-cell table:formula="oooc:=1/[.B119]" office:value-type="float" office:value="6.66666666666667">
            <text:p>6.67</text:p>
          </table:table-cell>
          <table:table-cell/>
          <table:table-cell table:formula="oooc:=LOG([.C119];10)/LOG([.B$78];10)" office:value-type="float" office:value="2.95227403012659">
            <text:p>2.95</text:p>
          </table:table-cell>
          <table:table-cell table:formula="oooc:=[.B$77]^[.E119]" office:value-type="float" office:value="1.94576678837374">
            <text:p>1.95</text:p>
          </table:table-cell>
          <table:table-cell table:formula="oooc:=([.F119]-1)*100" office:value-type="float" office:value="94.5766788373736">
            <text:p>94.58</text:p>
          </table:table-cell>
          <table:table-cell table:number-columns-repeated="2"/>
        </table:table-row>
        <table:table-row table:style-name="ro1">
          <table:table-cell table:formula="oooc:=[.A119]+5" office:value-type="float" office:value="90">
            <text:p>90</text:p>
          </table:table-cell>
          <table:table-cell table:formula="oooc:=(100-[.A120])/100" office:value-type="float" office:value="0.1">
            <text:p>0.1</text:p>
          </table:table-cell>
          <table:table-cell table:formula="oooc:=1/[.B120]" office:value-type="float" office:value="10">
            <text:p>10</text:p>
          </table:table-cell>
          <table:table-cell/>
          <table:table-cell table:formula="oooc:=LOG([.C120];10)/LOG([.B$78];10)" office:value-type="float" office:value="3.58325368261399">
            <text:p>3.58</text:p>
          </table:table-cell>
          <table:table-cell table:formula="oooc:=[.B$77]^[.E120]" office:value-type="float" office:value="2.24324750289842">
            <text:p>2.24</text:p>
          </table:table-cell>
          <table:table-cell table:formula="oooc:=([.F120]-1)*100" office:value-type="float" office:value="124.324750289842">
            <text:p>124.32</text:p>
          </table:table-cell>
          <table:table-cell table:number-columns-repeated="2"/>
        </table:table-row>
        <table:table-row table:style-name="ro1">
          <table:table-cell table:formula="oooc:=[.A120]+5" office:value-type="float" office:value="95">
            <text:p>95</text:p>
          </table:table-cell>
          <table:table-cell table:formula="oooc:=(100-[.A121])/100" office:value-type="float" office:value="0.05">
            <text:p>0.05</text:p>
          </table:table-cell>
          <table:table-cell table:formula="oooc:=1/[.B121]" office:value-type="float" office:value="20">
            <text:p>20</text:p>
          </table:table-cell>
          <table:table-cell/>
          <table:table-cell table:formula="oooc:=LOG([.C121];10)/LOG([.B$78];10)" office:value-type="float" office:value="4.66192052315423">
            <text:p>4.66</text:p>
          </table:table-cell>
          <table:table-cell table:formula="oooc:=[.B$77]^[.E121]" office:value-type="float" office:value="2.86089390751443">
            <text:p>2.86</text:p>
          </table:table-cell>
          <table:table-cell table:formula="oooc:=([.F121]-1)*100" office:value-type="float" office:value="186.089390751443">
            <text:p>186.09</text:p>
          </table:table-cell>
          <table:table-cell table:number-columns-repeated="2"/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7]^(LOG([.AE9];10)/LOG([$globals.$B$78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7]^(LOG([.AE10];10)/LOG([$globals.$B$78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7]^(LOG([.AE11];10)/LOG([$globals.$B$78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7]^(LOG([.AE12];10)/LOG([$globals.$B$78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7]^(LOG([.AE13];10)/LOG([$globals.$B$78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7]^(LOG([.AE14];10)/LOG([$globals.$B$78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7]^(LOG([.AE15];10)/LOG([$globals.$B$78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7]^(LOG([.AE16];10)/LOG([$globals.$B$78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7]^(LOG([.AE17];10)/LOG([$globals.$B$78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7]^(LOG([.AE18];10)/LOG([$globals.$B$78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7]^(LOG([.AE19];10)/LOG([$globals.$B$78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7]^(LOG([.AE20];10)/LOG([$globals.$B$78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7]^(LOG([.AE21];10)/LOG([$globals.$B$78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7]^(LOG([.AE22];10)/LOG([$globals.$B$78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7]^(LOG([.AE23];10)/LOG([$globals.$B$78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7]^(LOG([.AE24];10)/LOG([$globals.$B$78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 table:number-columns-repeated="2"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 table:number-columns-repeated="2"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2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 office:value-type="string">
            <text:p>Demo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 office:value-type="string">
            <text:p>Tier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10" table:formula="oooc:=IF([.$W5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4]"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7]"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0">
            <text:p>50</text:p>
          </table:table-cell>
          <table:table-cell table:formula="oooc:=[.D7]+[.Z8]" office:value-type="float" office:value="30">
            <text:p>30</text:p>
          </table:table-cell>
          <table:table-cell table:formula="oooc:=[.E7]+[.AA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8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Z9]" office:value-type="float" office:value="24">
            <text:p>24</text:p>
          </table:table-cell>
          <table:table-cell table:formula="oooc:=[.E7]+[.AA9]"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0" table:formula="oooc:=IF([.$W9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80">
            <text:p>80</text:p>
          </table:table-cell>
          <table:table-cell table:formula="oooc:=[.D7]+[.Z10]" office:value-type="float" office:value="20">
            <text:p>20</text:p>
          </table:table-cell>
          <table:table-cell table:formula="oooc:=[.E7]+[.AA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style-name="ce10" table:formula="oooc:=IF([.$W10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 table:number-columns-repeated="2"/>
          <table:table-cell table:number-columns-repeated="22"/>
        </table:table-row>
        <table:table-row table:style-name="ro2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7]" office:value-type="float" office:value="211.25">
            <text:p>211.25</text:p>
          </table:table-cell>
          <table:table-cell table:number-columns-repeated="9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500000">
            <text:p>500,000</text:p>
          </table:table-cell>
          <table:table-cell table:formula="oooc:=CEILING(([.T13]-[.C12]/2);[.C12])" office:value-type="float" office:value="160">
            <text:p>160</text:p>
          </table:table-cell>
          <table:table-cell table:formula="oooc:=[.D12]+[.Z13]" office:value-type="float" office:value="31">
            <text:p>31</text:p>
          </table:table-cell>
          <table:table-cell table:formula="oooc:=[.E12]+[.AA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13]&lt;[$globals.$C$3];&quot;Y&quot;;&quot;&quot;)">
            <text:p/>
          </table:table-cell>
          <table:table-cell table:number-columns-repeated="12"/>
          <table:table-cell table:formula="oooc:=[.T12]*[.Y13]" office:value-type="float" office:value="158.4375">
            <text:p>158.44</text:p>
          </table:table-cell>
          <table:table-cell table:formula="oooc:=[.U8]*[$globals.$C$9]" office:value-type="float" office:value="500000">
            <text:p>500000</text:p>
          </table:table-cell>
          <table:table-cell table:formula="oooc:=MAX(10^(FLOOR(LOG([.U13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500000">
            <text:p>5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Z14]" office:value-type="float" office:value="25">
            <text:p>25</text:p>
          </table:table-cell>
          <table:table-cell table:formula="oooc:=[.E12]+[.AA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style-name="ce10" table:formula="oooc:=IF([.$W14]&lt;[$globals.$C$3];&quot;Y&quot;;&quot;&quot;)">
            <text:p/>
          </table:table-cell>
          <table:table-cell table:number-columns-repeated="12"/>
          <table:table-cell table:formula="oooc:=[.T12]*[.Y14]" office:value-type="float" office:value="211.25">
            <text:p>211.25</text:p>
          </table:table-cell>
          <table:table-cell table:formula="oooc:=[.U9]*[$globals.$C$9]" office:value-type="float" office:value="500000">
            <text:p>500000</text:p>
          </table:table-cell>
          <table:table-cell table:formula="oooc:=MAX(10^(FLOOR(LOG([.U14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500000">
            <text:p>500,000</text:p>
          </table:table-cell>
          <table:table-cell table:formula="oooc:=CEILING(([.T15]-[.C12]/2);[.C12])" office:value-type="float" office:value="260">
            <text:p>260</text:p>
          </table:table-cell>
          <table:table-cell table:formula="oooc:=[.D12]+[.Z15]" office:value-type="float" office:value="21">
            <text:p>21</text:p>
          </table:table-cell>
          <table:table-cell table:formula="oooc:=[.E12]+[.AA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style-name="ce10" table:formula="oooc:=IF([.$W15]&lt;[$globals.$C$3];&quot;Y&quot;;&quot;&quot;)">
            <text:p/>
          </table:table-cell>
          <table:table-cell table:number-columns-repeated="12"/>
          <table:table-cell table:formula="oooc:=[.T12]*[.Y15]" office:value-type="float" office:value="264.0625">
            <text:p>264.06</text:p>
          </table:table-cell>
          <table:table-cell table:formula="oooc:=[.U10]*[$globals.$C$9]" office:value-type="float" office:value="500000">
            <text:p>500000</text:p>
          </table:table-cell>
          <table:table-cell table:formula="oooc:=MAX(10^(FLOOR(LOG([.U15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6]" office:value-type="float" office:value="227.5">
            <text:p>227.5</text:p>
          </table:table-cell>
          <table:table-cell table:number-columns-repeated="9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70">
            <text:p>170</text:p>
          </table:table-cell>
          <table:table-cell table:formula="oooc:=[.D17]+[.Z18]" office:value-type="float" office:value="30.5">
            <text:p>30.5</text:p>
          </table:table-cell>
          <table:table-cell table:formula="oooc:=[.E17]+[.AA1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1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17]*[.Y18]" office:value-type="float" office:value="170.625">
            <text:p>170.63</text:p>
          </table:table-cell>
          <table:table-cell table:formula="oooc:=[.U8]*[$globals.$C$8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80">
            <text:p>280</text:p>
          </table:table-cell>
          <table:table-cell table:formula="oooc:=[.D17]+[.Z19]" office:value-type="float" office:value="24.5">
            <text:p>24.5</text:p>
          </table:table-cell>
          <table:table-cell table:formula="oooc:=[.E17]+[.AA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style-name="ce10" table:formula="oooc:=IF([.$W19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17]*[.Y19]" office:value-type="float" office:value="284.375">
            <text:p>284.38</text:p>
          </table:table-cell>
          <table:table-cell table:formula="oooc:=[.U9]*[$globals.$C$8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Z20]" office:value-type="float" office:value="20.5">
            <text:p>20.5</text:p>
          </table:table-cell>
          <table:table-cell table:formula="oooc:=[.E17]+[.AA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style-name="ce10" table:formula="oooc:=IF([.$W20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17]*[.Y20]" office:value-type="float" office:value="227.5">
            <text:p>227.5</text:p>
          </table:table-cell>
          <table:table-cell table:formula="oooc:=[.U10]*[$globals.$C$8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2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7]" office:value-type="float" office:value="739.375">
            <text:p>739.38</text:p>
          </table:table-cell>
          <table:table-cell table:number-columns-repeated="9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5000000">
            <text:p>15,000,000</text:p>
          </table:table-cell>
          <table:table-cell table:formula="oooc:=CEILING(([.T23]-[.C22]/2);[.C22])" office:value-type="float" office:value="560">
            <text:p>560</text:p>
          </table:table-cell>
          <table:table-cell table:formula="oooc:=[.D22]+[.Z23]" office:value-type="float" office:value="31.5">
            <text:p>31.5</text:p>
          </table:table-cell>
          <table:table-cell table:formula="oooc:=[.E22]+[.AA2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2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22]*[.Y23]" office:value-type="float" office:value="554.53125">
            <text:p>554.53</text:p>
          </table:table-cell>
          <table:table-cell table:formula="oooc:=[.U18]*[$globals.$C$9]" office:value-type="float" office:value="15000000">
            <text:p>15000000</text:p>
          </table:table-cell>
          <table:table-cell table:formula="oooc:=MAX(10^(FLOOR(LOG([.U23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5000000">
            <text:p>15,000,000</text:p>
          </table:table-cell>
          <table:table-cell table:formula="oooc:=CEILING(([.T24]-[.C22]/2);[.C22])" office:value-type="float" office:value="920">
            <text:p>920</text:p>
          </table:table-cell>
          <table:table-cell table:formula="oooc:=[.D22]+[.Z24]" office:value-type="float" office:value="25.5">
            <text:p>25.5</text:p>
          </table:table-cell>
          <table:table-cell table:formula="oooc:=[.E22]+[.AA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style-name="ce10" table:formula="oooc:=IF([.$W24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22]*[.Y24]" office:value-type="float" office:value="924.21875">
            <text:p>924.22</text:p>
          </table:table-cell>
          <table:table-cell table:formula="oooc:=[.U19]*[$globals.$C$9]" office:value-type="float" office:value="15000000">
            <text:p>15000000</text:p>
          </table:table-cell>
          <table:table-cell table:formula="oooc:=MAX(10^(FLOOR(LOG([.U24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5000000">
            <text:p>15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Z25]" office:value-type="float" office:value="22.5">
            <text:p>22.5</text:p>
          </table:table-cell>
          <table:table-cell table:formula="oooc:=[.E22]+[.AA25]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10" table:formula="oooc:=IF([.$W25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22]*[.Y25]" office:value-type="float" office:value="739.375">
            <text:p>739.38</text:p>
          </table:table-cell>
          <table:table-cell table:formula="oooc:=[.U20]*[$globals.$C$9]" office:value-type="float" office:value="15000000">
            <text:p>15000000</text:p>
          </table:table-cell>
          <table:table-cell table:formula="oooc:=MAX(10^(FLOOR(LOG([.U25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6]" office:value-type="float" office:value="796.25">
            <text:p>796.25</text:p>
          </table:table-cell>
          <table:table-cell table:number-columns-repeated="9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1000">
            <text:p>1000</text:p>
          </table:table-cell>
          <table:table-cell table:formula="oooc:=[.D27]+[.Z28]" office:value-type="float" office:value="29">
            <text:p>29</text:p>
          </table:table-cell>
          <table:table-cell table:formula="oooc:=[.E27]+[.AA28]" office:value-type="float" office:value="2.6">
            <text:p>2.6</text:p>
          </table:table-cell>
          <table:table-cell office:value-type="float" office:value="50">
            <text:p>50</text:p>
          </table:table-cell>
          <table:table-cell table:style-name="ce10" table:formula="oooc:=IF([.$W28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27]*[.Y28]" office:value-type="float" office:value="995.3125">
            <text:p>995.31</text:p>
          </table:table-cell>
          <table:table-cell table:formula="oooc:=[.U18]*[$globals.$C$8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Z29]" office:value-type="float" office:value="25">
            <text:p>25</text:p>
          </table:table-cell>
          <table:table-cell table:formula="oooc:=[.E27]+[.AA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style-name="ce10" table:formula="oooc:=IF([.$W29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27]*[.Y29]" office:value-type="float" office:value="796.25">
            <text:p>796.25</text:p>
          </table:table-cell>
          <table:table-cell table:formula="oooc:=[.U19]*[$globals.$C$8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00">
            <text:p>600</text:p>
          </table:table-cell>
          <table:table-cell table:formula="oooc:=[.D27]+[.Z30]" office:value-type="float" office:value="22">
            <text:p>22</text:p>
          </table:table-cell>
          <table:table-cell table:formula="oooc:=[.E27]+[.AA30]" office:value-type="float" office:value="1.8">
            <text:p>1.8</text:p>
          </table:table-cell>
          <table:table-cell office:value-type="float" office:value="60">
            <text:p>60</text:p>
          </table:table-cell>
          <table:table-cell table:style-name="ce10" table:formula="oooc:=IF([.$W30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27]*[.Y30]" office:value-type="float" office:value="597.1875">
            <text:p>597.19</text:p>
          </table:table-cell>
          <table:table-cell table:formula="oooc:=[.U20]*[$globals.$C$8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2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7]" office:value-type="float" office:value="2587.8125">
            <text:p>2587.81</text:p>
          </table:table-cell>
          <table:table-cell table:number-columns-repeated="9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450000000">
            <text:p>450,000,000</text:p>
          </table:table-cell>
          <table:table-cell table:formula="oooc:=CEILING(([.T33]-[.C32]/2);[.C32])" office:value-type="float" office:value="3200">
            <text:p>3200</text:p>
          </table:table-cell>
          <table:table-cell table:formula="oooc:=[.D32]+[.Z33]" office:value-type="float" office:value="31">
            <text:p>31</text:p>
          </table:table-cell>
          <table:table-cell table:formula="oooc:=[.E32]+[.AA33]" office:value-type="float" office:value="2.7">
            <text:p>2.7</text:p>
          </table:table-cell>
          <table:table-cell office:value-type="float" office:value="45">
            <text:p>45</text:p>
          </table:table-cell>
          <table:table-cell table:style-name="ce10" table:formula="oooc:=IF([.$W33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32]*[.Y33]" office:value-type="float" office:value="3234.765625">
            <text:p>3234.77</text:p>
          </table:table-cell>
          <table:table-cell table:formula="oooc:=[.U28]*[$globals.$C$9]" office:value-type="float" office:value="450000000">
            <text:p>45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450000000">
            <text:p>45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Z34]" office:value-type="float" office:value="26">
            <text:p>26</text:p>
          </table:table-cell>
          <table:table-cell table:formula="oooc:=[.E32]+[.AA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style-name="ce10" table:formula="oooc:=IF([.$W34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32]*[.Y34]" office:value-type="float" office:value="2587.8125">
            <text:p>2587.81</text:p>
          </table:table-cell>
          <table:table-cell table:formula="oooc:=[.U29]*[$globals.$C$9]" office:value-type="float" office:value="450000000">
            <text:p>45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450000000">
            <text:p>450,000,000</text:p>
          </table:table-cell>
          <table:table-cell table:formula="oooc:=CEILING(([.T35]-[.C32]/2);[.C32])" office:value-type="float" office:value="1900">
            <text:p>1900</text:p>
          </table:table-cell>
          <table:table-cell table:formula="oooc:=[.D32]+[.Z35]" office:value-type="float" office:value="22">
            <text:p>22</text:p>
          </table:table-cell>
          <table:table-cell table:formula="oooc:=[.E32]+[.AA35]" office:value-type="float" office:value="1.9">
            <text:p>1.9</text:p>
          </table:table-cell>
          <table:table-cell office:value-type="float" office:value="65">
            <text:p>65</text:p>
          </table:table-cell>
          <table:table-cell table:style-name="ce10" table:formula="oooc:=IF([.$W35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32]*[.Y35]" office:value-type="float" office:value="1940.859375">
            <text:p>1940.86</text:p>
          </table:table-cell>
          <table:table-cell table:formula="oooc:=[.U30]*[$globals.$C$9]" office:value-type="float" office:value="450000000">
            <text:p>45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6]" office:value-type="float" office:value="2786.875">
            <text:p>2786.88</text:p>
          </table:table-cell>
          <table:table-cell table:number-columns-repeated="9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100">
            <text:p>2100</text:p>
          </table:table-cell>
          <table:table-cell table:formula="oooc:=[.D37]+[.Z38]" office:value-type="float" office:value="29.5">
            <text:p>29.5</text:p>
          </table:table-cell>
          <table:table-cell table:formula="oooc:=[.E37]+[.AA38]" office:value-type="float" office:value="2.6">
            <text:p>2.6</text:p>
          </table:table-cell>
          <table:table-cell office:value-type="float" office:value="45">
            <text:p>45</text:p>
          </table:table-cell>
          <table:table-cell table:style-name="ce10" table:formula="oooc:=IF([.$W3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37]*[.Y38]" office:value-type="float" office:value="2090.15625">
            <text:p>2090.16</text:p>
          </table:table-cell>
          <table:table-cell table:formula="oooc:=[.U28]*[$globals.$C$8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Z39]" office:value-type="float" office:value="25.5">
            <text:p>25.5</text:p>
          </table:table-cell>
          <table:table-cell table:formula="oooc:=[.E37]+[.AA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style-name="ce10" table:formula="oooc:=IF([.$W3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37]*[.Y39]" office:value-type="float" office:value="2786.875">
            <text:p>2786.88</text:p>
          </table:table-cell>
          <table:table-cell table:formula="oooc:=[.U29]*[$globals.$C$8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500">
            <text:p>3500</text:p>
          </table:table-cell>
          <table:table-cell table:formula="oooc:=[.D37]+[.Z40]" office:value-type="float" office:value="22.5">
            <text:p>22.5</text:p>
          </table:table-cell>
          <table:table-cell table:formula="oooc:=[.E37]+[.AA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style-name="ce10" table:formula="oooc:=IF([.$W4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37]*[.Y40]" office:value-type="float" office:value="3483.59375">
            <text:p>3483.59</text:p>
          </table:table-cell>
          <table:table-cell table:formula="oooc:=[.U30]*[$globals.$C$8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7]" office:value-type="float" office:value="9057.34375">
            <text:p>9057.34</text:p>
          </table:table-cell>
          <table:table-cell table:number-columns-repeated="9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3000000000">
            <text:p>13,000,000,000</text:p>
          </table:table-cell>
          <table:table-cell table:formula="oooc:=CEILING(([.T43]-[.C42]/2);[.C42])" office:value-type="float" office:value="6800">
            <text:p>6800</text:p>
          </table:table-cell>
          <table:table-cell table:formula="oooc:=[.D42]+[.Z43]" office:value-type="float" office:value="31.5">
            <text:p>31.5</text:p>
          </table:table-cell>
          <table:table-cell table:formula="oooc:=[.E42]+[.AA43]" office:value-type="float" office:value="2.7">
            <text:p>2.7</text:p>
          </table:table-cell>
          <table:table-cell office:value-type="float" office:value="40">
            <text:p>40</text:p>
          </table:table-cell>
          <table:table-cell table:style-name="ce10" table:formula="oooc:=IF([.$W4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2]*[.Y43]" office:value-type="float" office:value="6793.0078125">
            <text:p>6793.01</text:p>
          </table:table-cell>
          <table:table-cell table:formula="oooc:=[.U38]*[$globals.$C$9]" office:value-type="float" office:value="13500000000">
            <text:p>135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3000000000">
            <text:p>13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Z44]" office:value-type="float" office:value="26.5">
            <text:p>26.5</text:p>
          </table:table-cell>
          <table:table-cell table:formula="oooc:=[.E42]+[.AA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style-name="ce10" table:formula="oooc:=IF([.$W44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2]*[.Y44]" office:value-type="float" office:value="9057.34375">
            <text:p>9057.34</text:p>
          </table:table-cell>
          <table:table-cell table:formula="oooc:=[.U39]*[$globals.$C$9]" office:value-type="float" office:value="13500000000">
            <text:p>135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3000000000">
            <text:p>13,000,000,000</text:p>
          </table:table-cell>
          <table:table-cell table:formula="oooc:=CEILING(([.T45]-[.C42]/2);[.C42])" office:value-type="float" office:value="11400">
            <text:p>11400</text:p>
          </table:table-cell>
          <table:table-cell table:formula="oooc:=[.D42]+[.Z45]" office:value-type="float" office:value="22.5">
            <text:p>22.5</text:p>
          </table:table-cell>
          <table:table-cell table:formula="oooc:=[.E42]+[.AA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style-name="ce10" table:formula="oooc:=IF([.$W45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2]*[.Y45]" office:value-type="float" office:value="11321.6796875">
            <text:p>11321.68</text:p>
          </table:table-cell>
          <table:table-cell table:formula="oooc:=[.U40]*[$globals.$C$9]" office:value-type="float" office:value="13500000000">
            <text:p>135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2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7]" office:value-type="float" office:value="29436.3671875">
            <text:p>29436.37</text:p>
          </table:table-cell>
          <table:table-cell table:number-columns-repeated="9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340000000000">
            <text:p>340,000,000,000</text:p>
          </table:table-cell>
          <table:table-cell table:formula="oooc:=CEILING(([.T48]-[.C47]/2);[.C47])" office:value-type="float" office:value="22000">
            <text:p>22000</text:p>
          </table:table-cell>
          <table:table-cell table:formula="oooc:=[.D47]+[.Z48]" office:value-type="float" office:value="33.5">
            <text:p>33.5</text:p>
          </table:table-cell>
          <table:table-cell table:formula="oooc:=[.E47]+[.AA48]" office:value-type="float" office:value="2.8">
            <text:p>2.8</text:p>
          </table:table-cell>
          <table:table-cell office:value-type="float" office:value="35">
            <text:p>35</text:p>
          </table:table-cell>
          <table:table-cell table:style-name="ce10" table:formula="oooc:=IF([.$W4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7]*[.Y48]" office:value-type="float" office:value="22077.275390625">
            <text:p>22077.28</text:p>
          </table:table-cell>
          <table:table-cell table:formula="oooc:=[.U43]*[$globals.$C$9]" office:value-type="float" office:value="337500000000">
            <text:p>3375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340000000000">
            <text:p>34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Z49]" office:value-type="float" office:value="27.5">
            <text:p>27.5</text:p>
          </table:table-cell>
          <table:table-cell table:formula="oooc:=[.E47]+[.AA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style-name="ce10" table:formula="oooc:=IF([.$W4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7]*[.Y49]" office:value-type="float" office:value="29436.3671875">
            <text:p>29436.37</text:p>
          </table:table-cell>
          <table:table-cell table:formula="oooc:=[.U44]*[$globals.$C$9]" office:value-type="float" office:value="337500000000">
            <text:p>3375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340000000000">
            <text:p>340,000,000,000</text:p>
          </table:table-cell>
          <table:table-cell table:formula="oooc:=CEILING(([.T50]-[.C47]/2);[.C47])" office:value-type="float" office:value="37000">
            <text:p>37000</text:p>
          </table:table-cell>
          <table:table-cell table:formula="oooc:=[.D47]+[.Z50]" office:value-type="float" office:value="22.5">
            <text:p>22.5</text:p>
          </table:table-cell>
          <table:table-cell table:formula="oooc:=[.E47]+[.AA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style-name="ce10" table:formula="oooc:=IF([.$W5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7]*[.Y50]" office:value-type="float" office:value="36795.458984375">
            <text:p>36795.46</text:p>
          </table:table-cell>
          <table:table-cell table:formula="oooc:=[.U45]*[$globals.$C$9]" office:value-type="float" office:value="337500000000">
            <text:p>3375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1"/>
        <table:table-column table:style-name="co4" table:number-columns-repeated="6" table:default-cell-style-name="Default"/>
        <table:table-column table:style-name="co26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O3]/[.J3]" office:value-type="float" office:value="1.25">
            <text:p>1.25</text:p>
          </table:table-cell>
          <table:table-cell table:formula="oooc:=[.C3]*[.M3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/>
          <table:table-cell table:style-name="ce10" table:formula="oooc:=IF([.$N3]&lt;=[$globals.$C$3];&quot;Y&quot;;&quot;&quot;)" office:value-type="string" office:string-value="Y">
            <text:p>Y</text:p>
          </table:table-cell>
          <table:table-cell/>
          <table:table-cell office:value-type="float" office:value="0.8">
            <text:p>0.8</text:p>
          </table:table-cell>
          <table:table-cell/>
          <table:table-cell table:formula="oooc:=[.O3]^[$globals.$C$55]*[$globals.$C$56]" office:value-type="float" office:value="500">
            <text:p>500</text:p>
          </table:table-cell>
          <table:table-cell table:formula="oooc:=[.E3]+[.F3]" office:value-type="float" office:value="2.4">
            <text:p>2.4</text:p>
          </table:table-cell>
          <table:table-cell office:value-type="float" office:value="0">
            <text:p>0</text:p>
          </table:table-cell>
          <table:table-cell table:formula="oooc:=[$globals.$C$53]^[.N3]" office:value-type="float" office:value="1">
            <text:p>1</text:p>
          </table:table-cell>
          <table:table-cell/>
          <table:table-cell table:formula="oooc:=10^(FLOOR(LOG([.L3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L4]-[.Q4]/2);[.Q4])" office:value-type="float" office:value="2700">
            <text:p>2,700</text:p>
          </table:table-cell>
          <table:table-cell table:formula="oooc:=[.O4]/[.J4]" office:value-type="float" office:value="2.07869854820775">
            <text:p>2.08</text:p>
          </table:table-cell>
          <table:table-cell table:formula="oooc:=[.C4]*[.M4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/>
          <table:table-cell table:style-name="ce10" table:formula="oooc:=IF([.$N4]&lt;=[$globals.$C$3];&quot;Y&quot;;&quot;&quot;)" office:value-type="string" office:string-value="Y">
            <text:p>Y</text:p>
          </table:table-cell>
          <table:table-cell/>
          <table:table-cell office:value-type="float" office:value="0.9">
            <text:p>0.9</text:p>
          </table:table-cell>
          <table:table-cell/>
          <table:table-cell table:formula="oooc:=[.O4]^[$globals.$C$55]*[$globals.$C$56]" office:value-type="float" office:value="2738.61278752583">
            <text:p>2738.61</text:p>
          </table:table-cell>
          <table:table-cell table:formula="oooc:=[.E4]+[.F4]" office:value-type="float" office:value="2.25">
            <text:p>2.25</text:p>
          </table:table-cell>
          <table:table-cell table:formula="oooc:=[.N3]+[$globals.$C$50]" office:value-type="float" office:value="0.5">
            <text:p>0.5</text:p>
          </table:table-cell>
          <table:table-cell table:formula="oooc:=[$globals.$C$53]^[.N4]" office:value-type="float" office:value="1.87082869338697">
            <text:p>1.87</text:p>
          </table:table-cell>
          <table:table-cell/>
          <table:table-cell table:formula="oooc:=10^(FLOOR(LOG([.L4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L5]-[.Q5]/2);[.Q5])" office:value-type="float" office:value="15000">
            <text:p>15,000</text:p>
          </table:table-cell>
          <table:table-cell table:formula="oooc:=[.O5]/[.J5]" office:value-type="float" office:value="3.5">
            <text:p>3.5</text:p>
          </table:table-cell>
          <table:table-cell table:formula="oooc:=[.C5]*[.M5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/>
          <table:table-cell table:style-name="ce10" table:formula="oooc:=IF([.$N5]&lt;=[$globals.$C$3];&quot;Y&quot;;&quot;&quot;)" office:value-type="string" office:string-value="Y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table:formula="oooc:=[.O5]^[$globals.$C$55]*[$globals.$C$56]" office:value-type="float" office:value="15000">
            <text:p>15000</text:p>
          </table:table-cell>
          <table:table-cell table:formula="oooc:=[.E5]+[.F5]" office:value-type="float" office:value="2.1">
            <text:p>2.1</text:p>
          </table:table-cell>
          <table:table-cell table:formula="oooc:=[.N4]+[$globals.$C$50]" office:value-type="float" office:value="1">
            <text:p>1</text:p>
          </table:table-cell>
          <table:table-cell table:formula="oooc:=[$globals.$C$53]^[.N5]" office:value-type="float" office:value="3.5">
            <text:p>3.5</text:p>
          </table:table-cell>
          <table:table-cell/>
          <table:table-cell table:formula="oooc:=10^(FLOOR(LOG([.L5];10);1)-1)" office:value-type="float" office:value="1000">
            <text:p>1000</text:p>
          </table:table-cell>
        </table:table-row>
        <table:table-row table:style-name="ro2">
          <table:table-cell office:value-type="string">
            <text:p>Nitro Bomb</text:p>
          </table:table-cell>
          <table:table-cell table:style-name="ce9" table:formula="oooc:=CEILING(([.L6]-[.Q6]/2);[.Q6])" office:value-type="float" office:value="82000">
            <text:p>82,000</text:p>
          </table:table-cell>
          <table:table-cell table:formula="oooc:=[.O6]/[.J6]" office:value-type="float" office:value="6.23609564462324">
            <text:p>6.24</text:p>
          </table:table-cell>
          <table:table-cell table:formula="oooc:=[.C6]*[.M6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/>
          <table:table-cell table:style-name="ce10" table:formula="oooc:=IF([.$N6]&lt;=[$globals.$C$3];&quot;Y&quot;;&quot;&quot;)" office:value-type="string" office:string-value="Y">
            <text:p>Y</text:p>
          </table:table-cell>
          <table:table-cell/>
          <table:table-cell office:value-type="float" office:value="1.05">
            <text:p>1.05</text:p>
          </table:table-cell>
          <table:table-cell/>
          <table:table-cell table:formula="oooc:=[.O6]^[$globals.$C$55]*[$globals.$C$56]" office:value-type="float" office:value="82158.3836257749">
            <text:p>82158.38</text:p>
          </table:table-cell>
          <table:table-cell table:formula="oooc:=[.E6]+[.F6]" office:value-type="float" office:value="1.95">
            <text:p>1.95</text:p>
          </table:table-cell>
          <table:table-cell table:formula="oooc:=[.N5]+[$globals.$C$50]" office:value-type="float" office:value="1.5">
            <text:p>1.5</text:p>
          </table:table-cell>
          <table:table-cell table:formula="oooc:=[$globals.$C$53]^[.N6]" office:value-type="float" office:value="6.5479004268544">
            <text:p>6.55</text:p>
          </table:table-cell>
          <table:table-cell/>
          <table:table-cell table:formula="oooc:=10^(FLOOR(LOG([.L6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L7]-[.Q7]/2);[.Q7])" office:value-type="float" office:value="450000">
            <text:p>450,000</text:p>
          </table:table-cell>
          <table:table-cell table:formula="oooc:=[.O7]/[.J7]" office:value-type="float" office:value="11.1363636363636">
            <text:p>11.14</text:p>
          </table:table-cell>
          <table:table-cell table:formula="oooc:=[.C7]*[.M7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/>
          <table:table-cell table:style-name="ce10" table:formula="oooc:=IF([.$N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7]^[$globals.$C$55]*[$globals.$C$56]" office:value-type="float" office:value="450000">
            <text:p>450000</text:p>
          </table:table-cell>
          <table:table-cell table:formula="oooc:=[.E7]+[.F7]" office:value-type="float" office:value="1.8">
            <text:p>1.8</text:p>
          </table:table-cell>
          <table:table-cell table:formula="oooc:=[.N6]+[$globals.$C$50]" office:value-type="float" office:value="2">
            <text:p>2</text:p>
          </table:table-cell>
          <table:table-cell table:formula="oooc:=[$globals.$C$53]^[.N7]" office:value-type="float" office:value="12.25">
            <text:p>12.25</text:p>
          </table:table-cell>
          <table:table-cell/>
          <table:table-cell table:formula="oooc:=10^(FLOOR(LOG([.L7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L8]-[.Q8]/2);[.Q8])" office:value-type="float" office:value="2500000">
            <text:p>2,500,000</text:p>
          </table:table-cell>
          <table:table-cell table:formula="oooc:=[.O8]/[.J8]" office:value-type="float" office:value="19.9283926034699">
            <text:p>19.93</text:p>
          </table:table-cell>
          <table:table-cell table:formula="oooc:=[.C8]*[.M8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/>
          <table:table-cell table:style-name="ce10" table:formula="oooc:=IF([.$N8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8]^[$globals.$C$55]*[$globals.$C$56]" office:value-type="float" office:value="2464751.50877325">
            <text:p>2464751.51</text:p>
          </table:table-cell>
          <table:table-cell table:formula="oooc:=[.E8]+[.F8]" office:value-type="float" office:value="1.65">
            <text:p>1.65</text:p>
          </table:table-cell>
          <table:table-cell table:formula="oooc:=[.N7]+[$globals.$C$50]" office:value-type="float" office:value="2.5">
            <text:p>2.5</text:p>
          </table:table-cell>
          <table:table-cell table:formula="oooc:=[$globals.$C$53]^[.N8]" office:value-type="float" office:value="22.9176514939904">
            <text:p>22.92</text:p>
          </table:table-cell>
          <table:table-cell/>
          <table:table-cell table:formula="oooc:=10^(FLOOR(LOG([.L8];10);1)-1)" office:value-type="float" office:value="100000">
            <text:p>100000</text:p>
          </table:table-cell>
        </table:table-row>
        <table:table-row table:style-name="ro1">
          <table:table-cell table:number-columns-repeated="17"/>
        </table:table-row>
        <table:table-row table:style-name="ro2">
          <table:table-cell office:value-type="string">
            <text:p>Railgun</text:p>
          </table:table-cell>
          <table:table-cell table:style-name="ce9" table:formula="oooc:=CEILING(([.L10]-[.Q10]/2);[.Q10])" office:value-type="float" office:value="11000">
            <text:p>11,000</text:p>
          </table:table-cell>
          <table:table-cell table:formula="oooc:=[.O10]/[.J10]" office:value-type="float" office:value="2.05859057868909">
            <text:p>2.06</text:p>
          </table:table-cell>
          <table:table-cell table:formula="oooc:=[.C10]*[.M10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10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0]^[$globals.$C$55]*[$globals.$C$56]" office:value-type="float" office:value="10675.276526874">
            <text:p>10675.28</text:p>
          </table:table-cell>
          <table:table-cell table:formula="oooc:=[.E10]+[.F10]" office:value-type="float" office:value="1.8">
            <text:p>1.8</text:p>
          </table:table-cell>
          <table:table-cell table:formula="oooc:=[.N3]+[$globals.$C$51]" office:value-type="float" office:value="0.9">
            <text:p>0.9</text:p>
          </table:table-cell>
          <table:table-cell table:formula="oooc:=[$globals.$C$53]^[.N10]" office:value-type="float" office:value="3.08788586803364">
            <text:p>3.09</text:p>
          </table:table-cell>
          <table:table-cell/>
          <table:table-cell table:formula="oooc:=10^(FLOOR(LOG([.L10];10);1)-1)" office:value-type="float" office:value="1000">
            <text:p>1000</text:p>
          </table:table-cell>
        </table:table-row>
        <table:table-row table:style-name="ro2">
          <table:table-cell office:value-type="string">
            <text:p>AP Railgun</text:p>
          </table:table-cell>
          <table:table-cell table:style-name="ce9" table:formula="oooc:=CEILING(([.L11]-[.Q11]/2);[.Q11])" office:value-type="float" office:value="58000">
            <text:p>58,000</text:p>
          </table:table-cell>
          <table:table-cell table:formula="oooc:=[.O11]/[.J11]" office:value-type="float" office:value="3.85127032254764">
            <text:p>3.85</text:p>
          </table:table-cell>
          <table:table-cell table:formula="oooc:=[.C11]*[.M11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11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1]^[$globals.$C$55]*[$globals.$C$56]" office:value-type="float" office:value="58470.8976137428">
            <text:p>58470.9</text:p>
          </table:table-cell>
          <table:table-cell table:formula="oooc:=[.E11]+[.F11]" office:value-type="float" office:value="1.675">
            <text:p>1.68</text:p>
          </table:table-cell>
          <table:table-cell table:formula="oooc:=[.N10]+[$globals.$C$50]" office:value-type="float" office:value="1.4">
            <text:p>1.4</text:p>
          </table:table-cell>
          <table:table-cell table:formula="oooc:=[$globals.$C$53]^[.N11]" office:value-type="float" office:value="5.77690548382146">
            <text:p>5.78</text:p>
          </table:table-cell>
          <table:table-cell/>
          <table:table-cell table:formula="oooc:=10^(FLOOR(LOG([.L11];10);1)-1)" office:value-type="float" office:value="1000">
            <text:p>1000</text:p>
          </table:table-cell>
        </table:table-row>
        <table:table-row table:style-name="ro2">
          <table:table-cell office:value-type="string">
            <text:p>Heavy Railgun</text:p>
          </table:table-cell>
          <table:table-cell table:style-name="ce9" table:formula="oooc:=CEILING(([.L12]-[.Q12]/2);[.Q12])" office:value-type="float" office:value="320000">
            <text:p>320,000</text:p>
          </table:table-cell>
          <table:table-cell table:formula="oooc:=[.O12]/[.J12]" office:value-type="float" office:value="7.20506702541182">
            <text:p>7.21</text:p>
          </table:table-cell>
          <table:table-cell table:formula="oooc:=[.C12]*[.M12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2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2]^[$globals.$C$55]*[$globals.$C$56]" office:value-type="float" office:value="320258.295806219">
            <text:p>320258.3</text:p>
          </table:table-cell>
          <table:table-cell table:formula="oooc:=[.E12]+[.F12]" office:value-type="float" office:value="1.55">
            <text:p>1.55</text:p>
          </table:table-cell>
          <table:table-cell table:formula="oooc:=[.N11]+[$globals.$C$50]" office:value-type="float" office:value="1.9">
            <text:p>1.9</text:p>
          </table:table-cell>
          <table:table-cell table:formula="oooc:=[$globals.$C$53]^[.N12]" office:value-type="float" office:value="10.8076005381177">
            <text:p>10.81</text:p>
          </table:table-cell>
          <table:table-cell/>
          <table:table-cell table:formula="oooc:=10^(FLOOR(LOG([.L12];10);1)-1)" office:value-type="float" office:value="10000">
            <text:p>10000</text:p>
          </table:table-cell>
        </table:table-row>
        <table:table-row table:style-name="ro2">
          <table:table-cell office:value-type="string">
            <text:p>Sabot Railgun</text:p>
          </table:table-cell>
          <table:table-cell table:style-name="ce9" table:formula="oooc:=CEILING(([.L13]-[.Q13]/2);[.Q13])" office:value-type="float" office:value="1800000">
            <text:p>1,800,000</text:p>
          </table:table-cell>
          <table:table-cell table:formula="oooc:=[.O13]/[.J13]" office:value-type="float" office:value="13.4794461289167">
            <text:p>13.48</text:p>
          </table:table-cell>
          <table:table-cell table:formula="oooc:=[.C13]*[.M13]" office:value-type="float" office:value="19.2082107337063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3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3]^[$globals.$C$55]*[$globals.$C$56]" office:value-type="float" office:value="1754126.92841228">
            <text:p>1754126.93</text:p>
          </table:table-cell>
          <table:table-cell table:formula="oooc:=[.E13]+[.F13]" office:value-type="float" office:value="1.425">
            <text:p>1.43</text:p>
          </table:table-cell>
          <table:table-cell table:formula="oooc:=[.N12]+[$globals.$C$50]" office:value-type="float" office:value="2.4">
            <text:p>2.4</text:p>
          </table:table-cell>
          <table:table-cell table:formula="oooc:=[$globals.$C$53]^[.N13]" office:value-type="float" office:value="20.2191691933751">
            <text:p>20.22</text:p>
          </table:table-cell>
          <table:table-cell/>
          <table:table-cell table:formula="oooc:=10^(FLOOR(LOG([.L13];10);1)-1)" office:value-type="float" office:value="100000">
            <text:p>100000</text:p>
          </table:table-cell>
        </table:table-row>
        <table:table-row table:style-name="ro2">
          <table:table-cell office:value-type="string">
            <text:p>Supersonic Railgun</text:p>
          </table:table-cell>
          <table:table-cell table:style-name="ce9" table:formula="oooc:=CEILING(([.L14]-[.Q14]/2);[.Q14])" office:value-type="float" office:value="9600000">
            <text:p>9,600,000</text:p>
          </table:table-cell>
          <table:table-cell table:formula="oooc:=[.O14]/[.J14]" office:value-type="float" office:value="25.2177345889414">
            <text:p>25.22</text:p>
          </table:table-cell>
          <table:table-cell table:formula="oooc:=[.C14]*[.M14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14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4]^[$globals.$C$55]*[$globals.$C$56]" office:value-type="float" office:value="9607748.87418658">
            <text:p>9607748.87</text:p>
          </table:table-cell>
          <table:table-cell table:formula="oooc:=[.E14]+[.F14]" office:value-type="float" office:value="1.3">
            <text:p>1.3</text:p>
          </table:table-cell>
          <table:table-cell table:formula="oooc:=[.N13]+[$globals.$C$50]" office:value-type="float" office:value="2.9">
            <text:p>2.9</text:p>
          </table:table-cell>
          <table:table-cell table:formula="oooc:=[$globals.$C$53]^[.N14]" office:value-type="float" office:value="37.826601883412">
            <text:p>37.83</text:p>
          </table:table-cell>
          <table:table-cell/>
          <table:table-cell table:formula="oooc:=10^(FLOOR(LOG([.L14];10);1)-1)" office:value-type="float" office:value="100000">
            <text:p>100000</text:p>
          </table:table-cell>
        </table:table-row>
        <table:table-row table:style-name="ro2">
          <table:table-cell office:value-type="string">
            <text:p>Shockwave Railgun</text:p>
          </table:table-cell>
          <table:table-cell table:style-name="ce9" table:formula="oooc:=CEILING(([.L15]-[.Q15]/2);[.Q15])" office:value-type="float" office:value="53000000">
            <text:p>53,000,000</text:p>
          </table:table-cell>
          <table:table-cell table:formula="oooc:=[.O15]/[.J15]" office:value-type="float" office:value="47.1780614512086">
            <text:p>47.18</text:p>
          </table:table-cell>
          <table:table-cell table:formula="oooc:=[.C15]*[.M15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/>
          <table:table-cell table:style-name="ce10" table:formula="oooc:=IF([.$N15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5]^[$globals.$C$55]*[$globals.$C$56]" office:value-type="float" office:value="52623807.8523685">
            <text:p>52623807.85</text:p>
          </table:table-cell>
          <table:table-cell table:formula="oooc:=[.E15]+[.F15]" office:value-type="float" office:value="1.175">
            <text:p>1.18</text:p>
          </table:table-cell>
          <table:table-cell table:formula="oooc:=[.N14]+[$globals.$C$50]" office:value-type="float" office:value="3.4">
            <text:p>3.4</text:p>
          </table:table-cell>
          <table:table-cell table:formula="oooc:=[$globals.$C$53]^[.N15]" office:value-type="float" office:value="70.7670921768129">
            <text:p>70.77</text:p>
          </table:table-cell>
          <table:table-cell/>
          <table:table-cell table:formula="oooc:=10^(FLOOR(LOG([.L15];10);1)-1)" office:value-type="float" office:value="1000000">
            <text:p>1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L17]-[.Q17]/2);[.Q17])" office:value-type="float" office:value="230000">
            <text:p>230,000</text:p>
          </table:table-cell>
          <table:table-cell table:formula="oooc:=[.O17]/[.J17]" office:value-type="float" office:value="8.66821739454713">
            <text:p>8.67</text:p>
          </table:table-cell>
          <table:table-cell table:formula="oooc:=[.C17]*[.M17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7]^[$globals.$C$55]*[$globals.$C$56]" office:value-type="float" office:value="227923.057850453">
            <text:p>227923.06</text:p>
          </table:table-cell>
          <table:table-cell table:formula="oooc:=[.E17]+[.F17]" office:value-type="float" office:value="2.4">
            <text:p>2.4</text:p>
          </table:table-cell>
          <table:table-cell table:formula="oooc:=[.N10]+[$globals.$C$51]" office:value-type="float" office:value="1.8">
            <text:p>1.8</text:p>
          </table:table-cell>
          <table:table-cell table:formula="oooc:=[$globals.$C$53]^[.N17]" office:value-type="float" office:value="9.53503913400184">
            <text:p>9.54</text:p>
          </table:table-cell>
          <table:table-cell/>
          <table:table-cell table:formula="oooc:=10^(FLOOR(LOG([.L17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L18]-[.Q18]/2);[.Q18])" office:value-type="float" office:value="1200000">
            <text:p>1,200,000</text:p>
          </table:table-cell>
          <table:table-cell table:formula="oooc:=[.O18]/[.J18]" office:value-type="float" office:value="16.2167498222348">
            <text:p>16.22</text:p>
          </table:table-cell>
          <table:table-cell table:formula="oooc:=[.C18]*[.M18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/>
          <table:table-cell table:style-name="ce10" table:formula="oooc:=IF([.$N18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8]^[$globals.$C$55]*[$globals.$C$56]" office:value-type="float" office:value="1248386.00160248">
            <text:p>1248386</text:p>
          </table:table-cell>
          <table:table-cell table:formula="oooc:=[.E18]+[.F18]" office:value-type="float" office:value="2.3">
            <text:p>2.3</text:p>
          </table:table-cell>
          <table:table-cell table:formula="oooc:=[.N17]+[$globals.$C$50]" office:value-type="float" office:value="2.3">
            <text:p>2.3</text:p>
          </table:table-cell>
          <table:table-cell table:formula="oooc:=[$globals.$C$53]^[.N18]" office:value-type="float" office:value="17.8384248044583">
            <text:p>17.84</text:p>
          </table:table-cell>
          <table:table-cell/>
          <table:table-cell table:formula="oooc:=10^(FLOOR(LOG([.L1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L19]-[.Q19]/2);[.Q19])" office:value-type="float" office:value="6800000">
            <text:p>6,800,000</text:p>
          </table:table-cell>
          <table:table-cell table:formula="oooc:=[.O19]/[.J19]" office:value-type="float" office:value="27.8105308075054">
            <text:p>27.81</text:p>
          </table:table-cell>
          <table:table-cell table:formula="oooc:=[.C19]*[.M19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9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19]^[$globals.$C$55]*[$globals.$C$56]" office:value-type="float" office:value="6837691.73551359">
            <text:p>6837691.74</text:p>
          </table:table-cell>
          <table:table-cell table:formula="oooc:=[.E19]+[.F19]" office:value-type="float" office:value="2.2">
            <text:p>2.2</text:p>
          </table:table-cell>
          <table:table-cell table:formula="oooc:=[.N18]+[$globals.$C$50]" office:value-type="float" office:value="2.8">
            <text:p>2.8</text:p>
          </table:table-cell>
          <table:table-cell table:formula="oooc:=[$globals.$C$53]^[.N19]" office:value-type="float" office:value="33.3726369690064">
            <text:p>33.37</text:p>
          </table:table-cell>
          <table:table-cell/>
          <table:table-cell table:formula="oooc:=10^(FLOOR(LOG([.L19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L20]-[.Q20]/2);[.Q20])" office:value-type="float" office:value="37000000">
            <text:p>37,000,000</text:p>
          </table:table-cell>
          <table:table-cell table:formula="oooc:=[.O20]/[.J20]" office:value-type="float" office:value="52.0287390130034">
            <text:p>52.03</text:p>
          </table:table-cell>
          <table:table-cell table:formula="oooc:=[.C20]*[.M20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/>
          <table:table-cell table:style-name="ce10" table:formula="oooc:=IF([.$N20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0]^[$globals.$C$55]*[$globals.$C$56]" office:value-type="float" office:value="37451580.0480744">
            <text:p>37451580.05</text:p>
          </table:table-cell>
          <table:table-cell table:formula="oooc:=[.E20]+[.F20]" office:value-type="float" office:value="2.1">
            <text:p>2.1</text:p>
          </table:table-cell>
          <table:table-cell table:formula="oooc:=[.N19]+[$globals.$C$50]" office:value-type="float" office:value="3.3">
            <text:p>3.3</text:p>
          </table:table-cell>
          <table:table-cell table:formula="oooc:=[$globals.$C$53]^[.N20]" office:value-type="float" office:value="62.434486815604">
            <text:p>62.43</text:p>
          </table:table-cell>
          <table:table-cell/>
          <table:table-cell table:formula="oooc:=10^(FLOOR(LOG([.L20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L21]-[.Q21]/2);[.Q21])" office:value-type="float" office:value="210000000">
            <text:p>210,000,000</text:p>
          </table:table-cell>
          <table:table-cell table:formula="oooc:=[.O21]/[.J21]" office:value-type="float" office:value="89.8494072242481">
            <text:p>89.85</text:p>
          </table:table-cell>
          <table:table-cell table:formula="oooc:=[.C21]*[.M21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21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1]^[$globals.$C$55]*[$globals.$C$56]" office:value-type="float" office:value="205130752.065408">
            <text:p>205130752.07</text:p>
          </table:table-cell>
          <table:table-cell table:formula="oooc:=[.E21]+[.F21]" office:value-type="float" office:value="2">
            <text:p>2</text:p>
          </table:table-cell>
          <table:table-cell table:formula="oooc:=[.N20]+[$globals.$C$50]" office:value-type="float" office:value="3.8">
            <text:p>3.8</text:p>
          </table:table-cell>
          <table:table-cell table:formula="oooc:=[$globals.$C$53]^[.N21]" office:value-type="float" office:value="116.804229391523">
            <text:p>116.8</text:p>
          </table:table-cell>
          <table:table-cell/>
          <table:table-cell table:formula="oooc:=10^(FLOOR(LOG([.L2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L22]-[.Q22]/2);[.Q22])" office:value-type="float" office:value="1100000000">
            <text:p>1,100,000,000</text:p>
          </table:table-cell>
          <table:table-cell table:formula="oooc:=[.O22]/[.J22]" office:value-type="float" office:value="168.092849118934">
            <text:p>168.09</text:p>
          </table:table-cell>
          <table:table-cell table:formula="oooc:=[.C22]*[.M22]" office:value-type="float" office:value="319.376413325974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/>
          <table:table-cell table:style-name="ce10" table:formula="oooc:=IF([.$N22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2]^[$globals.$C$55]*[$globals.$C$56]" office:value-type="float" office:value="1123547401.44223">
            <text:p>1123547401.44</text:p>
          </table:table-cell>
          <table:table-cell table:formula="oooc:=[.E22]+[.F22]" office:value-type="float" office:value="1.9">
            <text:p>1.9</text:p>
          </table:table-cell>
          <table:table-cell table:formula="oooc:=[.N21]+[$globals.$C$50]" office:value-type="float" office:value="4.3">
            <text:p>4.3</text:p>
          </table:table-cell>
          <table:table-cell table:formula="oooc:=[$globals.$C$53]^[.N22]" office:value-type="float" office:value="218.520703854614">
            <text:p>218.52</text:p>
          </table:table-cell>
          <table:table-cell/>
          <table:table-cell table:formula="oooc:=10^(FLOOR(LOG([.L22];10);1)-1)" office:value-type="float" office:value="100000000">
            <text:p>1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L24]-[.Q24]/2);[.Q24])" office:value-type="float" office:value="4900000">
            <text:p>4,900,000</text:p>
          </table:table-cell>
          <table:table-cell table:formula="oooc:=[.O24]/[.J24]" office:value-type="float" office:value="26.7664659936654">
            <text:p>26.77</text:p>
          </table:table-cell>
          <table:table-cell table:formula="oooc:=[.C24]*[.M24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0" table:formula="oooc:=IF([.$N24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24]^[$globals.$C$55]*[$globals.$C$56]" office:value-type="float" office:value="4866283.33880857">
            <text:p>4866283.34</text:p>
          </table:table-cell>
          <table:table-cell table:formula="oooc:=[.E24]+[.F24]" office:value-type="float" office:value="2.6">
            <text:p>2.6</text:p>
          </table:table-cell>
          <table:table-cell table:formula="oooc:=[.N17]+[$globals.$C$51]" office:value-type="float" office:value="2.7">
            <text:p>2.7</text:p>
          </table:table-cell>
          <table:table-cell table:formula="oooc:=[$globals.$C$53]^[.N24]" office:value-type="float" office:value="29.443112593032">
            <text:p>29.44</text:p>
          </table:table-cell>
          <table:table-cell/>
          <table:table-cell table:formula="oooc:=10^(FLOOR(LOG([.L2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L25]-[.Q25]/2);[.Q25])" office:value-type="float" office:value="27000000">
            <text:p>27,000,000</text:p>
          </table:table-cell>
          <table:table-cell table:formula="oooc:=[.O25]/[.J25]" office:value-type="float" office:value="47.8982781405804">
            <text:p>47.9</text:p>
          </table:table-cell>
          <table:table-cell table:formula="oooc:=[.C25]*[.M25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4]*[$globals.$I$52]" office:value-type="float" office:value="0">
            <text:p>0</text:p>
          </table:table-cell>
          <table:table-cell table:style-name="ce10" table:formula="oooc:=IF([.$N25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25]^[$globals.$C$55]*[$globals.$C$56]" office:value-type="float" office:value="26653731.5587701">
            <text:p>26653731.56</text:p>
          </table:table-cell>
          <table:table-cell table:formula="oooc:=[.E25]+[.F25]" office:value-type="float" office:value="2.5">
            <text:p>2.5</text:p>
          </table:table-cell>
          <table:table-cell table:formula="oooc:=[.N24]+[$globals.$C$50]" office:value-type="float" office:value="3.2">
            <text:p>3.2</text:p>
          </table:table-cell>
          <table:table-cell table:formula="oooc:=[$globals.$C$53]^[.N25]" office:value-type="float" office:value="55.0830198616675">
            <text:p>55.08</text:p>
          </table:table-cell>
          <table:table-cell/>
          <table:table-cell table:formula="oooc:=10^(FLOOR(LOG([.L25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L26]-[.Q26]/2);[.Q26])" office:value-type="float" office:value="150000000">
            <text:p>150,000,000</text:p>
          </table:table-cell>
          <table:table-cell table:formula="oooc:=[.O26]/[.J26]" office:value-type="float" office:value="85.8757450630099">
            <text:p>85.88</text:p>
          </table:table-cell>
          <table:table-cell table:formula="oooc:=[.C26]*[.M26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5]*[$globals.$I$52]" office:value-type="float" office:value="0">
            <text:p>0</text:p>
          </table:table-cell>
          <table:table-cell table:style-name="ce10" table:formula="oooc:=IF([.$N26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6]^[$globals.$C$55]*[$globals.$C$56]" office:value-type="float" office:value="145988500.164257">
            <text:p>145988500.16</text:p>
          </table:table-cell>
          <table:table-cell table:formula="oooc:=[.E26]+[.F26]" office:value-type="float" office:value="2.4">
            <text:p>2.4</text:p>
          </table:table-cell>
          <table:table-cell table:formula="oooc:=[.N25]+[$globals.$C$50]" office:value-type="float" office:value="3.7">
            <text:p>3.7</text:p>
          </table:table-cell>
          <table:table-cell table:formula="oooc:=[$globals.$C$53]^[.N26]" office:value-type="float" office:value="103.050894075612">
            <text:p>103.05</text:p>
          </table:table-cell>
          <table:table-cell/>
          <table:table-cell table:formula="oooc:=10^(FLOOR(LOG([.L2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L27]-[.Q27]/2);[.Q27])" office:value-type="float" office:value="800000000">
            <text:p>800,000,000</text:p>
          </table:table-cell>
          <table:table-cell table:formula="oooc:=[.O27]/[.J27]" office:value-type="float" office:value="154.232455612669">
            <text:p>154.23</text:p>
          </table:table-cell>
          <table:table-cell table:formula="oooc:=[.C27]*[.M27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26]*[$globals.$I$52]" office:value-type="float" office:value="0">
            <text:p>0</text:p>
          </table:table-cell>
          <table:table-cell table:style-name="ce10" table:formula="oooc:=IF([.$N27]&lt;=[$globals.$C$3];&quot;Y&quot;;&quot;&quot;)">
            <text:p/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O27]^[$globals.$C$55]*[$globals.$C$56]" office:value-type="float" office:value="799611946.763102">
            <text:p>799611946.76</text:p>
          </table:table-cell>
          <table:table-cell table:formula="oooc:=[.E27]+[.F27]" office:value-type="float" office:value="2.3">
            <text:p>2.3</text:p>
          </table:table-cell>
          <table:table-cell table:formula="oooc:=[.N26]+[$globals.$C$50]" office:value-type="float" office:value="4.2">
            <text:p>4.2</text:p>
          </table:table-cell>
          <table:table-cell table:formula="oooc:=[$globals.$C$53]^[.N27]" office:value-type="float" office:value="192.790569515836">
            <text:p>192.79</text:p>
          </table:table-cell>
          <table:table-cell/>
          <table:table-cell table:formula="oooc:=10^(FLOOR(LOG([.L2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L28]-[.Q28]/2);[.Q28])" office:value-type="float" office:value="4400000000">
            <text:p>4,400,000,000</text:p>
          </table:table-cell>
          <table:table-cell table:formula="oooc:=[.O28]/[.J28]" office:value-type="float" office:value="277.444714818955">
            <text:p>277.44</text:p>
          </table:table-cell>
          <table:table-cell table:formula="oooc:=[.C28]*[.M28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27]*[$globals.$I$52]" office:value-type="float" office:value="0">
            <text:p>0</text:p>
          </table:table-cell>
          <table:table-cell table:style-name="ce10" table:formula="oooc:=IF([.$N28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8]^[$globals.$C$55]*[$globals.$C$56]" office:value-type="float" office:value="4379655004.92771">
            <text:p>4379655004.93</text:p>
          </table:table-cell>
          <table:table-cell table:formula="oooc:=[.E28]+[.F28]" office:value-type="float" office:value="2.2">
            <text:p>2.2</text:p>
          </table:table-cell>
          <table:table-cell table:formula="oooc:=[.N27]+[$globals.$C$50]" office:value-type="float" office:value="4.7">
            <text:p>4.7</text:p>
          </table:table-cell>
          <table:table-cell table:formula="oooc:=[$globals.$C$53]^[.N28]" office:value-type="float" office:value="360.678129264642">
            <text:p>360.68</text:p>
          </table:table-cell>
          <table:table-cell/>
          <table:table-cell table:formula="oooc:=10^(FLOOR(LOG([.L2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L29]-[.Q29]/2);[.Q29])" office:value-type="float" office:value="24000000000">
            <text:p>24,000,000,000</text:p>
          </table:table-cell>
          <table:table-cell table:formula="oooc:=[.O29]/[.J29]" office:value-type="float" office:value="519.051533311867">
            <text:p>519.05</text:p>
          </table:table-cell>
          <table:table-cell table:formula="oooc:=[.C29]*[.M29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28]*[$globals.$I$52]" office:value-type="float" office:value="0">
            <text:p>0</text:p>
          </table:table-cell>
          <table:table-cell table:style-name="ce10" table:formula="oooc:=IF([.$N29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9]^[$globals.$C$55]*[$globals.$C$56]" office:value-type="float" office:value="23988358402.8931">
            <text:p>23988358402.89</text:p>
          </table:table-cell>
          <table:table-cell table:formula="oooc:=[.E29]+[.F29]" office:value-type="float" office:value="2.1">
            <text:p>2.1</text:p>
          </table:table-cell>
          <table:table-cell table:formula="oooc:=[.N28]+[$globals.$C$50]" office:value-type="float" office:value="5.2">
            <text:p>5.2</text:p>
          </table:table-cell>
          <table:table-cell table:formula="oooc:=[$globals.$C$53]^[.N29]" office:value-type="float" office:value="674.766993305427">
            <text:p>674.77</text:p>
          </table:table-cell>
          <table:table-cell/>
          <table:table-cell table:formula="oooc:=10^(FLOOR(LOG([.L29];10);1)-1)" office:value-type="float" office:value="1000000000">
            <text:p>10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L31]-[.Q31]/2);[.Q31])" office:value-type="float" office:value="100000000">
            <text:p>100,000,000</text:p>
          </table:table-cell>
          <table:table-cell table:formula="oooc:=[.O31]/[.J31]" office:value-type="float" office:value="45.4584856434733">
            <text:p>45.46</text:p>
          </table:table-cell>
          <table:table-cell table:formula="oooc:=[.C31]*[.M31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1]&lt;=[$globals.$C$3];&quot;Y&quot;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ooc:=[.O31]^[$globals.$C$55]*[$globals.$C$56]" office:value-type="float" office:value="103897840.599802">
            <text:p>103897840.6</text:p>
          </table:table-cell>
          <table:table-cell table:formula="oooc:=[.E31]+[.F31]" office:value-type="float" office:value="2">
            <text:p>2</text:p>
          </table:table-cell>
          <table:table-cell table:formula="oooc:=[.N24]+[$globals.$C$51]" office:value-type="float" office:value="3.6">
            <text:p>3.6</text:p>
          </table:table-cell>
          <table:table-cell table:formula="oooc:=[$globals.$C$53]^[.N31]" office:value-type="float" office:value="90.9169712869466">
            <text:p>90.92</text:p>
          </table:table-cell>
          <table:table-cell/>
          <table:table-cell table:formula="oooc:=10^(FLOOR(LOG([.L31];10);1)-1)" office:value-type="float" office:value="10000000">
            <text:p>10000000</text:p>
          </table:table-cell>
        </table:table-row>
        <table:table-row table:style-name="ro2">
          <table:table-cell office:value-type="string">
            <text:p>Terawatt Beam</text:p>
          </table:table-cell>
          <table:table-cell table:style-name="ce9" table:formula="oooc:=CEILING(([.L32]-[.Q32]/2);[.Q32])" office:value-type="float" office:value="570000000">
            <text:p>570,000,000</text:p>
          </table:table-cell>
          <table:table-cell table:formula="oooc:=[.O32]/[.J32]" office:value-type="float" office:value="80.9952755235519">
            <text:p>81</text:p>
          </table:table-cell>
          <table:table-cell table:formula="oooc:=[.C32]*[.M32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2]&lt;=[$globals.$C$3];&quot;Y&quot;;&quot;&quot;)">
            <text:p/>
          </table:table-cell>
          <table:table-cell/>
          <table:table-cell office:value-type="float" office:value="2.1">
            <text:p>2.1</text:p>
          </table:table-cell>
          <table:table-cell/>
          <table:table-cell table:formula="oooc:=[.O32]^[$globals.$C$55]*[$globals.$C$56]" office:value-type="float" office:value="569071909.725876">
            <text:p>569071909.73</text:p>
          </table:table-cell>
          <table:table-cell table:formula="oooc:=[.E32]+[.F32]" office:value-type="float" office:value="1.975">
            <text:p>1.98</text:p>
          </table:table-cell>
          <table:table-cell table:formula="oooc:=[.N31]+[$globals.$C$50]" office:value-type="float" office:value="4.1">
            <text:p>4.1</text:p>
          </table:table-cell>
          <table:table-cell table:formula="oooc:=[$globals.$C$53]^[.N32]" office:value-type="float" office:value="170.090078599459">
            <text:p>170.09</text:p>
          </table:table-cell>
          <table:table-cell/>
          <table:table-cell table:formula="oooc:=10^(FLOOR(LOG([.L32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L33]-[.Q33]/2);[.Q33])" office:value-type="float" office:value="3100000000">
            <text:p>3,100,000,000</text:p>
          </table:table-cell>
          <table:table-cell table:formula="oooc:=[.O33]/[.J33]" office:value-type="float" office:value="144.640636138324">
            <text:p>144.64</text:p>
          </table:table-cell>
          <table:table-cell table:formula="oooc:=[.C33]*[.M33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/>
          <table:table-cell table:style-name="ce10" table:formula="oooc:=IF([.$N33]&lt;=[$globals.$C$3];&quot;Y&quot;;&quot;&quot;)">
            <text:p/>
          </table:table-cell>
          <table:table-cell/>
          <table:table-cell office:value-type="float" office:value="2.2">
            <text:p>2.2</text:p>
          </table:table-cell>
          <table:table-cell/>
          <table:table-cell table:formula="oooc:=[.O33]^[$globals.$C$55]*[$globals.$C$56]" office:value-type="float" office:value="3116935217.99406">
            <text:p>3116935217.99</text:p>
          </table:table-cell>
          <table:table-cell table:formula="oooc:=[.E33]+[.F33]" office:value-type="float" office:value="1.9">
            <text:p>1.9</text:p>
          </table:table-cell>
          <table:table-cell table:formula="oooc:=[.N32]+[$globals.$C$50]" office:value-type="float" office:value="4.6">
            <text:p>4.6</text:p>
          </table:table-cell>
          <table:table-cell table:formula="oooc:=[$globals.$C$53]^[.N33]" office:value-type="float" office:value="318.209399504313">
            <text:p>318.21</text:p>
          </table:table-cell>
          <table:table-cell/>
          <table:table-cell table:formula="oooc:=10^(FLOOR(LOG([.L33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L34]-[.Q34]/2);[.Q34])" office:value-type="float" office:value="17000000000">
            <text:p>17,000,000,000</text:p>
          </table:table-cell>
          <table:table-cell table:formula="oooc:=[.O34]/[.J34]" office:value-type="float" office:value="258.832728303525">
            <text:p>258.83</text:p>
          </table:table-cell>
          <table:table-cell table:formula="oooc:=[.C34]*[.M34]" office:value-type="float" office:value="472.369729153932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34]&lt;=[$globals.$C$3];&quot;Y&quot;;&quot;&quot;)">
            <text:p/>
          </table:table-cell>
          <table:table-cell/>
          <table:table-cell office:value-type="float" office:value="2.3">
            <text:p>2.3</text:p>
          </table:table-cell>
          <table:table-cell/>
          <table:table-cell table:formula="oooc:=[.O34]^[$globals.$C$55]*[$globals.$C$56]" office:value-type="float" office:value="17072157291.7763">
            <text:p>17072157291.78</text:p>
          </table:table-cell>
          <table:table-cell table:formula="oooc:=[.E34]+[.F34]" office:value-type="float" office:value="1.825">
            <text:p>1.83</text:p>
          </table:table-cell>
          <table:table-cell table:formula="oooc:=[.N33]+[$globals.$C$50]" office:value-type="float" office:value="5.1">
            <text:p>5.1</text:p>
          </table:table-cell>
          <table:table-cell table:formula="oooc:=[$globals.$C$53]^[.N34]" office:value-type="float" office:value="595.315275098106">
            <text:p>595.32</text:p>
          </table:table-cell>
          <table:table-cell/>
          <table:table-cell table:formula="oooc:=10^(FLOOR(LOG([.L34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L35]-[.Q35]/2);[.Q35])" office:value-type="float" office:value="94000000000">
            <text:p>94,000,000,000</text:p>
          </table:table-cell>
          <table:table-cell table:formula="oooc:=[.O35]/[.J35]" office:value-type="float" office:value="464.055374277123">
            <text:p>464.06</text:p>
          </table:table-cell>
          <table:table-cell table:formula="oooc:=[.C35]*[.M35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/>
          <table:table-cell table:style-name="ce10" table:formula="oooc:=IF([.$N35]&lt;=[$globals.$C$3];&quot;Y&quot;;&quot;&quot;)">
            <text:p/>
          </table:table-cell>
          <table:table-cell/>
          <table:table-cell office:value-type="float" office:value="2.4">
            <text:p>2.4</text:p>
          </table:table-cell>
          <table:table-cell/>
          <table:table-cell table:formula="oooc:=[.O35]^[$globals.$C$55]*[$globals.$C$56]" office:value-type="float" office:value="93508056539.8217">
            <text:p>93508056539.82</text:p>
          </table:table-cell>
          <table:table-cell table:formula="oooc:=[.E35]+[.F35]" office:value-type="float" office:value="1.75">
            <text:p>1.75</text:p>
          </table:table-cell>
          <table:table-cell table:formula="oooc:=[.N34]+[$globals.$C$50]" office:value-type="float" office:value="5.6">
            <text:p>5.6</text:p>
          </table:table-cell>
          <table:table-cell table:formula="oooc:=[$globals.$C$53]^[.N35]" office:value-type="float" office:value="1113.7328982651">
            <text:p>1113.73</text:p>
          </table:table-cell>
          <table:table-cell/>
          <table:table-cell table:formula="oooc:=10^(FLOOR(LOG([.L35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L36]-[.Q36]/2);[.Q36])" office:value-type="float" office:value="510000000000">
            <text:p>510,000,000,000</text:p>
          </table:table-cell>
          <table:table-cell table:formula="oooc:=[.O36]/[.J36]" office:value-type="float" office:value="801.385947247451">
            <text:p>801.39</text:p>
          </table:table-cell>
          <table:table-cell table:formula="oooc:=[.C36]*[.M36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36]&lt;=[$globals.$C$3];&quot;Y&quot;;&quot;&quot;)">
            <text:p/>
          </table:table-cell>
          <table:table-cell/>
          <table:table-cell office:value-type="float" office:value="2.6">
            <text:p>2.6</text:p>
          </table:table-cell>
          <table:table-cell/>
          <table:table-cell table:formula="oooc:=[.O36]^[$globals.$C$55]*[$globals.$C$56]" office:value-type="float" office:value="512164718753.288">
            <text:p>512164718753.29</text:p>
          </table:table-cell>
          <table:table-cell table:formula="oooc:=[.E36]+[.F36]" office:value-type="float" office:value="1.65">
            <text:p>1.65</text:p>
          </table:table-cell>
          <table:table-cell table:formula="oooc:=[.N35]+[$globals.$C$50]" office:value-type="float" office:value="6.1">
            <text:p>6.1</text:p>
          </table:table-cell>
          <table:table-cell table:formula="oooc:=[$globals.$C$53]^[.N36]" office:value-type="float" office:value="2083.60346284337">
            <text:p>2083.6</text:p>
          </table:table-cell>
          <table:table-cell/>
          <table:table-cell table:formula="oooc:=10^(FLOOR(LOG([.L36];10);1)-1)" office:value-type="float" office:value="10000000000">
            <text:p>10000000000</text:p>
          </table:table-cell>
        </table:table-row>
        <table:table-row table:style-name="ro1" table:number-rows-repeated="65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2" table:default-cell-style-name="Default"/>
        <table:table-column table:style-name="co4" table:default-cell-style-name="ce10"/>
        <table:table-column table:style-name="co4" table:default-cell-style-name="Default"/>
        <table:table-column table:style-name="co29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 table:style-name="Default" office:value-type="string">
            <text:p>Demo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J3]/[.$D3]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ooc:=IF([.$I3]&lt;=[$globals.$C$3];&quot;Y&quot;;&quot;&quot;)" office:value-type="string" office:string-value="Y">
            <text:p>Y</text:p>
          </table:table-cell>
          <table:table-cell/>
          <table:table-cell table:formula="oooc:=[.J3]^[$globals.$C$55]*[$globals.$C$67]" office:value-type="float" office:value="670.880201233438">
            <text:p>670.88</text:p>
          </table:table-cell>
          <table:table-cell/>
          <table:table-cell office:value-type="float" office:value="0">
            <text:p>0</text:p>
          </table:table-cell>
          <table:table-cell table:formula="oooc:=[$globals.$C$60]^[.I3]*[$globals.$C$66]" office:value-type="float" office:value="40">
            <text:p>40</text:p>
          </table:table-cell>
          <table:table-cell table:formula="oooc:=10^(FLOOR(LOG([.G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G4]-[.K4]/2);[.K4])" office:value-type="float" office:value="3900">
            <text:p>3,900</text:p>
          </table:table-cell>
          <table:table-cell table:formula="oooc:=[.$J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 table:formula="oooc:=IF([.$I4]&lt;=[$globals.$C$3];&quot;Y&quot;;&quot;&quot;)" office:value-type="string" office:string-value="Y">
            <text:p>Y</text:p>
          </table:table-cell>
          <table:table-cell/>
          <table:table-cell table:formula="oooc:=[.J4]^[$globals.$C$55]*[$globals.$C$67]" office:value-type="float" office:value="3888.87774373937">
            <text:p>3888.88</text:p>
          </table:table-cell>
          <table:table-cell/>
          <table:table-cell table:formula="oooc:=[.I3]+[$globals.$C$63]" office:value-type="float" office:value="0.516666666666667">
            <text:p>0.52</text:p>
          </table:table-cell>
          <table:table-cell table:formula="oooc:=[$globals.$C$60]^[.I4]*[$globals.$C$66]" office:value-type="float" office:value="76.4120434989548">
            <text:p>76.41</text:p>
          </table:table-cell>
          <table:table-cell table:formula="oooc:=10^(FLOOR(LOG([.G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G5]-[.K5]/2);[.K5])" office:value-type="float" office:value="23000">
            <text:p>23,000</text:p>
          </table:table-cell>
          <table:table-cell table:formula="oooc:=[.$J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 table:formula="oooc:=IF([.$I5]&lt;=[$globals.$C$3];&quot;Y&quot;;&quot;&quot;)" office:value-type="string" office:string-value="Y">
            <text:p>Y</text:p>
          </table:table-cell>
          <table:table-cell/>
          <table:table-cell table:formula="oooc:=[.J5]^[$globals.$C$55]*[$globals.$C$67]" office:value-type="float" office:value="22542.5792532653">
            <text:p>22542.58</text:p>
          </table:table-cell>
          <table:table-cell/>
          <table:table-cell table:formula="oooc:=[.I4]+[$globals.$C$63]" office:value-type="float" office:value="1.03333333333333">
            <text:p>1.03</text:p>
          </table:table-cell>
          <table:table-cell table:formula="oooc:=[$globals.$C$60]^[.I5]*[$globals.$C$66]" office:value-type="float" office:value="145.970009792154">
            <text:p>145.97</text:p>
          </table:table-cell>
          <table:table-cell table:formula="oooc:=10^(FLOOR(LOG([.G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G6]-[.K6]/2);[.K6])" office:value-type="float" office:value="130000">
            <text:p>130,000</text:p>
          </table:table-cell>
          <table:table-cell table:formula="oooc:=[.$J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 table:formula="oooc:=IF([.$I6]&lt;=[$globals.$C$3];&quot;Y&quot;;&quot;&quot;)" office:value-type="string" office:string-value="Y">
            <text:p>Y</text:p>
          </table:table-cell>
          <table:table-cell/>
          <table:table-cell table:formula="oooc:=[.J6]^[$globals.$C$55]*[$globals.$C$67]" office:value-type="float" office:value="130672.114907145">
            <text:p>130672.11</text:p>
          </table:table-cell>
          <table:table-cell/>
          <table:table-cell table:formula="oooc:=[.I5]+[$globals.$C$63]" office:value-type="float" office:value="1.55">
            <text:p>1.55</text:p>
          </table:table-cell>
          <table:table-cell table:formula="oooc:=[$globals.$C$60]^[.I6]*[$globals.$C$66]" office:value-type="float" office:value="278.846668444523">
            <text:p>278.85</text:p>
          </table:table-cell>
          <table:table-cell table:formula="oooc:=10^(FLOOR(LOG([.G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2">
          <table:table-cell office:value-type="string">
            <text:p>Core Explosive</text:p>
          </table:table-cell>
          <table:table-cell table:formula="oooc:=CEILING(([.G7]-[.K7]/2);[.K7])" office:value-type="float" office:value="760000">
            <text:p>760,000</text:p>
          </table:table-cell>
          <table:table-cell table:formula="oooc:=[.$J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 table:formula="oooc:=IF([.$I7]&lt;=[$globals.$C$3];&quot;Y&quot;;&quot;&quot;)">
            <text:p/>
          </table:table-cell>
          <table:table-cell/>
          <table:table-cell table:formula="oooc:=[.J7]^[$globals.$C$55]*[$globals.$C$67]" office:value-type="float" office:value="757464.415338929">
            <text:p>757464.42</text:p>
          </table:table-cell>
          <table:table-cell/>
          <table:table-cell table:formula="oooc:=[.I6]+[$globals.$C$63]" office:value-type="float" office:value="2.06666666666667">
            <text:p>2.07</text:p>
          </table:table-cell>
          <table:table-cell table:formula="oooc:=[$globals.$C$60]^[.I7]*[$globals.$C$66]" office:value-type="float" office:value="532.681093968038">
            <text:p>532.68</text:p>
          </table:table-cell>
          <table:table-cell table:formula="oooc:=10^(FLOOR(LOG([.G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G8]-[.K8]/2);[.K8])" office:value-type="float" office:value="4400000">
            <text:p>4,400,000</text:p>
          </table:table-cell>
          <table:table-cell table:formula="oooc:=[.$J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 table:formula="oooc:=IF([.$I8]&lt;=[$globals.$C$3];&quot;Y&quot;;&quot;&quot;)">
            <text:p/>
          </table:table-cell>
          <table:table-cell/>
          <table:table-cell table:formula="oooc:=[.J8]^[$globals.$C$55]*[$globals.$C$67]" office:value-type="float" office:value="4390778.71290635">
            <text:p>4390778.71</text:p>
          </table:table-cell>
          <table:table-cell/>
          <table:table-cell table:formula="oooc:=[.I7]+[$globals.$C$63]" office:value-type="float" office:value="2.58333333333333">
            <text:p>2.58</text:p>
          </table:table-cell>
          <table:table-cell table:formula="oooc:=[$globals.$C$60]^[.I8]*[$globals.$C$66]" office:value-type="float" office:value="1017.58127308391">
            <text:p>1017.58</text:p>
          </table:table-cell>
          <table:table-cell table:formula="oooc:=10^(FLOOR(LOG([.G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2">
          <table:table-cell office:value-type="string">
            <text:p>Overload Chip</text:p>
          </table:table-cell>
          <table:table-cell table:formula="oooc:=CEILING(([.G9]-[.K9]/2);[.K9])" office:value-type="float" office:value="25000000">
            <text:p>25,000,000</text:p>
          </table:table-cell>
          <table:table-cell table:formula="oooc:=[.$J9]/[.$D9]" office:value-type="float" office:value="485.971653141312">
            <text:p>485.97</text:p>
          </table:table-cell>
          <table:table-cell office:value-type="float" office:value="4">
            <text:p>4</text:p>
          </table:table-cell>
          <table:table-cell table:formula="oooc:=IF([.$I9]&lt;=[$globals.$C$3];&quot;Y&quot;;&quot;&quot;)">
            <text:p/>
          </table:table-cell>
          <table:table-cell/>
          <table:table-cell table:formula="oooc:=[.J9]^[$globals.$C$55]*[$globals.$C$67]" office:value-type="float" office:value="25451938.4875462">
            <text:p>25451938.49</text:p>
          </table:table-cell>
          <table:table-cell/>
          <table:table-cell table:formula="oooc:=[.I8]+[$globals.$C$63]" office:value-type="float" office:value="3.1">
            <text:p>3.1</text:p>
          </table:table-cell>
          <table:table-cell table:formula="oooc:=[$globals.$C$60]^[.I9]*[$globals.$C$66]" office:value-type="float" office:value="1943.88661256525">
            <text:p>1943.89</text:p>
          </table:table-cell>
          <table:table-cell table:formula="oooc:=10^(FLOOR(LOG([.G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G10]-[.K10]/2);[.K10])" office:value-type="float" office:value="150000000">
            <text:p>150,000,000</text:p>
          </table:table-cell>
          <table:table-cell table:formula="oooc:=[.$J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 table:formula="oooc:=IF([.$I10]&lt;=[$globals.$C$3];&quot;Y&quot;;&quot;&quot;)">
            <text:p/>
          </table:table-cell>
          <table:table-cell/>
          <table:table-cell table:formula="oooc:=[.J10]^[$globals.$C$55]*[$globals.$C$67]" office:value-type="float" office:value="147536738.954681">
            <text:p>147536738.95</text:p>
          </table:table-cell>
          <table:table-cell/>
          <table:table-cell table:formula="oooc:=[.I9]+[$globals.$C$63]" office:value-type="float" office:value="3.61666666666667">
            <text:p>3.62</text:p>
          </table:table-cell>
          <table:table-cell table:formula="oooc:=[$globals.$C$60]^[.I10]*[$globals.$C$66]" office:value-type="float" office:value="3713.40870990929">
            <text:p>3713.41</text:p>
          </table:table-cell>
          <table:table-cell table:formula="oooc:=10^(FLOOR(LOG([.G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2">
          <table:table-cell office:value-type="string">
            <text:p>The Device</text:p>
          </table:table-cell>
          <table:table-cell table:formula="oooc:=CEILING(([.G11]-[.K11]/2);[.K11])" office:value-type="float" office:value="860000000">
            <text:p>860,000,000</text:p>
          </table:table-cell>
          <table:table-cell table:formula="oooc:=[.$J11]/[.$D11]" office:value-type="float" office:value="7093.72869677466">
            <text:p>7093.73</text:p>
          </table:table-cell>
          <table:table-cell office:value-type="float" office:value="1">
            <text:p>1</text:p>
          </table:table-cell>
          <table:table-cell table:formula="oooc:=IF([.$I11]&lt;=[$globals.$C$3];&quot;Y&quot;;&quot;&quot;)">
            <text:p/>
          </table:table-cell>
          <table:table-cell/>
          <table:table-cell table:formula="oooc:=[.J11]^[$globals.$C$55]*[$globals.$C$67]" office:value-type="float" office:value="855223241.720176">
            <text:p>855223241.72</text:p>
          </table:table-cell>
          <table:table-cell/>
          <table:table-cell table:formula="oooc:=[.I10]+[$globals.$C$63]" office:value-type="float" office:value="4.13333333333333">
            <text:p>4.13</text:p>
          </table:table-cell>
          <table:table-cell table:formula="oooc:=[$globals.$C$60]^[.I11]*[$globals.$C$66]" office:value-type="float" office:value="7093.72869677466">
            <text:p>7093.73</text:p>
          </table:table-cell>
          <table:table-cell table:formula="oooc:=10^(FLOOR(LOG([.G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2">
          <table:table-cell office:value-type="string">
            <text:p>Deadman's Nuke</text:p>
          </table:table-cell>
          <table:table-cell table:formula="oooc:=CEILING(([.G12]-[.K12]/2);[.K12])" office:value-type="float" office:value="5000000000">
            <text:p>5,000,000,000</text:p>
          </table:table-cell>
          <table:table-cell table:formula="oooc:=[.$J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 table:formula="oooc:=IF([.$I12]&lt;=[$globals.$C$3];&quot;Y&quot;;&quot;&quot;)">
            <text:p/>
          </table:table-cell>
          <table:table-cell/>
          <table:table-cell table:formula="oooc:=[.J12]^[$globals.$C$55]*[$globals.$C$67]" office:value-type="float" office:value="4957455331.87521">
            <text:p>4957455331.88</text:p>
          </table:table-cell>
          <table:table-cell/>
          <table:table-cell table:formula="oooc:=[.I11]+[$globals.$C$63]" office:value-type="float" office:value="4.65">
            <text:p>4.65</text:p>
          </table:table-cell>
          <table:table-cell table:formula="oooc:=[$globals.$C$60]^[.I12]*[$globals.$C$66]" office:value-type="float" office:value="13551.1576436932">
            <text:p>13551.16</text:p>
          </table:table-cell>
          <table:table-cell table:formula="oooc:=10^(FLOOR(LOG([.G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G13]-[.K13]/2);[.K13])" office:value-type="float" office:value="29000000000">
            <text:p>29,000,000,000</text:p>
          </table:table-cell>
          <table:table-cell table:formula="oooc:=[.$J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 table:formula="oooc:=IF([.$I13]&lt;=[$globals.$C$3];&quot;Y&quot;;&quot;&quot;)">
            <text:p/>
          </table:table-cell>
          <table:table-cell/>
          <table:table-cell table:formula="oooc:=[.J13]^[$globals.$C$55]*[$globals.$C$67]" office:value-type="float" office:value="28736781425.7546">
            <text:p>28736781425.75</text:p>
          </table:table-cell>
          <table:table-cell/>
          <table:table-cell table:formula="oooc:=[.I12]+[$globals.$C$63]" office:value-type="float" office:value="5.16666666666667">
            <text:p>5.17</text:p>
          </table:table-cell>
          <table:table-cell table:formula="oooc:=[$globals.$C$60]^[.I13]*[$globals.$C$66]" office:value-type="float" office:value="25886.791183277">
            <text:p>25886.79</text:p>
          </table:table-cell>
          <table:table-cell table:formula="oooc:=10^(FLOOR(LOG([.G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G14]-[.K14]/2);[.K14])" office:value-type="float" office:value="170000000000">
            <text:p>170,000,000,000</text:p>
          </table:table-cell>
          <table:table-cell table:formula="oooc:=[.$J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 table:formula="oooc:=IF([.$I14]&lt;=[$globals.$C$3];&quot;Y&quot;;&quot;&quot;)">
            <text:p/>
          </table:table-cell>
          <table:table-cell/>
          <table:table-cell table:formula="oooc:=[.J14]^[$globals.$C$55]*[$globals.$C$67]" office:value-type="float" office:value="166577921822.49">
            <text:p>166577921822.49</text:p>
          </table:table-cell>
          <table:table-cell/>
          <table:table-cell table:formula="oooc:=[.I13]+[$globals.$C$63]" office:value-type="float" office:value="5.68333333333333">
            <text:p>5.68</text:p>
          </table:table-cell>
          <table:table-cell table:formula="oooc:=[$globals.$C$60]^[.I14]*[$globals.$C$66]" office:value-type="float" office:value="49451.565348623">
            <text:p>49451.57</text:p>
          </table:table-cell>
          <table:table-cell table:formula="oooc:=10^(FLOOR(LOG([.G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>
            <text:p>UPGRAD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  <table:table-cell office:value-type="string">
            <text:p>Dem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  <table:table-cell/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1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3" table:formula="oooc:=[$globals.$D$32]" office:value-type="float" office:value="1">
            <text:p>1</text:p>
          </table:table-cell>
          <table:table-cell table:formula="oooc:=[$globals.$D$31]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5">
            <text:p>5</text:p>
          </table:table-cell>
          <table:table-cell table:formula="oooc:=[.$D5]*[$globals.$C$36]/[.$K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20">
            <text:p>20</text:p>
          </table:table-cell>
          <table:table-cell table:formula="oooc:=[.Y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5]*[$globals.$C$34]/[.R5]*[.K5]*[.W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50">
            <text:p>150</text:p>
          </table:table-cell>
          <table:table-cell table:formula="oooc:=CEILING(([.R6]-[.U6]/2);[.U6])" office:value-type="float" office:value="6.26">
            <text:p>6.26</text:p>
          </table:table-cell>
          <table:table-cell table:formula="oooc:=[.$D6]*[$globals.$C$36]/[.$K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9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30.3518084820444">
            <text:p>30.35</text:p>
          </table:table-cell>
          <table:table-cell table:formula="oooc:=[.Y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5]*[$globals.$C$34]/[.R6]*[.K6]*[.W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30">
            <text:p>230</text:p>
          </table:table-cell>
          <table:table-cell table:formula="oooc:=CEILING(([.R7]-[.U7]/2);[.U7])" office:value-type="float" office:value="7.85">
            <text:p>7.85</text:p>
          </table:table-cell>
          <table:table-cell table:formula="oooc:=[.$D7]*[$globals.$C$36]/[.$K7]" office:value-type="float" office:value="157">
            <text:p>157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9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46.061613906535">
            <text:p>46.06</text:p>
          </table:table-cell>
          <table:table-cell table:formula="oooc:=[.Y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5]*[$globals.$C$34]/[.R7]*[.K7]*[.W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50">
            <text:p>350</text:p>
          </table:table-cell>
          <table:table-cell table:formula="oooc:=CEILING(([.R8]-[.U8]/2);[.U8])" office:value-type="float" office:value="9.83">
            <text:p>9.83</text:p>
          </table:table-cell>
          <table:table-cell table:formula="oooc:=[.$D8]*[$globals.$C$36]/[.$K8]" office:value-type="float" office:value="196.6">
            <text:p>196.6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9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69.9026641832511">
            <text:p>69.9</text:p>
          </table:table-cell>
          <table:table-cell table:formula="oooc:=[.Y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5]*[$globals.$C$34]/[.R8]*[.K8]*[.W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30">
            <text:p>530</text:p>
          </table:table-cell>
          <table:table-cell table:formula="oooc:=CEILING(([.R9]-[.U9]/2);[.U9])" office:value-type="float" office:value="12.32">
            <text:p>12.32</text:p>
          </table:table-cell>
          <table:table-cell table:formula="oooc:=[.$D9]*[$globals.$C$36]/[.$K9]" office:value-type="float" office:value="246.4">
            <text:p>246.4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9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06.083613783735">
            <text:p>106.08</text:p>
          </table:table-cell>
          <table:table-cell table:formula="oooc:=[.Y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5]*[$globals.$C$34]/[.R9]*[.K9]*[.W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800">
            <text:p>800</text:p>
          </table:table-cell>
          <table:table-cell table:formula="oooc:=CEILING(([.R10]-[.U10]/2);[.U10])" office:value-type="float" office:value="15.44">
            <text:p>15.44</text:p>
          </table:table-cell>
          <table:table-cell table:formula="oooc:=[.$D10]*[$globals.$C$36]/[.$K10]" office:value-type="float" office:value="308.8">
            <text:p>308.8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9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160.991476432354">
            <text:p>160.99</text:p>
          </table:table-cell>
          <table:table-cell table:formula="oooc:=[.Y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5]*[$globals.$C$34]/[.R10]*[.K10]*[.W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1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4.03953488372093">
            <text:p>4.04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I4]*[$globals.$C$21]" office:value-type="float" office:value="16.25">
            <text:p>16.25</text:p>
          </table:table-cell>
          <table:table-cell table:style-name="ce13" office:value-type="float" office:value="1.05">
            <text:p>1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3"/>
          <table:table-cell table:style-name="ce13" table:formula="oooc:=[.W4]" office:value-type="float" office:value="100">
            <text:p>100</text:p>
          </table:table-cell>
          <table:table-cell table:formula="oooc:=[.X4]*[$globals.$C$6]" office:value-type="float" office:value="70">
            <text:p>70</text:p>
          </table:table-cell>
          <table:table-cell table:formula="oooc:=[.Y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4200">
            <text:p>4,200</text:p>
          </table:table-cell>
          <table:table-cell table:formula="oooc:=CEILING(([.R13]-[.U13]/2);[.U13])" office:value-type="float" office:value="3.44">
            <text:p>3.44</text:p>
          </table:table-cell>
          <table:table-cell table:formula="oooc:=[.$D13]*[$globals.$C$36]/[.$K13]" office:value-type="float" office:value="68.8">
            <text:p>68.8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650.536332414229">
            <text:p>650.54</text:p>
          </table:table-cell>
          <table:table-cell table:formula="oooc:=[.Y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5]*[$globals.$C$34]/[.R13]*[.K13]*[.W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6300">
            <text:p>6,300</text:p>
          </table:table-cell>
          <table:table-cell table:formula="oooc:=CEILING(([.R14]-[.U14]/2);[.U14])" office:value-type="float" office:value="4.31">
            <text:p>4.31</text:p>
          </table:table-cell>
          <table:table-cell table:formula="oooc:=[.$D14]*[$globals.$C$36]/[.$K14]" office:value-type="float" office:value="86.2">
            <text:p>86.2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9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987.247708602412">
            <text:p>987.25</text:p>
          </table:table-cell>
          <table:table-cell table:formula="oooc:=[.Y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5]*[$globals.$C$34]/[.R14]*[.K14]*[.W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9600">
            <text:p>9,600</text:p>
          </table:table-cell>
          <table:table-cell table:formula="oooc:=CEILING(([.R15]-[.U15]/2);[.U15])" office:value-type="float" office:value="5.4">
            <text:p>5.4</text:p>
          </table:table-cell>
          <table:table-cell table:formula="oooc:=[.$D15]*[$globals.$C$36]/[.$K15]" office:value-type="float" office:value="108">
            <text:p>108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9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1498.23766879188">
            <text:p>1498.24</text:p>
          </table:table-cell>
          <table:table-cell table:formula="oooc:=[.Y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5]*[$globals.$C$34]/[.R15]*[.K15]*[.W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5000">
            <text:p>15,000</text:p>
          </table:table-cell>
          <table:table-cell table:formula="oooc:=CEILING(([.R16]-[.U16]/2);[.U16])" office:value-type="float" office:value="6.76">
            <text:p>6.76</text:p>
          </table:table-cell>
          <table:table-cell table:formula="oooc:=[.$D16]*[$globals.$C$36]/[.$K16]" office:value-type="float" office:value="135.2">
            <text:p>135.2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9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2273.71113918778">
            <text:p>2273.71</text:p>
          </table:table-cell>
          <table:table-cell table:formula="oooc:=[.Y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5]*[$globals.$C$34]/[.R16]*[.K16]*[.W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22000">
            <text:p>22,000</text:p>
          </table:table-cell>
          <table:table-cell table:formula="oooc:=CEILING(([.R17]-[.U17]/2);[.U17])" office:value-type="float" office:value="8.47">
            <text:p>8.47</text:p>
          </table:table-cell>
          <table:table-cell table:formula="oooc:=[.$D17]*[$globals.$C$36]/[.$K17]" office:value-type="float" office:value="169.4">
            <text:p>169.4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9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3450.56225200593">
            <text:p>3450.56</text:p>
          </table:table-cell>
          <table:table-cell table:formula="oooc:=[.Y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5]*[$globals.$C$34]/[.R17]*[.K17]*[.W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34000">
            <text:p>34,000</text:p>
          </table:table-cell>
          <table:table-cell table:formula="oooc:=CEILING(([.R18]-[.U18]/2);[.U18])" office:value-type="float" office:value="10.62">
            <text:p>10.62</text:p>
          </table:table-cell>
          <table:table-cell table:formula="oooc:=[.$D18]*[$globals.$C$36]/[.$K18]" office:value-type="float" office:value="212.4">
            <text:p>212.4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9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5236.54023141278">
            <text:p>5236.54</text:p>
          </table:table-cell>
          <table:table-cell table:formula="oooc:=[.Y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5]*[$globals.$C$34]/[.R18]*[.K18]*[.W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1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14.6249524312896">
            <text:p>14.62</text:p>
          </table:table-cell>
          <table:table-cell/>
          <table:table-cell table:style-name="ce13" office:value-type="float" office:value="20">
            <text:p>20</text:p>
          </table:table-cell>
          <table:table-cell table:formula="oooc:=[.I12]*[$globals.$C$21]" office:value-type="float" office:value="52.8125">
            <text:p>52.81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3"/>
          <table:table-cell table:style-name="ce13" table:formula="oooc:=[.W12]" office:value-type="float" office:value="100">
            <text:p>100</text:p>
          </table:table-cell>
          <table:table-cell table:formula="oooc:=[.X12]*[$globals.$C$6]" office:value-type="float" office:value="245">
            <text:p>245</text:p>
          </table:table-cell>
          <table:table-cell table:formula="oooc:=[.Y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160000">
            <text:p>160,000</text:p>
          </table:table-cell>
          <table:table-cell table:formula="oooc:=CEILING(([.R21]-[.U21]/2);[.U21])" office:value-type="float" office:value="2.64">
            <text:p>2.64</text:p>
          </table:table-cell>
          <table:table-cell table:formula="oooc:=[.$D21]*[$globals.$C$36]/[.$K21]" office:value-type="float" office:value="52.8">
            <text:p>52.8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19192.6312830366">
            <text:p>19192.63</text:p>
          </table:table-cell>
          <table:table-cell table:formula="oooc:=[.Y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5]*[$globals.$C$34]/[.R21]*[.K21]*[.W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240000">
            <text:p>240,000</text:p>
          </table:table-cell>
          <table:table-cell table:formula="oooc:=CEILING(([.R22]-[.U22]/2);[.U22])" office:value-type="float" office:value="3.31">
            <text:p>3.31</text:p>
          </table:table-cell>
          <table:table-cell table:formula="oooc:=[.$D22]*[$globals.$C$36]/[.$K22]" office:value-type="float" office:value="66.2">
            <text:p>66.2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9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29126.553448461">
            <text:p>29126.55</text:p>
          </table:table-cell>
          <table:table-cell table:formula="oooc:=[.Y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5]*[$globals.$C$34]/[.R22]*[.K22]*[.W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360000">
            <text:p>360,000</text:p>
          </table:table-cell>
          <table:table-cell table:formula="oooc:=CEILING(([.R23]-[.U23]/2);[.U23])" office:value-type="float" office:value="4.15">
            <text:p>4.15</text:p>
          </table:table-cell>
          <table:table-cell table:formula="oooc:=[.$D23]*[$globals.$C$36]/[.$K23]" office:value-type="float" office:value="83">
            <text:p>83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9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44202.1786004858">
            <text:p>44202.18</text:p>
          </table:table-cell>
          <table:table-cell table:formula="oooc:=[.Y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5]*[$globals.$C$34]/[.R23]*[.K23]*[.W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550000">
            <text:p>550,000</text:p>
          </table:table-cell>
          <table:table-cell table:formula="oooc:=CEILING(([.R24]-[.U24]/2);[.U24])" office:value-type="float" office:value="5.19">
            <text:p>5.19</text:p>
          </table:table-cell>
          <table:table-cell table:formula="oooc:=[.$D24]*[$globals.$C$36]/[.$K24]" office:value-type="float" office:value="103.8">
            <text:p>103.8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9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67080.8029685533">
            <text:p>67080.8</text:p>
          </table:table-cell>
          <table:table-cell table:formula="oooc:=[.Y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5]*[$globals.$C$34]/[.R24]*[.K24]*[.W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830000">
            <text:p>830,000</text:p>
          </table:table-cell>
          <table:table-cell table:formula="oooc:=CEILING(([.R25]-[.U25]/2);[.U25])" office:value-type="float" office:value="6.51">
            <text:p>6.51</text:p>
          </table:table-cell>
          <table:table-cell table:formula="oooc:=[.$D25]*[$globals.$C$36]/[.$K25]" office:value-type="float" office:value="130.2">
            <text:p>130.2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9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01801.184226164">
            <text:p>101801.18</text:p>
          </table:table-cell>
          <table:table-cell table:formula="oooc:=[.Y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5]*[$globals.$C$34]/[.R25]*[.K25]*[.W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1300000">
            <text:p>1,300,000</text:p>
          </table:table-cell>
          <table:table-cell table:formula="oooc:=CEILING(([.R26]-[.U26]/2);[.U26])" office:value-type="float" office:value="8.15">
            <text:p>8.15</text:p>
          </table:table-cell>
          <table:table-cell table:formula="oooc:=[.$D26]*[$globals.$C$36]/[.$K26]" office:value-type="float" office:value="163">
            <text:p>163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9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154492.502343892">
            <text:p>154492.5</text:p>
          </table:table-cell>
          <table:table-cell table:formula="oooc:=[.Y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5]*[$globals.$C$34]/[.R26]*[.K26]*[.W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1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25.0056004856666">
            <text:p>25.01</text:p>
          </table:table-cell>
          <table:table-cell/>
          <table:table-cell table:style-name="ce13" office:value-type="float" office:value="40">
            <text:p>40</text:p>
          </table:table-cell>
          <table:table-cell table:formula="oooc:=[.I20]*[$globals.$C$21]" office:value-type="float" office:value="171.640625">
            <text:p>171.6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3"/>
          <table:table-cell table:style-name="ce13" table:formula="oooc:=[.W20]" office:value-type="float" office:value="100">
            <text:p>100</text:p>
          </table:table-cell>
          <table:table-cell table:formula="oooc:=[.X20]*[$globals.$C$6]" office:value-type="float" office:value="857.5">
            <text:p>857.5</text:p>
          </table:table-cell>
          <table:table-cell table:formula="oooc:=[.Y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2800000">
            <text:p>2,800,000</text:p>
          </table:table-cell>
          <table:table-cell table:formula="oooc:=CEILING(([.R29]-[.U29]/2);[.U29])" office:value-type="float" office:value="4.29">
            <text:p>4.29</text:p>
          </table:table-cell>
          <table:table-cell table:formula="oooc:=[.$D29]*[$globals.$C$36]/[.$K29]" office:value-type="float" office:value="85.8">
            <text:p>85.8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594547.807821201">
            <text:p>594547.81</text:p>
          </table:table-cell>
          <table:table-cell table:formula="oooc:=[.Y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5]*[$globals.$C$34]/[.R29]*[.K29]*[.W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4200000">
            <text:p>4,200,000</text:p>
          </table:table-cell>
          <table:table-cell table:formula="oooc:=CEILING(([.R30]-[.U30]/2);[.U30])" office:value-type="float" office:value="5.38">
            <text:p>5.38</text:p>
          </table:table-cell>
          <table:table-cell table:formula="oooc:=[.$D30]*[$globals.$C$36]/[.$K30]" office:value-type="float" office:value="107.6">
            <text:p>107.6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9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902280.059820421">
            <text:p>902280.06</text:p>
          </table:table-cell>
          <table:table-cell table:formula="oooc:=[.Y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5]*[$globals.$C$34]/[.R30]*[.K30]*[.W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6400000">
            <text:p>6,400,000</text:p>
          </table:table-cell>
          <table:table-cell table:formula="oooc:=CEILING(([.R31]-[.U31]/2);[.U31])" office:value-type="float" office:value="6.74">
            <text:p>6.74</text:p>
          </table:table-cell>
          <table:table-cell table:formula="oooc:=[.$D31]*[$globals.$C$36]/[.$K31]" office:value-type="float" office:value="134.8">
            <text:p>134.8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9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1369291.57864185">
            <text:p>1369291.58</text:p>
          </table:table-cell>
          <table:table-cell table:formula="oooc:=[.Y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5]*[$globals.$C$34]/[.R31]*[.K31]*[.W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9700000">
            <text:p>9,700,000</text:p>
          </table:table-cell>
          <table:table-cell table:formula="oooc:=CEILING(([.R32]-[.U32]/2);[.U32])" office:value-type="float" office:value="8.44">
            <text:p>8.44</text:p>
          </table:table-cell>
          <table:table-cell table:formula="oooc:=[.$D32]*[$globals.$C$36]/[.$K32]" office:value-type="float" office:value="168.8">
            <text:p>168.8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9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2078023.78755068">
            <text:p>2078023.79</text:p>
          </table:table-cell>
          <table:table-cell table:formula="oooc:=[.Y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5]*[$globals.$C$34]/[.R32]*[.K32]*[.W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5000000">
            <text:p>15,000,000</text:p>
          </table:table-cell>
          <table:table-cell table:formula="oooc:=CEILING(([.R33]-[.U33]/2);[.U33])" office:value-type="float" office:value="10.57">
            <text:p>10.57</text:p>
          </table:table-cell>
          <table:table-cell table:formula="oooc:=[.$D33]*[$globals.$C$36]/[.$K33]" office:value-type="float" office:value="211.4">
            <text:p>211.4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9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3153589.00104353">
            <text:p>3153589</text:p>
          </table:table-cell>
          <table:table-cell table:formula="oooc:=[.Y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5]*[$globals.$C$34]/[.R33]*[.K33]*[.W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2000000">
            <text:p>22,000,000</text:p>
          </table:table-cell>
          <table:table-cell table:formula="oooc:=CEILING(([.R34]-[.U34]/2);[.U34])" office:value-type="float" office:value="13.25">
            <text:p>13.25</text:p>
          </table:table-cell>
          <table:table-cell table:formula="oooc:=[.$D34]*[$globals.$C$36]/[.$K34]" office:value-type="float" office:value="265">
            <text:p>265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9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4785856.46953774">
            <text:p>4785856.47</text:p>
          </table:table-cell>
          <table:table-cell table:formula="oooc:=[.Y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5]*[$globals.$C$34]/[.R34]*[.K34]*[.W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1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40.079541101018">
            <text:p>40.08</text:p>
          </table:table-cell>
          <table:table-cell/>
          <table:table-cell table:style-name="ce13" office:value-type="float" office:value="75">
            <text:p>75</text:p>
          </table:table-cell>
          <table:table-cell table:formula="oooc:=[.I28]*[$globals.$C$21]" office:value-type="float" office:value="557.83203125">
            <text:p>557.8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3"/>
          <table:table-cell table:style-name="ce13" table:formula="oooc:=[.W28]" office:value-type="float" office:value="100">
            <text:p>100</text:p>
          </table:table-cell>
          <table:table-cell table:formula="oooc:=[.X28]*[$globals.$C$6]" office:value-type="float" office:value="3001.25">
            <text:p>3001.25</text:p>
          </table:table-cell>
          <table:table-cell table:formula="oooc:=[.Y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46000000">
            <text:p>46,000,000</text:p>
          </table:table-cell>
          <table:table-cell table:formula="oooc:=CEILING(([.R37]-[.U37]/2);[.U37])" office:value-type="float" office:value="7.44">
            <text:p>7.44</text:p>
          </table:table-cell>
          <table:table-cell table:formula="oooc:=[.$D37]*[$globals.$C$36]/[.$K37]" office:value-type="float" office:value="148.8">
            <text:p>148.8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18417854.7783297">
            <text:p>18417854.78</text:p>
          </table:table-cell>
          <table:table-cell table:formula="oooc:=[.Y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5]*[$globals.$C$34]/[.R37]*[.K37]*[.W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70000000">
            <text:p>70,000,000</text:p>
          </table:table-cell>
          <table:table-cell table:formula="oooc:=CEILING(([.R38]-[.U38]/2);[.U38])" office:value-type="float" office:value="9.32">
            <text:p>9.32</text:p>
          </table:table-cell>
          <table:table-cell table:formula="oooc:=[.$D38]*[$globals.$C$36]/[.$K38]" office:value-type="float" office:value="186.4">
            <text:p>186.4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9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27950760.0440985">
            <text:p>27950760.04</text:p>
          </table:table-cell>
          <table:table-cell table:formula="oooc:=[.Y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5]*[$globals.$C$34]/[.R38]*[.K38]*[.W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10000000">
            <text:p>110,000,000</text:p>
          </table:table-cell>
          <table:table-cell table:formula="oooc:=CEILING(([.R39]-[.U39]/2);[.U39])" office:value-type="float" office:value="11.68">
            <text:p>11.68</text:p>
          </table:table-cell>
          <table:table-cell table:formula="oooc:=[.$D39]*[$globals.$C$36]/[.$K39]" office:value-type="float" office:value="233.6">
            <text:p>233.6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9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42417805.7893027">
            <text:p>42417805.79</text:p>
          </table:table-cell>
          <table:table-cell table:formula="oooc:=[.Y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5]*[$globals.$C$34]/[.R39]*[.K39]*[.W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60000000">
            <text:p>160,000,000</text:p>
          </table:table-cell>
          <table:table-cell table:formula="oooc:=CEILING(([.R40]-[.U40]/2);[.U40])" office:value-type="float" office:value="14.63">
            <text:p>14.63</text:p>
          </table:table-cell>
          <table:table-cell table:formula="oooc:=[.$D40]*[$globals.$C$36]/[.$K40]" office:value-type="float" office:value="292.6">
            <text:p>292.6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9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64372855.8772734">
            <text:p>64372855.88</text:p>
          </table:table-cell>
          <table:table-cell table:formula="oooc:=[.Y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5]*[$globals.$C$34]/[.R40]*[.K40]*[.W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40000000">
            <text:p>240,000,000</text:p>
          </table:table-cell>
          <table:table-cell table:formula="oooc:=CEILING(([.R41]-[.U41]/2);[.U41])" office:value-type="float" office:value="18.33">
            <text:p>18.33</text:p>
          </table:table-cell>
          <table:table-cell table:formula="oooc:=[.$D41]*[$globals.$C$36]/[.$K41]" office:value-type="float" office:value="366.6">
            <text:p>366.6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9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97691629.6514623">
            <text:p>97691629.65</text:p>
          </table:table-cell>
          <table:table-cell table:formula="oooc:=[.Y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5]*[$globals.$C$34]/[.R41]*[.K41]*[.W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370000000">
            <text:p>370,000,000</text:p>
          </table:table-cell>
          <table:table-cell table:formula="oooc:=CEILING(([.R42]-[.U42]/2);[.U42])" office:value-type="float" office:value="22.96">
            <text:p>22.96</text:p>
          </table:table-cell>
          <table:table-cell table:formula="oooc:=[.$D42]*[$globals.$C$36]/[.$K42]" office:value-type="float" office:value="459.2">
            <text:p>459.2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9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148255881.674">
            <text:p>148255881.67</text:p>
          </table:table-cell>
          <table:table-cell table:formula="oooc:=[.Y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5]*[$globals.$C$34]/[.R42]*[.K42]*[.W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1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9.884872067845">
            <text:p>159.88</text:p>
          </table:table-cell>
          <table:table-cell/>
          <table:table-cell table:style-name="ce13" office:value-type="float" office:value="350">
            <text:p>350</text:p>
          </table:table-cell>
          <table:table-cell table:formula="oooc:=[.I36]*[$globals.$C$21]" office:value-type="float" office:value="1812.9541015625">
            <text:p>1812.9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3"/>
          <table:table-cell table:style-name="ce13" table:formula="oooc:=[.W36]" office:value-type="float" office:value="100">
            <text:p>100</text:p>
          </table:table-cell>
          <table:table-cell table:formula="oooc:=[.X36]*[$globals.$C$6]" office:value-type="float" office:value="10504.375">
            <text:p>10504.38</text:p>
          </table:table-cell>
          <table:table-cell table:formula="oooc:=[.Y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900000000">
            <text:p>1,900,000,000</text:p>
          </table:table-cell>
          <table:table-cell table:formula="oooc:=CEILING(([.R45]-[.U45]/2);[.U45])" office:value-type="float" office:value="5.18">
            <text:p>5.18</text:p>
          </table:table-cell>
          <table:table-cell table:formula="oooc:=[.$D45]*[$globals.$C$36]/[.$K45]" office:value-type="float" office:value="103.6">
            <text:p>103.6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570546842.7825">
            <text:p>570546842.78</text:p>
          </table:table-cell>
          <table:table-cell table:formula="oooc:=[.Y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5]*[$globals.$C$34]/[.R45]*[.K45]*[.W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900000000">
            <text:p>2,900,000,000</text:p>
          </table:table-cell>
          <table:table-cell table:formula="oooc:=CEILING(([.R46]-[.U46]/2);[.U46])" office:value-type="float" office:value="6.49">
            <text:p>6.49</text:p>
          </table:table-cell>
          <table:table-cell table:formula="oooc:=[.$D46]*[$globals.$C$36]/[.$K46]" office:value-type="float" office:value="129.8">
            <text:p>129.8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9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865856425.108476">
            <text:p>865856425.11</text:p>
          </table:table-cell>
          <table:table-cell table:formula="oooc:=[.Y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5]*[$globals.$C$34]/[.R46]*[.K46]*[.W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400000000">
            <text:p>4,400,000,000</text:p>
          </table:table-cell>
          <table:table-cell table:formula="oooc:=CEILING(([.R47]-[.U47]/2);[.U47])" office:value-type="float" office:value="8.13">
            <text:p>8.13</text:p>
          </table:table-cell>
          <table:table-cell table:formula="oooc:=[.$D47]*[$globals.$C$36]/[.$K47]" office:value-type="float" office:value="162.6">
            <text:p>162.6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9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1314015419.392">
            <text:p>1314015419.39</text:p>
          </table:table-cell>
          <table:table-cell table:formula="oooc:=[.Y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5]*[$globals.$C$34]/[.R47]*[.K47]*[.W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600000000">
            <text:p>6,600,000,000</text:p>
          </table:table-cell>
          <table:table-cell table:formula="oooc:=CEILING(([.R48]-[.U48]/2);[.U48])" office:value-type="float" office:value="10.19">
            <text:p>10.19</text:p>
          </table:table-cell>
          <table:table-cell table:formula="oooc:=[.$D48]*[$globals.$C$36]/[.$K48]" office:value-type="float" office:value="203.8">
            <text:p>203.8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9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1994137217.59196">
            <text:p>1994137217.59</text:p>
          </table:table-cell>
          <table:table-cell table:formula="oooc:=[.Y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5]*[$globals.$C$34]/[.R48]*[.K48]*[.W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0000000000">
            <text:p>10,000,000,000</text:p>
          </table:table-cell>
          <table:table-cell table:formula="oooc:=CEILING(([.R49]-[.U49]/2);[.U49])" office:value-type="float" office:value="12.76">
            <text:p>12.76</text:p>
          </table:table-cell>
          <table:table-cell table:formula="oooc:=[.$D49]*[$globals.$C$36]/[.$K49]" office:value-type="float" office:value="255.2">
            <text:p>255.2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9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3026283545.7634">
            <text:p>3026283545.76</text:p>
          </table:table-cell>
          <table:table-cell table:formula="oooc:=[.Y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5]*[$globals.$C$34]/[.R49]*[.K49]*[.W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5000000000">
            <text:p>15,000,000,000</text:p>
          </table:table-cell>
          <table:table-cell table:formula="oooc:=CEILING(([.R50]-[.U50]/2);[.U50])" office:value-type="float" office:value="15.99">
            <text:p>15.99</text:p>
          </table:table-cell>
          <table:table-cell table:formula="oooc:=[.$D50]*[$globals.$C$36]/[.$K50]" office:value-type="float" office:value="319.8">
            <text:p>319.8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9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4592658929.66865">
            <text:p>4592658929.67</text:p>
          </table:table-cell>
          <table:table-cell table:formula="oooc:=[.Y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5]*[$globals.$C$34]/[.R50]*[.K50]*[.W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1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68.615721777668">
            <text:p>468.62</text:p>
          </table:table-cell>
          <table:table-cell/>
          <table:table-cell table:style-name="ce13" office:value-type="float" office:value="1200">
            <text:p>1200</text:p>
          </table:table-cell>
          <table:table-cell table:formula="oooc:=[.I44]*[$globals.$C$21]" office:value-type="float" office:value="5892.10083007812">
            <text:p>5892.1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3"/>
          <table:table-cell table:style-name="ce13" table:formula="oooc:=[.W44]" office:value-type="float" office:value="100">
            <text:p>100</text:p>
          </table:table-cell>
          <table:table-cell table:formula="oooc:=[.X44]*[$globals.$C$6]" office:value-type="float" office:value="36765.3125">
            <text:p>36765.31</text:p>
          </table:table-cell>
          <table:table-cell table:formula="oooc:=[.Y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1">
            <text:p>4.91</text:p>
          </table:table-cell>
          <table:table-cell table:formula="oooc:=[.$D53]*[$globals.$C$36]/[.$K53]" office:value-type="float" office:value="98.2">
            <text:p>98.2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17674354789.2498">
            <text:p>17674354789.25</text:p>
          </table:table-cell>
          <table:table-cell table:formula="oooc:=[.Y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5]*[$globals.$C$34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8000000000">
            <text:p>88,000,000,000</text:p>
          </table:table-cell>
          <table:table-cell table:formula="oooc:=CEILING(([.R54]-[.U54]/2);[.U54])" office:value-type="float" office:value="6.15">
            <text:p>6.15</text:p>
          </table:table-cell>
          <table:table-cell table:formula="oooc:=[.$D54]*[$globals.$C$36]/[.$K54]" office:value-type="float" office:value="123">
            <text:p>123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9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26822431580.3507">
            <text:p>26822431580.35</text:p>
          </table:table-cell>
          <table:table-cell table:formula="oooc:=[.Y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5]*[$globals.$C$34]/[.R54]*[.K54]*[.W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30000000000">
            <text:p>130,000,000,000</text:p>
          </table:table-cell>
          <table:table-cell table:formula="oooc:=CEILING(([.R55]-[.U55]/2);[.U55])" office:value-type="float" office:value="7.71">
            <text:p>7.71</text:p>
          </table:table-cell>
          <table:table-cell table:formula="oooc:=[.$D55]*[$globals.$C$36]/[.$K55]" office:value-type="float" office:value="154.2">
            <text:p>154.2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9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40705465317.4771">
            <text:p>40705465317.48</text:p>
          </table:table-cell>
          <table:table-cell table:formula="oooc:=[.Y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5]*[$globals.$C$34]/[.R55]*[.K55]*[.W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00000000000">
            <text:p>200,000,000,000</text:p>
          </table:table-cell>
          <table:table-cell table:formula="oooc:=CEILING(([.R56]-[.U56]/2);[.U56])" office:value-type="float" office:value="9.66">
            <text:p>9.66</text:p>
          </table:table-cell>
          <table:table-cell table:formula="oooc:=[.$D56]*[$globals.$C$36]/[.$K56]" office:value-type="float" office:value="193.2">
            <text:p>193.2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9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61774224374.4282">
            <text:p>61774224374.43</text:p>
          </table:table-cell>
          <table:table-cell table:formula="oooc:=[.Y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5]*[$globals.$C$34]/[.R56]*[.K56]*[.W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10000000000">
            <text:p>310,000,000,000</text:p>
          </table:table-cell>
          <table:table-cell table:formula="oooc:=CEILING(([.R57]-[.U57]/2);[.U57])" office:value-type="float" office:value="12.1">
            <text:p>12.1</text:p>
          </table:table-cell>
          <table:table-cell table:formula="oooc:=[.$D57]*[$globals.$C$36]/[.$K57]" office:value-type="float" office:value="242">
            <text:p>242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9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93747971366.974">
            <text:p>93747971366.97</text:p>
          </table:table-cell>
          <table:table-cell table:formula="oooc:=[.Y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5]*[$globals.$C$34]/[.R57]*[.K57]*[.W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460000000000">
            <text:p>460,000,000,000</text:p>
          </table:table-cell>
          <table:table-cell table:formula="oooc:=CEILING(([.R58]-[.U58]/2);[.U58])" office:value-type="float" office:value="15.16">
            <text:p>15.16</text:p>
          </table:table-cell>
          <table:table-cell table:formula="oooc:=[.$D58]*[$globals.$C$36]/[.$K58]" office:value-type="float" office:value="303.2">
            <text:p>303.2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9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142271023625.529">
            <text:p>142271023625.53</text:p>
          </table:table-cell>
          <table:table-cell table:formula="oooc:=[.Y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5]*[$globals.$C$34]/[.R58]*[.K58]*[.W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1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3" office:value-type="float" office:value="0.6">
            <text:p>0.6</text:p>
          </table:table-cell>
          <table:table-cell table:formula="oooc:=[$globals.$D$31]" office:value-type="float" office:value="5">
            <text:p>5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4]/[.J4]" office:value-type="float" office:value="3.2258064516129">
            <text:p>3.23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95">
            <text:p>95</text:p>
          </table:table-cell>
          <table:table-cell table:formula="oooc:=CEILING(([.R5]-[.U5]/2);[.U5])" office:value-type="float" office:value="5.38">
            <text:p>5.38</text:p>
          </table:table-cell>
          <table:table-cell table:formula="oooc:=[.$D5]*[$globals.$C$36]/[.$K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55">
            <text:p>1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31">
            <text:p>31</text:p>
          </table:table-cell>
          <table:table-cell table:formula="oooc:=[.Y4]/[.M5]" office:value-type="float" office:value="25.8064516129032">
            <text:p>25.81</text:p>
          </table:table-cell>
          <table:table-cell table:formula="oooc:=([.D5]/[.C5])/([.R5]/[.Q5])" office:value-type="float" office:value="0.979613052631579">
            <text:p>0.98</text:p>
          </table:table-cell>
          <table:table-cell/>
          <table:table-cell table:formula="oooc:=[.I5]^[$globals.$C$25]*[$globals.$C$34]/[.R5]*[.K5]*[.W5]" office:value-type="float" office:value="93">
            <text:p>93</text:p>
          </table:table-cell>
          <table:table-cell table:formula="oooc:=[.S5]/[.H5]" office:value-type="float" office:value="5.3763440860215">
            <text:p>5.38</text:p>
          </table:table-cell>
          <table:table-cell table:formula="oooc:=[.I5]/[.J5]" office:value-type="float" office:value="3.2258064516129">
            <text:p>3.23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40">
            <text:p>140</text:p>
          </table:table-cell>
          <table:table-cell table:formula="oooc:=CEILING(([.R6]-[.U6]/2);[.U6])" office:value-type="float" office:value="6.74">
            <text:p>6.74</text:p>
          </table:table-cell>
          <table:table-cell table:formula="oooc:=[.$D6]*[$globals.$C$36]/[.$K6]" office:value-type="float" office:value="134.8">
            <text:p>134.8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9]" office:value-type="float" office:value="6.26457189257534">
            <text:p>6.26</text:p>
          </table:table-cell>
          <table:table-cell table:formula="oooc:=[.J5]" office:value-type="float" office:value="1.55">
            <text:p>1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47.0453031471688">
            <text:p>47.05</text:p>
          </table:table-cell>
          <table:table-cell table:formula="oooc:=[.Y4]/[.M6]" office:value-type="float" office:value="17.0048856417699">
            <text:p>17</text:p>
          </table:table-cell>
          <table:table-cell table:formula="oooc:=([.D6]/[.C6])/([.R6]/[.Q6])" office:value-type="float" office:value="1.00869748476205">
            <text:p>1.01</text:p>
          </table:table-cell>
          <table:table-cell/>
          <table:table-cell table:formula="oooc:=[.I6]^[$globals.$C$25]*[$globals.$C$34]/[.R6]*[.K6]*[.W6]" office:value-type="float" office:value="141.135909441506">
            <text:p>141.14</text:p>
          </table:table-cell>
          <table:table-cell table:formula="oooc:=[.S6]/[.H6]" office:value-type="float" office:value="6.7360988092208">
            <text:p>6.74</text:p>
          </table:table-cell>
          <table:table-cell table:formula="oooc:=[.I6]/[.J6]" office:value-type="float" office:value="4.04165928553248">
            <text:p>4.0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10">
            <text:p>210</text:p>
          </table:table-cell>
          <table:table-cell table:formula="oooc:=CEILING(([.R7]-[.U7]/2);[.U7])" office:value-type="float" office:value="8.44">
            <text:p>8.44</text:p>
          </table:table-cell>
          <table:table-cell table:formula="oooc:=[.$D7]*[$globals.$C$36]/[.$K7]" office:value-type="float" office:value="168.8">
            <text:p>168.8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9]" office:value-type="float" office:value="7.848972199449">
            <text:p>7.85</text:p>
          </table:table-cell>
          <table:table-cell table:formula="oooc:=[.J6]" office:value-type="float" office:value="1.55">
            <text:p>1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71.3955015551293">
            <text:p>71.4</text:p>
          </table:table-cell>
          <table:table-cell table:formula="oooc:=[.Y4]/[.M7]" office:value-type="float" office:value="11.2051877579747">
            <text:p>11.21</text:p>
          </table:table-cell>
          <table:table-cell table:formula="oooc:=([.D7]/[.C7])/([.R7]/[.Q7])" office:value-type="float" office:value="1.01996533807475">
            <text:p>1.02</text:p>
          </table:table-cell>
          <table:table-cell/>
          <table:table-cell table:formula="oooc:=[.I7]^[$globals.$C$25]*[$globals.$C$34]/[.R7]*[.K7]*[.W7]" office:value-type="float" office:value="214.186504665388">
            <text:p>214.19</text:p>
          </table:table-cell>
          <table:table-cell table:formula="oooc:=[.S7]/[.H7]" office:value-type="float" office:value="8.43975505317097">
            <text:p>8.44</text:p>
          </table:table-cell>
          <table:table-cell table:formula="oooc:=[.I7]/[.J7]" office:value-type="float" office:value="5.06385303190258">
            <text:p>5.0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30">
            <text:p>330</text:p>
          </table:table-cell>
          <table:table-cell table:formula="oooc:=CEILING(([.R8]-[.U8]/2);[.U8])" office:value-type="float" office:value="10.57">
            <text:p>10.57</text:p>
          </table:table-cell>
          <table:table-cell table:formula="oooc:=[.$D8]*[$globals.$C$36]/[.$K8]" office:value-type="float" office:value="211.4">
            <text:p>211.4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9]" office:value-type="float" office:value="9.83409012525469">
            <text:p>9.83</text:p>
          </table:table-cell>
          <table:table-cell table:formula="oooc:=[.J7]" office:value-type="float" office:value="1.55">
            <text:p>1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108.349129484039">
            <text:p>108.35</text:p>
          </table:table-cell>
          <table:table-cell table:formula="oooc:=[.Y4]/[.M8]" office:value-type="float" office:value="7.38353878623314">
            <text:p>7.38</text:p>
          </table:table-cell>
          <table:table-cell table:formula="oooc:=([.D8]/[.C8])/([.R8]/[.Q8])" office:value-type="float" office:value="0.984592431370064">
            <text:p>0.98</text:p>
          </table:table-cell>
          <table:table-cell/>
          <table:table-cell table:formula="oooc:=[.I8]^[$globals.$C$25]*[$globals.$C$34]/[.R8]*[.K8]*[.W8]" office:value-type="float" office:value="325.047388452118">
            <text:p>325.05</text:p>
          </table:table-cell>
          <table:table-cell table:formula="oooc:=[.S8]/[.H8]" office:value-type="float" office:value="10.5742904572631">
            <text:p>10.57</text:p>
          </table:table-cell>
          <table:table-cell table:formula="oooc:=[.I8]/[.J8]" office:value-type="float" office:value="6.34457427435787">
            <text:p>6.3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490">
            <text:p>490</text:p>
          </table:table-cell>
          <table:table-cell table:formula="oooc:=CEILING(([.R9]-[.U9]/2);[.U9])" office:value-type="float" office:value="13.25">
            <text:p>13.25</text:p>
          </table:table-cell>
          <table:table-cell table:formula="oooc:=[.$D9]*[$globals.$C$36]/[.$K9]" office:value-type="float" office:value="265">
            <text:p>265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9]" office:value-type="float" office:value="12.3212729175447">
            <text:p>12.32</text:p>
          </table:table-cell>
          <table:table-cell table:formula="oooc:=[.J8]" office:value-type="float" office:value="1.55">
            <text:p>1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64.429601364789">
            <text:p>164.43</text:p>
          </table:table-cell>
          <table:table-cell table:formula="oooc:=[.Y4]/[.M9]" office:value-type="float" office:value="4.86530401679433">
            <text:p>4.87</text:p>
          </table:table-cell>
          <table:table-cell table:formula="oooc:=([.D9]/[.C9])/([.R9]/[.Q9])" office:value-type="float" office:value="1.00681210408578">
            <text:p>1.01</text:p>
          </table:table-cell>
          <table:table-cell/>
          <table:table-cell table:formula="oooc:=[.I9]^[$globals.$C$25]*[$globals.$C$34]/[.R9]*[.K9]*[.W9]" office:value-type="float" office:value="493.288804094368">
            <text:p>493.29</text:p>
          </table:table-cell>
          <table:table-cell table:formula="oooc:=[.S9]/[.H9]" office:value-type="float" office:value="13.2486805564996">
            <text:p>13.25</text:p>
          </table:table-cell>
          <table:table-cell table:formula="oooc:=[.I9]/[.J9]" office:value-type="float" office:value="7.94920833389978">
            <text:p>7.95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50">
            <text:p>750</text:p>
          </table:table-cell>
          <table:table-cell table:formula="oooc:=CEILING(([.R10]-[.U10]/2);[.U10])" office:value-type="float" office:value="16.6">
            <text:p>16.6</text:p>
          </table:table-cell>
          <table:table-cell table:formula="oooc:=[.$D10]*[$globals.$C$36]/[.$K10]" office:value-type="float" office:value="332">
            <text:p>332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9]" office:value-type="float" office:value="15.4375">
            <text:p>15.44</text:p>
          </table:table-cell>
          <table:table-cell table:formula="oooc:=[.J9]" office:value-type="float" office:value="1.55">
            <text:p>1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249.536788470149">
            <text:p>249.54</text:p>
          </table:table-cell>
          <table:table-cell table:formula="oooc:=[.Y4]/[.M10]" office:value-type="float" office:value="3.20594011369871">
            <text:p>3.21</text:p>
          </table:table-cell>
          <table:table-cell table:formula="oooc:=([.D10]/[.C10])/([.R10]/[.Q10])" office:value-type="float" office:value="0.998179482533354">
            <text:p>1</text:p>
          </table:table-cell>
          <table:table-cell/>
          <table:table-cell table:formula="oooc:=[.I10]^[$globals.$C$25]*[$globals.$C$34]/[.R10]*[.K10]*[.W10]" office:value-type="float" office:value="748.610365410447">
            <text:p>748.61</text:p>
          </table:table-cell>
          <table:table-cell table:formula="oooc:=[.S10]/[.H10]" office:value-type="float" office:value="16.5994623655914">
            <text:p>16.6</text:p>
          </table:table-cell>
          <table:table-cell table:formula="oooc:=[.I10]/[.J10]" office:value-type="float" office:value="9.95967741935484">
            <text:p>9.96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1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2.20679468242245">
            <text:p>2.21</text:p>
          </table:table-cell>
          <table:table-cell/>
          <table:table-cell table:style-name="ce13" office:value-type="float" office:value="1.5">
            <text:p>1.5</text:p>
          </table:table-cell>
          <table:table-cell table:formula="oooc:=[.I4]*[$globals.$C$21]" office:value-type="float" office:value="16.25">
            <text:p>16.25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12]/[.J12]" office:value-type="float" office:value="10.15625">
            <text:p>10.16</text:p>
          </table:table-cell>
          <table:table-cell table:number-columns-repeated="3"/>
          <table:table-cell table:style-name="ce13" table:formula="oooc:=[.W4]" office:value-type="float" office:value="100">
            <text:p>100</text:p>
          </table:table-cell>
          <table:table-cell table:formula="oooc:=[.X4]*[$globals.$C$6]" office:value-type="float" office:value="70">
            <text:p>70</text:p>
          </table:table-cell>
          <table:table-cell table:formula="oooc:=[.Y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2100">
            <text:p>2,100</text:p>
          </table:table-cell>
          <table:table-cell table:formula="oooc:=CEILING(([.R13]-[.U13]/2);[.U13])" office:value-type="float" office:value="6.77">
            <text:p>6.77</text:p>
          </table:table-cell>
          <table:table-cell table:formula="oooc:=[.$D13]*[$globals.$C$36]/[.$K13]" office:value-type="float" office:value="135.4">
            <text:p>135.4</text:p>
          </table:table-cell>
          <table:table-cell table:formula="oooc:=[.F12]" office:value-type="float" office:value="2.20679468242245">
            <text:p>2.21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">
            <text:p>1.6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991.293458916921">
            <text:p>991.29</text:p>
          </table:table-cell>
          <table:table-cell table:formula="oooc:=[.Y12]/[.M13]" office:value-type="float" office:value="24.2107922574433">
            <text:p>24.21</text:p>
          </table:table-cell>
          <table:table-cell table:formula="oooc:=([.D13]/[.C13])/([.R13]/[.Q13])" office:value-type="float" office:value="1.01139944241646">
            <text:p>1.01</text:p>
          </table:table-cell>
          <table:table-cell/>
          <table:table-cell table:formula="oooc:=[.I13]^[$globals.$C$25]*[$globals.$C$34]/[.R13]*[.K13]*[.W13]" office:value-type="float" office:value="2124.20026910769">
            <text:p>2124.2</text:p>
          </table:table-cell>
          <table:table-cell table:formula="oooc:=[.S13]/[.H13]" office:value-type="float" office:value="6.77083333333333">
            <text:p>6.77</text:p>
          </table:table-cell>
          <table:table-cell table:formula="oooc:=[.I13]/[.J13]" office:value-type="float" office:value="10.15625">
            <text:p>10.1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3200">
            <text:p>3,200</text:p>
          </table:table-cell>
          <table:table-cell table:formula="oooc:=CEILING(([.R14]-[.U14]/2);[.U14])" office:value-type="float" office:value="8.48">
            <text:p>8.48</text:p>
          </table:table-cell>
          <table:table-cell table:formula="oooc:=[.$D14]*[$globals.$C$36]/[.$K14]" office:value-type="float" office:value="169.6">
            <text:p>169.6</text:p>
          </table:table-cell>
          <table:table-cell table:formula="oooc:=[.F13]" office:value-type="float" office:value="2.20679468242245">
            <text:p>2.21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9]" office:value-type="float" office:value="20.3598586508699">
            <text:p>20.36</text:p>
          </table:table-cell>
          <table:table-cell table:formula="oooc:=[.J13]" office:value-type="float" office:value="1.6">
            <text:p>1.6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1504.37746072748">
            <text:p>1504.38</text:p>
          </table:table-cell>
          <table:table-cell table:formula="oooc:=[.Y12]/[.M14]" office:value-type="float" office:value="15.9534429533357">
            <text:p>15.95</text:p>
          </table:table-cell>
          <table:table-cell table:formula="oooc:=([.D14]/[.C14])/([.R14]/[.Q14])" office:value-type="float" office:value="1.00700677890912">
            <text:p>1.01</text:p>
          </table:table-cell>
          <table:table-cell/>
          <table:table-cell table:formula="oooc:=[.I14]^[$globals.$C$25]*[$globals.$C$34]/[.R14]*[.K14]*[.W14]" office:value-type="float" office:value="3223.66598727318">
            <text:p>3223.67</text:p>
          </table:table-cell>
          <table:table-cell table:formula="oooc:=[.S14]/[.H14]" office:value-type="float" office:value="8.48327443786244">
            <text:p>8.48</text:p>
          </table:table-cell>
          <table:table-cell table:formula="oooc:=[.I14]/[.J14]" office:value-type="float" office:value="12.7249116567937">
            <text:p>12.7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4900">
            <text:p>4,900</text:p>
          </table:table-cell>
          <table:table-cell table:formula="oooc:=CEILING(([.R15]-[.U15]/2);[.U15])" office:value-type="float" office:value="10.63">
            <text:p>10.63</text:p>
          </table:table-cell>
          <table:table-cell table:formula="oooc:=[.$D15]*[$globals.$C$36]/[.$K15]" office:value-type="float" office:value="212.6">
            <text:p>212.6</text:p>
          </table:table-cell>
          <table:table-cell table:formula="oooc:=[.F14]" office:value-type="float" office:value="2.20679468242245">
            <text:p>2.21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9]" office:value-type="float" office:value="25.5091596482092">
            <text:p>25.51</text:p>
          </table:table-cell>
          <table:table-cell table:formula="oooc:=[.J14]" office:value-type="float" office:value="1.6">
            <text:p>1.6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2283.02882863524">
            <text:p>2283.03</text:p>
          </table:table-cell>
          <table:table-cell table:formula="oooc:=[.Y12]/[.M15]" office:value-type="float" office:value="10.5123508292915">
            <text:p>10.51</text:p>
          </table:table-cell>
          <table:table-cell table:formula="oooc:=([.D15]/[.C15])/([.R15]/[.Q15])" office:value-type="float" office:value="0.998520277941595">
            <text:p>1</text:p>
          </table:table-cell>
          <table:table-cell/>
          <table:table-cell table:formula="oooc:=[.I15]^[$globals.$C$25]*[$globals.$C$34]/[.R15]*[.K15]*[.W15]" office:value-type="float" office:value="4892.2046327898">
            <text:p>4892.2</text:p>
          </table:table-cell>
          <table:table-cell table:formula="oooc:=[.S15]/[.H15]" office:value-type="float" office:value="10.6288165200872">
            <text:p>10.63</text:p>
          </table:table-cell>
          <table:table-cell table:formula="oooc:=[.I15]/[.J15]" office:value-type="float" office:value="15.9432247801308">
            <text:p>15.9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7400">
            <text:p>7,400</text:p>
          </table:table-cell>
          <table:table-cell table:formula="oooc:=CEILING(([.R16]-[.U16]/2);[.U16])" office:value-type="float" office:value="13.32">
            <text:p>13.32</text:p>
          </table:table-cell>
          <table:table-cell table:formula="oooc:=[.$D16]*[$globals.$C$36]/[.$K16]" office:value-type="float" office:value="266.4">
            <text:p>266.4</text:p>
          </table:table-cell>
          <table:table-cell table:formula="oooc:=[.F15]" office:value-type="float" office:value="2.20679468242245">
            <text:p>2.21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9]" office:value-type="float" office:value="31.9607929070777">
            <text:p>31.96</text:p>
          </table:table-cell>
          <table:table-cell table:formula="oooc:=[.J15]" office:value-type="float" office:value="1.6">
            <text:p>1.6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3464.70268828615">
            <text:p>3464.7</text:p>
          </table:table-cell>
          <table:table-cell table:formula="oooc:=[.Y12]/[.M16]" office:value-type="float" office:value="6.9270012925328">
            <text:p>6.93</text:p>
          </table:table-cell>
          <table:table-cell table:formula="oooc:=([.D16]/[.C16])/([.R16]/[.Q16])" office:value-type="float" office:value="1.00351852459484">
            <text:p>1</text:p>
          </table:table-cell>
          <table:table-cell/>
          <table:table-cell table:formula="oooc:=[.I16]^[$globals.$C$25]*[$globals.$C$34]/[.R16]*[.K16]*[.W16]" office:value-type="float" office:value="7424.36290347032">
            <text:p>7424.36</text:p>
          </table:table-cell>
          <table:table-cell table:formula="oooc:=[.S16]/[.H16]" office:value-type="float" office:value="13.3169970446157">
            <text:p>13.32</text:p>
          </table:table-cell>
          <table:table-cell table:formula="oooc:=[.I16]/[.J16]" office:value-type="float" office:value="19.9754955669236">
            <text:p>19.98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1000">
            <text:p>11,000</text:p>
          </table:table-cell>
          <table:table-cell table:formula="oooc:=CEILING(([.R17]-[.U17]/2);[.U17])" office:value-type="float" office:value="16.69">
            <text:p>16.69</text:p>
          </table:table-cell>
          <table:table-cell table:formula="oooc:=[.$D17]*[$globals.$C$36]/[.$K17]" office:value-type="float" office:value="333.8">
            <text:p>333.8</text:p>
          </table:table-cell>
          <table:table-cell table:formula="oooc:=[.F16]" office:value-type="float" office:value="2.20679468242245">
            <text:p>2.21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9]" office:value-type="float" office:value="40.0441369820201">
            <text:p>40.04</text:p>
          </table:table-cell>
          <table:table-cell table:formula="oooc:=[.J16]" office:value-type="float" office:value="1.6">
            <text:p>1.6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5257.99962210427">
            <text:p>5258</text:p>
          </table:table-cell>
          <table:table-cell table:formula="oooc:=[.Y12]/[.M17]" office:value-type="float" office:value="4.5644735117716">
            <text:p>4.56</text:p>
          </table:table-cell>
          <table:table-cell table:formula="oooc:=([.D17]/[.C17])/([.R17]/[.Q17])" office:value-type="float" office:value="1.02458908381734">
            <text:p>1.02</text:p>
          </table:table-cell>
          <table:table-cell/>
          <table:table-cell table:formula="oooc:=[.I17]^[$globals.$C$25]*[$globals.$C$34]/[.R17]*[.K17]*[.W17]" office:value-type="float" office:value="11267.1420473663">
            <text:p>11267.14</text:p>
          </table:table-cell>
          <table:table-cell table:formula="oooc:=[.S17]/[.H17]" office:value-type="float" office:value="16.6850570758417">
            <text:p>16.69</text:p>
          </table:table-cell>
          <table:table-cell table:formula="oooc:=[.I17]/[.J17]" office:value-type="float" office:value="25.0275856137626">
            <text:p>25.03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17000">
            <text:p>17,000</text:p>
          </table:table-cell>
          <table:table-cell table:formula="oooc:=CEILING(([.R18]-[.U18]/2);[.U18])" office:value-type="float" office:value="20.9">
            <text:p>20.9</text:p>
          </table:table-cell>
          <table:table-cell table:formula="oooc:=[.$D18]*[$globals.$C$36]/[.$K18]" office:value-type="float" office:value="418">
            <text:p>418</text:p>
          </table:table-cell>
          <table:table-cell table:formula="oooc:=[.F17]" office:value-type="float" office:value="2.20679468242245">
            <text:p>2.21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9]" office:value-type="float" office:value="50.171875">
            <text:p>50.17</text:p>
          </table:table-cell>
          <table:table-cell table:formula="oooc:=[.J17]" office:value-type="float" office:value="1.6">
            <text:p>1.6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7979.48987643852">
            <text:p>7979.49</text:p>
          </table:table-cell>
          <table:table-cell table:formula="oooc:=[.Y12]/[.M18]" office:value-type="float" office:value="3.00771106569934">
            <text:p>3.01</text:p>
          </table:table-cell>
          <table:table-cell table:formula="oooc:=([.D18]/[.C18])/([.R18]/[.Q18])" office:value-type="float" office:value="1.00557998820774">
            <text:p>1.01</text:p>
          </table:table-cell>
          <table:table-cell/>
          <table:table-cell table:formula="oooc:=[.I18]^[$globals.$C$25]*[$globals.$C$34]/[.R18]*[.K18]*[.W18]" office:value-type="float" office:value="17098.9068780825">
            <text:p>17098.91</text:p>
          </table:table-cell>
          <table:table-cell table:formula="oooc:=[.S18]/[.H18]" office:value-type="float" office:value="20.9049479166667">
            <text:p>20.9</text:p>
          </table:table-cell>
          <table:table-cell table:formula="oooc:=[.I18]/[.J18]" office:value-type="float" office:value="31.357421875">
            <text:p>31.36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1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5.48346208406425">
            <text:p>5.48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I12]*[$globals.$C$21]" office:value-type="float" office:value="52.8125">
            <text:p>52.81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20]/[.J20]" office:value-type="float" office:value="34.0725806451613">
            <text:p>34.07</text:p>
          </table:table-cell>
          <table:table-cell table:number-columns-repeated="3"/>
          <table:table-cell table:style-name="ce13" table:formula="oooc:=[.W12]" office:value-type="float" office:value="100">
            <text:p>100</text:p>
          </table:table-cell>
          <table:table-cell table:formula="oooc:=[.X12]*[$globals.$C$6]" office:value-type="float" office:value="245">
            <text:p>245</text:p>
          </table:table-cell>
          <table:table-cell table:formula="oooc:=[.Y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55000">
            <text:p>55,000</text:p>
          </table:table-cell>
          <table:table-cell table:formula="oooc:=CEILING(([.R21]-[.U21]/2);[.U21])" office:value-type="float" office:value="7.57">
            <text:p>7.57</text:p>
          </table:table-cell>
          <table:table-cell table:formula="oooc:=[.$D21]*[$globals.$C$36]/[.$K21]" office:value-type="float" office:value="151.4">
            <text:p>151.4</text:p>
          </table:table-cell>
          <table:table-cell table:formula="oooc:=[.F20]" office:value-type="float" office:value="5.48346208406425">
            <text:p>5.48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55">
            <text:p>1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29748.5784887067">
            <text:p>29748.58</text:p>
          </table:table-cell>
          <table:table-cell table:formula="oooc:=[.Y20]/[.M21]" office:value-type="float" office:value="24.2028371296239">
            <text:p>24.2</text:p>
          </table:table-cell>
          <table:table-cell table:formula="oooc:=([.D21]/[.C21])/([.R21]/[.Q21])" office:value-type="float" office:value="0.993237991950079">
            <text:p>0.99</text:p>
          </table:table-cell>
          <table:table-cell/>
          <table:table-cell table:formula="oooc:=[.I21]^[$globals.$C$25]*[$globals.$C$34]/[.R21]*[.K21]*[.W21]" office:value-type="float" office:value="54640.246203747">
            <text:p>54640.25</text:p>
          </table:table-cell>
          <table:table-cell table:formula="oooc:=[.S21]/[.H21]" office:value-type="float" office:value="7.57168458781362">
            <text:p>7.57</text:p>
          </table:table-cell>
          <table:table-cell table:formula="oooc:=[.I21]/[.J21]" office:value-type="float" office:value="34.0725806451613">
            <text:p>34.07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83000">
            <text:p>83,000</text:p>
          </table:table-cell>
          <table:table-cell table:formula="oooc:=CEILING(([.R22]-[.U22]/2);[.U22])" office:value-type="float" office:value="9.49">
            <text:p>9.49</text:p>
          </table:table-cell>
          <table:table-cell table:formula="oooc:=[.$D22]*[$globals.$C$36]/[.$K22]" office:value-type="float" office:value="189.8">
            <text:p>189.8</text:p>
          </table:table-cell>
          <table:table-cell table:formula="oooc:=[.F21]" office:value-type="float" office:value="5.48346208406425">
            <text:p>5.48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9]" office:value-type="float" office:value="66.169540615327">
            <text:p>66.17</text:p>
          </table:table-cell>
          <table:table-cell table:formula="oooc:=[.J21]" office:value-type="float" office:value="1.55">
            <text:p>1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45146.1578451145">
            <text:p>45146.16</text:p>
          </table:table-cell>
          <table:table-cell table:formula="oooc:=[.Y20]/[.M22]" office:value-type="float" office:value="15.9482010068309">
            <text:p>15.95</text:p>
          </table:table-cell>
          <table:table-cell table:formula="oooc:=([.D22]/[.C22])/([.R22]/[.Q22])" office:value-type="float" office:value="0.99940481511778">
            <text:p>1</text:p>
          </table:table-cell>
          <table:table-cell/>
          <table:table-cell table:formula="oooc:=[.I22]^[$globals.$C$25]*[$globals.$C$34]/[.R22]*[.K22]*[.W22]" office:value-type="float" office:value="82921.514409394">
            <text:p>82921.51</text:p>
          </table:table-cell>
          <table:table-cell table:formula="oooc:=[.S22]/[.H22]" office:value-type="float" office:value="9.48667248965262">
            <text:p>9.49</text:p>
          </table:table-cell>
          <table:table-cell table:formula="oooc:=[.I22]/[.J22]" office:value-type="float" office:value="42.6900262034368">
            <text:p>42.69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130000">
            <text:p>130,000</text:p>
          </table:table-cell>
          <table:table-cell table:formula="oooc:=CEILING(([.R23]-[.U23]/2);[.U23])" office:value-type="float" office:value="11.89">
            <text:p>11.89</text:p>
          </table:table-cell>
          <table:table-cell table:formula="oooc:=[.$D23]*[$globals.$C$36]/[.$K23]" office:value-type="float" office:value="237.8">
            <text:p>237.8</text:p>
          </table:table-cell>
          <table:table-cell table:formula="oooc:=[.F22]" office:value-type="float" office:value="5.48346208406425">
            <text:p>5.48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9]" office:value-type="float" office:value="82.90476885668">
            <text:p>82.9</text:p>
          </table:table-cell>
          <table:table-cell table:formula="oooc:=[.J22]" office:value-type="float" office:value="1.55">
            <text:p>1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68513.376830753">
            <text:p>68513.38</text:p>
          </table:table-cell>
          <table:table-cell table:formula="oooc:=[.Y20]/[.M23]" office:value-type="float" office:value="10.5088967046333">
            <text:p>10.51</text:p>
          </table:table-cell>
          <table:table-cell table:formula="oooc:=([.D23]/[.C23])/([.R23]/[.Q23])" office:value-type="float" office:value="0.968333605476916">
            <text:p>0.97</text:p>
          </table:table-cell>
          <table:table-cell/>
          <table:table-cell table:formula="oooc:=[.I23]^[$globals.$C$25]*[$globals.$C$34]/[.R23]*[.K23]*[.W23]" office:value-type="float" office:value="125840.89621975">
            <text:p>125840.9</text:p>
          </table:table-cell>
          <table:table-cell table:formula="oooc:=[.S23]/[.H23]" office:value-type="float" office:value="11.8859883665491">
            <text:p>11.89</text:p>
          </table:table-cell>
          <table:table-cell table:formula="oooc:=[.I23]/[.J23]" office:value-type="float" office:value="53.486947649471">
            <text:p>53.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190000">
            <text:p>190,000</text:p>
          </table:table-cell>
          <table:table-cell table:formula="oooc:=CEILING(([.R24]-[.U24]/2);[.U24])" office:value-type="float" office:value="14.89">
            <text:p>14.89</text:p>
          </table:table-cell>
          <table:table-cell table:formula="oooc:=[.$D24]*[$globals.$C$36]/[.$K24]" office:value-type="float" office:value="297.8">
            <text:p>297.8</text:p>
          </table:table-cell>
          <table:table-cell table:formula="oooc:=[.F23]" office:value-type="float" office:value="5.48346208406425">
            <text:p>5.48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9]" office:value-type="float" office:value="103.872576948003">
            <text:p>103.87</text:p>
          </table:table-cell>
          <table:table-cell table:formula="oooc:=[.J23]" office:value-type="float" office:value="1.55">
            <text:p>1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103975.244601258">
            <text:p>103975.24</text:p>
          </table:table-cell>
          <table:table-cell table:formula="oooc:=[.Y20]/[.M24]" office:value-type="float" office:value="6.92472523398413">
            <text:p>6.92</text:p>
          </table:table-cell>
          <table:table-cell table:formula="oooc:=([.D24]/[.C24])/([.R24]/[.Q24])" office:value-type="float" office:value="1.00498778408668">
            <text:p>1</text:p>
          </table:table-cell>
          <table:table-cell/>
          <table:table-cell table:formula="oooc:=[.I24]^[$globals.$C$25]*[$globals.$C$34]/[.R24]*[.K24]*[.W24]" office:value-type="float" office:value="190974.939063534">
            <text:p>190974.94</text:p>
          </table:table-cell>
          <table:table-cell table:formula="oooc:=[.S24]/[.H24]" office:value-type="float" office:value="14.8921257273122">
            <text:p>14.89</text:p>
          </table:table-cell>
          <table:table-cell table:formula="oooc:=[.I24]/[.J24]" office:value-type="float" office:value="67.014565772905">
            <text:p>67.01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290000">
            <text:p>290,000</text:p>
          </table:table-cell>
          <table:table-cell table:formula="oooc:=CEILING(([.R25]-[.U25]/2);[.U25])" office:value-type="float" office:value="18.66">
            <text:p>18.66</text:p>
          </table:table-cell>
          <table:table-cell table:formula="oooc:=[.$D25]*[$globals.$C$36]/[.$K25]" office:value-type="float" office:value="373.2">
            <text:p>373.2</text:p>
          </table:table-cell>
          <table:table-cell table:formula="oooc:=[.F24]" office:value-type="float" office:value="5.48346208406425">
            <text:p>5.48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9]" office:value-type="float" office:value="130.143445191565">
            <text:p>130.14</text:p>
          </table:table-cell>
          <table:table-cell table:formula="oooc:=[.J24]" office:value-type="float" office:value="1.55">
            <text:p>1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57791.835550554">
            <text:p>157791.84</text:p>
          </table:table-cell>
          <table:table-cell table:formula="oooc:=[.Y20]/[.M25]" office:value-type="float" office:value="4.5629737273024">
            <text:p>4.56</text:p>
          </table:table-cell>
          <table:table-cell table:formula="oooc:=([.D25]/[.C25])/([.R25]/[.Q25])" office:value-type="float" office:value="0.999462518030186">
            <text:p>1</text:p>
          </table:table-cell>
          <table:table-cell/>
          <table:table-cell table:formula="oooc:=[.I25]^[$globals.$C$25]*[$globals.$C$34]/[.R25]*[.K25]*[.W25]" office:value-type="float" office:value="289821.738766324">
            <text:p>289821.74</text:p>
          </table:table-cell>
          <table:table-cell table:formula="oooc:=[.S25]/[.H25]" office:value-type="float" office:value="18.6585584504036">
            <text:p>18.66</text:p>
          </table:table-cell>
          <table:table-cell table:formula="oooc:=[.I25]/[.J25]" office:value-type="float" office:value="83.9635130268164">
            <text:p>83.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440000">
            <text:p>440,000</text:p>
          </table:table-cell>
          <table:table-cell table:formula="oooc:=CEILING(([.R26]-[.U26]/2);[.U26])" office:value-type="float" office:value="23.38">
            <text:p>23.38</text:p>
          </table:table-cell>
          <table:table-cell table:formula="oooc:=[.$D26]*[$globals.$C$36]/[.$K26]" office:value-type="float" office:value="467.6">
            <text:p>467.6</text:p>
          </table:table-cell>
          <table:table-cell table:formula="oooc:=[.F25]" office:value-type="float" office:value="5.48346208406425">
            <text:p>5.48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9]" office:value-type="float" office:value="163.05859375">
            <text:p>163.06</text:p>
          </table:table-cell>
          <table:table-cell table:formula="oooc:=[.J25]" office:value-type="float" office:value="1.55">
            <text:p>1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239463.378633033">
            <text:p>239463.38</text:p>
          </table:table-cell>
          <table:table-cell table:formula="oooc:=[.Y20]/[.M26]" office:value-type="float" office:value="3.00672279874313">
            <text:p>3.01</text:p>
          </table:table-cell>
          <table:table-cell table:formula="oooc:=([.D26]/[.C26])/([.R26]/[.Q26])" office:value-type="float" office:value="0.999718859087623">
            <text:p>1</text:p>
          </table:table-cell>
          <table:table-cell/>
          <table:table-cell table:formula="oooc:=[.I26]^[$globals.$C$25]*[$globals.$C$34]/[.R26]*[.K26]*[.W26]" office:value-type="float" office:value="439830.695448428">
            <text:p>439830.7</text:p>
          </table:table-cell>
          <table:table-cell table:formula="oooc:=[.S26]/[.H26]" office:value-type="float" office:value="23.3775761648745">
            <text:p>23.38</text:p>
          </table:table-cell>
          <table:table-cell table:formula="oooc:=[.I26]/[.J26]" office:value-type="float" office:value="105.199092741935">
            <text:p>105.2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1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31.2691081769322">
            <text:p>31.27</text:p>
          </table:table-cell>
          <table:table-cell/>
          <table:table-cell table:style-name="ce13" office:value-type="float" office:value="30">
            <text:p>30</text:p>
          </table:table-cell>
          <table:table-cell table:formula="oooc:=[.I20]*[$globals.$C$21]" office:value-type="float" office:value="171.640625">
            <text:p>171.64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28]/[.J28]" office:value-type="float" office:value="110.735887096774">
            <text:p>110.74</text:p>
          </table:table-cell>
          <table:table-cell table:number-columns-repeated="3"/>
          <table:table-cell table:style-name="ce13" table:formula="oooc:=[.W20]" office:value-type="float" office:value="100">
            <text:p>100</text:p>
          </table:table-cell>
          <table:table-cell table:formula="oooc:=[.X20]*[$globals.$C$6]" office:value-type="float" office:value="857.5">
            <text:p>857.5</text:p>
          </table:table-cell>
          <table:table-cell table:formula="oooc:=[.Y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3200000">
            <text:p>3,200,000</text:p>
          </table:table-cell>
          <table:table-cell table:formula="oooc:=CEILING(([.R29]-[.U29]/2);[.U29])" office:value-type="float" office:value="3.69">
            <text:p>3.69</text:p>
          </table:table-cell>
          <table:table-cell table:formula="oooc:=[.$D29]*[$globals.$C$36]/[.$K29]" office:value-type="float" office:value="73.8">
            <text:p>73.8</text:p>
          </table:table-cell>
          <table:table-cell table:formula="oooc:=[.F28]" office:value-type="float" office:value="31.2691081769322">
            <text:p>31.2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55">
            <text:p>1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921549.102122862">
            <text:p>921549.1</text:p>
          </table:table-cell>
          <table:table-cell table:formula="oooc:=[.Y28]/[.M29]" office:value-type="float" office:value="23.4387944714424">
            <text:p>23.44</text:p>
          </table:table-cell>
          <table:table-cell table:formula="oooc:=([.D29]/[.C29])/([.R29]/[.Q29])" office:value-type="float" office:value="1.00719801173507">
            <text:p>1.01</text:p>
          </table:table-cell>
          <table:table-cell/>
          <table:table-cell table:formula="oooc:=[.I29]^[$globals.$C$25]*[$globals.$C$34]/[.R29]*[.K29]*[.W29]" office:value-type="float" office:value="3224078.49139194">
            <text:p>3224078.49</text:p>
          </table:table-cell>
          <table:table-cell table:formula="oooc:=[.S29]/[.H29]" office:value-type="float" office:value="3.69119623655914">
            <text:p>3.69</text:p>
          </table:table-cell>
          <table:table-cell table:formula="oooc:=[.I29]/[.J29]" office:value-type="float" office:value="110.735887096774">
            <text:p>110.7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4900000">
            <text:p>4,900,000</text:p>
          </table:table-cell>
          <table:table-cell table:formula="oooc:=CEILING(([.R30]-[.U30]/2);[.U30])" office:value-type="float" office:value="4.62">
            <text:p>4.62</text:p>
          </table:table-cell>
          <table:table-cell table:formula="oooc:=[.$D30]*[$globals.$C$36]/[.$K30]" office:value-type="float" office:value="92.4">
            <text:p>92.4</text:p>
          </table:table-cell>
          <table:table-cell table:formula="oooc:=[.F29]" office:value-type="float" office:value="31.2691081769322">
            <text:p>31.2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9]" office:value-type="float" office:value="215.051006999813">
            <text:p>215.05</text:p>
          </table:table-cell>
          <table:table-cell table:formula="oooc:=[.J29]" office:value-type="float" office:value="1.55">
            <text:p>1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1398534.09272165">
            <text:p>1398534.09</text:p>
          </table:table-cell>
          <table:table-cell table:formula="oooc:=[.Y28]/[.M30]" office:value-type="float" office:value="15.4447432582532">
            <text:p>15.44</text:p>
          </table:table-cell>
          <table:table-cell table:formula="oooc:=([.D30]/[.C30])/([.R30]/[.Q30])" office:value-type="float" office:value="0.997510674279592">
            <text:p>1</text:p>
          </table:table-cell>
          <table:table-cell/>
          <table:table-cell table:formula="oooc:=[.I30]^[$globals.$C$25]*[$globals.$C$34]/[.R30]*[.K30]*[.W30]" office:value-type="float" office:value="4892830.64509033">
            <text:p>4892830.65</text:p>
          </table:table-cell>
          <table:table-cell table:formula="oooc:=[.S30]/[.H30]" office:value-type="float" office:value="4.62475283870565">
            <text:p>4.62</text:p>
          </table:table-cell>
          <table:table-cell table:formula="oooc:=[.I30]/[.J30]" office:value-type="float" office:value="138.74258516117">
            <text:p>138.7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7400000">
            <text:p>7,400,000</text:p>
          </table:table-cell>
          <table:table-cell table:formula="oooc:=CEILING(([.R31]-[.U31]/2);[.U31])" office:value-type="float" office:value="5.79">
            <text:p>5.79</text:p>
          </table:table-cell>
          <table:table-cell table:formula="oooc:=[.$D31]*[$globals.$C$36]/[.$K31]" office:value-type="float" office:value="115.8">
            <text:p>115.8</text:p>
          </table:table-cell>
          <table:table-cell table:formula="oooc:=[.F30]" office:value-type="float" office:value="31.2691081769322">
            <text:p>31.2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9]" office:value-type="float" office:value="269.44049878421">
            <text:p>269.44</text:p>
          </table:table-cell>
          <table:table-cell table:formula="oooc:=[.J30]" office:value-type="float" office:value="1.55">
            <text:p>1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2122401.94689486">
            <text:p>2122401.95</text:p>
          </table:table-cell>
          <table:table-cell table:formula="oooc:=[.Y28]/[.M31]" office:value-type="float" office:value="10.1771485988323">
            <text:p>10.18</text:p>
          </table:table-cell>
          <table:table-cell table:formula="oooc:=([.D31]/[.C31])/([.R31]/[.Q31])" office:value-type="float" office:value="1.00265537075503">
            <text:p>1</text:p>
          </table:table-cell>
          <table:table-cell/>
          <table:table-cell table:formula="oooc:=[.I31]^[$globals.$C$25]*[$globals.$C$34]/[.R31]*[.K31]*[.W31]" office:value-type="float" office:value="7425312.93374296">
            <text:p>7425312.93</text:p>
          </table:table-cell>
          <table:table-cell table:formula="oooc:=[.S31]/[.H31]" office:value-type="float" office:value="5.79441932869269">
            <text:p>5.79</text:p>
          </table:table-cell>
          <table:table-cell table:formula="oooc:=[.I31]/[.J31]" office:value-type="float" office:value="173.832579860781">
            <text:p>173.83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11000000">
            <text:p>11,000,000</text:p>
          </table:table-cell>
          <table:table-cell table:formula="oooc:=CEILING(([.R32]-[.U32]/2);[.U32])" office:value-type="float" office:value="7.26">
            <text:p>7.26</text:p>
          </table:table-cell>
          <table:table-cell table:formula="oooc:=[.$D32]*[$globals.$C$36]/[.$K32]" office:value-type="float" office:value="145.2">
            <text:p>145.2</text:p>
          </table:table-cell>
          <table:table-cell table:formula="oooc:=[.F31]" office:value-type="float" office:value="31.2691081769322">
            <text:p>31.2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9]" office:value-type="float" office:value="337.585875081009">
            <text:p>337.59</text:p>
          </table:table-cell>
          <table:table-cell table:formula="oooc:=[.J31]" office:value-type="float" office:value="1.55">
            <text:p>1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3220936.87070355">
            <text:p>3220936.87</text:p>
          </table:table-cell>
          <table:table-cell table:formula="oooc:=[.Y28]/[.M32]" office:value-type="float" office:value="6.70612336319461">
            <text:p>6.71</text:p>
          </table:table-cell>
          <table:table-cell table:formula="oooc:=([.D32]/[.C32])/([.R32]/[.Q32])" office:value-type="float" office:value="1.02442922669154">
            <text:p>1.02</text:p>
          </table:table-cell>
          <table:table-cell/>
          <table:table-cell table:formula="oooc:=[.I32]^[$globals.$C$25]*[$globals.$C$34]/[.R32]*[.K32]*[.W32]" office:value-type="float" office:value="11268583.8042107">
            <text:p>11268583.8</text:p>
          </table:table-cell>
          <table:table-cell table:formula="oooc:=[.S32]/[.H32]" office:value-type="float" office:value="7.2599112920647">
            <text:p>7.26</text:p>
          </table:table-cell>
          <table:table-cell table:formula="oooc:=[.I32]/[.J32]" office:value-type="float" office:value="217.797338761941">
            <text:p>217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7000000">
            <text:p>17,000,000</text:p>
          </table:table-cell>
          <table:table-cell table:formula="oooc:=CEILING(([.R33]-[.U33]/2);[.U33])" office:value-type="float" office:value="9.1">
            <text:p>9.1</text:p>
          </table:table-cell>
          <table:table-cell table:formula="oooc:=[.$D33]*[$globals.$C$36]/[.$K33]" office:value-type="float" office:value="182">
            <text:p>182</text:p>
          </table:table-cell>
          <table:table-cell table:formula="oooc:=[.F32]" office:value-type="float" office:value="31.2691081769322">
            <text:p>31.2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9]" office:value-type="float" office:value="422.966196872588">
            <text:p>422.97</text:p>
          </table:table-cell>
          <table:table-cell table:formula="oooc:=[.J32]" office:value-type="float" office:value="1.55">
            <text:p>1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4888062.95161747">
            <text:p>4888062.95</text:p>
          </table:table-cell>
          <table:table-cell table:formula="oooc:=[.Y28]/[.M33]" office:value-type="float" office:value="4.41892835951561">
            <text:p>4.42</text:p>
          </table:table-cell>
          <table:table-cell table:formula="oooc:=([.D33]/[.C33])/([.R33]/[.Q33])" office:value-type="float" office:value="1.00638389901585">
            <text:p>1.01</text:p>
          </table:table-cell>
          <table:table-cell/>
          <table:table-cell table:formula="oooc:=[.I33]^[$globals.$C$25]*[$globals.$C$34]/[.R33]*[.K33]*[.W33]" office:value-type="float" office:value="17101094.8744634">
            <text:p>17101094.87</text:p>
          </table:table-cell>
          <table:table-cell table:formula="oooc:=[.S33]/[.H33]" office:value-type="float" office:value="9.09604724457177">
            <text:p>9.1</text:p>
          </table:table-cell>
          <table:table-cell table:formula="oooc:=[.I33]/[.J33]" office:value-type="float" office:value="272.881417337153">
            <text:p>272.88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6000000">
            <text:p>26,000,000</text:p>
          </table:table-cell>
          <table:table-cell table:formula="oooc:=CEILING(([.R34]-[.U34]/2);[.U34])" office:value-type="float" office:value="11.4">
            <text:p>11.4</text:p>
          </table:table-cell>
          <table:table-cell table:formula="oooc:=[.$D34]*[$globals.$C$36]/[.$K34]" office:value-type="float" office:value="228">
            <text:p>228</text:p>
          </table:table-cell>
          <table:table-cell table:formula="oooc:=[.F33]" office:value-type="float" office:value="31.2691081769322">
            <text:p>31.2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9]" office:value-type="float" office:value="529.9404296875">
            <text:p>529.94</text:p>
          </table:table-cell>
          <table:table-cell table:formula="oooc:=[.J33]" office:value-type="float" office:value="1.55">
            <text:p>1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7418077.52778349">
            <text:p>7418077.53</text:p>
          </table:table-cell>
          <table:table-cell table:formula="oooc:=[.Y28]/[.M34]" office:value-type="float" office:value="2.91180564224354">
            <text:p>2.91</text:p>
          </table:table-cell>
          <table:table-cell table:formula="oooc:=([.D34]/[.C34])/([.R34]/[.Q34])" office:value-type="float" office:value="0.998472014048534">
            <text:p>1</text:p>
          </table:table-cell>
          <table:table-cell/>
          <table:table-cell table:formula="oooc:=[.I34]^[$globals.$C$25]*[$globals.$C$34]/[.R34]*[.K34]*[.W34]" office:value-type="float" office:value="25952457.8231492">
            <text:p>25952457.82</text:p>
          </table:table-cell>
          <table:table-cell table:formula="oooc:=[.S34]/[.H34]" office:value-type="float" office:value="11.3965683803763">
            <text:p>11.4</text:p>
          </table:table-cell>
          <table:table-cell table:formula="oooc:=[.I34]/[.J34]" office:value-type="float" office:value="341.89705141129">
            <text:p>341.9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1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80.2052624738311">
            <text:p>80.21</text:p>
          </table:table-cell>
          <table:table-cell/>
          <table:table-cell table:style-name="ce13" office:value-type="float" office:value="90">
            <text:p>90</text:p>
          </table:table-cell>
          <table:table-cell table:formula="oooc:=[.I28]*[$globals.$C$21]" office:value-type="float" office:value="557.83203125">
            <text:p>557.83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36]/[.J36]" office:value-type="float" office:value="359.891633064516">
            <text:p>359.89</text:p>
          </table:table-cell>
          <table:table-cell table:number-columns-repeated="3"/>
          <table:table-cell table:style-name="ce13" table:formula="oooc:=[.W28]" office:value-type="float" office:value="100">
            <text:p>100</text:p>
          </table:table-cell>
          <table:table-cell table:formula="oooc:=[.X28]*[$globals.$C$6]" office:value-type="float" office:value="3001.25">
            <text:p>3001.25</text:p>
          </table:table-cell>
          <table:table-cell table:formula="oooc:=[.Y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86000000">
            <text:p>86,000,000</text:p>
          </table:table-cell>
          <table:table-cell table:formula="oooc:=CEILING(([.R37]-[.U37]/2);[.U37])" office:value-type="float" office:value="4">
            <text:p>4</text:p>
          </table:table-cell>
          <table:table-cell table:formula="oooc:=[.$D37]*[$globals.$C$36]/[.$K37]" office:value-type="float" office:value="80">
            <text:p>80</text:p>
          </table:table-cell>
          <table:table-cell table:formula="oooc:=[.F36]" office:value-type="float" office:value="80.2052624738311">
            <text:p>80.21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55">
            <text:p>1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28547674.9064111">
            <text:p>28547674.91</text:p>
          </table:table-cell>
          <table:table-cell table:formula="oooc:=[.Y36]/[.M37]" office:value-type="float" office:value="22.6988713485201">
            <text:p>22.7</text:p>
          </table:table-cell>
          <table:table-cell table:formula="oooc:=([.D37]/[.C37])/([.R37]/[.Q37])" office:value-type="float" office:value="0.995734095471231">
            <text:p>1</text:p>
          </table:table-cell>
          <table:table-cell/>
          <table:table-cell table:formula="oooc:=[.I37]^[$globals.$C$25]*[$globals.$C$34]/[.R37]*[.K37]*[.W37]" office:value-type="float" office:value="85607354.9879882">
            <text:p>85607354.99</text:p>
          </table:table-cell>
          <table:table-cell table:formula="oooc:=[.S37]/[.H37]" office:value-type="float" office:value="3.99879592293907">
            <text:p>4</text:p>
          </table:table-cell>
          <table:table-cell table:formula="oooc:=[.I37]/[.J37]" office:value-type="float" office:value="359.891633064516">
            <text:p>359.89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130000000">
            <text:p>130,000,000</text:p>
          </table:table-cell>
          <table:table-cell table:formula="oooc:=CEILING(([.R38]-[.U38]/2);[.U38])" office:value-type="float" office:value="5.01">
            <text:p>5.01</text:p>
          </table:table-cell>
          <table:table-cell table:formula="oooc:=[.$D38]*[$globals.$C$36]/[.$K38]" office:value-type="float" office:value="100.2">
            <text:p>100.2</text:p>
          </table:table-cell>
          <table:table-cell table:formula="oooc:=[.F37]" office:value-type="float" office:value="80.2052624738311">
            <text:p>80.21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9]" office:value-type="float" office:value="698.915772749392">
            <text:p>698.92</text:p>
          </table:table-cell>
          <table:table-cell table:formula="oooc:=[.J37]" office:value-type="float" office:value="1.55">
            <text:p>1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43323678.0683526">
            <text:p>43323678.07</text:p>
          </table:table-cell>
          <table:table-cell table:formula="oooc:=[.Y36]/[.M38]" office:value-type="float" office:value="14.9571788198047">
            <text:p>14.96</text:p>
          </table:table-cell>
          <table:table-cell table:formula="oooc:=([.D38]/[.C38])/([.R38]/[.Q38])" office:value-type="float" office:value="0.999331083472022">
            <text:p>1</text:p>
          </table:table-cell>
          <table:table-cell/>
          <table:table-cell table:formula="oooc:=[.I38]^[$globals.$C$25]*[$globals.$C$34]/[.R38]*[.K38]*[.W38]" office:value-type="float" office:value="129916902.16249">
            <text:p>129916902.16</text:p>
          </table:table-cell>
          <table:table-cell table:formula="oooc:=[.S38]/[.H38]" office:value-type="float" office:value="5.01014890859779">
            <text:p>5.01</text:p>
          </table:table-cell>
          <table:table-cell table:formula="oooc:=[.I38]/[.J38]" office:value-type="float" office:value="450.913401773801">
            <text:p>450.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200000000">
            <text:p>200,000,000</text:p>
          </table:table-cell>
          <table:table-cell table:formula="oooc:=CEILING(([.R39]-[.U39]/2);[.U39])" office:value-type="float" office:value="6.28">
            <text:p>6.28</text:p>
          </table:table-cell>
          <table:table-cell table:formula="oooc:=[.$D39]*[$globals.$C$36]/[.$K39]" office:value-type="float" office:value="125.6">
            <text:p>125.6</text:p>
          </table:table-cell>
          <table:table-cell table:formula="oooc:=[.F38]" office:value-type="float" office:value="80.2052624738311">
            <text:p>80.21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9]" office:value-type="float" office:value="875.681621048683">
            <text:p>875.68</text:p>
          </table:table-cell>
          <table:table-cell table:formula="oooc:=[.J38]" office:value-type="float" office:value="1.55">
            <text:p>1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65747598.9734192">
            <text:p>65747598.97</text:p>
          </table:table-cell>
          <table:table-cell table:formula="oooc:=[.Y36]/[.M39]" office:value-type="float" office:value="9.85587321997837">
            <text:p>9.86</text:p>
          </table:table-cell>
          <table:table-cell table:formula="oooc:=([.D39]/[.C39])/([.R39]/[.Q39])" office:value-type="float" office:value="0.986229195367084">
            <text:p>0.99</text:p>
          </table:table-cell>
          <table:table-cell/>
          <table:table-cell table:formula="oooc:=[.I39]^[$globals.$C$25]*[$globals.$C$34]/[.R39]*[.K39]*[.W39]" office:value-type="float" office:value="197160646.65082">
            <text:p>197160646.65</text:p>
          </table:table-cell>
          <table:table-cell table:formula="oooc:=[.S39]/[.H39]" office:value-type="float" office:value="6.27728760608375">
            <text:p>6.28</text:p>
          </table:table-cell>
          <table:table-cell table:formula="oooc:=[.I39]/[.J39]" office:value-type="float" office:value="564.955884547537">
            <text:p>564.9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300000000">
            <text:p>300,000,000</text:p>
          </table:table-cell>
          <table:table-cell table:formula="oooc:=CEILING(([.R40]-[.U40]/2);[.U40])" office:value-type="float" office:value="7.86">
            <text:p>7.86</text:p>
          </table:table-cell>
          <table:table-cell table:formula="oooc:=[.$D40]*[$globals.$C$36]/[.$K40]" office:value-type="float" office:value="157.2">
            <text:p>157.2</text:p>
          </table:table-cell>
          <table:table-cell table:formula="oooc:=[.F39]" office:value-type="float" office:value="80.2052624738311">
            <text:p>80.21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9]" office:value-type="float" office:value="1097.15409401328">
            <text:p>1097.15</text:p>
          </table:table-cell>
          <table:table-cell table:formula="oooc:=[.J39]" office:value-type="float" office:value="1.55">
            <text:p>1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99777926.6097738">
            <text:p>99777926.61</text:p>
          </table:table-cell>
          <table:table-cell table:formula="oooc:=[.Y36]/[.M40]" office:value-type="float" office:value="6.49442238396368">
            <text:p>6.49</text:p>
          </table:table-cell>
          <table:table-cell table:formula="oooc:=([.D40]/[.C40])/([.R40]/[.Q40])" office:value-type="float" office:value="0.996741824865783">
            <text:p>1</text:p>
          </table:table-cell>
          <table:table-cell/>
          <table:table-cell table:formula="oooc:=[.I40]^[$globals.$C$25]*[$globals.$C$34]/[.R40]*[.K40]*[.W40]" office:value-type="float" office:value="299209109.367085">
            <text:p>299209109.37</text:p>
          </table:table-cell>
          <table:table-cell table:formula="oooc:=[.S40]/[.H40]" office:value-type="float" office:value="7.86490389973676">
            <text:p>7.86</text:p>
          </table:table-cell>
          <table:table-cell table:formula="oooc:=[.I40]/[.J40]" office:value-type="float" office:value="707.841350976308">
            <text:p>707.84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450000000">
            <text:p>450,000,000</text:p>
          </table:table-cell>
          <table:table-cell table:formula="oooc:=CEILING(([.R41]-[.U41]/2);[.U41])" office:value-type="float" office:value="9.85">
            <text:p>9.85</text:p>
          </table:table-cell>
          <table:table-cell table:formula="oooc:=[.$D41]*[$globals.$C$36]/[.$K41]" office:value-type="float" office:value="197">
            <text:p>197</text:p>
          </table:table-cell>
          <table:table-cell table:formula="oooc:=[.F40]" office:value-type="float" office:value="80.2052624738311">
            <text:p>80.21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9]" office:value-type="float" office:value="1374.64013983591">
            <text:p>1374.64</text:p>
          </table:table-cell>
          <table:table-cell table:formula="oooc:=[.J40]" office:value-type="float" office:value="1.55">
            <text:p>1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151422025.959767">
            <text:p>151422025.96</text:p>
          </table:table-cell>
          <table:table-cell table:formula="oooc:=[.Y36]/[.M41]" office:value-type="float" office:value="4.27943026051029">
            <text:p>4.28</text:p>
          </table:table-cell>
          <table:table-cell table:formula="oooc:=([.D41]/[.C41])/([.R41]/[.Q41])" office:value-type="float" office:value="1.00864488850191">
            <text:p>1.01</text:p>
          </table:table-cell>
          <table:table-cell/>
          <table:table-cell table:formula="oooc:=[.I41]^[$globals.$C$25]*[$globals.$C$34]/[.R41]*[.K41]*[.W41]" office:value-type="float" office:value="454076879.179642">
            <text:p>454076879.18</text:p>
          </table:table-cell>
          <table:table-cell table:formula="oooc:=[.S41]/[.H41]" office:value-type="float" office:value="9.85405118161942">
            <text:p>9.85</text:p>
          </table:table-cell>
          <table:table-cell table:formula="oooc:=[.I41]/[.J41]" office:value-type="float" office:value="886.864606345748">
            <text:p>886.86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690000000">
            <text:p>690,000,000</text:p>
          </table:table-cell>
          <table:table-cell table:formula="oooc:=CEILING(([.R42]-[.U42]/2);[.U42])" office:value-type="float" office:value="12.35">
            <text:p>12.35</text:p>
          </table:table-cell>
          <table:table-cell table:formula="oooc:=[.$D42]*[$globals.$C$36]/[.$K42]" office:value-type="float" office:value="247">
            <text:p>247</text:p>
          </table:table-cell>
          <table:table-cell table:formula="oooc:=[.F41]" office:value-type="float" office:value="80.2052624738311">
            <text:p>80.21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9]" office:value-type="float" office:value="1722.30639648437">
            <text:p>1722.31</text:p>
          </table:table-cell>
          <table:table-cell table:formula="oooc:=[.J41]" office:value-type="float" office:value="1.55">
            <text:p>1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229796616.594699">
            <text:p>229796616.59</text:p>
          </table:table-cell>
          <table:table-cell table:formula="oooc:=[.Y36]/[.M42]" office:value-type="float" office:value="2.81988485993639">
            <text:p>2.82</text:p>
          </table:table-cell>
          <table:table-cell table:formula="oooc:=([.D42]/[.C42])/([.R42]/[.Q42])" office:value-type="float" office:value="0.9990003178333">
            <text:p>1</text:p>
          </table:table-cell>
          <table:table-cell/>
          <table:table-cell table:formula="oooc:=[.I42]^[$globals.$C$25]*[$globals.$C$34]/[.R42]*[.K42]*[.W42]" office:value-type="float" office:value="689102723.649244">
            <text:p>689102723.65</text:p>
          </table:table-cell>
          <table:table-cell table:formula="oooc:=[.S42]/[.H42]" office:value-type="float" office:value="12.3462824120744">
            <text:p>12.35</text:p>
          </table:table-cell>
          <table:table-cell table:formula="oooc:=[.I42]/[.J42]" office:value-type="float" office:value="1111.16541708669">
            <text:p>1111.17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1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29.575798313464">
            <text:p>129.58</text:p>
          </table:table-cell>
          <table:table-cell/>
          <table:table-cell table:style-name="ce13" office:value-type="float" office:value="170">
            <text:p>170</text:p>
          </table:table-cell>
          <table:table-cell table:formula="oooc:=[.I36]*[$globals.$C$21]" office:value-type="float" office:value="1812.9541015625">
            <text:p>1812.95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44]/[.J44]" office:value-type="float" office:value="1169.64780745968">
            <text:p>1169.65</text:p>
          </table:table-cell>
          <table:table-cell table:number-columns-repeated="3"/>
          <table:table-cell table:style-name="ce13" table:formula="oooc:=[.W36]" office:value-type="float" office:value="100">
            <text:p>100</text:p>
          </table:table-cell>
          <table:table-cell table:formula="oooc:=[.X36]*[$globals.$C$6]" office:value-type="float" office:value="10504.375">
            <text:p>10504.38</text:p>
          </table:table-cell>
          <table:table-cell table:formula="oooc:=[.Y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400000000">
            <text:p>1,400,000,000</text:p>
          </table:table-cell>
          <table:table-cell table:formula="oooc:=CEILING(([.R45]-[.U45]/2);[.U45])" office:value-type="float" office:value="6.88">
            <text:p>6.88</text:p>
          </table:table-cell>
          <table:table-cell table:formula="oooc:=[.$D45]*[$globals.$C$36]/[.$K45]" office:value-type="float" office:value="137.6">
            <text:p>137.6</text:p>
          </table:table-cell>
          <table:table-cell table:formula="oooc:=[.F44]" office:value-type="float" office:value="129.575798313464">
            <text:p>129.58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55">
            <text:p>1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884347606.312875">
            <text:p>884347606.31</text:p>
          </table:table-cell>
          <table:table-cell table:formula="oooc:=[.Y44]/[.M45]" office:value-type="float" office:value="21.9823063478981">
            <text:p>21.98</text:p>
          </table:table-cell>
          <table:table-cell table:formula="oooc:=([.D45]/[.C45])/([.R45]/[.Q45])" office:value-type="float" office:value="1.02224718072409">
            <text:p>1.02</text:p>
          </table:table-cell>
          <table:table-cell/>
          <table:table-cell table:formula="oooc:=[.I45]^[$globals.$C$25]*[$globals.$C$34]/[.R45]*[.K45]*[.W45]" office:value-type="float" office:value="1431204551.18166">
            <text:p>1431204551.18</text:p>
          </table:table-cell>
          <table:table-cell table:formula="oooc:=[.S45]/[.H45]" office:value-type="float" office:value="6.88028122035104">
            <text:p>6.88</text:p>
          </table:table-cell>
          <table:table-cell table:formula="oooc:=[.I45]/[.J45]" office:value-type="float" office:value="1169.64780745968">
            <text:p>1169.65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200000000">
            <text:p>2,200,000,000</text:p>
          </table:table-cell>
          <table:table-cell table:formula="oooc:=CEILING(([.R46]-[.U46]/2);[.U46])" office:value-type="float" office:value="8.62">
            <text:p>8.62</text:p>
          </table:table-cell>
          <table:table-cell table:formula="oooc:=[.$D46]*[$globals.$C$36]/[.$K46]" office:value-type="float" office:value="172.4">
            <text:p>172.4</text:p>
          </table:table-cell>
          <table:table-cell table:formula="oooc:=[.F45]" office:value-type="float" office:value="129.575798313464">
            <text:p>129.58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9]" office:value-type="float" office:value="2271.47626143552">
            <text:p>2271.48</text:p>
          </table:table-cell>
          <table:table-cell table:formula="oooc:=[.J45]" office:value-type="float" office:value="1.55">
            <text:p>1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1342077458.91814">
            <text:p>1342077458.92</text:p>
          </table:table-cell>
          <table:table-cell table:formula="oooc:=[.Y44]/[.M46]" office:value-type="float" office:value="14.4850059665489">
            <text:p>14.49</text:p>
          </table:table-cell>
          <table:table-cell table:formula="oooc:=([.D46]/[.C46])/([.R46]/[.Q46])" office:value-type="float" office:value="0.987218506715259">
            <text:p>0.99</text:p>
          </table:table-cell>
          <table:table-cell/>
          <table:table-cell table:formula="oooc:=[.I46]^[$globals.$C$25]*[$globals.$C$34]/[.R46]*[.K46]*[.W46]" office:value-type="float" office:value="2171982321.8048">
            <text:p>2171982321.8</text:p>
          </table:table-cell>
          <table:table-cell table:formula="oooc:=[.S46]/[.H46]" office:value-type="float" office:value="8.62040326920502">
            <text:p>8.62</text:p>
          </table:table-cell>
          <table:table-cell table:formula="oooc:=[.I46]/[.J46]" office:value-type="float" office:value="1465.46855576485">
            <text:p>1465.47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3300000000">
            <text:p>3,300,000,000</text:p>
          </table:table-cell>
          <table:table-cell table:formula="oooc:=CEILING(([.R47]-[.U47]/2);[.U47])" office:value-type="float" office:value="10.8">
            <text:p>10.8</text:p>
          </table:table-cell>
          <table:table-cell table:formula="oooc:=[.$D47]*[$globals.$C$36]/[.$K47]" office:value-type="float" office:value="216">
            <text:p>216</text:p>
          </table:table-cell>
          <table:table-cell table:formula="oooc:=[.F46]" office:value-type="float" office:value="129.575798313464">
            <text:p>129.58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9]" office:value-type="float" office:value="2845.96526840822">
            <text:p>2845.97</text:p>
          </table:table-cell>
          <table:table-cell table:formula="oooc:=[.J46]" office:value-type="float" office:value="1.55">
            <text:p>1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2036723900.0576">
            <text:p>2036723900.06</text:p>
          </table:table-cell>
          <table:table-cell table:formula="oooc:=[.Y44]/[.M47]" office:value-type="float" office:value="9.54473996178382">
            <text:p>9.54</text:p>
          </table:table-cell>
          <table:table-cell table:formula="oooc:=([.D47]/[.C47])/([.R47]/[.Q47])" office:value-type="float" office:value="0.998784290918293">
            <text:p>1</text:p>
          </table:table-cell>
          <table:table-cell/>
          <table:table-cell table:formula="oooc:=[.I47]^[$globals.$C$25]*[$globals.$C$34]/[.R47]*[.K47]*[.W47]" office:value-type="float" office:value="3296179572.89027">
            <text:p>3296179572.89</text:p>
          </table:table-cell>
          <table:table-cell table:formula="oooc:=[.S47]/[.H47]" office:value-type="float" office:value="10.8006272045853">
            <text:p>10.8</text:p>
          </table:table-cell>
          <table:table-cell table:formula="oooc:=[.I47]/[.J47]" office:value-type="float" office:value="1836.1066247795">
            <text:p>1836.11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5000000000">
            <text:p>5,000,000,000</text:p>
          </table:table-cell>
          <table:table-cell table:formula="oooc:=CEILING(([.R48]-[.U48]/2);[.U48])" office:value-type="float" office:value="13.53">
            <text:p>13.53</text:p>
          </table:table-cell>
          <table:table-cell table:formula="oooc:=[.$D48]*[$globals.$C$36]/[.$K48]" office:value-type="float" office:value="270.6">
            <text:p>270.6</text:p>
          </table:table-cell>
          <table:table-cell table:formula="oooc:=[.F47]" office:value-type="float" office:value="129.575798313464">
            <text:p>129.58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9]" office:value-type="float" office:value="3565.75080554315">
            <text:p>3565.75</text:p>
          </table:table-cell>
          <table:table-cell table:formula="oooc:=[.J47]" office:value-type="float" office:value="1.55">
            <text:p>1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3090912687.26754">
            <text:p>3090912687.27</text:p>
          </table:table-cell>
          <table:table-cell table:formula="oooc:=[.Y44]/[.M48]" office:value-type="float" office:value="6.28940444680938">
            <text:p>6.29</text:p>
          </table:table-cell>
          <table:table-cell table:formula="oooc:=([.D48]/[.C48])/([.R48]/[.Q48])" office:value-type="float" office:value="1.00028294478892">
            <text:p>1</text:p>
          </table:table-cell>
          <table:table-cell/>
          <table:table-cell table:formula="oooc:=[.I48]^[$globals.$C$25]*[$globals.$C$34]/[.R48]*[.K48]*[.W48]" office:value-type="float" office:value="5002250555.93962">
            <text:p>5002250555.94</text:p>
          </table:table-cell>
          <table:table-cell table:formula="oooc:=[.S48]/[.H48]" office:value-type="float" office:value="13.5322611216059">
            <text:p>13.53</text:p>
          </table:table-cell>
          <table:table-cell table:formula="oooc:=[.I48]/[.J48]" office:value-type="float" office:value="2300.484390673">
            <text:p>2300.48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7600000000">
            <text:p>7,600,000,000</text:p>
          </table:table-cell>
          <table:table-cell table:formula="oooc:=CEILING(([.R49]-[.U49]/2);[.U49])" office:value-type="float" office:value="16.95">
            <text:p>16.95</text:p>
          </table:table-cell>
          <table:table-cell table:formula="oooc:=[.$D49]*[$globals.$C$36]/[.$K49]" office:value-type="float" office:value="339">
            <text:p>339</text:p>
          </table:table-cell>
          <table:table-cell table:formula="oooc:=[.F48]" office:value-type="float" office:value="129.575798313464">
            <text:p>129.58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9]" office:value-type="float" office:value="4467.5804544667">
            <text:p>4467.58</text:p>
          </table:table-cell>
          <table:table-cell table:formula="oooc:=[.J48]" office:value-type="float" office:value="1.55">
            <text:p>1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4690739495.93328">
            <text:p>4690739495.93</text:p>
          </table:table-cell>
          <table:table-cell table:formula="oooc:=[.Y44]/[.M49]" office:value-type="float" office:value="4.14433588069725">
            <text:p>4.14</text:p>
          </table:table-cell>
          <table:table-cell table:formula="oooc:=([.D49]/[.C49])/([.R49]/[.Q49])" office:value-type="float" office:value="0.998583455133536">
            <text:p>1</text:p>
          </table:table-cell>
          <table:table-cell/>
          <table:table-cell table:formula="oooc:=[.I49]^[$globals.$C$25]*[$globals.$C$34]/[.R49]*[.K49]*[.W49]" office:value-type="float" office:value="7591367542.65396">
            <text:p>7591367542.65</text:p>
          </table:table-cell>
          <table:table-cell table:formula="oooc:=[.S49]/[.H49]" office:value-type="float" office:value="16.9547645330805">
            <text:p>16.95</text:p>
          </table:table-cell>
          <table:table-cell table:formula="oooc:=[.I49]/[.J49]" office:value-type="float" office:value="2882.30997062368">
            <text:p>2882.31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2000000000">
            <text:p>12,000,000,000</text:p>
          </table:table-cell>
          <table:table-cell table:formula="oooc:=CEILING(([.R50]-[.U50]/2);[.U50])" office:value-type="float" office:value="21.24">
            <text:p>21.24</text:p>
          </table:table-cell>
          <table:table-cell table:formula="oooc:=[.$D50]*[$globals.$C$36]/[.$K50]" office:value-type="float" office:value="424.8">
            <text:p>424.8</text:p>
          </table:table-cell>
          <table:table-cell table:formula="oooc:=[.F49]" office:value-type="float" office:value="129.575798313464">
            <text:p>129.58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9]" office:value-type="float" office:value="5597.49578857422">
            <text:p>5597.5</text:p>
          </table:table-cell>
          <table:table-cell table:formula="oooc:=[.J49]" office:value-type="float" office:value="1.55">
            <text:p>1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7118621340.9864">
            <text:p>7118621340.99</text:p>
          </table:table-cell>
          <table:table-cell table:formula="oooc:=[.Y44]/[.M50]" office:value-type="float" office:value="2.73086586135319">
            <text:p>2.73</text:p>
          </table:table-cell>
          <table:table-cell table:formula="oooc:=([.D50]/[.C50])/([.R50]/[.Q50])" office:value-type="float" office:value="0.959919262393083">
            <text:p>0.96</text:p>
          </table:table-cell>
          <table:table-cell/>
          <table:table-cell table:formula="oooc:=[.I50]^[$globals.$C$25]*[$globals.$C$34]/[.R50]*[.K50]*[.W50]" office:value-type="float" office:value="11520586688.572">
            <text:p>11520586688.57</text:p>
          </table:table-cell>
          <table:table-cell table:formula="oooc:=[.S50]/[.H50]" office:value-type="float" office:value="21.2428682678338">
            <text:p>21.24</text:p>
          </table:table-cell>
          <table:table-cell table:formula="oooc:=[.I50]/[.J50]" office:value-type="float" office:value="3611.28760553175">
            <text:p>3611.29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1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228.082040567236">
            <text:p>228.08</text:p>
          </table:table-cell>
          <table:table-cell/>
          <table:table-cell table:style-name="ce13" office:value-type="float" office:value="350">
            <text:p>350</text:p>
          </table:table-cell>
          <table:table-cell table:formula="oooc:=[.I44]*[$globals.$C$21]" office:value-type="float" office:value="5892.10083007812">
            <text:p>5892.1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52]/[.J52]" office:value-type="float" office:value="3801.35537424395">
            <text:p>3801.36</text:p>
          </table:table-cell>
          <table:table-cell table:number-columns-repeated="3"/>
          <table:table-cell table:style-name="ce13" table:formula="oooc:=[.W44]" office:value-type="float" office:value="100">
            <text:p>100</text:p>
          </table:table-cell>
          <table:table-cell table:formula="oooc:=[.X44]*[$globals.$C$6]" office:value-type="float" office:value="36765.3125">
            <text:p>36765.31</text:p>
          </table:table-cell>
          <table:table-cell table:formula="oooc:=[.Y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26000000000">
            <text:p>26,000,000,000</text:p>
          </table:table-cell>
          <table:table-cell table:formula="oooc:=CEILING(([.R53]-[.U53]/2);[.U53])" office:value-type="float" office:value="10.86">
            <text:p>10.86</text:p>
          </table:table-cell>
          <table:table-cell table:formula="oooc:=[.$D53]*[$globals.$C$36]/[.$K53]" office:value-type="float" office:value="217.2">
            <text:p>217.2</text:p>
          </table:table-cell>
          <table:table-cell table:formula="oooc:=[.F52]" office:value-type="float" office:value="228.082040567236">
            <text:p>228.08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55">
            <text:p>1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27395249923.3372">
            <text:p>27395249923.34</text:p>
          </table:table-cell>
          <table:table-cell table:formula="oooc:=[.Y52]/[.M53]" office:value-type="float" office:value="21.2883620931375">
            <text:p>21.29</text:p>
          </table:table-cell>
          <table:table-cell table:formula="oooc:=([.D53]/[.C53])/([.R53]/[.Q53])" office:value-type="float" office:value="1.0029772886097">
            <text:p>1</text:p>
          </table:table-cell>
          <table:table-cell/>
          <table:table-cell table:formula="oooc:=[.I53]^[$globals.$C$25]*[$globals.$C$34]/[.R53]*[.K53]*[.W53]" office:value-type="float" office:value="26079847609.5314">
            <text:p>26079847609.53</text:p>
          </table:table-cell>
          <table:table-cell table:formula="oooc:=[.S53]/[.H53]" office:value-type="float" office:value="10.8610153549827">
            <text:p>10.86</text:p>
          </table:table-cell>
          <table:table-cell table:formula="oooc:=[.I53]/[.J53]" office:value-type="float" office:value="3801.35537424395">
            <text:p>3801.3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40000000000">
            <text:p>40,000,000,000</text:p>
          </table:table-cell>
          <table:table-cell table:formula="oooc:=CEILING(([.R54]-[.U54]/2);[.U54])" office:value-type="float" office:value="13.61">
            <text:p>13.61</text:p>
          </table:table-cell>
          <table:table-cell table:formula="oooc:=[.$D54]*[$globals.$C$36]/[.$K54]" office:value-type="float" office:value="272.2">
            <text:p>272.2</text:p>
          </table:table-cell>
          <table:table-cell table:formula="oooc:=[.F53]" office:value-type="float" office:value="228.082040567236">
            <text:p>228.08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9]" office:value-type="float" office:value="7382.29784966545">
            <text:p>7382.3</text:p>
          </table:table-cell>
          <table:table-cell table:formula="oooc:=[.J53]" office:value-type="float" office:value="1.55">
            <text:p>1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41574768949.5435">
            <text:p>41574768949.54</text:p>
          </table:table-cell>
          <table:table-cell table:formula="oooc:=[.Y52]/[.M54]" office:value-type="float" office:value="14.0277388121577">
            <text:p>14.03</text:p>
          </table:table-cell>
          <table:table-cell table:formula="oooc:=([.D54]/[.C54])/([.R54]/[.Q54])" office:value-type="float" office:value="0.989614248922208">
            <text:p>0.99</text:p>
          </table:table-cell>
          <table:table-cell/>
          <table:table-cell table:formula="oooc:=[.I54]^[$globals.$C$25]*[$globals.$C$34]/[.R54]*[.K54]*[.W54]" office:value-type="float" office:value="39578526994.27">
            <text:p>39578526994.27</text:p>
          </table:table-cell>
          <table:table-cell table:formula="oooc:=[.S54]/[.H54]" office:value-type="float" office:value="13.6079223035308">
            <text:p>13.61</text:p>
          </table:table-cell>
          <table:table-cell table:formula="oooc:=[.I54]/[.J54]" office:value-type="float" office:value="4762.77280623578">
            <text:p>4762.77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60000000000">
            <text:p>60,000,000,000</text:p>
          </table:table-cell>
          <table:table-cell table:formula="oooc:=CEILING(([.R55]-[.U55]/2);[.U55])" office:value-type="float" office:value="17.05">
            <text:p>17.05</text:p>
          </table:table-cell>
          <table:table-cell table:formula="oooc:=[.$D55]*[$globals.$C$36]/[.$K55]" office:value-type="float" office:value="341">
            <text:p>341</text:p>
          </table:table-cell>
          <table:table-cell table:formula="oooc:=[.F54]" office:value-type="float" office:value="228.082040567236">
            <text:p>228.08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9]" office:value-type="float" office:value="9249.38712232671">
            <text:p>9249.39</text:p>
          </table:table-cell>
          <table:table-cell table:formula="oooc:=[.J54]" office:value-type="float" office:value="1.55">
            <text:p>1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63093471242.0895">
            <text:p>63093471242.09</text:p>
          </table:table-cell>
          <table:table-cell table:formula="oooc:=[.Y52]/[.M55]" office:value-type="float" office:value="9.24342865464262">
            <text:p>9.24</text:p>
          </table:table-cell>
          <table:table-cell table:formula="oooc:=([.D55]/[.C55])/([.R55]/[.Q55])" office:value-type="float" office:value="1.00109230508215">
            <text:p>1</text:p>
          </table:table-cell>
          <table:table-cell/>
          <table:table-cell table:formula="oooc:=[.I55]^[$globals.$C$25]*[$globals.$C$34]/[.R55]*[.K55]*[.W55]" office:value-type="float" office:value="60063993566.5753">
            <text:p>60063993566.58</text:p>
          </table:table-cell>
          <table:table-cell table:formula="oooc:=[.S55]/[.H55]" office:value-type="float" office:value="17.0495615158096">
            <text:p>17.05</text:p>
          </table:table-cell>
          <table:table-cell table:formula="oooc:=[.I55]/[.J55]" office:value-type="float" office:value="5967.34653053336">
            <text:p>5967.35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91000000000">
            <text:p>91,000,000,000</text:p>
          </table:table-cell>
          <table:table-cell table:formula="oooc:=CEILING(([.R56]-[.U56]/2);[.U56])" office:value-type="float" office:value="21.36">
            <text:p>21.36</text:p>
          </table:table-cell>
          <table:table-cell table:formula="oooc:=[.$D56]*[$globals.$C$36]/[.$K56]" office:value-type="float" office:value="427.2">
            <text:p>427.2</text:p>
          </table:table-cell>
          <table:table-cell table:formula="oooc:=[.F55]" office:value-type="float" office:value="228.082040567236">
            <text:p>228.08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9]" office:value-type="float" office:value="11588.6901180153">
            <text:p>11588.69</text:p>
          </table:table-cell>
          <table:table-cell table:formula="oooc:=[.J55]" office:value-type="float" office:value="1.55">
            <text:p>1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95750047780.3636">
            <text:p>95750047780.36</text:p>
          </table:table-cell>
          <table:table-cell table:formula="oooc:=[.Y52]/[.M56]" office:value-type="float" office:value="6.09085857938968">
            <text:p>6.09</text:p>
          </table:table-cell>
          <table:table-cell table:formula="oooc:=([.D56]/[.C56])/([.R56]/[.Q56])" office:value-type="float" office:value="1.00159934193624">
            <text:p>1</text:p>
          </table:table-cell>
          <table:table-cell/>
          <table:table-cell table:formula="oooc:=[.I56]^[$globals.$C$25]*[$globals.$C$34]/[.R56]*[.K56]*[.W56]" office:value-type="float" office:value="91152541469.9719">
            <text:p>91152541469.97</text:p>
          </table:table-cell>
          <table:table-cell table:formula="oooc:=[.S56]/[.H56]" office:value-type="float" office:value="21.361640770535">
            <text:p>21.36</text:p>
          </table:table-cell>
          <table:table-cell table:formula="oooc:=[.I56]/[.J56]" office:value-type="float" office:value="7476.57426968726">
            <text:p>7476.57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140000000000">
            <text:p>140,000,000,000</text:p>
          </table:table-cell>
          <table:table-cell table:formula="oooc:=CEILING(([.R57]-[.U57]/2);[.U57])" office:value-type="float" office:value="26.76">
            <text:p>26.76</text:p>
          </table:table-cell>
          <table:table-cell table:formula="oooc:=[.$D57]*[$globals.$C$36]/[.$K57]" office:value-type="float" office:value="535.2">
            <text:p>535.2</text:p>
          </table:table-cell>
          <table:table-cell table:formula="oooc:=[.F56]" office:value-type="float" office:value="228.082040567236">
            <text:p>228.08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9]" office:value-type="float" office:value="14519.6364770168">
            <text:p>14519.64</text:p>
          </table:table-cell>
          <table:table-cell table:formula="oooc:=[.J56]" office:value-type="float" office:value="1.55">
            <text:p>1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145309355618.81">
            <text:p>145309355618.81</text:p>
          </table:table-cell>
          <table:table-cell table:formula="oooc:=[.Y52]/[.M57]" office:value-type="float" office:value="4.01350620210518">
            <text:p>4.01</text:p>
          </table:table-cell>
          <table:table-cell table:formula="oooc:=([.D57]/[.C57])/([.R57]/[.Q57])" office:value-type="float" office:value="0.987928313313892">
            <text:p>0.99</text:p>
          </table:table-cell>
          <table:table-cell/>
          <table:table-cell table:formula="oooc:=[.I57]^[$globals.$C$25]*[$globals.$C$34]/[.R57]*[.K57]*[.W57]" office:value-type="float" office:value="138332224067.41">
            <text:p>138332224067.41</text:p>
          </table:table-cell>
          <table:table-cell table:formula="oooc:=[.S57]/[.H57]" office:value-type="float" office:value="26.764306870077">
            <text:p>26.76</text:p>
          </table:table-cell>
          <table:table-cell table:formula="oooc:=[.I57]/[.J57]" office:value-type="float" office:value="9367.50740452696">
            <text:p>9367.51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210000000000">
            <text:p>210,000,000,000</text:p>
          </table:table-cell>
          <table:table-cell table:formula="oooc:=CEILING(([.R58]-[.U58]/2);[.U58])" office:value-type="float" office:value="33.53">
            <text:p>33.53</text:p>
          </table:table-cell>
          <table:table-cell table:formula="oooc:=[.$D58]*[$globals.$C$36]/[.$K58]" office:value-type="float" office:value="670.6">
            <text:p>670.6</text:p>
          </table:table-cell>
          <table:table-cell table:formula="oooc:=[.F57]" office:value-type="float" office:value="228.082040567236">
            <text:p>228.08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9]" office:value-type="float" office:value="18191.8613128662">
            <text:p>18191.86</text:p>
          </table:table-cell>
          <table:table-cell table:formula="oooc:=[.J57]" office:value-type="float" office:value="1.55">
            <text:p>1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220520086619.569">
            <text:p>220520086619.57</text:p>
          </table:table-cell>
          <table:table-cell table:formula="oooc:=[.Y52]/[.M58]" office:value-type="float" office:value="2.64465704208664">
            <text:p>2.64</text:p>
          </table:table-cell>
          <table:table-cell table:formula="oooc:=([.D58]/[.C58])/([.R58]/[.Q58])" office:value-type="float" office:value="0.999573656111251">
            <text:p>1</text:p>
          </table:table-cell>
          <table:table-cell/>
          <table:table-cell table:formula="oooc:=[.I58]^[$globals.$C$25]*[$globals.$C$34]/[.R58]*[.K58]*[.W58]" office:value-type="float" office:value="209931658589.463">
            <text:p>209931658589.46</text:p>
          </table:table-cell>
          <table:table-cell table:formula="oooc:=[.S58]/[.H58]" office:value-type="float" office:value="33.5333849085091">
            <text:p>33.53</text:p>
          </table:table-cell>
          <table:table-cell table:formula="oooc:=[.I58]/[.J58]" office:value-type="float" office:value="11736.6847179782">
            <text:p>11736.6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1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3" office:value-type="float" office:value="1.9">
            <text:p>1.9</text:p>
          </table:table-cell>
          <table:table-cell table:formula="oooc:=[$globals.$D$31]" office:value-type="float" office:value="5">
            <text:p>5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4]/[.J4]" office:value-type="float" office:value="10">
            <text:p>1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95">
            <text:p>95</text:p>
          </table:table-cell>
          <table:table-cell table:formula="oooc:=CEILING(([.R5]-[.U5]/2);[.U5])" office:value-type="float" office:value="5.26">
            <text:p>5.26</text:p>
          </table:table-cell>
          <table:table-cell table:formula="oooc:=[.$D5]*[$globals.$C$36]/[.$K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">
            <text:p>0.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0">
            <text:p>10</text:p>
          </table:table-cell>
          <table:table-cell table:formula="oooc:=[.Y4]/[.M5]" office:value-type="float" office:value="80">
            <text:p>80</text:p>
          </table:table-cell>
          <table:table-cell table:formula="oooc:=([.D5]/[.C5])/([.R5]/[.Q5])" office:value-type="float" office:value="0.9994">
            <text:p>1</text:p>
          </table:table-cell>
          <table:table-cell/>
          <table:table-cell table:formula="oooc:=[.I5]^[$globals.$C$25]*[$globals.$C$34]/[.R5]*[.K5]*[.W5]" office:value-type="float" office:value="95">
            <text:p>95</text:p>
          </table:table-cell>
          <table:table-cell table:formula="oooc:=[.S5]/[.H5]" office:value-type="float" office:value="5.26315789473684">
            <text:p>5.26</text:p>
          </table:table-cell>
          <table:table-cell table:formula="oooc:=[.I5]/[.J5]" office:value-type="float" office:value="10">
            <text:p>1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40">
            <text:p>140</text:p>
          </table:table-cell>
          <table:table-cell table:formula="oooc:=CEILING(([.R6]-[.U6]/2);[.U6])" office:value-type="float" office:value="6.59">
            <text:p>6.59</text:p>
          </table:table-cell>
          <table:table-cell table:formula="oooc:=[.$D6]*[$globals.$C$36]/[.$K6]" office:value-type="float" office:value="131.8">
            <text:p>131.8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9]" office:value-type="float" office:value="6.26457189257534">
            <text:p>6.26</text:p>
          </table:table-cell>
          <table:table-cell table:formula="oooc:=[.J5]" office:value-type="float" office:value="0.5">
            <text:p>0.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15.1759042410222">
            <text:p>15.18</text:p>
          </table:table-cell>
          <table:table-cell table:formula="oooc:=[.Y4]/[.M6]" office:value-type="float" office:value="52.7151454894865">
            <text:p>52.72</text:p>
          </table:table-cell>
          <table:table-cell table:formula="oooc:=([.D6]/[.C6])/([.R6]/[.Q6])" office:value-type="float" office:value="1.02912414930478">
            <text:p>1.03</text:p>
          </table:table-cell>
          <table:table-cell/>
          <table:table-cell table:formula="oooc:=[.I6]^[$globals.$C$25]*[$globals.$C$34]/[.R6]*[.K6]*[.W6]" office:value-type="float" office:value="144.171090289711">
            <text:p>144.17</text:p>
          </table:table-cell>
          <table:table-cell table:formula="oooc:=[.S6]/[.H6]" office:value-type="float" office:value="6.59428620271089">
            <text:p>6.59</text:p>
          </table:table-cell>
          <table:table-cell table:formula="oooc:=[.I6]/[.J6]" office:value-type="float" office:value="12.5291437851507">
            <text:p>12.53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20">
            <text:p>220</text:p>
          </table:table-cell>
          <table:table-cell table:formula="oooc:=CEILING(([.R7]-[.U7]/2);[.U7])" office:value-type="float" office:value="8.26">
            <text:p>8.26</text:p>
          </table:table-cell>
          <table:table-cell table:formula="oooc:=[.$D7]*[$globals.$C$36]/[.$K7]" office:value-type="float" office:value="165.2">
            <text:p>165.2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9]" office:value-type="float" office:value="7.848972199449">
            <text:p>7.85</text:p>
          </table:table-cell>
          <table:table-cell table:formula="oooc:=[.J6]" office:value-type="float" office:value="0.5">
            <text:p>0.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23.0308069532675">
            <text:p>23.03</text:p>
          </table:table-cell>
          <table:table-cell table:formula="oooc:=[.Y4]/[.M7]" office:value-type="float" office:value="34.7360820497216">
            <text:p>34.74</text:p>
          </table:table-cell>
          <table:table-cell table:formula="oooc:=([.D7]/[.C7])/([.R7]/[.Q7])" office:value-type="float" office:value="0.994262228871119">
            <text:p>0.99</text:p>
          </table:table-cell>
          <table:table-cell/>
          <table:table-cell table:formula="oooc:=[.I7]^[$globals.$C$25]*[$globals.$C$34]/[.R7]*[.K7]*[.W7]" office:value-type="float" office:value="218.792666056041">
            <text:p>218.79</text:p>
          </table:table-cell>
          <table:table-cell table:formula="oooc:=[.S7]/[.H7]" office:value-type="float" office:value="8.26207599942">
            <text:p>8.26</text:p>
          </table:table-cell>
          <table:table-cell table:formula="oooc:=[.I7]/[.J7]" office:value-type="float" office:value="15.697944398898">
            <text:p>15.7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30">
            <text:p>330</text:p>
          </table:table-cell>
          <table:table-cell table:formula="oooc:=CEILING(([.R8]-[.U8]/2);[.U8])" office:value-type="float" office:value="10.35">
            <text:p>10.35</text:p>
          </table:table-cell>
          <table:table-cell table:formula="oooc:=[.$D8]*[$globals.$C$36]/[.$K8]" office:value-type="float" office:value="207">
            <text:p>207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9]" office:value-type="float" office:value="9.83409012525469">
            <text:p>9.83</text:p>
          </table:table-cell>
          <table:table-cell table:formula="oooc:=[.J7]" office:value-type="float" office:value="0.5">
            <text:p>0.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34.9513320916255">
            <text:p>34.95</text:p>
          </table:table-cell>
          <table:table-cell table:formula="oooc:=[.Y4]/[.M8]" office:value-type="float" office:value="22.8889702373227">
            <text:p>22.89</text:p>
          </table:table-cell>
          <table:table-cell table:formula="oooc:=([.D8]/[.C8])/([.R8]/[.Q8])" office:value-type="float" office:value="1.00601201809866">
            <text:p>1.01</text:p>
          </table:table-cell>
          <table:table-cell/>
          <table:table-cell table:formula="oooc:=[.I8]^[$globals.$C$25]*[$globals.$C$34]/[.R8]*[.K8]*[.W8]" office:value-type="float" office:value="332.037654870443">
            <text:p>332.04</text:p>
          </table:table-cell>
          <table:table-cell table:formula="oooc:=[.S8]/[.H8]" office:value-type="float" office:value="10.3516738160576">
            <text:p>10.35</text:p>
          </table:table-cell>
          <table:table-cell table:formula="oooc:=[.I8]/[.J8]" office:value-type="float" office:value="19.6681802505094">
            <text:p>19.67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00">
            <text:p>500</text:p>
          </table:table-cell>
          <table:table-cell table:formula="oooc:=CEILING(([.R9]-[.U9]/2);[.U9])" office:value-type="float" office:value="12.97">
            <text:p>12.97</text:p>
          </table:table-cell>
          <table:table-cell table:formula="oooc:=[.$D9]*[$globals.$C$36]/[.$K9]" office:value-type="float" office:value="259.4">
            <text:p>259.4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9]" office:value-type="float" office:value="12.3212729175447">
            <text:p>12.32</text:p>
          </table:table-cell>
          <table:table-cell table:formula="oooc:=[.J8]" office:value-type="float" office:value="0.5">
            <text:p>0.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53.0418068918675">
            <text:p>53.04</text:p>
          </table:table-cell>
          <table:table-cell table:formula="oooc:=[.Y4]/[.M9]" office:value-type="float" office:value="15.0824424520624">
            <text:p>15.08</text:p>
          </table:table-cell>
          <table:table-cell table:formula="oooc:=([.D9]/[.C9])/([.R9]/[.Q9])" office:value-type="float" office:value="1.00781290470914">
            <text:p>1.01</text:p>
          </table:table-cell>
          <table:table-cell/>
          <table:table-cell table:formula="oooc:=[.I9]^[$globals.$C$25]*[$globals.$C$34]/[.R9]*[.K9]*[.W9]" office:value-type="float" office:value="503.897165472741">
            <text:p>503.9</text:p>
          </table:table-cell>
          <table:table-cell table:formula="oooc:=[.S9]/[.H9]" office:value-type="float" office:value="12.9697609658365">
            <text:p>12.97</text:p>
          </table:table-cell>
          <table:table-cell table:formula="oooc:=[.I9]/[.J9]" office:value-type="float" office:value="24.6425458350893">
            <text:p>24.6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60">
            <text:p>760</text:p>
          </table:table-cell>
          <table:table-cell table:formula="oooc:=CEILING(([.R10]-[.U10]/2);[.U10])" office:value-type="float" office:value="16.25">
            <text:p>16.25</text:p>
          </table:table-cell>
          <table:table-cell table:formula="oooc:=[.$D10]*[$globals.$C$36]/[.$K10]" office:value-type="float" office:value="325">
            <text:p>325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9]" office:value-type="float" office:value="15.4375">
            <text:p>15.44</text:p>
          </table:table-cell>
          <table:table-cell table:formula="oooc:=[.J9]" office:value-type="float" office:value="0.5">
            <text:p>0.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80.4957382161771">
            <text:p>80.5</text:p>
          </table:table-cell>
          <table:table-cell table:formula="oooc:=[.Y4]/[.M10]" office:value-type="float" office:value="9.93841435246599">
            <text:p>9.94</text:p>
          </table:table-cell>
          <table:table-cell table:formula="oooc:=([.D10]/[.C10])/([.R10]/[.Q10])" office:value-type="float" office:value="1.00619672770221">
            <text:p>1.01</text:p>
          </table:table-cell>
          <table:table-cell/>
          <table:table-cell table:formula="oooc:=[.I10]^[$globals.$C$25]*[$globals.$C$34]/[.R10]*[.K10]*[.W10]" office:value-type="float" office:value="764.709513053683">
            <text:p>764.71</text:p>
          </table:table-cell>
          <table:table-cell table:formula="oooc:=[.S10]/[.H10]" office:value-type="float" office:value="16.25">
            <text:p>16.25</text:p>
          </table:table-cell>
          <table:table-cell table:formula="oooc:=[.I10]/[.J10]" office:value-type="float" office:value="30.875">
            <text:p>30.8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1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3.64713216957606">
            <text:p>3.65</text:p>
          </table:table-cell>
          <table:table-cell/>
          <table:table-cell table:style-name="ce13" office:value-type="float" office:value="9">
            <text:p>9</text:p>
          </table:table-cell>
          <table:table-cell table:formula="oooc:=[.I4]*[$globals.$C$21]" office:value-type="float" office:value="16.25">
            <text:p>16.25</text:p>
          </table:table-cell>
          <table:table-cell table:style-name="ce13" office:value-type="float" office:value="0.45">
            <text:p>0.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3"/>
          <table:table-cell table:style-name="ce13" table:formula="oooc:=[.W4]" office:value-type="float" office:value="100">
            <text:p>100</text:p>
          </table:table-cell>
          <table:table-cell table:formula="oooc:=[.X4]*[$globals.$C$6]" office:value-type="float" office:value="70">
            <text:p>70</text:p>
          </table:table-cell>
          <table:table-cell table:formula="oooc:=[.Y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3600">
            <text:p>3,600</text:p>
          </table:table-cell>
          <table:table-cell table:formula="oooc:=CEILING(([.R13]-[.U13]/2);[.U13])" office:value-type="float" office:value="4.01">
            <text:p>4.01</text:p>
          </table:table-cell>
          <table:table-cell table:formula="oooc:=[.$D13]*[$globals.$C$36]/[.$K13]" office:value-type="float" office:value="80.2">
            <text:p>80.2</text:p>
          </table:table-cell>
          <table:table-cell table:formula="oooc:=[.F12]" office:value-type="float" office:value="3.64713216957606">
            <text:p>3.65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278.801285320384">
            <text:p>278.8</text:p>
          </table:table-cell>
          <table:table-cell table:formula="oooc:=[.Y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5]*[$globals.$C$34]/[.R13]*[.K13]*[.W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5400">
            <text:p>5,400</text:p>
          </table:table-cell>
          <table:table-cell table:formula="oooc:=CEILING(([.R14]-[.U14]/2);[.U14])" office:value-type="float" office:value="5.03">
            <text:p>5.03</text:p>
          </table:table-cell>
          <table:table-cell table:formula="oooc:=[.$D14]*[$globals.$C$36]/[.$K14]" office:value-type="float" office:value="100.6">
            <text:p>100.6</text:p>
          </table:table-cell>
          <table:table-cell table:formula="oooc:=[.F13]" office:value-type="float" office:value="3.64713216957606">
            <text:p>3.65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9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423.106160829605">
            <text:p>423.11</text:p>
          </table:table-cell>
          <table:table-cell table:formula="oooc:=[.Y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5]*[$globals.$C$34]/[.R14]*[.K14]*[.W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8300">
            <text:p>8,300</text:p>
          </table:table-cell>
          <table:table-cell table:formula="oooc:=CEILING(([.R15]-[.U15]/2);[.U15])" office:value-type="float" office:value="6.3">
            <text:p>6.3</text:p>
          </table:table-cell>
          <table:table-cell table:formula="oooc:=[.$D15]*[$globals.$C$36]/[.$K15]" office:value-type="float" office:value="126">
            <text:p>126</text:p>
          </table:table-cell>
          <table:table-cell table:formula="oooc:=[.F14]" office:value-type="float" office:value="3.64713216957606">
            <text:p>3.65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9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642.101858053662">
            <text:p>642.1</text:p>
          </table:table-cell>
          <table:table-cell table:formula="oooc:=[.Y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5]*[$globals.$C$34]/[.R15]*[.K15]*[.W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3000">
            <text:p>13,000</text:p>
          </table:table-cell>
          <table:table-cell table:formula="oooc:=CEILING(([.R16]-[.U16]/2);[.U16])" office:value-type="float" office:value="7.89">
            <text:p>7.89</text:p>
          </table:table-cell>
          <table:table-cell table:formula="oooc:=[.$D16]*[$globals.$C$36]/[.$K16]" office:value-type="float" office:value="157.8">
            <text:p>157.8</text:p>
          </table:table-cell>
          <table:table-cell table:formula="oooc:=[.F15]" office:value-type="float" office:value="3.64713216957606">
            <text:p>3.65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9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974.447631080479">
            <text:p>974.45</text:p>
          </table:table-cell>
          <table:table-cell table:formula="oooc:=[.Y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5]*[$globals.$C$34]/[.R16]*[.K16]*[.W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9000">
            <text:p>19,000</text:p>
          </table:table-cell>
          <table:table-cell table:formula="oooc:=CEILING(([.R17]-[.U17]/2);[.U17])" office:value-type="float" office:value="9.89">
            <text:p>9.89</text:p>
          </table:table-cell>
          <table:table-cell table:formula="oooc:=[.$D17]*[$globals.$C$36]/[.$K17]" office:value-type="float" office:value="197.8">
            <text:p>197.8</text:p>
          </table:table-cell>
          <table:table-cell table:formula="oooc:=[.F16]" office:value-type="float" office:value="3.64713216957606">
            <text:p>3.65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9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1478.81239371683">
            <text:p>1478.81</text:p>
          </table:table-cell>
          <table:table-cell table:formula="oooc:=[.Y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5]*[$globals.$C$34]/[.R17]*[.K17]*[.W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29000">
            <text:p>29,000</text:p>
          </table:table-cell>
          <table:table-cell table:formula="oooc:=CEILING(([.R18]-[.U18]/2);[.U18])" office:value-type="float" office:value="12.39">
            <text:p>12.39</text:p>
          </table:table-cell>
          <table:table-cell table:formula="oooc:=[.$D18]*[$globals.$C$36]/[.$K18]" office:value-type="float" office:value="247.8">
            <text:p>247.8</text:p>
          </table:table-cell>
          <table:table-cell table:formula="oooc:=[.F17]" office:value-type="float" office:value="3.64713216957606">
            <text:p>3.65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9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2244.23152774833">
            <text:p>2244.23</text:p>
          </table:table-cell>
          <table:table-cell table:formula="oooc:=[.Y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5]*[$globals.$C$34]/[.R18]*[.K18]*[.W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1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9.63724427083949">
            <text:p>9.64</text:p>
          </table:table-cell>
          <table:table-cell/>
          <table:table-cell table:style-name="ce13" office:value-type="float" office:value="25">
            <text:p>25</text:p>
          </table:table-cell>
          <table:table-cell table:formula="oooc:=[.I12]*[$globals.$C$21]" office:value-type="float" office:value="52.8125">
            <text:p>52.81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20]/[.J20]" office:value-type="float" office:value="105.625">
            <text:p>105.63</text:p>
          </table:table-cell>
          <table:table-cell table:number-columns-repeated="3"/>
          <table:table-cell table:style-name="ce13" table:formula="oooc:=[.W12]" office:value-type="float" office:value="100">
            <text:p>100</text:p>
          </table:table-cell>
          <table:table-cell table:formula="oooc:=[.X12]*[$globals.$C$6]" office:value-type="float" office:value="245">
            <text:p>245</text:p>
          </table:table-cell>
          <table:table-cell table:formula="oooc:=[.Y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98000">
            <text:p>98,000</text:p>
          </table:table-cell>
          <table:table-cell table:formula="oooc:=CEILING(([.R21]-[.U21]/2);[.U21])" office:value-type="float" office:value="4.22">
            <text:p>4.22</text:p>
          </table:table-cell>
          <table:table-cell table:formula="oooc:=[.$D21]*[$globals.$C$36]/[.$K21]" office:value-type="float" office:value="84.4">
            <text:p>84.4</text:p>
          </table:table-cell>
          <table:table-cell table:formula="oooc:=[.F20]" office:value-type="float" office:value="9.63724427083949">
            <text:p>9.64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">
            <text:p>0.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9596.31564151829">
            <text:p>9596.32</text:p>
          </table:table-cell>
          <table:table-cell table:formula="oooc:=[.Y20]/[.M21]" office:value-type="float" office:value="75.0287951018339">
            <text:p>75.03</text:p>
          </table:table-cell>
          <table:table-cell table:formula="oooc:=([.D21]/[.C21])/([.R21]/[.Q21])" office:value-type="float" office:value="0.998017394310733">
            <text:p>1</text:p>
          </table:table-cell>
          <table:table-cell/>
          <table:table-cell table:formula="oooc:=[.I21]^[$globals.$C$25]*[$globals.$C$34]/[.R21]*[.K21]*[.W21]" office:value-type="float" office:value="97921.5881787581">
            <text:p>97921.59</text:p>
          </table:table-cell>
          <table:table-cell table:formula="oooc:=[.S21]/[.H21]" office:value-type="float" office:value="4.225">
            <text:p>4.23</text:p>
          </table:table-cell>
          <table:table-cell table:formula="oooc:=[.I21]/[.J21]" office:value-type="float" office:value="105.625">
            <text:p>105.63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150000">
            <text:p>150,000</text:p>
          </table:table-cell>
          <table:table-cell table:formula="oooc:=CEILING(([.R22]-[.U22]/2);[.U22])" office:value-type="float" office:value="5.29">
            <text:p>5.29</text:p>
          </table:table-cell>
          <table:table-cell table:formula="oooc:=[.$D22]*[$globals.$C$36]/[.$K22]" office:value-type="float" office:value="105.8">
            <text:p>105.8</text:p>
          </table:table-cell>
          <table:table-cell table:formula="oooc:=[.F21]" office:value-type="float" office:value="9.63724427083949">
            <text:p>9.64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9]" office:value-type="float" office:value="66.169540615327">
            <text:p>66.17</text:p>
          </table:table-cell>
          <table:table-cell table:formula="oooc:=[.J21]" office:value-type="float" office:value="0.5">
            <text:p>0.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14563.2767242305">
            <text:p>14563.28</text:p>
          </table:table-cell>
          <table:table-cell table:formula="oooc:=[.Y20]/[.M22]" office:value-type="float" office:value="49.4394231211757">
            <text:p>49.44</text:p>
          </table:table-cell>
          <table:table-cell table:formula="oooc:=([.D22]/[.C22])/([.R22]/[.Q22])" office:value-type="float" office:value="0.990032228914111">
            <text:p>0.99</text:p>
          </table:table-cell>
          <table:table-cell/>
          <table:table-cell table:formula="oooc:=[.I22]^[$globals.$C$25]*[$globals.$C$34]/[.R22]*[.K22]*[.W22]" office:value-type="float" office:value="148604.864532964">
            <text:p>148604.86</text:p>
          </table:table-cell>
          <table:table-cell table:formula="oooc:=[.S22]/[.H22]" office:value-type="float" office:value="5.29356324922616">
            <text:p>5.29</text:p>
          </table:table-cell>
          <table:table-cell table:formula="oooc:=[.I22]/[.J22]" office:value-type="float" office:value="132.339081230654">
            <text:p>132.34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230000">
            <text:p>230,000</text:p>
          </table:table-cell>
          <table:table-cell table:formula="oooc:=CEILING(([.R23]-[.U23]/2);[.U23])" office:value-type="float" office:value="6.63">
            <text:p>6.63</text:p>
          </table:table-cell>
          <table:table-cell table:formula="oooc:=[.$D23]*[$globals.$C$36]/[.$K23]" office:value-type="float" office:value="132.6">
            <text:p>132.6</text:p>
          </table:table-cell>
          <table:table-cell table:formula="oooc:=[.F22]" office:value-type="float" office:value="9.63724427083949">
            <text:p>9.64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9]" office:value-type="float" office:value="82.90476885668">
            <text:p>82.9</text:p>
          </table:table-cell>
          <table:table-cell table:formula="oooc:=[.J22]" office:value-type="float" office:value="0.5">
            <text:p>0.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22101.0893002429">
            <text:p>22101.09</text:p>
          </table:table-cell>
          <table:table-cell table:formula="oooc:=[.Y20]/[.M23]" office:value-type="float" office:value="32.5775797843632">
            <text:p>32.58</text:p>
          </table:table-cell>
          <table:table-cell table:formula="oooc:=([.D23]/[.C23])/([.R23]/[.Q23])" office:value-type="float" office:value="0.980175394754837">
            <text:p>0.98</text:p>
          </table:table-cell>
          <table:table-cell/>
          <table:table-cell table:formula="oooc:=[.I23]^[$globals.$C$25]*[$globals.$C$34]/[.R23]*[.K23]*[.W23]" office:value-type="float" office:value="225521.319390234">
            <text:p>225521.32</text:p>
          </table:table-cell>
          <table:table-cell table:formula="oooc:=[.S23]/[.H23]" office:value-type="float" office:value="6.6323815085344">
            <text:p>6.63</text:p>
          </table:table-cell>
          <table:table-cell table:formula="oooc:=[.I23]/[.J23]" office:value-type="float" office:value="165.80953771336">
            <text:p>165.81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340000">
            <text:p>340,000</text:p>
          </table:table-cell>
          <table:table-cell table:formula="oooc:=CEILING(([.R24]-[.U24]/2);[.U24])" office:value-type="float" office:value="8.31">
            <text:p>8.31</text:p>
          </table:table-cell>
          <table:table-cell table:formula="oooc:=[.$D24]*[$globals.$C$36]/[.$K24]" office:value-type="float" office:value="166.2">
            <text:p>166.2</text:p>
          </table:table-cell>
          <table:table-cell table:formula="oooc:=[.F23]" office:value-type="float" office:value="9.63724427083949">
            <text:p>9.64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9]" office:value-type="float" office:value="103.872576948003">
            <text:p>103.87</text:p>
          </table:table-cell>
          <table:table-cell table:formula="oooc:=[.J23]" office:value-type="float" office:value="0.5">
            <text:p>0.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33540.4014842766">
            <text:p>33540.4</text:p>
          </table:table-cell>
          <table:table-cell table:formula="oooc:=[.Y20]/[.M24]" office:value-type="float" office:value="21.4666482253508">
            <text:p>21.47</text:p>
          </table:table-cell>
          <table:table-cell table:formula="oooc:=([.D24]/[.C24])/([.R24]/[.Q24])" office:value-type="float" office:value="1.00663817186422">
            <text:p>1.01</text:p>
          </table:table-cell>
          <table:table-cell/>
          <table:table-cell table:formula="oooc:=[.I24]^[$globals.$C$25]*[$globals.$C$34]/[.R24]*[.K24]*[.W24]" office:value-type="float" office:value="342248.994737517">
            <text:p>342248.99</text:p>
          </table:table-cell>
          <table:table-cell table:formula="oooc:=[.S24]/[.H24]" office:value-type="float" office:value="8.30980615584021">
            <text:p>8.31</text:p>
          </table:table-cell>
          <table:table-cell table:formula="oooc:=[.I24]/[.J24]" office:value-type="float" office:value="207.745153896005">
            <text:p>207.75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520000">
            <text:p>520,000</text:p>
          </table:table-cell>
          <table:table-cell table:formula="oooc:=CEILING(([.R25]-[.U25]/2);[.U25])" office:value-type="float" office:value="10.41">
            <text:p>10.41</text:p>
          </table:table-cell>
          <table:table-cell table:formula="oooc:=[.$D25]*[$globals.$C$36]/[.$K25]" office:value-type="float" office:value="208.2">
            <text:p>208.2</text:p>
          </table:table-cell>
          <table:table-cell table:formula="oooc:=[.F24]" office:value-type="float" office:value="9.63724427083949">
            <text:p>9.64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9]" office:value-type="float" office:value="130.143445191565">
            <text:p>130.14</text:p>
          </table:table-cell>
          <table:table-cell table:formula="oooc:=[.J24]" office:value-type="float" office:value="0.5">
            <text:p>0.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50900.592113082">
            <text:p>50900.59</text:p>
          </table:table-cell>
          <table:table-cell table:formula="oooc:=[.Y20]/[.M25]" office:value-type="float" office:value="14.1452185546374">
            <text:p>14.15</text:p>
          </table:table-cell>
          <table:table-cell table:formula="oooc:=([.D25]/[.C25])/([.R25]/[.Q25])" office:value-type="float" office:value="0.998692660662962">
            <text:p>1</text:p>
          </table:table-cell>
          <table:table-cell/>
          <table:table-cell table:formula="oooc:=[.I25]^[$globals.$C$25]*[$globals.$C$34]/[.R25]*[.K25]*[.W25]" office:value-type="float" office:value="519393.797072266">
            <text:p>519393.8</text:p>
          </table:table-cell>
          <table:table-cell table:formula="oooc:=[.S25]/[.H25]" office:value-type="float" office:value="10.4114756153252">
            <text:p>10.41</text:p>
          </table:table-cell>
          <table:table-cell table:formula="oooc:=[.I25]/[.J25]" office:value-type="float" office:value="260.286890383131">
            <text:p>260.29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790000">
            <text:p>790,000</text:p>
          </table:table-cell>
          <table:table-cell table:formula="oooc:=CEILING(([.R26]-[.U26]/2);[.U26])" office:value-type="float" office:value="13.04">
            <text:p>13.04</text:p>
          </table:table-cell>
          <table:table-cell table:formula="oooc:=[.$D26]*[$globals.$C$36]/[.$K26]" office:value-type="float" office:value="260.8">
            <text:p>260.8</text:p>
          </table:table-cell>
          <table:table-cell table:formula="oooc:=[.F25]" office:value-type="float" office:value="9.63724427083949">
            <text:p>9.64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9]" office:value-type="float" office:value="163.05859375">
            <text:p>163.06</text:p>
          </table:table-cell>
          <table:table-cell table:formula="oooc:=[.J25]" office:value-type="float" office:value="0.5">
            <text:p>0.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77246.2511719462">
            <text:p>77246.25</text:p>
          </table:table-cell>
          <table:table-cell table:formula="oooc:=[.Y20]/[.M26]" office:value-type="float" office:value="9.32084067610371">
            <text:p>9.32</text:p>
          </table:table-cell>
          <table:table-cell table:formula="oooc:=([.D26]/[.C26])/([.R26]/[.Q26])" office:value-type="float" office:value="0.997397227768154">
            <text:p>1</text:p>
          </table:table-cell>
          <table:table-cell/>
          <table:table-cell table:formula="oooc:=[.I26]^[$globals.$C$25]*[$globals.$C$34]/[.R26]*[.K26]*[.W26]" office:value-type="float" office:value="788227.052774961">
            <text:p>788227.05</text:p>
          </table:table-cell>
          <table:table-cell table:formula="oooc:=[.S26]/[.H26]" office:value-type="float" office:value="13.0446875">
            <text:p>13.04</text:p>
          </table:table-cell>
          <table:table-cell table:formula="oooc:=[.I26]/[.J26]" office:value-type="float" office:value="326.1171875">
            <text:p>326.12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1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4.8234205455534">
            <text:p>14.82</text:p>
          </table:table-cell>
          <table:table-cell/>
          <table:table-cell table:style-name="ce13" office:value-type="float" office:value="45">
            <text:p>45</text:p>
          </table:table-cell>
          <table:table-cell table:formula="oooc:=[.I20]*[$globals.$C$21]" office:value-type="float" office:value="171.640625">
            <text:p>171.64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28]/[.J28]" office:value-type="float" office:value="343.28125">
            <text:p>343.28</text:p>
          </table:table-cell>
          <table:table-cell table:number-columns-repeated="3"/>
          <table:table-cell table:style-name="ce13" table:formula="oooc:=[.W20]" office:value-type="float" office:value="100">
            <text:p>100</text:p>
          </table:table-cell>
          <table:table-cell table:formula="oooc:=[.X20]*[$globals.$C$6]" office:value-type="float" office:value="857.5">
            <text:p>857.5</text:p>
          </table:table-cell>
          <table:table-cell table:formula="oooc:=[.Y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1600000">
            <text:p>1,600,000</text:p>
          </table:table-cell>
          <table:table-cell table:formula="oooc:=CEILING(([.R29]-[.U29]/2);[.U29])" office:value-type="float" office:value="7.63">
            <text:p>7.63</text:p>
          </table:table-cell>
          <table:table-cell table:formula="oooc:=[.$D29]*[$globals.$C$36]/[.$K29]" office:value-type="float" office:value="152.6">
            <text:p>152.6</text:p>
          </table:table-cell>
          <table:table-cell table:formula="oooc:=[.F28]" office:value-type="float" office:value="14.8234205455534">
            <text:p>14.82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">
            <text:p>0.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297273.903910601">
            <text:p>297273.9</text:p>
          </table:table-cell>
          <table:table-cell table:formula="oooc:=[.Y28]/[.M29]" office:value-type="float" office:value="72.6602628614713">
            <text:p>72.66</text:p>
          </table:table-cell>
          <table:table-cell table:formula="oooc:=([.D29]/[.C29])/([.R29]/[.Q29])" office:value-type="float" office:value="0.975219008342245">
            <text:p>0.98</text:p>
          </table:table-cell>
          <table:table-cell/>
          <table:table-cell table:formula="oooc:=[.I29]^[$globals.$C$25]*[$globals.$C$34]/[.R29]*[.K29]*[.W29]" office:value-type="float" office:value="1560037.97970578">
            <text:p>1560037.98</text:p>
          </table:table-cell>
          <table:table-cell table:formula="oooc:=[.S29]/[.H29]" office:value-type="float" office:value="7.62847222222222">
            <text:p>7.63</text:p>
          </table:table-cell>
          <table:table-cell table:formula="oooc:=[.I29]/[.J29]" office:value-type="float" office:value="343.28125">
            <text:p>343.2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2400000">
            <text:p>2,400,000</text:p>
          </table:table-cell>
          <table:table-cell table:formula="oooc:=CEILING(([.R30]-[.U30]/2);[.U30])" office:value-type="float" office:value="9.56">
            <text:p>9.56</text:p>
          </table:table-cell>
          <table:table-cell table:formula="oooc:=[.$D30]*[$globals.$C$36]/[.$K30]" office:value-type="float" office:value="191.2">
            <text:p>191.2</text:p>
          </table:table-cell>
          <table:table-cell table:formula="oooc:=[.F29]" office:value-type="float" office:value="14.8234205455534">
            <text:p>14.82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9]" office:value-type="float" office:value="215.051006999813">
            <text:p>215.05</text:p>
          </table:table-cell>
          <table:table-cell table:formula="oooc:=[.J29]" office:value-type="float" office:value="0.5">
            <text:p>0.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451140.02991021">
            <text:p>451140.03</text:p>
          </table:table-cell>
          <table:table-cell table:formula="oooc:=[.Y28]/[.M30]" office:value-type="float" office:value="47.8787041005849">
            <text:p>47.88</text:p>
          </table:table-cell>
          <table:table-cell table:formula="oooc:=([.D30]/[.C30])/([.R30]/[.Q30])" office:value-type="float" office:value="0.986682526528805">
            <text:p>0.99</text:p>
          </table:table-cell>
          <table:table-cell/>
          <table:table-cell table:formula="oooc:=[.I30]^[$globals.$C$25]*[$globals.$C$34]/[.R30]*[.K30]*[.W30]" office:value-type="float" office:value="2367498.69923726">
            <text:p>2367498.7</text:p>
          </table:table-cell>
          <table:table-cell table:formula="oooc:=[.S30]/[.H30]" office:value-type="float" office:value="9.55782253332502">
            <text:p>9.56</text:p>
          </table:table-cell>
          <table:table-cell table:formula="oooc:=[.I30]/[.J30]" office:value-type="float" office:value="430.102013999626">
            <text:p>430.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3600000">
            <text:p>3,600,000</text:p>
          </table:table-cell>
          <table:table-cell table:formula="oooc:=CEILING(([.R31]-[.U31]/2);[.U31])" office:value-type="float" office:value="11.98">
            <text:p>11.98</text:p>
          </table:table-cell>
          <table:table-cell table:formula="oooc:=[.$D31]*[$globals.$C$36]/[.$K31]" office:value-type="float" office:value="239.6">
            <text:p>239.6</text:p>
          </table:table-cell>
          <table:table-cell table:formula="oooc:=[.F30]" office:value-type="float" office:value="14.8234205455534">
            <text:p>14.82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9]" office:value-type="float" office:value="269.44049878421">
            <text:p>269.44</text:p>
          </table:table-cell>
          <table:table-cell table:formula="oooc:=[.J30]" office:value-type="float" office:value="0.5">
            <text:p>0.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684645.789320923">
            <text:p>684645.79</text:p>
          </table:table-cell>
          <table:table-cell table:formula="oooc:=[.Y28]/[.M31]" office:value-type="float" office:value="31.5491606563801">
            <text:p>31.55</text:p>
          </table:table-cell>
          <table:table-cell table:formula="oooc:=([.D31]/[.C31])/([.R31]/[.Q31])" office:value-type="float" office:value="0.998431531905085">
            <text:p>1</text:p>
          </table:table-cell>
          <table:table-cell/>
          <table:table-cell table:formula="oooc:=[.I31]^[$globals.$C$25]*[$globals.$C$34]/[.R31]*[.K31]*[.W31]" office:value-type="float" office:value="3592893.35503691">
            <text:p>3592893.36</text:p>
          </table:table-cell>
          <table:table-cell table:formula="oooc:=[.S31]/[.H31]" office:value-type="float" office:value="11.9751332792982">
            <text:p>11.98</text:p>
          </table:table-cell>
          <table:table-cell table:formula="oooc:=[.I31]/[.J31]" office:value-type="float" office:value="538.88099756842">
            <text:p>538.88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5500000">
            <text:p>5,500,000</text:p>
          </table:table-cell>
          <table:table-cell table:formula="oooc:=CEILING(([.R32]-[.U32]/2);[.U32])" office:value-type="float" office:value="15">
            <text:p>15</text:p>
          </table:table-cell>
          <table:table-cell table:formula="oooc:=[.$D32]*[$globals.$C$36]/[.$K32]" office:value-type="float" office:value="300">
            <text:p>300</text:p>
          </table:table-cell>
          <table:table-cell table:formula="oooc:=[.F31]" office:value-type="float" office:value="14.8234205455534">
            <text:p>14.82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9]" office:value-type="float" office:value="337.585875081009">
            <text:p>337.59</text:p>
          </table:table-cell>
          <table:table-cell table:formula="oooc:=[.J31]" office:value-type="float" office:value="0.5">
            <text:p>0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1039011.89377534">
            <text:p>1039011.89</text:p>
          </table:table-cell>
          <table:table-cell table:formula="oooc:=[.Y28]/[.M32]" office:value-type="float" office:value="20.7889824259033">
            <text:p>20.79</text:p>
          </table:table-cell>
          <table:table-cell table:formula="oooc:=([.D32]/[.C32])/([.R32]/[.Q32])" office:value-type="float" office:value="0.991118824251584">
            <text:p>0.99</text:p>
          </table:table-cell>
          <table:table-cell/>
          <table:table-cell table:formula="oooc:=[.I32]^[$globals.$C$25]*[$globals.$C$34]/[.R32]*[.K32]*[.W32]" office:value-type="float" office:value="5452540.55042451">
            <text:p>5452540.55</text:p>
          </table:table-cell>
          <table:table-cell table:formula="oooc:=[.S32]/[.H32]" office:value-type="float" office:value="15.0038166702671">
            <text:p>15</text:p>
          </table:table-cell>
          <table:table-cell table:formula="oooc:=[.I32]/[.J32]" office:value-type="float" office:value="675.171750162017">
            <text:p>675.17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8300000">
            <text:p>8,300,000</text:p>
          </table:table-cell>
          <table:table-cell table:formula="oooc:=CEILING(([.R33]-[.U33]/2);[.U33])" office:value-type="float" office:value="18.8">
            <text:p>18.8</text:p>
          </table:table-cell>
          <table:table-cell table:formula="oooc:=[.$D33]*[$globals.$C$36]/[.$K33]" office:value-type="float" office:value="376">
            <text:p>376</text:p>
          </table:table-cell>
          <table:table-cell table:formula="oooc:=[.F32]" office:value-type="float" office:value="14.8234205455534">
            <text:p>14.82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9]" office:value-type="float" office:value="422.966196872588">
            <text:p>422.97</text:p>
          </table:table-cell>
          <table:table-cell table:formula="oooc:=[.J32]" office:value-type="float" office:value="0.5">
            <text:p>0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1576794.50052176">
            <text:p>1576794.5</text:p>
          </table:table-cell>
          <table:table-cell table:formula="oooc:=[.Y28]/[.M33]" office:value-type="float" office:value="13.6986779144984">
            <text:p>13.7</text:p>
          </table:table-cell>
          <table:table-cell table:formula="oooc:=([.D33]/[.C33])/([.R33]/[.Q33])" office:value-type="float" office:value="0.997034293465683">
            <text:p>1</text:p>
          </table:table-cell>
          <table:table-cell/>
          <table:table-cell table:formula="oooc:=[.I33]^[$globals.$C$25]*[$globals.$C$34]/[.R33]*[.K33]*[.W33]" office:value-type="float" office:value="8274723.32635328">
            <text:p>8274723.33</text:p>
          </table:table-cell>
          <table:table-cell table:formula="oooc:=[.S33]/[.H33]" office:value-type="float" office:value="18.7984976387817">
            <text:p>18.8</text:p>
          </table:table-cell>
          <table:table-cell table:formula="oooc:=[.I33]/[.J33]" office:value-type="float" office:value="845.932393745175">
            <text:p>845.93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13000000">
            <text:p>13,000,000</text:p>
          </table:table-cell>
          <table:table-cell table:formula="oooc:=CEILING(([.R34]-[.U34]/2);[.U34])" office:value-type="float" office:value="23.55">
            <text:p>23.55</text:p>
          </table:table-cell>
          <table:table-cell table:formula="oooc:=[.$D34]*[$globals.$C$36]/[.$K34]" office:value-type="float" office:value="471">
            <text:p>471</text:p>
          </table:table-cell>
          <table:table-cell table:formula="oooc:=[.F33]" office:value-type="float" office:value="14.8234205455534">
            <text:p>14.82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9]" office:value-type="float" office:value="529.9404296875">
            <text:p>529.94</text:p>
          </table:table-cell>
          <table:table-cell table:formula="oooc:=[.J33]" office:value-type="float" office:value="0.5">
            <text:p>0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2392928.23476887">
            <text:p>2392928.23</text:p>
          </table:table-cell>
          <table:table-cell table:formula="oooc:=[.Y28]/[.M34]" office:value-type="float" office:value="9.02659749095498">
            <text:p>9.03</text:p>
          </table:table-cell>
          <table:table-cell table:formula="oooc:=([.D34]/[.C34])/([.R34]/[.Q34])" office:value-type="float" office:value="0.965853110692384">
            <text:p>0.97</text:p>
          </table:table-cell>
          <table:table-cell/>
          <table:table-cell table:formula="oooc:=[.I34]^[$globals.$C$25]*[$globals.$C$34]/[.R34]*[.K34]*[.W34]" office:value-type="float" office:value="12557640.882169">
            <text:p>12557640.88</text:p>
          </table:table-cell>
          <table:table-cell table:formula="oooc:=[.S34]/[.H34]" office:value-type="float" office:value="23.5529079861111">
            <text:p>23.55</text:p>
          </table:table-cell>
          <table:table-cell table:formula="oooc:=[.I34]/[.J34]" office:value-type="float" office:value="1059.880859375">
            <text:p>1059.88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1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50.6745803972587">
            <text:p>50.67</text:p>
          </table:table-cell>
          <table:table-cell/>
          <table:table-cell table:style-name="ce13" office:value-type="float" office:value="180">
            <text:p>180</text:p>
          </table:table-cell>
          <table:table-cell table:formula="oooc:=[.I28]*[$globals.$C$21]" office:value-type="float" office:value="557.83203125">
            <text:p>557.83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36]/[.J36]" office:value-type="float" office:value="1115.6640625">
            <text:p>1115.66</text:p>
          </table:table-cell>
          <table:table-cell table:number-columns-repeated="3"/>
          <table:table-cell table:style-name="ce13" table:formula="oooc:=[.W28]" office:value-type="float" office:value="100">
            <text:p>100</text:p>
          </table:table-cell>
          <table:table-cell table:formula="oooc:=[.X28]*[$globals.$C$6]" office:value-type="float" office:value="3001.25">
            <text:p>3001.25</text:p>
          </table:table-cell>
          <table:table-cell table:formula="oooc:=[.Y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55000000">
            <text:p>55,000,000</text:p>
          </table:table-cell>
          <table:table-cell table:formula="oooc:=CEILING(([.R37]-[.U37]/2);[.U37])" office:value-type="float" office:value="6.2">
            <text:p>6.2</text:p>
          </table:table-cell>
          <table:table-cell table:formula="oooc:=[.$D37]*[$globals.$C$36]/[.$K37]" office:value-type="float" office:value="124">
            <text:p>124</text:p>
          </table:table-cell>
          <table:table-cell table:formula="oooc:=[.F36]" office:value-type="float" office:value="50.6745803972587">
            <text:p>50.67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">
            <text:p>0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9208927.38916486">
            <text:p>9208927.39</text:p>
          </table:table-cell>
          <table:table-cell table:formula="oooc:=[.Y36]/[.M37]" office:value-type="float" office:value="70.3665011804123">
            <text:p>70.37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25]*[$globals.$C$34]/[.R37]*[.K37]*[.W37]" office:value-type="float" office:value="55230551.6051537">
            <text:p>55230551.61</text:p>
          </table:table-cell>
          <table:table-cell table:formula="oooc:=[.S37]/[.H37]" office:value-type="float" office:value="6.19813368055556">
            <text:p>6.2</text:p>
          </table:table-cell>
          <table:table-cell table:formula="oooc:=[.I37]/[.J37]" office:value-type="float" office:value="1115.6640625">
            <text:p>1115.66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84000000">
            <text:p>84,000,000</text:p>
          </table:table-cell>
          <table:table-cell table:formula="oooc:=CEILING(([.R38]-[.U38]/2);[.U38])" office:value-type="float" office:value="7.77">
            <text:p>7.77</text:p>
          </table:table-cell>
          <table:table-cell table:formula="oooc:=[.$D38]*[$globals.$C$36]/[.$K38]" office:value-type="float" office:value="155.4">
            <text:p>155.4</text:p>
          </table:table-cell>
          <table:table-cell table:formula="oooc:=[.F37]" office:value-type="float" office:value="50.6745803972587">
            <text:p>50.67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9]" office:value-type="float" office:value="698.915772749392">
            <text:p>698.92</text:p>
          </table:table-cell>
          <table:table-cell table:formula="oooc:=[.J37]" office:value-type="float" office:value="0.5">
            <text:p>0.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13975380.0220492">
            <text:p>13975380.02</text:p>
          </table:table-cell>
          <table:table-cell table:formula="oooc:=[.Y36]/[.M38]" office:value-type="float" office:value="46.3672543413945">
            <text:p>46.37</text:p>
          </table:table-cell>
          <table:table-cell table:formula="oooc:=([.D38]/[.C38])/([.R38]/[.Q38])" office:value-type="float" office:value="0.99837422169198">
            <text:p>1</text:p>
          </table:table-cell>
          <table:table-cell/>
          <table:table-cell table:formula="oooc:=[.I38]^[$globals.$C$25]*[$globals.$C$34]/[.R38]*[.K38]*[.W38]" office:value-type="float" office:value="83817356.2338646">
            <text:p>83817356.23</text:p>
          </table:table-cell>
          <table:table-cell table:formula="oooc:=[.S38]/[.H38]" office:value-type="float" office:value="7.76573080832658">
            <text:p>7.77</text:p>
          </table:table-cell>
          <table:table-cell table:formula="oooc:=[.I38]/[.J38]" office:value-type="float" office:value="1397.83154549878">
            <text:p>1397.83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30000000">
            <text:p>130,000,000</text:p>
          </table:table-cell>
          <table:table-cell table:formula="oooc:=CEILING(([.R39]-[.U39]/2);[.U39])" office:value-type="float" office:value="9.73">
            <text:p>9.73</text:p>
          </table:table-cell>
          <table:table-cell table:formula="oooc:=[.$D39]*[$globals.$C$36]/[.$K39]" office:value-type="float" office:value="194.6">
            <text:p>194.6</text:p>
          </table:table-cell>
          <table:table-cell table:formula="oooc:=[.F38]" office:value-type="float" office:value="50.6745803972587">
            <text:p>50.67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9]" office:value-type="float" office:value="875.681621048683">
            <text:p>875.68</text:p>
          </table:table-cell>
          <table:table-cell table:formula="oooc:=[.J38]" office:value-type="float" office:value="0.5">
            <text:p>0.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21208902.8946514">
            <text:p>21208902.89</text:p>
          </table:table-cell>
          <table:table-cell table:formula="oooc:=[.Y36]/[.M39]" office:value-type="float" office:value="30.553206981933">
            <text:p>30.55</text:p>
          </table:table-cell>
          <table:table-cell table:formula="oooc:=([.D39]/[.C39])/([.R39]/[.Q39])" office:value-type="float" office:value="0.978485283827399">
            <text:p>0.98</text:p>
          </table:table-cell>
          <table:table-cell/>
          <table:table-cell table:formula="oooc:=[.I39]^[$globals.$C$25]*[$globals.$C$34]/[.R39]*[.K39]*[.W39]" office:value-type="float" office:value="127200417.194077">
            <text:p>127200417.19</text:p>
          </table:table-cell>
          <table:table-cell table:formula="oooc:=[.S39]/[.H39]" office:value-type="float" office:value="9.72979578942981">
            <text:p>9.73</text:p>
          </table:table-cell>
          <table:table-cell table:formula="oooc:=[.I39]/[.J39]" office:value-type="float" office:value="1751.36324209737">
            <text:p>1751.3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90000000">
            <text:p>190,000,000</text:p>
          </table:table-cell>
          <table:table-cell table:formula="oooc:=CEILING(([.R40]-[.U40]/2);[.U40])" office:value-type="float" office:value="12.19">
            <text:p>12.19</text:p>
          </table:table-cell>
          <table:table-cell table:formula="oooc:=[.$D40]*[$globals.$C$36]/[.$K40]" office:value-type="float" office:value="243.8">
            <text:p>243.8</text:p>
          </table:table-cell>
          <table:table-cell table:formula="oooc:=[.F39]" office:value-type="float" office:value="50.6745803972587">
            <text:p>50.67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9]" office:value-type="float" office:value="1097.15409401328">
            <text:p>1097.15</text:p>
          </table:table-cell>
          <table:table-cell table:formula="oooc:=[.J39]" office:value-type="float" office:value="0.5">
            <text:p>0.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32186427.9386367">
            <text:p>32186427.94</text:p>
          </table:table-cell>
          <table:table-cell table:formula="oooc:=[.Y36]/[.M40]" office:value-type="float" office:value="20.1327093902874">
            <text:p>20.13</text:p>
          </table:table-cell>
          <table:table-cell table:formula="oooc:=([.D40]/[.C40])/([.R40]/[.Q40])" office:value-type="float" office:value="1.01594009229487">
            <text:p>1.02</text:p>
          </table:table-cell>
          <table:table-cell/>
          <table:table-cell table:formula="oooc:=[.I40]^[$globals.$C$25]*[$globals.$C$34]/[.R40]*[.K40]*[.W40]" office:value-type="float" office:value="193038135.075539">
            <text:p>193038135.08</text:p>
          </table:table-cell>
          <table:table-cell table:formula="oooc:=[.S40]/[.H40]" office:value-type="float" office:value="12.190601044592">
            <text:p>12.19</text:p>
          </table:table-cell>
          <table:table-cell table:formula="oooc:=[.I40]/[.J40]" office:value-type="float" office:value="2194.30818802656">
            <text:p>2194.31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90000000">
            <text:p>290,000,000</text:p>
          </table:table-cell>
          <table:table-cell table:formula="oooc:=CEILING(([.R41]-[.U41]/2);[.U41])" office:value-type="float" office:value="15.27">
            <text:p>15.27</text:p>
          </table:table-cell>
          <table:table-cell table:formula="oooc:=[.$D41]*[$globals.$C$36]/[.$K41]" office:value-type="float" office:value="305.4">
            <text:p>305.4</text:p>
          </table:table-cell>
          <table:table-cell table:formula="oooc:=[.F40]" office:value-type="float" office:value="50.6745803972587">
            <text:p>50.67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9]" office:value-type="float" office:value="1374.64013983591">
            <text:p>1374.64</text:p>
          </table:table-cell>
          <table:table-cell table:formula="oooc:=[.J40]" office:value-type="float" office:value="0.5">
            <text:p>0.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48845814.8257312">
            <text:p>48845814.83</text:p>
          </table:table-cell>
          <table:table-cell table:formula="oooc:=[.Y36]/[.M41]" office:value-type="float" office:value="13.2662338075819">
            <text:p>13.27</text:p>
          </table:table-cell>
          <table:table-cell table:formula="oooc:=([.D41]/[.C41])/([.R41]/[.Q41])" office:value-type="float" office:value="1.00993219747879">
            <text:p>1.01</text:p>
          </table:table-cell>
          <table:table-cell/>
          <table:table-cell table:formula="oooc:=[.I41]^[$globals.$C$25]*[$globals.$C$34]/[.R41]*[.K41]*[.W41]" office:value-type="float" office:value="292952825.277188">
            <text:p>292952825.28</text:p>
          </table:table-cell>
          <table:table-cell table:formula="oooc:=[.S41]/[.H41]" office:value-type="float" office:value="15.2737793315101">
            <text:p>15.27</text:p>
          </table:table-cell>
          <table:table-cell table:formula="oooc:=[.I41]/[.J41]" office:value-type="float" office:value="2749.28027967182">
            <text:p>2749.2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440000000">
            <text:p>440,000,000</text:p>
          </table:table-cell>
          <table:table-cell table:formula="oooc:=CEILING(([.R42]-[.U42]/2);[.U42])" office:value-type="float" office:value="19.14">
            <text:p>19.14</text:p>
          </table:table-cell>
          <table:table-cell table:formula="oooc:=[.$D42]*[$globals.$C$36]/[.$K42]" office:value-type="float" office:value="382.8">
            <text:p>382.8</text:p>
          </table:table-cell>
          <table:table-cell table:formula="oooc:=[.F41]" office:value-type="float" office:value="50.6745803972587">
            <text:p>50.67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9]" office:value-type="float" office:value="1722.30639648437">
            <text:p>1722.31</text:p>
          </table:table-cell>
          <table:table-cell table:formula="oooc:=[.J41]" office:value-type="float" office:value="0.5">
            <text:p>0.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74127940.8369998">
            <text:p>74127940.84</text:p>
          </table:table-cell>
          <table:table-cell table:formula="oooc:=[.Y36]/[.M42]" office:value-type="float" office:value="8.74164306580281">
            <text:p>8.74</text:p>
          </table:table-cell>
          <table:table-cell table:formula="oooc:=([.D42]/[.C42])/([.R42]/[.Q42])" office:value-type="float" office:value="1.01058679731442">
            <text:p>1.01</text:p>
          </table:table-cell>
          <table:table-cell/>
          <table:table-cell table:formula="oooc:=[.I42]^[$globals.$C$25]*[$globals.$C$34]/[.R42]*[.K42]*[.W42]" office:value-type="float" office:value="444582402.354351">
            <text:p>444582402.35</text:p>
          </table:table-cell>
          <table:table-cell table:formula="oooc:=[.S42]/[.H42]" office:value-type="float" office:value="19.1367377387153">
            <text:p>19.14</text:p>
          </table:table-cell>
          <table:table-cell table:formula="oooc:=[.I42]/[.J42]" office:value-type="float" office:value="3444.61279296875">
            <text:p>3444.61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1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6.437333677989">
            <text:p>156.44</text:p>
          </table:table-cell>
          <table:table-cell/>
          <table:table-cell table:style-name="ce13" office:value-type="float" office:value="650">
            <text:p>650</text:p>
          </table:table-cell>
          <table:table-cell table:formula="oooc:=[.I36]*[$globals.$C$21]" office:value-type="float" office:value="1812.9541015625">
            <text:p>1812.95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44]/[.J44]" office:value-type="float" office:value="3625.908203125">
            <text:p>3625.91</text:p>
          </table:table-cell>
          <table:table-cell table:number-columns-repeated="3"/>
          <table:table-cell table:style-name="ce13" table:formula="oooc:=[.W36]" office:value-type="float" office:value="100">
            <text:p>100</text:p>
          </table:table-cell>
          <table:table-cell table:formula="oooc:=[.X36]*[$globals.$C$6]" office:value-type="float" office:value="10504.375">
            <text:p>10504.38</text:p>
          </table:table-cell>
          <table:table-cell table:formula="oooc:=[.Y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800000000">
            <text:p>1,800,000,000</text:p>
          </table:table-cell>
          <table:table-cell table:formula="oooc:=CEILING(([.R45]-[.U45]/2);[.U45])" office:value-type="float" office:value="5.58">
            <text:p>5.58</text:p>
          </table:table-cell>
          <table:table-cell table:formula="oooc:=[.$D45]*[$globals.$C$36]/[.$K45]" office:value-type="float" office:value="111.6">
            <text:p>111.6</text:p>
          </table:table-cell>
          <table:table-cell table:formula="oooc:=[.F44]" office:value-type="float" office:value="156.437333677989">
            <text:p>156.4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">
            <text:p>0.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285273421.39125">
            <text:p>285273421.39</text:p>
          </table:table-cell>
          <table:table-cell table:formula="oooc:=[.Y44]/[.M45]" office:value-type="float" office:value="68.1451496784841">
            <text:p>68.15</text:p>
          </table:table-cell>
          <table:table-cell table:formula="oooc:=([.D45]/[.C45])/([.R45]/[.Q45])" office:value-type="float" office:value="0.980985742864617">
            <text:p>0.98</text:p>
          </table:table-cell>
          <table:table-cell/>
          <table:table-cell table:formula="oooc:=[.I45]^[$globals.$C$25]*[$globals.$C$34]/[.R45]*[.K45]*[.W45]" office:value-type="float" office:value="1765242805.06277">
            <text:p>1765242805.06</text:p>
          </table:table-cell>
          <table:table-cell table:formula="oooc:=[.S45]/[.H45]" office:value-type="float" office:value="5.5783203125">
            <text:p>5.58</text:p>
          </table:table-cell>
          <table:table-cell table:formula="oooc:=[.I45]/[.J45]" office:value-type="float" office:value="3625.908203125">
            <text:p>3625.9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700000000">
            <text:p>2,700,000,000</text:p>
          </table:table-cell>
          <table:table-cell table:formula="oooc:=CEILING(([.R46]-[.U46]/2);[.U46])" office:value-type="float" office:value="6.99">
            <text:p>6.99</text:p>
          </table:table-cell>
          <table:table-cell table:formula="oooc:=[.$D46]*[$globals.$C$36]/[.$K46]" office:value-type="float" office:value="139.8">
            <text:p>139.8</text:p>
          </table:table-cell>
          <table:table-cell table:formula="oooc:=[.F45]" office:value-type="float" office:value="156.437333677989">
            <text:p>156.4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9]" office:value-type="float" office:value="2271.47626143552">
            <text:p>2271.48</text:p>
          </table:table-cell>
          <table:table-cell table:formula="oooc:=[.J45]" office:value-type="float" office:value="0.5">
            <text:p>0.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432928212.554238">
            <text:p>432928212.55</text:p>
          </table:table-cell>
          <table:table-cell table:formula="oooc:=[.Y44]/[.M46]" office:value-type="float" office:value="44.9035184963016">
            <text:p>44.9</text:p>
          </table:table-cell>
          <table:table-cell table:formula="oooc:=([.D46]/[.C46])/([.R46]/[.Q46])" office:value-type="float" office:value="0.992310524735554">
            <text:p>0.99</text:p>
          </table:table-cell>
          <table:table-cell/>
          <table:table-cell table:formula="oooc:=[.I46]^[$globals.$C$25]*[$globals.$C$34]/[.R46]*[.K46]*[.W46]" office:value-type="float" office:value="2678915577.1786">
            <text:p>2678915577.18</text:p>
          </table:table-cell>
          <table:table-cell table:formula="oooc:=[.S46]/[.H46]" office:value-type="float" office:value="6.98915772749392">
            <text:p>6.99</text:p>
          </table:table-cell>
          <table:table-cell table:formula="oooc:=[.I46]/[.J46]" office:value-type="float" office:value="4542.95252287105">
            <text:p>4542.95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100000000">
            <text:p>4,100,000,000</text:p>
          </table:table-cell>
          <table:table-cell table:formula="oooc:=CEILING(([.R47]-[.U47]/2);[.U47])" office:value-type="float" office:value="8.76">
            <text:p>8.76</text:p>
          </table:table-cell>
          <table:table-cell table:formula="oooc:=[.$D47]*[$globals.$C$36]/[.$K47]" office:value-type="float" office:value="175.2">
            <text:p>175.2</text:p>
          </table:table-cell>
          <table:table-cell table:formula="oooc:=[.F46]" office:value-type="float" office:value="156.437333677989">
            <text:p>156.4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9]" office:value-type="float" office:value="2845.96526840822">
            <text:p>2845.97</text:p>
          </table:table-cell>
          <table:table-cell table:formula="oooc:=[.J46]" office:value-type="float" office:value="0.5">
            <text:p>0.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657007709.696001">
            <text:p>657007709.7</text:p>
          </table:table-cell>
          <table:table-cell table:formula="oooc:=[.Y44]/[.M47]" office:value-type="float" office:value="29.5886938815298">
            <text:p>29.59</text:p>
          </table:table-cell>
          <table:table-cell table:formula="oooc:=([.D47]/[.C47])/([.R47]/[.Q47])" office:value-type="float" office:value="0.99194506190152">
            <text:p>0.99</text:p>
          </table:table-cell>
          <table:table-cell/>
          <table:table-cell table:formula="oooc:=[.I47]^[$globals.$C$25]*[$globals.$C$34]/[.R47]*[.K47]*[.W47]" office:value-type="float" office:value="4065496626.90451">
            <text:p>4065496626.9</text:p>
          </table:table-cell>
          <table:table-cell table:formula="oooc:=[.S47]/[.H47]" office:value-type="float" office:value="8.75681621048683">
            <text:p>8.76</text:p>
          </table:table-cell>
          <table:table-cell table:formula="oooc:=[.I47]/[.J47]" office:value-type="float" office:value="5691.93053681644">
            <text:p>5691.93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200000000">
            <text:p>6,200,000,000</text:p>
          </table:table-cell>
          <table:table-cell table:formula="oooc:=CEILING(([.R48]-[.U48]/2);[.U48])" office:value-type="float" office:value="10.97">
            <text:p>10.97</text:p>
          </table:table-cell>
          <table:table-cell table:formula="oooc:=[.$D48]*[$globals.$C$36]/[.$K48]" office:value-type="float" office:value="219.4">
            <text:p>219.4</text:p>
          </table:table-cell>
          <table:table-cell table:formula="oooc:=[.F47]" office:value-type="float" office:value="156.437333677989">
            <text:p>156.4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9]" office:value-type="float" office:value="3565.75080554315">
            <text:p>3565.75</text:p>
          </table:table-cell>
          <table:table-cell table:formula="oooc:=[.J47]" office:value-type="float" office:value="0.5">
            <text:p>0.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997068608.795981">
            <text:p>997068608.8</text:p>
          </table:table-cell>
          <table:table-cell table:formula="oooc:=[.Y44]/[.M48]" office:value-type="float" office:value="19.4971537851091">
            <text:p>19.5</text:p>
          </table:table-cell>
          <table:table-cell table:formula="oooc:=([.D48]/[.C48])/([.R48]/[.Q48])" office:value-type="float" office:value="0.994982615288276">
            <text:p>0.99</text:p>
          </table:table-cell>
          <table:table-cell/>
          <table:table-cell table:formula="oooc:=[.I48]^[$globals.$C$25]*[$globals.$C$34]/[.R48]*[.K48]*[.W48]" office:value-type="float" office:value="6169758750.21015">
            <text:p>6169758750.21</text:p>
          </table:table-cell>
          <table:table-cell table:formula="oooc:=[.S48]/[.H48]" office:value-type="float" office:value="10.9715409401328">
            <text:p>10.97</text:p>
          </table:table-cell>
          <table:table-cell table:formula="oooc:=[.I48]/[.J48]" office:value-type="float" office:value="7131.50161108631">
            <text:p>7131.5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9400000000">
            <text:p>9,400,000,000</text:p>
          </table:table-cell>
          <table:table-cell table:formula="oooc:=CEILING(([.R49]-[.U49]/2);[.U49])" office:value-type="float" office:value="13.75">
            <text:p>13.75</text:p>
          </table:table-cell>
          <table:table-cell table:formula="oooc:=[.$D49]*[$globals.$C$36]/[.$K49]" office:value-type="float" office:value="275">
            <text:p>275</text:p>
          </table:table-cell>
          <table:table-cell table:formula="oooc:=[.F48]" office:value-type="float" office:value="156.437333677989">
            <text:p>156.4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9]" office:value-type="float" office:value="4467.5804544667">
            <text:p>4467.58</text:p>
          </table:table-cell>
          <table:table-cell table:formula="oooc:=[.J48]" office:value-type="float" office:value="0.5">
            <text:p>0.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1513141772.8817">
            <text:p>1513141772.88</text:p>
          </table:table-cell>
          <table:table-cell table:formula="oooc:=[.Y44]/[.M49]" office:value-type="float" office:value="12.8474412301615">
            <text:p>12.85</text:p>
          </table:table-cell>
          <table:table-cell table:formula="oooc:=([.D49]/[.C49])/([.R49]/[.Q49])" office:value-type="float" office:value="0.996342333502832">
            <text:p>1</text:p>
          </table:table-cell>
          <table:table-cell/>
          <table:table-cell table:formula="oooc:=[.I49]^[$globals.$C$25]*[$globals.$C$34]/[.R49]*[.K49]*[.W49]" office:value-type="float" office:value="9363166798.3398">
            <text:p>9363166798.34</text:p>
          </table:table-cell>
          <table:table-cell table:formula="oooc:=[.S49]/[.H49]" office:value-type="float" office:value="13.7464013983591">
            <text:p>13.75</text:p>
          </table:table-cell>
          <table:table-cell table:formula="oooc:=[.I49]/[.J49]" office:value-type="float" office:value="8935.16090893341">
            <text:p>8935.16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4000000000">
            <text:p>14,000,000,000</text:p>
          </table:table-cell>
          <table:table-cell table:formula="oooc:=CEILING(([.R50]-[.U50]/2);[.U50])" office:value-type="float" office:value="17.22">
            <text:p>17.22</text:p>
          </table:table-cell>
          <table:table-cell table:formula="oooc:=[.$D50]*[$globals.$C$36]/[.$K50]" office:value-type="float" office:value="344.4">
            <text:p>344.4</text:p>
          </table:table-cell>
          <table:table-cell table:formula="oooc:=[.F49]" office:value-type="float" office:value="156.437333677989">
            <text:p>156.4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9]" office:value-type="float" office:value="5597.49578857422">
            <text:p>5597.5</text:p>
          </table:table-cell>
          <table:table-cell table:formula="oooc:=[.J49]" office:value-type="float" office:value="0.5">
            <text:p>0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2296329464.83432">
            <text:p>2296329464.83</text:p>
          </table:table-cell>
          <table:table-cell table:formula="oooc:=[.Y44]/[.M50]" office:value-type="float" office:value="8.46568417019488">
            <text:p>8.47</text:p>
          </table:table-cell>
          <table:table-cell table:formula="oooc:=([.D50]/[.C50])/([.R50]/[.Q50])" office:value-type="float" office:value="1.01478031613699">
            <text:p>1.01</text:p>
          </table:table-cell>
          <table:table-cell/>
          <table:table-cell table:formula="oooc:=[.I50]^[$globals.$C$25]*[$globals.$C$34]/[.R50]*[.K50]*[.W50]" office:value-type="float" office:value="14209452272.4323">
            <text:p>14209452272.43</text:p>
          </table:table-cell>
          <table:table-cell table:formula="oooc:=[.S50]/[.H50]" office:value-type="float" office:value="17.2230639648437">
            <text:p>17.22</text:p>
          </table:table-cell>
          <table:table-cell table:formula="oooc:=[.I50]/[.J50]" office:value-type="float" office:value="11194.9915771484">
            <text:p>11194.99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1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93.781221454475">
            <text:p>493.78</text:p>
          </table:table-cell>
          <table:table-cell/>
          <table:table-cell table:style-name="ce13" office:value-type="float" office:value="2400">
            <text:p>2400</text:p>
          </table:table-cell>
          <table:table-cell table:formula="oooc:=[.I44]*[$globals.$C$21]" office:value-type="float" office:value="5892.10083007812">
            <text:p>5892.1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52]/[.J52]" office:value-type="float" office:value="11784.2016601563">
            <text:p>11784.2</text:p>
          </table:table-cell>
          <table:table-cell table:number-columns-repeated="3"/>
          <table:table-cell table:style-name="ce13" table:formula="oooc:=[.W44]" office:value-type="float" office:value="100">
            <text:p>100</text:p>
          </table:table-cell>
          <table:table-cell table:formula="oooc:=[.X44]*[$globals.$C$6]" office:value-type="float" office:value="36765.3125">
            <text:p>36765.31</text:p>
          </table:table-cell>
          <table:table-cell table:formula="oooc:=[.Y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1">
            <text:p>4.91</text:p>
          </table:table-cell>
          <table:table-cell table:formula="oooc:=[.$D53]*[$globals.$C$36]/[.$K53]" office:value-type="float" office:value="98.2">
            <text:p>98.2</text:p>
          </table:table-cell>
          <table:table-cell table:formula="oooc:=[.F52]" office:value-type="float" office:value="493.781221454475">
            <text:p>493.78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">
            <text:p>0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8837177394.6249">
            <text:p>8837177394.62</text:p>
          </table:table-cell>
          <table:table-cell table:formula="oooc:=[.Y52]/[.M53]" office:value-type="float" office:value="65.9939224887264">
            <text:p>65.99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5]*[$globals.$C$34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11784.2016601563">
            <text:p>11784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8000000000">
            <text:p>88,000,000,000</text:p>
          </table:table-cell>
          <table:table-cell table:formula="oooc:=CEILING(([.R54]-[.U54]/2);[.U54])" office:value-type="float" office:value="6.15">
            <text:p>6.15</text:p>
          </table:table-cell>
          <table:table-cell table:formula="oooc:=[.$D54]*[$globals.$C$36]/[.$K54]" office:value-type="float" office:value="123">
            <text:p>123</text:p>
          </table:table-cell>
          <table:table-cell table:formula="oooc:=[.F53]" office:value-type="float" office:value="493.781221454475">
            <text:p>493.78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9]" office:value-type="float" office:value="7382.29784966545">
            <text:p>7382.3</text:p>
          </table:table-cell>
          <table:table-cell table:formula="oooc:=[.J53]" office:value-type="float" office:value="0.5">
            <text:p>0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13411215790.1753">
            <text:p>13411215790.18</text:p>
          </table:table-cell>
          <table:table-cell table:formula="oooc:=[.Y52]/[.M54]" office:value-type="float" office:value="43.4859903176888">
            <text:p>43.49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5]*[$globals.$C$34]/[.R54]*[.K54]*[.W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14764.5956993309">
            <text:p>14764.6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30000000000">
            <text:p>130,000,000,000</text:p>
          </table:table-cell>
          <table:table-cell table:formula="oooc:=CEILING(([.R55]-[.U55]/2);[.U55])" office:value-type="float" office:value="7.71">
            <text:p>7.71</text:p>
          </table:table-cell>
          <table:table-cell table:formula="oooc:=[.$D55]*[$globals.$C$36]/[.$K55]" office:value-type="float" office:value="154.2">
            <text:p>154.2</text:p>
          </table:table-cell>
          <table:table-cell table:formula="oooc:=[.F54]" office:value-type="float" office:value="493.781221454475">
            <text:p>493.78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9]" office:value-type="float" office:value="9249.38712232671">
            <text:p>9249.39</text:p>
          </table:table-cell>
          <table:table-cell table:formula="oooc:=[.J54]" office:value-type="float" office:value="0.5">
            <text:p>0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20352732658.7385">
            <text:p>20352732658.74</text:p>
          </table:table-cell>
          <table:table-cell table:formula="oooc:=[.Y52]/[.M55]" office:value-type="float" office:value="28.6546288293921">
            <text:p>28.65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5]*[$globals.$C$34]/[.R55]*[.K55]*[.W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18498.7742446534">
            <text:p>18498.77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00000000000">
            <text:p>200,000,000,000</text:p>
          </table:table-cell>
          <table:table-cell table:formula="oooc:=CEILING(([.R56]-[.U56]/2);[.U56])" office:value-type="float" office:value="9.66">
            <text:p>9.66</text:p>
          </table:table-cell>
          <table:table-cell table:formula="oooc:=[.$D56]*[$globals.$C$36]/[.$K56]" office:value-type="float" office:value="193.2">
            <text:p>193.2</text:p>
          </table:table-cell>
          <table:table-cell table:formula="oooc:=[.F55]" office:value-type="float" office:value="493.781221454475">
            <text:p>493.78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9]" office:value-type="float" office:value="11588.6901180153">
            <text:p>11588.69</text:p>
          </table:table-cell>
          <table:table-cell table:formula="oooc:=[.J55]" office:value-type="float" office:value="0.5">
            <text:p>0.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30887112187.2141">
            <text:p>30887112187.21</text:p>
          </table:table-cell>
          <table:table-cell table:formula="oooc:=[.Y52]/[.M56]" office:value-type="float" office:value="18.881661596108">
            <text:p>18.88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5]*[$globals.$C$34]/[.R56]*[.K56]*[.W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23177.3802360305">
            <text:p>23177.3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10000000000">
            <text:p>310,000,000,000</text:p>
          </table:table-cell>
          <table:table-cell table:formula="oooc:=CEILING(([.R57]-[.U57]/2);[.U57])" office:value-type="float" office:value="12.1">
            <text:p>12.1</text:p>
          </table:table-cell>
          <table:table-cell table:formula="oooc:=[.$D57]*[$globals.$C$36]/[.$K57]" office:value-type="float" office:value="242">
            <text:p>242</text:p>
          </table:table-cell>
          <table:table-cell table:formula="oooc:=[.F56]" office:value-type="float" office:value="493.781221454475">
            <text:p>493.78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9]" office:value-type="float" office:value="14519.6364770168">
            <text:p>14519.64</text:p>
          </table:table-cell>
          <table:table-cell table:formula="oooc:=[.J56]" office:value-type="float" office:value="0.5">
            <text:p>0.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46873985683.487">
            <text:p>46873985683.49</text:p>
          </table:table-cell>
          <table:table-cell table:formula="oooc:=[.Y52]/[.M57]" office:value-type="float" office:value="12.4418692265261">
            <text:p>12.44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5]*[$globals.$C$34]/[.R57]*[.K57]*[.W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29039.2729540336">
            <text:p>29039.27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460000000000">
            <text:p>460,000,000,000</text:p>
          </table:table-cell>
          <table:table-cell table:formula="oooc:=CEILING(([.R58]-[.U58]/2);[.U58])" office:value-type="float" office:value="15.16">
            <text:p>15.16</text:p>
          </table:table-cell>
          <table:table-cell table:formula="oooc:=[.$D58]*[$globals.$C$36]/[.$K58]" office:value-type="float" office:value="303.2">
            <text:p>303.2</text:p>
          </table:table-cell>
          <table:table-cell table:formula="oooc:=[.F57]" office:value-type="float" office:value="493.781221454475">
            <text:p>493.78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9]" office:value-type="float" office:value="18191.8613128662">
            <text:p>18191.86</text:p>
          </table:table-cell>
          <table:table-cell table:formula="oooc:=[.J57]" office:value-type="float" office:value="0.5">
            <text:p>0.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71135511812.7643">
            <text:p>71135511812.76</text:p>
          </table:table-cell>
          <table:table-cell table:formula="oooc:=[.Y52]/[.M58]" office:value-type="float" office:value="8.19843683046858">
            <text:p>8.2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5]*[$globals.$C$34]/[.R58]*[.K58]*[.W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36383.7226257324">
            <text:p>36383.72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1]) ; 9*10^14)" office:value-type="float" office:value="183600605.396128">
            <text:p>1.84E+08</text:p>
          </table:table-cell>
          <table:table-cell table:number-columns-repeated="3"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2">
            <text:p>2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2.5">
            <text:p>2.5</text:p>
          </table:table-cell>
          <table:table-cell table:formula="oooc:=[.$D5]*[$globals.$C$36]/[.$K5]" office:value-type="float" office:value="25">
            <text:p>2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21] ^ [.$I4] * [$globals.$D$31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X4]/[.H5]/[.W4]*[.Q5]" office:value-type="float" office:value="10">
            <text:p>10</text:p>
          </table:table-cell>
          <table:table-cell table:formula="oooc:=[.Y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5]*[$globals.$C$34]/[.R5]*[.K5]*[.W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390">
            <text:p>390</text:p>
          </table:table-cell>
          <table:table-cell table:formula="oooc:=CEILING(([.R6]-[.U6]/2);[.U6])" office:value-type="float" office:value="2.6">
            <text:p>2.6</text:p>
          </table:table-cell>
          <table:table-cell table:formula="oooc:=[.$D6]*[$globals.$C$36]/[.$K6]" office:value-type="float" office:value="26">
            <text:p>26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3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X4]/[.H6]/[.W4]*[.Q6]" office:value-type="float" office:value="26.7917148895806">
            <text:p>26.79</text:p>
          </table:table-cell>
          <table:table-cell table:formula="oooc:=[.Y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5]*[$globals.$C$34]/[.R6]*[.K6]*[.W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500">
            <text:p>1,500</text:p>
          </table:table-cell>
          <table:table-cell table:formula="oooc:=CEILING(([.R7]-[.U7]/2);[.U7])" office:value-type="float" office:value="2.7">
            <text:p>2.7</text:p>
          </table:table-cell>
          <table:table-cell table:formula="oooc:=[.$D7]*[$globals.$C$36]/[.$K7]" office:value-type="float" office:value="27">
            <text:p>27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3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X4]/[.H7]/[.W4]*[.Q7]" office:value-type="float" office:value="71.3857462791932">
            <text:p>71.39</text:p>
          </table:table-cell>
          <table:table-cell table:formula="oooc:=[.Y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5]*[$globals.$C$34]/[.R7]*[.K7]*[.W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5900">
            <text:p>5,900</text:p>
          </table:table-cell>
          <table:table-cell table:formula="oooc:=CEILING(([.R8]-[.U8]/2);[.U8])" office:value-type="float" office:value="2.8">
            <text:p>2.8</text:p>
          </table:table-cell>
          <table:table-cell table:formula="oooc:=[.$D8]*[$globals.$C$36]/[.$K8]" office:value-type="float" office:value="28">
            <text:p>28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3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X4]/[.H8]/[.W4]*[.Q8]" office:value-type="float" office:value="189.300585588297">
            <text:p>189.3</text:p>
          </table:table-cell>
          <table:table-cell table:formula="oooc:=[.Y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5]*[$globals.$C$34]/[.R8]*[.K8]*[.W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23000">
            <text:p>23,000</text:p>
          </table:table-cell>
          <table:table-cell table:formula="oooc:=CEILING(([.R9]-[.U9]/2);[.U9])" office:value-type="float" office:value="2.9">
            <text:p>2.9</text:p>
          </table:table-cell>
          <table:table-cell table:formula="oooc:=[.$D9]*[$globals.$C$36]/[.$K9]" office:value-type="float" office:value="29">
            <text:p>29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3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X4]/[.H9]/[.W4]*[.Q9]" office:value-type="float" office:value="499.897495453723">
            <text:p>499.9</text:p>
          </table:table-cell>
          <table:table-cell table:formula="oooc:=[.Y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5]*[$globals.$C$34]/[.R9]*[.K9]*[.W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91000">
            <text:p>91,000</text:p>
          </table:table-cell>
          <table:table-cell table:formula="oooc:=CEILING(([.R10]-[.U10]/2);[.U10])" office:value-type="float" office:value="3">
            <text:p>3</text:p>
          </table:table-cell>
          <table:table-cell table:formula="oooc:=[.$D10]*[$globals.$C$36]/[.$K10]" office:value-type="float" office:value="30">
            <text:p>3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3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X4]/[.H10]/[.W4]*[.Q10]" office:value-type="float" office:value="1315.2606370017">
            <text:p>1315.26</text:p>
          </table:table-cell>
          <table:table-cell table:formula="oooc:=[.Y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5]*[$globals.$C$34]/[.R10]*[.K10]*[.W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1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3" office:value-type="float" office:value="8">
            <text:p>8</text:p>
          </table:table-cell>
          <table:table-cell table:formula="oooc:=[.I4]+[$globals.$C$23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4100">
            <text:p>4,100</text:p>
          </table:table-cell>
          <table:table-cell table:formula="oooc:=CEILING(([.R14]-[.U14]/2);[.U14])" office:value-type="float" office:value="2.13">
            <text:p>2.13</text:p>
          </table:table-cell>
          <table:table-cell table:formula="oooc:=[.$D14]*[$globals.$C$36]/[.$K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21] ^ [.$I13] * [$globals.$D$31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3]/[.H14]/[.W13]*[.Q14]" office:value-type="float" office:value="102.10724719435">
            <text:p>102.11</text:p>
          </table:table-cell>
          <table:table-cell table:formula="oooc:=[.Y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5]*[$globals.$C$34]/[.R14]*[.K14]*[.W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10000">
            <text:p>10,000</text:p>
          </table:table-cell>
          <table:table-cell table:formula="oooc:=CEILING(([.R15]-[.U15]/2);[.U15])" office:value-type="float" office:value="3.48">
            <text:p>3.48</text:p>
          </table:table-cell>
          <table:table-cell table:formula="oooc:=[.$D15]*[$globals.$C$36]/[.$K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3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3]/[.H15]/[.W13]*[.Q15]" office:value-type="float" office:value="253.298912499163">
            <text:p>253.3</text:p>
          </table:table-cell>
          <table:table-cell table:formula="oooc:=[.Y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5]*[$globals.$C$34]/[.R15]*[.K15]*[.W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25000">
            <text:p>25,000</text:p>
          </table:table-cell>
          <table:table-cell table:formula="oooc:=CEILING(([.R16]-[.U16]/2);[.U16])" office:value-type="float" office:value="5.68">
            <text:p>5.68</text:p>
          </table:table-cell>
          <table:table-cell table:formula="oooc:=[.$D16]*[$globals.$C$36]/[.$K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3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3]/[.H16]/[.W13]*[.Q16]" office:value-type="float" office:value="628.362244955408">
            <text:p>628.36</text:p>
          </table:table-cell>
          <table:table-cell table:formula="oooc:=[.Y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5]*[$globals.$C$34]/[.R16]*[.K16]*[.W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62000">
            <text:p>62,000</text:p>
          </table:table-cell>
          <table:table-cell table:formula="oooc:=CEILING(([.R17]-[.U17]/2);[.U17])" office:value-type="float" office:value="9.28">
            <text:p>9.28</text:p>
          </table:table-cell>
          <table:table-cell table:formula="oooc:=[.$D17]*[$globals.$C$36]/[.$K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3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3]/[.H17]/[.W13]*[.Q17]" office:value-type="float" office:value="1558.78723279834">
            <text:p>1558.79</text:p>
          </table:table-cell>
          <table:table-cell table:formula="oooc:=[.Y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5]*[$globals.$C$34]/[.R17]*[.K17]*[.W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150000">
            <text:p>150,000</text:p>
          </table:table-cell>
          <table:table-cell table:formula="oooc:=CEILING(([.R18]-[.U18]/2);[.U18])" office:value-type="float" office:value="15.17">
            <text:p>15.17</text:p>
          </table:table-cell>
          <table:table-cell table:formula="oooc:=[.$D18]*[$globals.$C$36]/[.$K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3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3]/[.H18]/[.W13]*[.Q18]" office:value-type="float" office:value="3866.90584394922">
            <text:p>3866.91</text:p>
          </table:table-cell>
          <table:table-cell table:formula="oooc:=[.Y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5]*[$globals.$C$34]/[.R18]*[.K18]*[.W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380000">
            <text:p>380,000</text:p>
          </table:table-cell>
          <table:table-cell table:formula="oooc:=CEILING(([.R19]-[.U19]/2);[.U19])" office:value-type="float" office:value="24.79">
            <text:p>24.79</text:p>
          </table:table-cell>
          <table:table-cell table:formula="oooc:=[.$D19]*[$globals.$C$36]/[.$K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3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X13]/[.H19]/[.W13]*[.Q19]" office:value-type="float" office:value="9592.68878480933">
            <text:p>9592.69</text:p>
          </table:table-cell>
          <table:table-cell table:formula="oooc:=[.Y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5]*[$globals.$C$34]/[.R19]*[.K19]*[.W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3"/>
          <table:table-cell/>
          <table:table-cell table:style-name="ce13" table:number-columns-repeated="3"/>
          <table:table-cell table:number-columns-repeated="10"/>
          <table:table-cell table:style-name="ce1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1]) ; 9*10^14)" office:value-type="float" office:value="55456057691.2078">
            <text:p>5.55E+10</text:p>
          </table:table-cell>
          <table:table-cell table:number-columns-repeated="3"/>
          <table:table-cell table:style-name="ce13"/>
          <table:table-cell table:formula="oooc:=[.I13]+[$globals.$C$23]" office:value-type="float" office:value="1.7">
            <text:p>1.7</text:p>
          </table:table-cell>
          <table:table-cell/>
          <table:table-cell table:style-name="ce13" office:value-type="float" office:value="2">
            <text:p>2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30000">
            <text:p>30,000</text:p>
          </table:table-cell>
          <table:table-cell table:formula="oooc:=CEILING(([.R23]-[.U23]/2);[.U23])" office:value-type="float" office:value="2.5">
            <text:p>2.5</text:p>
          </table:table-cell>
          <table:table-cell table:formula="oooc:=[.$D23]*[$globals.$C$36]/[.$K23]" office:value-type="float" office:value="25">
            <text:p>2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21] ^ [.$I22] * [$globals.$D$31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X22]/[.H23]/[.W22]*[.Q23]" office:value-type="float" office:value="570.165855525443">
            <text:p>570.17</text:p>
          </table:table-cell>
          <table:table-cell table:formula="oooc:=[.Y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5]*[$globals.$C$34]/[.R23]*[.K23]*[.W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120000">
            <text:p>120,000</text:p>
          </table:table-cell>
          <table:table-cell table:formula="oooc:=CEILING(([.R24]-[.U24]/2);[.U24])" office:value-type="float" office:value="2.6">
            <text:p>2.6</text:p>
          </table:table-cell>
          <table:table-cell table:formula="oooc:=[.$D24]*[$globals.$C$36]/[.$K24]" office:value-type="float" office:value="26">
            <text:p>26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3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X22]/[.H24]/[.W22]*[.Q24]" office:value-type="float" office:value="1495.24253576038">
            <text:p>1495.24</text:p>
          </table:table-cell>
          <table:table-cell table:formula="oooc:=[.Y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5]*[$globals.$C$34]/[.R24]*[.K24]*[.W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460000">
            <text:p>460,000</text:p>
          </table:table-cell>
          <table:table-cell table:formula="oooc:=CEILING(([.R25]-[.U25]/2);[.U25])" office:value-type="float" office:value="2.7">
            <text:p>2.7</text:p>
          </table:table-cell>
          <table:table-cell table:formula="oooc:=[.$D25]*[$globals.$C$36]/[.$K25]" office:value-type="float" office:value="27">
            <text:p>27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3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X22]/[.H25]/[.W22]*[.Q25]" office:value-type="float" office:value="3909.77066227669">
            <text:p>3909.77</text:p>
          </table:table-cell>
          <table:table-cell table:formula="oooc:=[.Y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5]*[$globals.$C$34]/[.R25]*[.K25]*[.W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1800000">
            <text:p>1,800,000</text:p>
          </table:table-cell>
          <table:table-cell table:formula="oooc:=CEILING(([.R26]-[.U26]/2);[.U26])" office:value-type="float" office:value="2.8">
            <text:p>2.8</text:p>
          </table:table-cell>
          <table:table-cell table:formula="oooc:=[.$D26]*[$globals.$C$36]/[.$K26]" office:value-type="float" office:value="28">
            <text:p>28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3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X22]/[.H26]/[.W22]*[.Q26]" office:value-type="float" office:value="10196.4100084566">
            <text:p>10196.41</text:p>
          </table:table-cell>
          <table:table-cell table:formula="oooc:=[.Y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5]*[$globals.$C$34]/[.R26]*[.K26]*[.W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7000000">
            <text:p>7,000,000</text:p>
          </table:table-cell>
          <table:table-cell table:formula="oooc:=CEILING(([.R27]-[.U27]/2);[.U27])" office:value-type="float" office:value="2.9">
            <text:p>2.9</text:p>
          </table:table-cell>
          <table:table-cell table:formula="oooc:=[.$D27]*[$globals.$C$36]/[.$K27]" office:value-type="float" office:value="29">
            <text:p>29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3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X22]/[.H27]/[.W22]*[.Q27]" office:value-type="float" office:value="26528.2527626128">
            <text:p>26528.25</text:p>
          </table:table-cell>
          <table:table-cell table:formula="oooc:=[.Y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5]*[$globals.$C$34]/[.R27]*[.K27]*[.W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28000000">
            <text:p>28,000,000</text:p>
          </table:table-cell>
          <table:table-cell table:formula="oooc:=CEILING(([.R28]-[.U28]/2);[.U28])" office:value-type="float" office:value="3">
            <text:p>3</text:p>
          </table:table-cell>
          <table:table-cell table:formula="oooc:=[.$D28]*[$globals.$C$36]/[.$K28]" office:value-type="float" office:value="30">
            <text:p>3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3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X22]/[.H28]/[.W22]*[.Q28]" office:value-type="float" office:value="68869.9016021951">
            <text:p>68869.9</text:p>
          </table:table-cell>
          <table:table-cell table:formula="oooc:=[.Y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5]*[$globals.$C$34]/[.R28]*[.K28]*[.W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1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3" office:value-type="float" office:value="40">
            <text:p>40</text:p>
          </table:table-cell>
          <table:table-cell table:formula="oooc:=[.I22]+[$globals.$C$23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2100000">
            <text:p>2,100,000</text:p>
          </table:table-cell>
          <table:table-cell table:formula="oooc:=CEILING(([.R32]-[.U32]/2);[.U32])" office:value-type="float" office:value="1.26">
            <text:p>1.26</text:p>
          </table:table-cell>
          <table:table-cell table:formula="oooc:=[.$D32]*[$globals.$C$36]/[.$K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21] ^ [.$I31] * [$globals.$D$31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31]/[.H32]/[.W31]*[.Q32]" office:value-type="float" office:value="10396.083205699">
            <text:p>10396.08</text:p>
          </table:table-cell>
          <table:table-cell table:formula="oooc:=[.Y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5]*[$globals.$C$34]/[.R32]*[.K32]*[.W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5200000">
            <text:p>5,200,000</text:p>
          </table:table-cell>
          <table:table-cell table:formula="oooc:=CEILING(([.R33]-[.U33]/2);[.U33])" office:value-type="float" office:value="2.06">
            <text:p>2.06</text:p>
          </table:table-cell>
          <table:table-cell table:formula="oooc:=[.$D33]*[$globals.$C$36]/[.$K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3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31]/[.H33]/[.W31]*[.Q33]" office:value-type="float" office:value="25789.7127051338">
            <text:p>25789.71</text:p>
          </table:table-cell>
          <table:table-cell table:formula="oooc:=[.Y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5]*[$globals.$C$34]/[.R33]*[.K33]*[.W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13000000">
            <text:p>13,000,000</text:p>
          </table:table-cell>
          <table:table-cell table:formula="oooc:=CEILING(([.R34]-[.U34]/2);[.U34])" office:value-type="float" office:value="3.37">
            <text:p>3.37</text:p>
          </table:table-cell>
          <table:table-cell table:formula="oooc:=[.$D34]*[$globals.$C$36]/[.$K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3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31]/[.H34]/[.W31]*[.Q34]" office:value-type="float" office:value="63976.9101740872">
            <text:p>63976.91</text:p>
          </table:table-cell>
          <table:table-cell table:formula="oooc:=[.Y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5]*[$globals.$C$34]/[.R34]*[.K34]*[.W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32000000">
            <text:p>32,000,000</text:p>
          </table:table-cell>
          <table:table-cell table:formula="oooc:=CEILING(([.R35]-[.U35]/2);[.U35])" office:value-type="float" office:value="5.51">
            <text:p>5.51</text:p>
          </table:table-cell>
          <table:table-cell table:formula="oooc:=[.$D35]*[$globals.$C$36]/[.$K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3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X31]/[.H35]/[.W31]*[.Q35]" office:value-type="float" office:value="158708.438601894">
            <text:p>158708.44</text:p>
          </table:table-cell>
          <table:table-cell table:formula="oooc:=[.Y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5]*[$globals.$C$34]/[.R35]*[.K35]*[.W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79000000">
            <text:p>79,000,000</text:p>
          </table:table-cell>
          <table:table-cell table:formula="oooc:=CEILING(([.R36]-[.U36]/2);[.U36])" office:value-type="float" office:value="9">
            <text:p>9</text:p>
          </table:table-cell>
          <table:table-cell table:formula="oooc:=[.$D36]*[$globals.$C$36]/[.$K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3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X31]/[.H36]/[.W31]*[.Q36]" office:value-type="float" office:value="393710.299777079">
            <text:p>393710.3</text:p>
          </table:table-cell>
          <table:table-cell table:formula="oooc:=[.Y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5]*[$globals.$C$34]/[.R36]*[.K36]*[.W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200000000">
            <text:p>200,000,000</text:p>
          </table:table-cell>
          <table:table-cell table:formula="oooc:=CEILING(([.R37]-[.U37]/2);[.U37])" office:value-type="float" office:value="14.71">
            <text:p>14.71</text:p>
          </table:table-cell>
          <table:table-cell table:formula="oooc:=[.$D37]*[$globals.$C$36]/[.$K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3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1]/[.H37]/[.W31]*[.Q37]" office:value-type="float" office:value="976682.787103595">
            <text:p>976682.79</text:p>
          </table:table-cell>
          <table:table-cell table:formula="oooc:=[.Y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5]*[$globals.$C$34]/[.R37]*[.K37]*[.W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1]) ; 9*10^14)" office:value-type="float" office:value="16750349640815.7">
            <text:p>1.68E+13</text:p>
          </table:table-cell>
          <table:table-cell table:number-columns-repeated="3"/>
          <table:table-cell table:style-name="ce13"/>
          <table:table-cell table:formula="oooc:=[.I31]+[$globals.$C$23]" office:value-type="float" office:value="3.4">
            <text:p>3.4</text:p>
          </table:table-cell>
          <table:table-cell/>
          <table:table-cell table:style-name="ce13" office:value-type="float" office:value="2">
            <text:p>2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9100000">
            <text:p>9,100,000</text:p>
          </table:table-cell>
          <table:table-cell table:formula="oooc:=CEILING(([.R41]-[.U41]/2);[.U41])" office:value-type="float" office:value="2.5">
            <text:p>2.5</text:p>
          </table:table-cell>
          <table:table-cell table:formula="oooc:=[.$D41]*[$globals.$C$36]/[.$K41]" office:value-type="float" office:value="25">
            <text:p>2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220.020637480314">
            <text:p>220.02</text:p>
          </table:table-cell>
          <table:table-cell table:formula="oooc:=[$globals.$C$21] ^ [.$I40] * [$globals.$D$31]" office:value-type="float" office:value="275.025796850393">
            <text:p>275.03</text:p>
          </table:table-cell>
          <table:table-cell office:value-type="float" office:value="0.5">
            <text:p>0.5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X40]/[.H41]/[.W40]*[.Q41]" office:value-type="float" office:value="33172.3574292919">
            <text:p>33172.36</text:p>
          </table:table-cell>
          <table:table-cell table:formula="oooc:=[.Y40]/[.M41]" office:value-type="float" office:value="0.0241164650931195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5]*[$globals.$C$34]/[.R41]*[.K41]*[.W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550.051593700786">
            <text:p>550.0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36000000">
            <text:p>36,000,000</text:p>
          </table:table-cell>
          <table:table-cell table:formula="oooc:=CEILING(([.R42]-[.U42]/2);[.U42])" office:value-type="float" office:value="2.6">
            <text:p>2.6</text:p>
          </table:table-cell>
          <table:table-cell table:formula="oooc:=[.$D42]*[$globals.$C$36]/[.$K42]" office:value-type="float" office:value="26">
            <text:p>26</text:p>
          </table:table-cell>
          <table:table-cell table:formula="oooc:=[.F41]*[$globals.$C$44]" office:value-type="float" office:value="125.114919167035">
            <text:p>125.11</text:p>
          </table:table-cell>
          <table:table-cell/>
          <table:table-cell table:formula="oooc:=[.S42]/[.R42]" office:value-type="float" office:value="332.41565902459">
            <text:p>332.42</text:p>
          </table:table-cell>
          <table:table-cell table:formula="oooc:=[.I41]*[$globals.$C$43]" office:value-type="float" office:value="449.425971001246">
            <text:p>449.43</text:p>
          </table:table-cell>
          <table:table-cell table:formula="oooc:=[.J41]+0.02" office:value-type="float" office:value="0.52">
            <text:p>0.5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X40]/[.H42]/[.W40]*[.Q42]" office:value-type="float" office:value="85582.7885332671">
            <text:p>85582.79</text:p>
          </table:table-cell>
          <table:table-cell table:formula="oooc:=[.Y40]/[.M42]" office:value-type="float" office:value="0.00934767391563819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5]*[$globals.$C$34]/[.R42]*[.K42]*[.W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864.280713463934">
            <text:p>864.2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140000000">
            <text:p>140,000,000</text:p>
          </table:table-cell>
          <table:table-cell table:formula="oooc:=CEILING(([.R43]-[.U43]/2);[.U43])" office:value-type="float" office:value="2.7">
            <text:p>2.7</text:p>
          </table:table-cell>
          <table:table-cell table:formula="oooc:=[.$D43]*[$globals.$C$36]/[.$K43]" office:value-type="float" office:value="27">
            <text:p>27</text:p>
          </table:table-cell>
          <table:table-cell table:formula="oooc:=[.F42]*[$globals.$C$44]" office:value-type="float" office:value="195.671787477171">
            <text:p>195.67</text:p>
          </table:table-cell>
          <table:table-cell/>
          <table:table-cell table:formula="oooc:=[.S43]/[.R43]" office:value-type="float" office:value="503.715569914389">
            <text:p>503.72</text:p>
          </table:table-cell>
          <table:table-cell table:formula="oooc:=[.I42]*[$globals.$C$43]" office:value-type="float" office:value="734.417300935179">
            <text:p>734.42</text:p>
          </table:table-cell>
          <table:table-cell table:formula="oooc:=[.J42]+0.02" office:value-type="float" office:value="0.54">
            <text:p>0.5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X40]/[.H43]/[.W40]*[.Q43]" office:value-type="float" office:value="220472.083638323">
            <text:p>220472.08</text:p>
          </table:table-cell>
          <table:table-cell table:formula="oooc:=[.Y40]/[.M43]" office:value-type="float" office:value="0.0036285773091906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5]*[$globals.$C$34]/[.R43]*[.K43]*[.W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360.03203876885">
            <text:p>1360.03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540000000">
            <text:p>540,000,000</text:p>
          </table:table-cell>
          <table:table-cell table:formula="oooc:=CEILING(([.R44]-[.U44]/2);[.U44])" office:value-type="float" office:value="2.8">
            <text:p>2.8</text:p>
          </table:table-cell>
          <table:table-cell table:formula="oooc:=[.$D44]*[$globals.$C$36]/[.$K44]" office:value-type="float" office:value="28">
            <text:p>28</text:p>
          </table:table-cell>
          <table:table-cell table:formula="oooc:=[.F43]*[$globals.$C$44]" office:value-type="float" office:value="306.018248418444">
            <text:p>306.02</text:p>
          </table:table-cell>
          <table:table-cell/>
          <table:table-cell table:formula="oooc:=[.S44]/[.R44]" office:value-type="float" office:value="765.387868891084">
            <text:p>765.39</text:p>
          </table:table-cell>
          <table:table-cell table:formula="oooc:=[.I43]*[$globals.$C$43]" office:value-type="float" office:value="1200.12817842122">
            <text:p>1200.13</text:p>
          </table:table-cell>
          <table:table-cell table:formula="oooc:=[.J43]+0.02" office:value-type="float" office:value="0.56">
            <text:p>0.5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X40]/[.H44]/[.W40]*[.Q44]" office:value-type="float" office:value="567184.862025352">
            <text:p>567184.86</text:p>
          </table:table-cell>
          <table:table-cell table:formula="oooc:=[.Y40]/[.M44]" office:value-type="float" office:value="0.00141047487964205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5]*[$globals.$C$34]/[.R44]*[.K44]*[.W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2143.08603289504">
            <text:p>2143.09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2100000000">
            <text:p>2,100,000,000</text:p>
          </table:table-cell>
          <table:table-cell table:formula="oooc:=CEILING(([.R45]-[.U45]/2);[.U45])" office:value-type="float" office:value="2.9">
            <text:p>2.9</text:p>
          </table:table-cell>
          <table:table-cell table:formula="oooc:=[.$D45]*[$globals.$C$36]/[.$K45]" office:value-type="float" office:value="29">
            <text:p>29</text:p>
          </table:table-cell>
          <table:table-cell table:formula="oooc:=[.F44]*[$globals.$C$44]" office:value-type="float" office:value="478.593105181391">
            <text:p>478.59</text:p>
          </table:table-cell>
          <table:table-cell/>
          <table:table-cell table:formula="oooc:=[.S45]/[.R45]" office:value-type="float" office:value="1165.96731215803">
            <text:p>1165.97</text:p>
          </table:table-cell>
          <table:table-cell table:formula="oooc:=[.I44]*[$globals.$C$43]" office:value-type="float" office:value="1961.1570190498">
            <text:p>1961.16</text:p>
          </table:table-cell>
          <table:table-cell table:formula="oooc:=[.J44]+0.02" office:value-type="float" office:value="0.58">
            <text:p>0.5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X40]/[.H45]/[.W40]*[.Q45]" office:value-type="float" office:value="1457274.46520837">
            <text:p>1457274.47</text:p>
          </table:table-cell>
          <table:table-cell table:formula="oooc:=[.Y40]/[.M45]" office:value-type="float" office:value="0.00054897002527633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5]*[$globals.$C$34]/[.R45]*[.K45]*[.W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3381.30520525828">
            <text:p>3381.3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8300000000">
            <text:p>8,300,000,000</text:p>
          </table:table-cell>
          <table:table-cell table:formula="oooc:=CEILING(([.R46]-[.U46]/2);[.U46])" office:value-type="float" office:value="3">
            <text:p>3</text:p>
          </table:table-cell>
          <table:table-cell table:formula="oooc:=[.$D46]*[$globals.$C$36]/[.$K46]" office:value-type="float" office:value="30">
            <text:p>30</text:p>
          </table:table-cell>
          <table:table-cell table:formula="oooc:=[.F45]*[$globals.$C$44]" office:value-type="float" office:value="748.489220858375">
            <text:p>748.49</text:p>
          </table:table-cell>
          <table:table-cell/>
          <table:table-cell table:formula="oooc:=[.S46]/[.R46]" office:value-type="float" office:value="1780.42873647599">
            <text:p>1780.43</text:p>
          </table:table-cell>
          <table:table-cell table:formula="oooc:=[.I45]*[$globals.$C$43]" office:value-type="float" office:value="3204.77172565678">
            <text:p>3204.77</text:p>
          </table:table-cell>
          <table:table-cell table:formula="oooc:=[.J45]+0.02" office:value-type="float" office:value="0.6">
            <text:p>0.6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X40]/[.H46]/[.W40]*[.Q46]" office:value-type="float" office:value="3739739.65399701">
            <text:p>3739739.65</text:p>
          </table:table-cell>
          <table:table-cell table:formula="oooc:=[.Y40]/[.M46]" office:value-type="float" office:value="0.000213918634454932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5]*[$globals.$C$34]/[.R46]*[.K46]*[.W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5341.28620942796">
            <text:p>5341.29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1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3" office:value-type="float" office:value="50">
            <text:p>50</text:p>
          </table:table-cell>
          <table:table-cell table:formula="oooc:=[.I40]+[$globals.$C$23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130000000">
            <text:p>130,000,000</text:p>
          </table:table-cell>
          <table:table-cell table:formula="oooc:=CEILING(([.R50]-[.U50]/2);[.U50])" office:value-type="float" office:value="5.99">
            <text:p>5.99</text:p>
          </table:table-cell>
          <table:table-cell table:formula="oooc:=[.$D50]*[$globals.$C$36]/[.$K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21] ^ [.$I49] * [$globals.$D$31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529240.328133131">
            <text:p>529240.33</text:p>
          </table:table-cell>
          <table:table-cell table:formula="oooc:=[.Y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5]*[$globals.$C$34]/[.R50]*[.K50]*[.W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330000000">
            <text:p>330,000,000</text:p>
          </table:table-cell>
          <table:table-cell table:formula="oooc:=CEILING(([.R51]-[.U51]/2);[.U51])" office:value-type="float" office:value="9.79">
            <text:p>9.79</text:p>
          </table:table-cell>
          <table:table-cell table:formula="oooc:=[.$D51]*[$globals.$C$36]/[.$K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3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1312894.07216768">
            <text:p>1312894.07</text:p>
          </table:table-cell>
          <table:table-cell table:formula="oooc:=[.Y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5]*[$globals.$C$34]/[.R51]*[.K51]*[.W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810000000">
            <text:p>810,000,000</text:p>
          </table:table-cell>
          <table:table-cell table:formula="oooc:=CEILING(([.R52]-[.U52]/2);[.U52])" office:value-type="float" office:value="16">
            <text:p>16</text:p>
          </table:table-cell>
          <table:table-cell table:formula="oooc:=[.$D52]*[$globals.$C$36]/[.$K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3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3256915.15386454">
            <text:p>3256915.15</text:p>
          </table:table-cell>
          <table:table-cell table:formula="oooc:=[.Y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5]*[$globals.$C$34]/[.R52]*[.K52]*[.W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2000000000">
            <text:p>2,000,000,000</text:p>
          </table:table-cell>
          <table:table-cell table:formula="oooc:=CEILING(([.R53]-[.U53]/2);[.U53])" office:value-type="float" office:value="26.15">
            <text:p>26.15</text:p>
          </table:table-cell>
          <table:table-cell table:formula="oooc:=[.$D53]*[$globals.$C$36]/[.$K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3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8079476.1316568">
            <text:p>8079476.13</text:p>
          </table:table-cell>
          <table:table-cell table:formula="oooc:=[.Y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5]*[$globals.$C$34]/[.R53]*[.K53]*[.W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5000000000">
            <text:p>5,000,000,000</text:p>
          </table:table-cell>
          <table:table-cell table:formula="oooc:=CEILING(([.R54]-[.U54]/2);[.U54])" office:value-type="float" office:value="42.73">
            <text:p>42.73</text:p>
          </table:table-cell>
          <table:table-cell table:formula="oooc:=[.$D54]*[$globals.$C$36]/[.$K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3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20042872.3126408">
            <text:p>20042872.31</text:p>
          </table:table-cell>
          <table:table-cell table:formula="oooc:=[.Y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5]*[$globals.$C$34]/[.R54]*[.K54]*[.W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12000000000">
            <text:p>12,000,000,000</text:p>
          </table:table-cell>
          <table:table-cell table:formula="oooc:=CEILING(([.R55]-[.U55]/2);[.U55])" office:value-type="float" office:value="69.82">
            <text:p>69.82</text:p>
          </table:table-cell>
          <table:table-cell table:formula="oooc:=[.$D55]*[$globals.$C$36]/[.$K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3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49720640.7933836">
            <text:p>49720640.79</text:p>
          </table:table-cell>
          <table:table-cell table:formula="oooc:=[.Y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5]*[$globals.$C$34]/[.R55]*[.K55]*[.W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1]) ; 9*10^14)" office:value-type="float" office:value="900000000000000">
            <text:p>9.00E+14</text:p>
          </table:table-cell>
          <table:table-cell table:number-columns-repeated="3"/>
          <table:table-cell table:style-name="ce13"/>
          <table:table-cell table:formula="oooc:=[.I49]+[$globals.$C$23]" office:value-type="float" office:value="5.1">
            <text:p>5.1</text:p>
          </table:table-cell>
          <table:table-cell/>
          <table:table-cell table:style-name="ce13" office:value-type="float" office:value="2">
            <text:p>2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2800000000">
            <text:p>2,800,000,000</text:p>
          </table:table-cell>
          <table:table-cell table:formula="oooc:=CEILING(([.R59]-[.U59]/2);[.U59])" office:value-type="float" office:value="2.5">
            <text:p>2.5</text:p>
          </table:table-cell>
          <table:table-cell table:formula="oooc:=[.$D59]*[$globals.$C$36]/[.$K59]" office:value-type="float" office:value="25">
            <text:p>2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21] ^ [.$I58] * [$globals.$D$31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X58]/[.H59]/[.W58]*[.Q59]" office:value-type="float" office:value="1350981.82524771">
            <text:p>1350981.83</text:p>
          </table:table-cell>
          <table:table-cell table:formula="oooc:=[.Y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5]*[$globals.$C$34]/[.R59]*[.K59]*[.W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11000000000">
            <text:p>11,000,000,000</text:p>
          </table:table-cell>
          <table:table-cell table:formula="oooc:=CEILING(([.R60]-[.U60]/2);[.U60])" office:value-type="float" office:value="2.6">
            <text:p>2.6</text:p>
          </table:table-cell>
          <table:table-cell table:formula="oooc:=[.$D60]*[$globals.$C$36]/[.$K60]" office:value-type="float" office:value="26">
            <text:p>26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3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X58]/[.H60]/[.W58]*[.Q60]" office:value-type="float" office:value="3485455.98873738">
            <text:p>3485455.99</text:p>
          </table:table-cell>
          <table:table-cell table:formula="oooc:=[.Y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5]*[$globals.$C$34]/[.R60]*[.K60]*[.W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42000000000">
            <text:p>42,000,000,000</text:p>
          </table:table-cell>
          <table:table-cell table:formula="oooc:=CEILING(([.R61]-[.U61]/2);[.U61])" office:value-type="float" office:value="2.7">
            <text:p>2.7</text:p>
          </table:table-cell>
          <table:table-cell table:formula="oooc:=[.$D61]*[$globals.$C$36]/[.$K61]" office:value-type="float" office:value="27">
            <text:p>27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3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X58]/[.H61]/[.W58]*[.Q61]" office:value-type="float" office:value="8978975.29908011">
            <text:p>8978975.3</text:p>
          </table:table-cell>
          <table:table-cell table:formula="oooc:=[.Y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5]*[$globals.$C$34]/[.R61]*[.K61]*[.W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60000000000">
            <text:p>160,000,000,000</text:p>
          </table:table-cell>
          <table:table-cell table:formula="oooc:=CEILING(([.R62]-[.U62]/2);[.U62])" office:value-type="float" office:value="2.8">
            <text:p>2.8</text:p>
          </table:table-cell>
          <table:table-cell table:formula="oooc:=[.$D62]*[$globals.$C$36]/[.$K62]" office:value-type="float" office:value="28">
            <text:p>28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3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X58]/[.H62]/[.W58]*[.Q62]" office:value-type="float" office:value="23099245.8641261">
            <text:p>23099245.86</text:p>
          </table:table-cell>
          <table:table-cell table:formula="oooc:=[.Y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5]*[$globals.$C$34]/[.R62]*[.K62]*[.W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640000000000">
            <text:p>640,000,000,000</text:p>
          </table:table-cell>
          <table:table-cell table:formula="oooc:=CEILING(([.R63]-[.U63]/2);[.U63])" office:value-type="float" office:value="2.9">
            <text:p>2.9</text:p>
          </table:table-cell>
          <table:table-cell table:formula="oooc:=[.$D63]*[$globals.$C$36]/[.$K63]" office:value-type="float" office:value="29">
            <text:p>29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3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X58]/[.H63]/[.W58]*[.Q63]" office:value-type="float" office:value="59349153.0136366">
            <text:p>59349153.01</text:p>
          </table:table-cell>
          <table:table-cell table:formula="oooc:=[.Y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5]*[$globals.$C$34]/[.R63]*[.K63]*[.W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2500000000000">
            <text:p>2,500,000,000,000</text:p>
          </table:table-cell>
          <table:table-cell table:formula="oooc:=CEILING(([.R64]-[.U64]/2);[.U64])" office:value-type="float" office:value="3">
            <text:p>3</text:p>
          </table:table-cell>
          <table:table-cell table:formula="oooc:=[.$D64]*[$globals.$C$36]/[.$K64]" office:value-type="float" office:value="30">
            <text:p>3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3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X58]/[.H64]/[.W58]*[.Q64]" office:value-type="float" office:value="152305132.804545">
            <text:p>152305132.8</text:p>
          </table:table-cell>
          <table:table-cell table:formula="oooc:=[.Y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5]*[$globals.$C$34]/[.R64]*[.K64]*[.W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1]) ; 9*10^14)" office:value-type="float" office:value="183600605.396128">
            <text:p>1.84E+08</text:p>
          </table:table-cell>
          <table:table-cell table:number-columns-repeated="3"/>
          <table:table-cell table:style-name="ce13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210">
            <text:p>210</text:p>
          </table:table-cell>
          <table:table-cell table:formula="oooc:=CEILING(([.R5]-[.U5]/2);[.U5])" office:value-type="float" office:value="2.38">
            <text:p>2.38</text:p>
          </table:table-cell>
          <table:table-cell table:formula="oooc:=[.$D5]*[$globals.$C$36]/[.$K5]" office:value-type="float" office:value="11.9">
            <text:p>11.9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21] ^ [.$I4] * [$globals.$D$31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X4]/[.H5]/[.W4]*[.Q5]" office:value-type="float" office:value="28">
            <text:p>28</text:p>
          </table:table-cell>
          <table:table-cell table:formula="oooc:=[.Y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5]*[$globals.$C$34]/[.R5]*[.K5]*[.W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520">
            <text:p>520</text:p>
          </table:table-cell>
          <table:table-cell table:formula="oooc:=CEILING(([.R6]-[.U6]/2);[.U6])" office:value-type="float" office:value="3.89">
            <text:p>3.89</text:p>
          </table:table-cell>
          <table:table-cell table:formula="oooc:=[.$D6]*[$globals.$C$36]/[.$K6]" office:value-type="float" office:value="19.45">
            <text:p>19.45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3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X4]/[.H6]/[.W4]*[.Q6]" office:value-type="float" office:value="69.4600015655795">
            <text:p>69.46</text:p>
          </table:table-cell>
          <table:table-cell table:formula="oooc:=[.Y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5]*[$globals.$C$34]/[.R6]*[.K6]*[.W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300">
            <text:p>1,300</text:p>
          </table:table-cell>
          <table:table-cell table:formula="oooc:=CEILING(([.R7]-[.U7]/2);[.U7])" office:value-type="float" office:value="6.36">
            <text:p>6.36</text:p>
          </table:table-cell>
          <table:table-cell table:formula="oooc:=[.$D7]*[$globals.$C$36]/[.$K7]" office:value-type="float" office:value="31.8">
            <text:p>31.8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3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X4]/[.H7]/[.W4]*[.Q7]" office:value-type="float" office:value="172.310422053225">
            <text:p>172.31</text:p>
          </table:table-cell>
          <table:table-cell table:formula="oooc:=[.Y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5]*[$globals.$C$34]/[.R7]*[.K7]*[.W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200">
            <text:p>3,200</text:p>
          </table:table-cell>
          <table:table-cell table:formula="oooc:=CEILING(([.R8]-[.U8]/2);[.U8])" office:value-type="float" office:value="10.39">
            <text:p>10.39</text:p>
          </table:table-cell>
          <table:table-cell table:formula="oooc:=[.$D8]*[$globals.$C$36]/[.$K8]" office:value-type="float" office:value="51.95">
            <text:p>51.95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3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X4]/[.H8]/[.W4]*[.Q8]" office:value-type="float" office:value="427.452935199381">
            <text:p>427.45</text:p>
          </table:table-cell>
          <table:table-cell table:formula="oooc:=[.Y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5]*[$globals.$C$34]/[.R8]*[.K8]*[.W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8000">
            <text:p>8,000</text:p>
          </table:table-cell>
          <table:table-cell table:formula="oooc:=CEILING(([.R9]-[.U9]/2);[.U9])" office:value-type="float" office:value="16.98">
            <text:p>16.98</text:p>
          </table:table-cell>
          <table:table-cell table:formula="oooc:=[.$D9]*[$globals.$C$36]/[.$K9]" office:value-type="float" office:value="84.9">
            <text:p>84.9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3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X4]/[.H9]/[.W4]*[.Q9]" office:value-type="float" office:value="1060.38862672002">
            <text:p>1060.39</text:p>
          </table:table-cell>
          <table:table-cell table:formula="oooc:=[.Y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5]*[$globals.$C$34]/[.R9]*[.K9]*[.W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20000">
            <text:p>20,000</text:p>
          </table:table-cell>
          <table:table-cell table:formula="oooc:=CEILING(([.R10]-[.U10]/2);[.U10])" office:value-type="float" office:value="27.74">
            <text:p>27.74</text:p>
          </table:table-cell>
          <table:table-cell table:formula="oooc:=[.$D10]*[$globals.$C$36]/[.$K10]" office:value-type="float" office:value="138.7">
            <text:p>138.7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3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X4]/[.H10]/[.W4]*[.Q10]" office:value-type="float" office:value="2630.5212740034">
            <text:p>2630.52</text:p>
          </table:table-cell>
          <table:table-cell table:formula="oooc:=[.Y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5]*[$globals.$C$34]/[.R10]*[.K10]*[.W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1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formula="oooc:=[.I4]+[$globals.$C$23]" office:value-type="float" office:value="0.85">
            <text:p>0.8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8600">
            <text:p>8,600</text:p>
          </table:table-cell>
          <table:table-cell table:formula="oooc:=CEILING(([.R14]-[.U14]/2);[.U14])" office:value-type="float" office:value="1.51">
            <text:p>1.51</text:p>
          </table:table-cell>
          <table:table-cell table:formula="oooc:=[.$D14]*[$globals.$C$36]/[.$K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/>
          <table:table-cell table:formula="oooc:=[.H13]" office:value-type="float" office:value="3">
            <text:p>3</text:p>
          </table:table-cell>
          <table:table-cell table:formula="oooc:=[$globals.$C$21] ^ [.$I13] * [$globals.$D$31]" office:value-type="float" office:value="13.6166683917159">
            <text:p>13.62</text:p>
          </table:table-cell>
          <table:table-cell table:formula="oooc:=[.J13]" office:value-type="float" office:value="3">
            <text:p>3</text:p>
          </table:table-cell>
          <table:table-cell table:formula="oooc:=[.K13]" office:value-type="float" office:value="1.5">
            <text:p>1.5</text:p>
          </table:table-cell>
          <table:table-cell/>
          <table:table-cell table:formula="oooc:=[.X13]/[.H14]/[.W13]*[.Q14]" office:value-type="float" office:value="574.353265468219">
            <text:p>574.35</text:p>
          </table:table-cell>
          <table:table-cell table:formula="oooc:=[.Y13]/[.M14]" office:value-type="float" office:value="1.39287098741892">
            <text:p>1.39</text:p>
          </table:table-cell>
          <table:table-cell table:formula="oooc:=([.D14]/[.C14])/([.R14]/[.Q14])" office:value-type="float" office:value="0.999816956531167">
            <text:p>1</text:p>
          </table:table-cell>
          <table:table-cell/>
          <table:table-cell table:formula="oooc:=[.I14]^[$globals.$C$25]*[$globals.$C$34]/[.R14]*[.K14]*[.W14]" office:value-type="float" office:value="8615.29898202328">
            <text:p>8615.3</text:p>
          </table:table-cell>
          <table:table-cell table:formula="oooc:=[.S14]/[.H14]" office:value-type="float" office:value="1.5129631546351">
            <text:p>1.51</text:p>
          </table:table-cell>
          <table:table-cell table:formula="oooc:=[.I14]/[.J14]" office:value-type="float" office:value="4.53888946390531">
            <text:p>4.5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21000">
            <text:p>21,000</text:p>
          </table:table-cell>
          <table:table-cell table:formula="oooc:=CEILING(([.R15]-[.U15]/2);[.U15])" office:value-type="float" office:value="2.47">
            <text:p>2.47</text:p>
          </table:table-cell>
          <table:table-cell table:formula="oooc:=[.$D15]*[$globals.$C$36]/[.$K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/>
          <table:table-cell table:formula="oooc:=[.H14]" office:value-type="float" office:value="3">
            <text:p>3</text:p>
          </table:table-cell>
          <table:table-cell table:formula="oooc:=[.I14]*[$globals.$C$43]" office:value-type="float" office:value="22.2513105455262">
            <text:p>22.25</text:p>
          </table:table-cell>
          <table:table-cell table:formula="oooc:=[.J14]" office:value-type="float" office:value="3">
            <text:p>3</text:p>
          </table:table-cell>
          <table:table-cell table:formula="oooc:=[.K14]" office:value-type="float" office:value="1.5">
            <text:p>1.5</text:p>
          </table:table-cell>
          <table:table-cell/>
          <table:table-cell table:formula="oooc:=[.X13]/[.H15]/[.W13]*[.Q15]" office:value-type="float" office:value="1424.80638280779">
            <text:p>1424.81</text:p>
          </table:table-cell>
          <table:table-cell table:formula="oooc:=[.Y13]/[.M15]" office:value-type="float" office:value="0.561479797994365">
            <text:p>0.56</text:p>
          </table:table-cell>
          <table:table-cell table:formula="oooc:=([.D15]/[.C15])/([.R15]/[.Q15])" office:value-type="float" office:value="1.01674415423799">
            <text:p>1.02</text:p>
          </table:table-cell>
          <table:table-cell/>
          <table:table-cell table:formula="oooc:=[.I15]^[$globals.$C$25]*[$globals.$C$34]/[.R15]*[.K15]*[.W15]" office:value-type="float" office:value="21372.0957421169">
            <text:p>21372.1</text:p>
          </table:table-cell>
          <table:table-cell table:formula="oooc:=[.S15]/[.H15]" office:value-type="float" office:value="2.4723678383918">
            <text:p>2.47</text:p>
          </table:table-cell>
          <table:table-cell table:formula="oooc:=[.I15]/[.J15]" office:value-type="float" office:value="7.41710351517541">
            <text:p>7.42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53000">
            <text:p>53,000</text:p>
          </table:table-cell>
          <table:table-cell table:formula="oooc:=CEILING(([.R16]-[.U16]/2);[.U16])" office:value-type="float" office:value="4.04">
            <text:p>4.04</text:p>
          </table:table-cell>
          <table:table-cell table:formula="oooc:=[.$D16]*[$globals.$C$36]/[.$K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/>
          <table:table-cell table:formula="oooc:=[.H15]" office:value-type="float" office:value="3">
            <text:p>3</text:p>
          </table:table-cell>
          <table:table-cell table:formula="oooc:=[.I15]*[$globals.$C$43]" office:value-type="float" office:value="36.3613775962016">
            <text:p>36.36</text:p>
          </table:table-cell>
          <table:table-cell table:formula="oooc:=[.J15]" office:value-type="float" office:value="3">
            <text:p>3</text:p>
          </table:table-cell>
          <table:table-cell table:formula="oooc:=[.K15]" office:value-type="float" office:value="1.5">
            <text:p>1.5</text:p>
          </table:table-cell>
          <table:table-cell/>
          <table:table-cell table:formula="oooc:=[.X13]/[.H16]/[.W13]*[.Q16]" office:value-type="float" office:value="3534.53762787417">
            <text:p>3534.54</text:p>
          </table:table-cell>
          <table:table-cell table:formula="oooc:=[.Y13]/[.M16]" office:value-type="float" office:value="0.226337949747944">
            <text:p>0.23</text:p>
          </table:table-cell>
          <table:table-cell table:formula="oooc:=([.D16]/[.C16])/([.R16]/[.Q16])" office:value-type="float" office:value="1.00030293891563">
            <text:p>1</text:p>
          </table:table-cell>
          <table:table-cell/>
          <table:table-cell table:formula="oooc:=[.I16]^[$globals.$C$25]*[$globals.$C$34]/[.R16]*[.K16]*[.W16]" office:value-type="float" office:value="53018.0644181126">
            <text:p>53018.06</text:p>
          </table:table-cell>
          <table:table-cell table:formula="oooc:=[.S16]/[.H16]" office:value-type="float" office:value="4.04015306624463">
            <text:p>4.04</text:p>
          </table:table-cell>
          <table:table-cell table:formula="oooc:=[.I16]/[.J16]" office:value-type="float" office:value="12.1204591987339">
            <text:p>12.12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130000">
            <text:p>130,000</text:p>
          </table:table-cell>
          <table:table-cell table:formula="oooc:=CEILING(([.R17]-[.U17]/2);[.U17])" office:value-type="float" office:value="6.6">
            <text:p>6.6</text:p>
          </table:table-cell>
          <table:table-cell table:formula="oooc:=[.$D17]*[$globals.$C$36]/[.$K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/>
          <table:table-cell table:formula="oooc:=[.H16]" office:value-type="float" office:value="3">
            <text:p>3</text:p>
          </table:table-cell>
          <table:table-cell table:formula="oooc:=[.I16]*[$globals.$C$43]" office:value-type="float" office:value="59.4189622219524">
            <text:p>59.42</text:p>
          </table:table-cell>
          <table:table-cell table:formula="oooc:=[.J16]" office:value-type="float" office:value="3">
            <text:p>3</text:p>
          </table:table-cell>
          <table:table-cell table:formula="oooc:=[.K16]" office:value-type="float" office:value="1.5">
            <text:p>1.5</text:p>
          </table:table-cell>
          <table:table-cell/>
          <table:table-cell table:formula="oooc:=[.X13]/[.H17]/[.W13]*[.Q17]" office:value-type="float" office:value="8768.17818449069">
            <text:p>8768.18</text:p>
          </table:table-cell>
          <table:table-cell table:formula="oooc:=[.Y13]/[.M17]" office:value-type="float" office:value="0.0912390217405771">
            <text:p>0.09</text:p>
          </table:table-cell>
          <table:table-cell table:formula="oooc:=([.D17]/[.C17])/([.R17]/[.Q17])" office:value-type="float" office:value="1.01139000209275">
            <text:p>1.01</text:p>
          </table:table-cell>
          <table:table-cell/>
          <table:table-cell table:formula="oooc:=[.I17]^[$globals.$C$25]*[$globals.$C$34]/[.R17]*[.K17]*[.W17]" office:value-type="float" office:value="131522.67276736">
            <text:p>131522.67</text:p>
          </table:table-cell>
          <table:table-cell table:formula="oooc:=[.S17]/[.H17]" office:value-type="float" office:value="6.60210691355027">
            <text:p>6.6</text:p>
          </table:table-cell>
          <table:table-cell table:formula="oooc:=[.I17]/[.J17]" office:value-type="float" office:value="19.8063207406508">
            <text:p>19.81</text:p>
          </table:table-cell>
          <table:table-cell table:formula="oooc:=MAX(10^(FLOOR(LOG([.Q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330000">
            <text:p>330,000</text:p>
          </table:table-cell>
          <table:table-cell table:formula="oooc:=CEILING(([.R18]-[.U18]/2);[.U18])" office:value-type="float" office:value="10.79">
            <text:p>10.79</text:p>
          </table:table-cell>
          <table:table-cell table:formula="oooc:=[.$D18]*[$globals.$C$36]/[.$K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/>
          <table:table-cell table:formula="oooc:=[.H17]" office:value-type="float" office:value="3">
            <text:p>3</text:p>
          </table:table-cell>
          <table:table-cell table:formula="oooc:=[.I17]*[$globals.$C$43]" office:value-type="float" office:value="97.0978908099076">
            <text:p>97.1</text:p>
          </table:table-cell>
          <table:table-cell table:formula="oooc:=[.J17]" office:value-type="float" office:value="3">
            <text:p>3</text:p>
          </table:table-cell>
          <table:table-cell table:formula="oooc:=[.K17]" office:value-type="float" office:value="1.5">
            <text:p>1.5</text:p>
          </table:table-cell>
          <table:table-cell/>
          <table:table-cell table:formula="oooc:=[.X13]/[.H18]/[.W13]*[.Q18]" office:value-type="float" office:value="21751.3453722144">
            <text:p>21751.35</text:p>
          </table:table-cell>
          <table:table-cell table:formula="oooc:=[.Y13]/[.M18]" office:value-type="float" office:value="0.0367793341657816">
            <text:p>0.04</text:p>
          </table:table-cell>
          <table:table-cell table:formula="oooc:=([.D18]/[.C18])/([.R18]/[.Q18])" office:value-type="float" office:value="0.988820818527927">
            <text:p>0.99</text:p>
          </table:table-cell>
          <table:table-cell/>
          <table:table-cell table:formula="oooc:=[.I18]^[$globals.$C$25]*[$globals.$C$34]/[.R18]*[.K18]*[.W18]" office:value-type="float" office:value="326270.180583216">
            <text:p>326270.18</text:p>
          </table:table-cell>
          <table:table-cell table:formula="oooc:=[.S18]/[.H18]" office:value-type="float" office:value="10.7886545344342">
            <text:p>10.79</text:p>
          </table:table-cell>
          <table:table-cell table:formula="oooc:=[.I18]/[.J18]" office:value-type="float" office:value="32.3659636033025">
            <text:p>32.37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810000">
            <text:p>810,000</text:p>
          </table:table-cell>
          <table:table-cell table:formula="oooc:=CEILING(([.R19]-[.U19]/2);[.U19])" office:value-type="float" office:value="17.63">
            <text:p>17.63</text:p>
          </table:table-cell>
          <table:table-cell table:formula="oooc:=[.$D19]*[$globals.$C$36]/[.$K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/>
          <table:table-cell table:formula="oooc:=[.H18]" office:value-type="float" office:value="3">
            <text:p>3</text:p>
          </table:table-cell>
          <table:table-cell table:formula="oooc:=[.I18]*[$globals.$C$43]" office:value-type="float" office:value="158.669893366962">
            <text:p>158.67</text:p>
          </table:table-cell>
          <table:table-cell table:formula="oooc:=[.J18]" office:value-type="float" office:value="3">
            <text:p>3</text:p>
          </table:table-cell>
          <table:table-cell table:formula="oooc:=[.K18]" office:value-type="float" office:value="1.5">
            <text:p>1.5</text:p>
          </table:table-cell>
          <table:table-cell/>
          <table:table-cell table:formula="oooc:=[.X13]/[.H19]/[.W13]*[.Q19]" office:value-type="float" office:value="53958.8744145525">
            <text:p>53958.87</text:p>
          </table:table-cell>
          <table:table-cell table:formula="oooc:=[.Y13]/[.M19]" office:value-type="float" office:value="0.0148261061536199">
            <text:p>0.01</text:p>
          </table:table-cell>
          <table:table-cell table:formula="oooc:=([.D19]/[.C19])/([.R19]/[.Q19])" office:value-type="float" office:value="0.999239086615783">
            <text:p>1</text:p>
          </table:table-cell>
          <table:table-cell/>
          <table:table-cell table:formula="oooc:=[.I19]^[$globals.$C$25]*[$globals.$C$34]/[.R19]*[.K19]*[.W19]" office:value-type="float" office:value="809383.116218288">
            <text:p>809383.12</text:p>
          </table:table-cell>
          <table:table-cell table:formula="oooc:=[.S19]/[.H19]" office:value-type="float" office:value="17.6299881518847">
            <text:p>17.63</text:p>
          </table:table-cell>
          <table:table-cell table:formula="oooc:=[.I19]/[.J19]" office:value-type="float" office:value="52.889964455654">
            <text:p>52.89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1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/>
          <table:table-cell table:style-name="ce13" office:value-type="float" office:value="50">
            <text:p>50</text:p>
          </table:table-cell>
          <table:table-cell table:formula="oooc:=[.I13]+[$globals.$C$23]" office:value-type="float" office:value="1.7">
            <text:p>1.7</text:p>
          </table:table-cell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81000">
            <text:p>81,000</text:p>
          </table:table-cell>
          <table:table-cell table:formula="oooc:=CEILING(([.R23]-[.U23]/2);[.U23])" office:value-type="float" office:value="1.85">
            <text:p>1.85</text:p>
          </table:table-cell>
          <table:table-cell table:formula="oooc:=[.$D23]*[$globals.$C$36]/[.$K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/>
          <table:table-cell table:formula="oooc:=[.H22]" office:value-type="float" office:value="50">
            <text:p>50</text:p>
          </table:table-cell>
          <table:table-cell table:formula="oooc:=[$globals.$C$21] ^ [.$I22] * [$globals.$D$31]" office:value-type="float" office:value="37.0827316179912">
            <text:p>37.08</text:p>
          </table:table-cell>
          <table:table-cell table:formula="oooc:=[.J22]" office:value-type="float" office:value="0.4">
            <text:p>0.4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2]/[.H23]/[.W22]*[.Q23]" office:value-type="float" office:value="325.809060300253">
            <text:p>325.81</text:p>
          </table:table-cell>
          <table:table-cell table:formula="oooc:=[.Y22]/[.M23]" office:value-type="float" office:value="2.45542588429785">
            <text:p>2.46</text:p>
          </table:table-cell>
          <table:table-cell table:formula="oooc:=([.D23]/[.C23])/([.R23]/[.Q23])" office:value-type="float" office:value="1.00334006142692">
            <text:p>1</text:p>
          </table:table-cell>
          <table:table-cell/>
          <table:table-cell table:formula="oooc:=[.I23]^[$globals.$C$25]*[$globals.$C$34]/[.R23]*[.K23]*[.W23]" office:value-type="float" office:value="81452.2650750633">
            <text:p>81452.27</text:p>
          </table:table-cell>
          <table:table-cell table:formula="oooc:=[.S23]/[.H23]" office:value-type="float" office:value="1.85413658089956">
            <text:p>1.85</text:p>
          </table:table-cell>
          <table:table-cell table:formula="oooc:=[.I23]/[.J23]" office:value-type="float" office:value="92.706829044978">
            <text:p>92.71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200000">
            <text:p>200,000</text:p>
          </table:table-cell>
          <table:table-cell table:formula="oooc:=CEILING(([.R24]-[.U24]/2);[.U24])" office:value-type="float" office:value="3.03">
            <text:p>3.03</text:p>
          </table:table-cell>
          <table:table-cell table:formula="oooc:=[.$D24]*[$globals.$C$36]/[.$K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/>
          <table:table-cell table:formula="oooc:=[.H23]" office:value-type="float" office:value="50">
            <text:p>50</text:p>
          </table:table-cell>
          <table:table-cell table:formula="oooc:=[.I23]*[$globals.$C$43]" office:value-type="float" office:value="60.5977433959045">
            <text:p>60.6</text:p>
          </table:table-cell>
          <table:table-cell table:formula="oooc:=[.J23]" office:value-type="float" office:value="0.4">
            <text:p>0.4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2]/[.H24]/[.W22]*[.Q24]" office:value-type="float" office:value="808.239208519127">
            <text:p>808.24</text:p>
          </table:table-cell>
          <table:table-cell table:formula="oooc:=[.Y22]/[.M24]" office:value-type="float" office:value="0.989805977695362">
            <text:p>0.99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5]*[$globals.$C$34]/[.R24]*[.K24]*[.W24]" office:value-type="float" office:value="202059.802129782">
            <text:p>202059.8</text:p>
          </table:table-cell>
          <table:table-cell table:formula="oooc:=[.S24]/[.H24]" office:value-type="float" office:value="3.02988716979523">
            <text:p>3.03</text:p>
          </table:table-cell>
          <table:table-cell table:formula="oooc:=[.I24]/[.J24]" office:value-type="float" office:value="151.494358489761">
            <text:p>151.49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500000">
            <text:p>500,000</text:p>
          </table:table-cell>
          <table:table-cell table:formula="oooc:=CEILING(([.R25]-[.U25]/2);[.U25])" office:value-type="float" office:value="4.95">
            <text:p>4.95</text:p>
          </table:table-cell>
          <table:table-cell table:formula="oooc:=[.$D25]*[$globals.$C$36]/[.$K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/>
          <table:table-cell table:formula="oooc:=[.H24]" office:value-type="float" office:value="50">
            <text:p>50</text:p>
          </table:table-cell>
          <table:table-cell table:formula="oooc:=[.I24]*[$globals.$C$43]" office:value-type="float" office:value="99.0241641986894">
            <text:p>99.02</text:p>
          </table:table-cell>
          <table:table-cell table:formula="oooc:=[.J24]" office:value-type="float" office:value="0.4">
            <text:p>0.4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2]/[.H25]/[.W22]*[.Q25]" office:value-type="float" office:value="2005.01059603933">
            <text:p>2005.01</text:p>
          </table:table-cell>
          <table:table-cell table:formula="oooc:=[.Y22]/[.M25]" office:value-type="float" office:value="0.3990003851253">
            <text:p>0.4</text:p>
          </table:table-cell>
          <table:table-cell table:formula="oooc:=([.D25]/[.C25])/([.R25]/[.Q25])" office:value-type="float" office:value="1.00226066341553">
            <text:p>1</text:p>
          </table:table-cell>
          <table:table-cell/>
          <table:table-cell table:formula="oooc:=[.I25]^[$globals.$C$25]*[$globals.$C$34]/[.R25]*[.K25]*[.W25]" office:value-type="float" office:value="501252.649009833">
            <text:p>501252.65</text:p>
          </table:table-cell>
          <table:table-cell table:formula="oooc:=[.S25]/[.H25]" office:value-type="float" office:value="4.95120820993447">
            <text:p>4.95</text:p>
          </table:table-cell>
          <table:table-cell table:formula="oooc:=[.I25]/[.J25]" office:value-type="float" office:value="247.560410496723">
            <text:p>247.5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1200000">
            <text:p>1,200,000</text:p>
          </table:table-cell>
          <table:table-cell table:formula="oooc:=CEILING(([.R26]-[.U26]/2);[.U26])" office:value-type="float" office:value="8.09">
            <text:p>8.09</text:p>
          </table:table-cell>
          <table:table-cell table:formula="oooc:=[.$D26]*[$globals.$C$36]/[.$K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/>
          <table:table-cell table:formula="oooc:=[.H25]" office:value-type="float" office:value="50">
            <text:p>50</text:p>
          </table:table-cell>
          <table:table-cell table:formula="oooc:=[.I25]*[$globals.$C$43]" office:value-type="float" office:value="161.817660951245">
            <text:p>161.82</text:p>
          </table:table-cell>
          <table:table-cell table:formula="oooc:=[.J25]" office:value-type="float" office:value="0.4">
            <text:p>0.4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2]/[.H26]/[.W22]*[.Q26]" office:value-type="float" office:value="4973.85854071055">
            <text:p>4973.86</text:p>
          </table:table-cell>
          <table:table-cell table:formula="oooc:=[.Y22]/[.M26]" office:value-type="float" office:value="0.160840923289651">
            <text:p>0.16</text:p>
          </table:table-cell>
          <table:table-cell table:formula="oooc:=([.D26]/[.C26])/([.R26]/[.Q26])" office:value-type="float" office:value="1.03610743510644">
            <text:p>1.04</text:p>
          </table:table-cell>
          <table:table-cell/>
          <table:table-cell table:formula="oooc:=[.I26]^[$globals.$C$25]*[$globals.$C$34]/[.R26]*[.K26]*[.W26]" office:value-type="float" office:value="1243464.63517764">
            <text:p>1243464.64</text:p>
          </table:table-cell>
          <table:table-cell table:formula="oooc:=[.S26]/[.H26]" office:value-type="float" office:value="8.09088304756223">
            <text:p>8.09</text:p>
          </table:table-cell>
          <table:table-cell table:formula="oooc:=[.I26]/[.J26]" office:value-type="float" office:value="404.544152378111">
            <text:p>404.5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3100000">
            <text:p>3,100,000</text:p>
          </table:table-cell>
          <table:table-cell table:formula="oooc:=CEILING(([.R27]-[.U27]/2);[.U27])" office:value-type="float" office:value="13.22">
            <text:p>13.22</text:p>
          </table:table-cell>
          <table:table-cell table:formula="oooc:=[.$D27]*[$globals.$C$36]/[.$K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/>
          <table:table-cell table:formula="oooc:=[.H26]" office:value-type="float" office:value="50">
            <text:p>50</text:p>
          </table:table-cell>
          <table:table-cell table:formula="oooc:=[.I26]*[$globals.$C$43]" office:value-type="float" office:value="264.429956138711">
            <text:p>264.43</text:p>
          </table:table-cell>
          <table:table-cell table:formula="oooc:=[.J26]" office:value-type="float" office:value="0.4">
            <text:p>0.4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X22]/[.H27]/[.W22]*[.Q27]" office:value-type="float" office:value="12338.7222151688">
            <text:p>12338.72</text:p>
          </table:table-cell>
          <table:table-cell table:formula="oooc:=[.Y22]/[.M27]" office:value-type="float" office:value="0.064836535424755">
            <text:p>0.06</text:p>
          </table:table-cell>
          <table:table-cell table:formula="oooc:=([.D27]/[.C27])/([.R27]/[.Q27])" office:value-type="float" office:value="0.994945517266467">
            <text:p>0.99</text:p>
          </table:table-cell>
          <table:table-cell/>
          <table:table-cell table:formula="oooc:=[.I27]^[$globals.$C$25]*[$globals.$C$34]/[.R27]*[.K27]*[.W27]" office:value-type="float" office:value="3084680.55379219">
            <text:p>3084680.55</text:p>
          </table:table-cell>
          <table:table-cell table:formula="oooc:=[.S27]/[.H27]" office:value-type="float" office:value="13.2214978069355">
            <text:p>13.22</text:p>
          </table:table-cell>
          <table:table-cell table:formula="oooc:=[.I27]/[.J27]" office:value-type="float" office:value="661.074890346777">
            <text:p>661.0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7700000">
            <text:p>7,700,000</text:p>
          </table:table-cell>
          <table:table-cell table:formula="oooc:=CEILING(([.R28]-[.U28]/2);[.U28])" office:value-type="float" office:value="21.61">
            <text:p>21.61</text:p>
          </table:table-cell>
          <table:table-cell table:formula="oooc:=[.$D28]*[$globals.$C$36]/[.$K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/>
          <table:table-cell table:formula="oooc:=[.H27]" office:value-type="float" office:value="50">
            <text:p>50</text:p>
          </table:table-cell>
          <table:table-cell table:formula="oooc:=[.I27]*[$globals.$C$43]" office:value-type="float" office:value="432.11106434537">
            <text:p>432.11</text:p>
          </table:table-cell>
          <table:table-cell table:formula="oooc:=[.J27]" office:value-type="float" office:value="0.4">
            <text:p>0.4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X22]/[.H28]/[.W22]*[.Q28]" office:value-type="float" office:value="30608.8451565311">
            <text:p>30608.85</text:p>
          </table:table-cell>
          <table:table-cell table:formula="oooc:=[.Y22]/[.M28]" office:value-type="float" office:value="0.026136235977178">
            <text:p>0.03</text:p>
          </table:table-cell>
          <table:table-cell table:formula="oooc:=([.D28]/[.C28])/([.R28]/[.Q28])" office:value-type="float" office:value="0.993998213204862">
            <text:p>0.99</text:p>
          </table:table-cell>
          <table:table-cell/>
          <table:table-cell table:formula="oooc:=[.I28]^[$globals.$C$25]*[$globals.$C$34]/[.R28]*[.K28]*[.W28]" office:value-type="float" office:value="7652211.28913278">
            <text:p>7652211.29</text:p>
          </table:table-cell>
          <table:table-cell table:formula="oooc:=[.S28]/[.H28]" office:value-type="float" office:value="21.6055532172685">
            <text:p>21.61</text:p>
          </table:table-cell>
          <table:table-cell table:formula="oooc:=[.I28]/[.J28]" office:value-type="float" office:value="1080.27766086343">
            <text:p>1080.28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1]) ; 9*10^14)" office:value-type="float" office:value="963798918877.259">
            <text:p>9.64E+11</text:p>
          </table:table-cell>
          <table:table-cell table:number-columns-repeated="3"/>
          <table:table-cell table:style-name="ce13" office:value-type="float" office:value="120">
            <text:p>120</text:p>
          </table:table-cell>
          <table:table-cell table:formula="oooc:=[.I22]+[$globals.$C$23]" office:value-type="float" office:value="2.55">
            <text:p>2.55</text:p>
          </table:table-cell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1100000">
            <text:p>1,100,000</text:p>
          </table:table-cell>
          <table:table-cell table:formula="oooc:=CEILING(([.R32]-[.U32]/2);[.U32])" office:value-type="float" office:value="2.4">
            <text:p>2.4</text:p>
          </table:table-cell>
          <table:table-cell table:formula="oooc:=[.$D32]*[$globals.$C$36]/[.$K32]" office:value-type="float" office:value="12">
            <text:p>12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21] ^ [.$I31] * [$globals.$D$31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X31]/[.H32]/[.W31]*[.Q32]" office:value-type="float" office:value="7277.25824398931">
            <text:p>7277.26</text:p>
          </table:table-cell>
          <table:table-cell table:formula="oooc:=[.Y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5]*[$globals.$C$34]/[.R32]*[.K32]*[.W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2700000">
            <text:p>2,700,000</text:p>
          </table:table-cell>
          <table:table-cell table:formula="oooc:=CEILING(([.R33]-[.U33]/2);[.U33])" office:value-type="float" office:value="3.93">
            <text:p>3.93</text:p>
          </table:table-cell>
          <table:table-cell table:formula="oooc:=[.$D33]*[$globals.$C$36]/[.$K33]" office:value-type="float" office:value="19.65">
            <text:p>19.65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3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X31]/[.H33]/[.W31]*[.Q33]" office:value-type="float" office:value="18052.7988935937">
            <text:p>18052.8</text:p>
          </table:table-cell>
          <table:table-cell table:formula="oooc:=[.Y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5]*[$globals.$C$34]/[.R33]*[.K33]*[.W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6700000">
            <text:p>6,700,000</text:p>
          </table:table-cell>
          <table:table-cell table:formula="oooc:=CEILING(([.R34]-[.U34]/2);[.U34])" office:value-type="float" office:value="6.42">
            <text:p>6.42</text:p>
          </table:table-cell>
          <table:table-cell table:formula="oooc:=[.$D34]*[$globals.$C$36]/[.$K34]" office:value-type="float" office:value="32.1">
            <text:p>32.1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3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X31]/[.H34]/[.W31]*[.Q34]" office:value-type="float" office:value="44783.837121861">
            <text:p>44783.84</text:p>
          </table:table-cell>
          <table:table-cell table:formula="oooc:=[.Y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5]*[$globals.$C$34]/[.R34]*[.K34]*[.W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17000000">
            <text:p>17,000,000</text:p>
          </table:table-cell>
          <table:table-cell table:formula="oooc:=CEILING(([.R35]-[.U35]/2);[.U35])" office:value-type="float" office:value="10.49">
            <text:p>10.49</text:p>
          </table:table-cell>
          <table:table-cell table:formula="oooc:=[.$D35]*[$globals.$C$36]/[.$K35]" office:value-type="float" office:value="52.45">
            <text:p>52.45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3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X31]/[.H35]/[.W31]*[.Q35]" office:value-type="float" office:value="111095.907021326">
            <text:p>111095.91</text:p>
          </table:table-cell>
          <table:table-cell table:formula="oooc:=[.Y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5]*[$globals.$C$34]/[.R35]*[.K35]*[.W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41000000">
            <text:p>41,000,000</text:p>
          </table:table-cell>
          <table:table-cell table:formula="oooc:=CEILING(([.R36]-[.U36]/2);[.U36])" office:value-type="float" office:value="17.15">
            <text:p>17.15</text:p>
          </table:table-cell>
          <table:table-cell table:formula="oooc:=[.$D36]*[$globals.$C$36]/[.$K36]" office:value-type="float" office:value="85.75">
            <text:p>85.75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3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X31]/[.H36]/[.W31]*[.Q36]" office:value-type="float" office:value="275597.209843956">
            <text:p>275597.21</text:p>
          </table:table-cell>
          <table:table-cell table:formula="oooc:=[.Y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5]*[$globals.$C$34]/[.R36]*[.K36]*[.W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100000000">
            <text:p>100,000,000</text:p>
          </table:table-cell>
          <table:table-cell table:formula="oooc:=CEILING(([.R37]-[.U37]/2);[.U37])" office:value-type="float" office:value="28.02">
            <text:p>28.02</text:p>
          </table:table-cell>
          <table:table-cell table:formula="oooc:=[.$D37]*[$globals.$C$36]/[.$K37]" office:value-type="float" office:value="140.1">
            <text:p>140.1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3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X31]/[.H37]/[.W31]*[.Q37]" office:value-type="float" office:value="683677.950972517">
            <text:p>683677.95</text:p>
          </table:table-cell>
          <table:table-cell table:formula="oooc:=[.Y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5]*[$globals.$C$34]/[.R37]*[.K37]*[.W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1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3" office:value-type="float" office:value="450">
            <text:p>450</text:p>
          </table:table-cell>
          <table:table-cell table:formula="oooc:=[.I31]+[$globals.$C$23]" office:value-type="float" office:value="3.4">
            <text:p>3.4</text:p>
          </table:table-cell>
          <table:table-cell table:style-name="ce13" office:value-type="float" office:value="0.25">
            <text:p>0.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19000000">
            <text:p>19,000,000</text:p>
          </table:table-cell>
          <table:table-cell table:formula="oooc:=CEILING(([.R41]-[.U41]/2);[.U41])" office:value-type="float" office:value="2.44">
            <text:p>2.44</text:p>
          </table:table-cell>
          <table:table-cell table:formula="oooc:=[.$D41]*[$globals.$C$36]/[.$K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450">
            <text:p>450</text:p>
          </table:table-cell>
          <table:table-cell table:formula="oooc:=[$globals.$C$21] ^ [.$I40] * [$globals.$D$31]" office:value-type="float" office:value="275.025796850393">
            <text:p>275.03</text:p>
          </table:table-cell>
          <table:table-cell table:formula="oooc:=[.J40]" office:value-type="float" office:value="0.25">
            <text:p>0.2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40]/[.H41]/[.W40]*[.Q41]" office:value-type="float" office:value="8293.08935732297">
            <text:p>8293.09</text:p>
          </table:table-cell>
          <table:table-cell table:formula="oooc:=[.Y40]/[.M41]" office:value-type="float" office:value="0.0964658603724778">
            <text:p>0.1</text:p>
          </table:table-cell>
          <table:table-cell table:formula="oooc:=([.D41]/[.C41])/([.R41]/[.Q41])" office:value-type="float" office:value="0.980198828614047">
            <text:p>0.98</text:p>
          </table:table-cell>
          <table:table-cell/>
          <table:table-cell table:formula="oooc:=[.I41]^[$globals.$C$25]*[$globals.$C$34]/[.R41]*[.K41]*[.W41]" office:value-type="float" office:value="18659451.0539767">
            <text:p>18659451.05</text:p>
          </table:table-cell>
          <table:table-cell table:formula="oooc:=[.S41]/[.H41]" office:value-type="float" office:value="2.44467374978127">
            <text:p>2.44</text:p>
          </table:table-cell>
          <table:table-cell table:formula="oooc:=[.I41]/[.J41]" office:value-type="float" office:value="1100.10318740157">
            <text:p>1100.1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46000000">
            <text:p>46,000,000</text:p>
          </table:table-cell>
          <table:table-cell table:formula="oooc:=CEILING(([.R42]-[.U42]/2);[.U42])" office:value-type="float" office:value="3.99">
            <text:p>3.99</text:p>
          </table:table-cell>
          <table:table-cell table:formula="oooc:=[.$D42]*[$globals.$C$36]/[.$K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450">
            <text:p>450</text:p>
          </table:table-cell>
          <table:table-cell table:formula="oooc:=[.I41]*[$globals.$C$43]" office:value-type="float" office:value="449.425971001246">
            <text:p>449.43</text:p>
          </table:table-cell>
          <table:table-cell table:formula="oooc:=[.J41]" office:value-type="float" office:value="0.25">
            <text:p>0.2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40]/[.H42]/[.W40]*[.Q42]" office:value-type="float" office:value="20572.7857051123">
            <text:p>20572.79</text:p>
          </table:table-cell>
          <table:table-cell table:formula="oooc:=[.Y40]/[.M42]" office:value-type="float" office:value="0.0388863234890549">
            <text:p>0.04</text:p>
          </table:table-cell>
          <table:table-cell table:formula="oooc:=([.D42]/[.C42])/([.R42]/[.Q42])" office:value-type="float" office:value="1.00504392188379">
            <text:p>1.01</text:p>
          </table:table-cell>
          <table:table-cell/>
          <table:table-cell table:formula="oooc:=[.I42]^[$globals.$C$25]*[$globals.$C$34]/[.R42]*[.K42]*[.W42]" office:value-type="float" office:value="46288767.8365026">
            <text:p>46288767.84</text:p>
          </table:table-cell>
          <table:table-cell table:formula="oooc:=[.S42]/[.H42]" office:value-type="float" office:value="3.99489752001107">
            <text:p>3.99</text:p>
          </table:table-cell>
          <table:table-cell table:formula="oooc:=[.I42]/[.J42]" office:value-type="float" office:value="1797.70388400498">
            <text:p>1797.7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110000000">
            <text:p>110,000,000</text:p>
          </table:table-cell>
          <table:table-cell table:formula="oooc:=CEILING(([.R43]-[.U43]/2);[.U43])" office:value-type="float" office:value="6.53">
            <text:p>6.53</text:p>
          </table:table-cell>
          <table:table-cell table:formula="oooc:=[.$D43]*[$globals.$C$36]/[.$K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450">
            <text:p>450</text:p>
          </table:table-cell>
          <table:table-cell table:formula="oooc:=[.I42]*[$globals.$C$43]" office:value-type="float" office:value="734.417300935179">
            <text:p>734.42</text:p>
          </table:table-cell>
          <table:table-cell table:formula="oooc:=[.J42]" office:value-type="float" office:value="0.25">
            <text:p>0.25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X40]/[.H43]/[.W40]*[.Q43]" office:value-type="float" office:value="51035.2045459082">
            <text:p>51035.2</text:p>
          </table:table-cell>
          <table:table-cell table:formula="oooc:=[.Y40]/[.M43]" office:value-type="float" office:value="0.0156754539757035">
            <text:p>0.02</text:p>
          </table:table-cell>
          <table:table-cell table:formula="oooc:=([.D43]/[.C43])/([.R43]/[.Q43])" office:value-type="float" office:value="1.04419713494499">
            <text:p>1.04</text:p>
          </table:table-cell>
          <table:table-cell/>
          <table:table-cell table:formula="oooc:=[.I43]^[$globals.$C$25]*[$globals.$C$34]/[.R43]*[.K43]*[.W43]" office:value-type="float" office:value="114829210.228293">
            <text:p>114829210.23</text:p>
          </table:table-cell>
          <table:table-cell table:formula="oooc:=[.S43]/[.H43]" office:value-type="float" office:value="6.52815378609048">
            <text:p>6.53</text:p>
          </table:table-cell>
          <table:table-cell table:formula="oooc:=[.I43]/[.J43]" office:value-type="float" office:value="2937.66920374071">
            <text:p>2937.67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280000000">
            <text:p>280,000,000</text:p>
          </table:table-cell>
          <table:table-cell table:formula="oooc:=CEILING(([.R44]-[.U44]/2);[.U44])" office:value-type="float" office:value="10.67">
            <text:p>10.67</text:p>
          </table:table-cell>
          <table:table-cell table:formula="oooc:=[.$D44]*[$globals.$C$36]/[.$K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450">
            <text:p>450</text:p>
          </table:table-cell>
          <table:table-cell table:formula="oooc:=[.I43]*[$globals.$C$43]" office:value-type="float" office:value="1200.12817842122">
            <text:p>1200.13</text:p>
          </table:table-cell>
          <table:table-cell table:formula="oooc:=[.J43]" office:value-type="float" office:value="0.25">
            <text:p>0.25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X40]/[.H44]/[.W40]*[.Q44]" office:value-type="float" office:value="126603.763844945">
            <text:p>126603.76</text:p>
          </table:table-cell>
          <table:table-cell table:formula="oooc:=[.Y40]/[.M44]" office:value-type="float" office:value="0.00631892746079638">
            <text:p>0.01</text:p>
          </table:table-cell>
          <table:table-cell table:formula="oooc:=([.D44]/[.C44])/([.R44]/[.Q44])" office:value-type="float" office:value="1.01756090502682">
            <text:p>1.02</text:p>
          </table:table-cell>
          <table:table-cell/>
          <table:table-cell table:formula="oooc:=[.I44]^[$globals.$C$25]*[$globals.$C$34]/[.R44]*[.K44]*[.W44]" office:value-type="float" office:value="284858468.651125">
            <text:p>284858468.65</text:p>
          </table:table-cell>
          <table:table-cell table:formula="oooc:=[.S44]/[.H44]" office:value-type="float" office:value="10.6678060304108">
            <text:p>10.67</text:p>
          </table:table-cell>
          <table:table-cell table:formula="oooc:=[.I44]/[.J44]" office:value-type="float" office:value="4800.51271368488">
            <text:p>4800.51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710000000">
            <text:p>710,000,000</text:p>
          </table:table-cell>
          <table:table-cell table:formula="oooc:=CEILING(([.R45]-[.U45]/2);[.U45])" office:value-type="float" office:value="17.43">
            <text:p>17.43</text:p>
          </table:table-cell>
          <table:table-cell table:formula="oooc:=[.$D45]*[$globals.$C$36]/[.$K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450">
            <text:p>450</text:p>
          </table:table-cell>
          <table:table-cell table:formula="oooc:=[.I44]*[$globals.$C$43]" office:value-type="float" office:value="1961.1570190498">
            <text:p>1961.16</text:p>
          </table:table-cell>
          <table:table-cell table:formula="oooc:=[.J44]" office:value-type="float" office:value="0.25">
            <text:p>0.2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0]/[.H45]/[.W40]*[.Q45]" office:value-type="float" office:value="314067.772674218">
            <text:p>314067.77</text:p>
          </table:table-cell>
          <table:table-cell table:formula="oooc:=[.Y40]/[.M45]" office:value-type="float" office:value="0.0025472209172822">
            <text:p>0</text:p>
          </table:table-cell>
          <table:table-cell table:formula="oooc:=([.D45]/[.C45])/([.R45]/[.Q45])" office:value-type="float" office:value="0.995142070713044">
            <text:p>1</text:p>
          </table:table-cell>
          <table:table-cell/>
          <table:table-cell table:formula="oooc:=[.I45]^[$globals.$C$25]*[$globals.$C$34]/[.R45]*[.K45]*[.W45]" office:value-type="float" office:value="706652488.51699">
            <text:p>706652488.52</text:p>
          </table:table-cell>
          <table:table-cell table:formula="oooc:=[.S45]/[.H45]" office:value-type="float" office:value="17.4325068359982">
            <text:p>17.43</text:p>
          </table:table-cell>
          <table:table-cell table:formula="oooc:=[.I45]/[.J45]" office:value-type="float" office:value="7844.6280761992">
            <text:p>7844.63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1800000000">
            <text:p>1,800,000,000</text:p>
          </table:table-cell>
          <table:table-cell table:formula="oooc:=CEILING(([.R46]-[.U46]/2);[.U46])" office:value-type="float" office:value="28.49">
            <text:p>28.49</text:p>
          </table:table-cell>
          <table:table-cell table:formula="oooc:=[.$D46]*[$globals.$C$36]/[.$K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450">
            <text:p>450</text:p>
          </table:table-cell>
          <table:table-cell table:formula="oooc:=[.I45]*[$globals.$C$43]" office:value-type="float" office:value="3204.77172565678">
            <text:p>3204.77</text:p>
          </table:table-cell>
          <table:table-cell table:formula="oooc:=[.J45]" office:value-type="float" office:value="0.25">
            <text:p>0.2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0]/[.H46]/[.W40]*[.Q46]" office:value-type="float" office:value="779112.427916044">
            <text:p>779112.43</text:p>
          </table:table-cell>
          <table:table-cell table:formula="oooc:=[.Y40]/[.M46]" office:value-type="float" office:value="0.00102680944538367">
            <text:p>0</text:p>
          </table:table-cell>
          <table:table-cell table:formula="oooc:=([.D46]/[.C46])/([.R46]/[.Q46])" office:value-type="float" office:value="0.973997890603522">
            <text:p>0.97</text:p>
          </table:table-cell>
          <table:table-cell/>
          <table:table-cell table:formula="oooc:=[.I46]^[$globals.$C$25]*[$globals.$C$34]/[.R46]*[.K46]*[.W46]" office:value-type="float" office:value="1753002962.8111">
            <text:p>1753002962.81</text:p>
          </table:table-cell>
          <table:table-cell table:formula="oooc:=[.S46]/[.H46]" office:value-type="float" office:value="28.4868597836158">
            <text:p>28.49</text:p>
          </table:table-cell>
          <table:table-cell table:formula="oooc:=[.I46]/[.J46]" office:value-type="float" office:value="12819.0869026271">
            <text:p>12819.09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1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3" office:value-type="float" office:value="800">
            <text:p>800</text:p>
          </table:table-cell>
          <table:table-cell table:formula="oooc:=[.I40]+[$globals.$C$23]" office:value-type="float" office:value="4.25">
            <text:p>4.25</text:p>
          </table:table-cell>
          <table:table-cell table:style-name="ce13" office:value-type="float" office:value="0.9">
            <text:p>0.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760000000">
            <text:p>760,000,000</text:p>
          </table:table-cell>
          <table:table-cell table:formula="oooc:=CEILING(([.R50]-[.U50]/2);[.U50])" office:value-type="float" office:value="1.04">
            <text:p>1.04</text:p>
          </table:table-cell>
          <table:table-cell table:formula="oooc:=[.$D50]*[$globals.$C$36]/[.$K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/>
          <table:table-cell table:formula="oooc:=[.H49]" office:value-type="float" office:value="800">
            <text:p>800</text:p>
          </table:table-cell>
          <table:table-cell table:formula="oooc:=[$globals.$C$21] ^ [.$I49] * [$globals.$D$31]" office:value-type="float" office:value="748.987014975847">
            <text:p>748.99</text:p>
          </table:table-cell>
          <table:table-cell table:formula="oooc:=[.J49]" office:value-type="float" office:value="0.9">
            <text:p>0.9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190526.518127927">
            <text:p>190526.52</text:p>
          </table:table-cell>
          <table:table-cell table:formula="oooc:=[.Y49]/[.M50]" office:value-type="float" office:value="0.00419889056841341">
            <text:p>0</text:p>
          </table:table-cell>
          <table:table-cell table:formula="oooc:=([.D50]/[.C50])/([.R50]/[.Q50])" office:value-type="float" office:value="1.00252076556742">
            <text:p>1</text:p>
          </table:table-cell>
          <table:table-cell/>
          <table:table-cell table:formula="oooc:=[.I50]^[$globals.$C$25]*[$globals.$C$34]/[.R50]*[.K50]*[.W50]" office:value-type="float" office:value="762106072.511709">
            <text:p>762106072.51</text:p>
          </table:table-cell>
          <table:table-cell table:formula="oooc:=[.S50]/[.H50]" office:value-type="float" office:value="1.04025974302201">
            <text:p>1.04</text:p>
          </table:table-cell>
          <table:table-cell table:formula="oooc:=[.I50]/[.J50]" office:value-type="float" office:value="832.207794417608">
            <text:p>832.21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1900000000">
            <text:p>1,900,000,000</text:p>
          </table:table-cell>
          <table:table-cell table:formula="oooc:=CEILING(([.R51]-[.U51]/2);[.U51])" office:value-type="float" office:value="1.7">
            <text:p>1.7</text:p>
          </table:table-cell>
          <table:table-cell table:formula="oooc:=[.$D51]*[$globals.$C$36]/[.$K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/>
          <table:table-cell table:formula="oooc:=[.H50]" office:value-type="float" office:value="800">
            <text:p>800</text:p>
          </table:table-cell>
          <table:table-cell table:formula="oooc:=[.I50]*[$globals.$C$43]" office:value-type="float" office:value="1223.93688274978">
            <text:p>1223.94</text:p>
          </table:table-cell>
          <table:table-cell table:formula="oooc:=[.J50]" office:value-type="float" office:value="0.9">
            <text:p>0.9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472641.865980365">
            <text:p>472641.87</text:p>
          </table:table-cell>
          <table:table-cell table:formula="oooc:=[.Y49]/[.M51]" office:value-type="float" office:value="0.00169261349360286">
            <text:p>0</text:p>
          </table:table-cell>
          <table:table-cell table:formula="oooc:=([.D51]/[.C51])/([.R51]/[.Q51])" office:value-type="float" office:value="0.995086820353089">
            <text:p>1</text:p>
          </table:table-cell>
          <table:table-cell/>
          <table:table-cell table:formula="oooc:=[.I51]^[$globals.$C$25]*[$globals.$C$34]/[.R51]*[.K51]*[.W51]" office:value-type="float" office:value="1890567463.92146">
            <text:p>1890567463.92</text:p>
          </table:table-cell>
          <table:table-cell table:formula="oooc:=[.S51]/[.H51]" office:value-type="float" office:value="1.69991233715247">
            <text:p>1.7</text:p>
          </table:table-cell>
          <table:table-cell table:formula="oooc:=[.I51]/[.J51]" office:value-type="float" office:value="1359.92986972198">
            <text:p>1359.93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4700000000">
            <text:p>4,700,000,000</text:p>
          </table:table-cell>
          <table:table-cell table:formula="oooc:=CEILING(([.R52]-[.U52]/2);[.U52])" office:value-type="float" office:value="2.78">
            <text:p>2.78</text:p>
          </table:table-cell>
          <table:table-cell table:formula="oooc:=[.$D52]*[$globals.$C$36]/[.$K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/>
          <table:table-cell table:formula="oooc:=[.H51]" office:value-type="float" office:value="800">
            <text:p>800</text:p>
          </table:table-cell>
          <table:table-cell table:formula="oooc:=[.I51]*[$globals.$C$43]" office:value-type="float" office:value="2000.06336959468">
            <text:p>2000.06</text:p>
          </table:table-cell>
          <table:table-cell table:formula="oooc:=[.J51]" office:value-type="float" office:value="0.9">
            <text:p>0.9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1172489.45539123">
            <text:p>1172489.46</text:p>
          </table:table-cell>
          <table:table-cell table:formula="oooc:=[.Y49]/[.M52]" office:value-type="float" office:value="0.000682308908043064">
            <text:p>0</text:p>
          </table:table-cell>
          <table:table-cell table:formula="oooc:=([.D52]/[.C52])/([.R52]/[.Q52])" office:value-type="float" office:value="0.998630015593785">
            <text:p>1</text:p>
          </table:table-cell>
          <table:table-cell/>
          <table:table-cell table:formula="oooc:=[.I52]^[$globals.$C$25]*[$globals.$C$34]/[.R52]*[.K52]*[.W52]" office:value-type="float" office:value="4689957821.56494">
            <text:p>4689957821.56</text:p>
          </table:table-cell>
          <table:table-cell table:formula="oooc:=[.S52]/[.H52]" office:value-type="float" office:value="2.77786579110372">
            <text:p>2.78</text:p>
          </table:table-cell>
          <table:table-cell table:formula="oooc:=[.I52]/[.J52]" office:value-type="float" office:value="2222.29263288297">
            <text:p>2222.29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12000000000">
            <text:p>12,000,000,000</text:p>
          </table:table-cell>
          <table:table-cell table:formula="oooc:=CEILING(([.R53]-[.U53]/2);[.U53])" office:value-type="float" office:value="4.54">
            <text:p>4.54</text:p>
          </table:table-cell>
          <table:table-cell table:formula="oooc:=[.$D53]*[$globals.$C$36]/[.$K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/>
          <table:table-cell table:formula="oooc:=[.H52]" office:value-type="float" office:value="800">
            <text:p>800</text:p>
          </table:table-cell>
          <table:table-cell table:formula="oooc:=[.I52]*[$globals.$C$43]" office:value-type="float" office:value="3268.34948662317">
            <text:p>3268.35</text:p>
          </table:table-cell>
          <table:table-cell table:formula="oooc:=[.J52]" office:value-type="float" office:value="0.9">
            <text:p>0.9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2908611.40739645">
            <text:p>2908611.41</text:p>
          </table:table-cell>
          <table:table-cell table:formula="oooc:=[.Y49]/[.M53]" office:value-type="float" office:value="0.000275045335367125">
            <text:p>0</text:p>
          </table:table-cell>
          <table:table-cell table:formula="oooc:=([.D53]/[.C53])/([.R53]/[.Q53])" office:value-type="float" office:value="0.969670778008989">
            <text:p>0.97</text:p>
          </table:table-cell>
          <table:table-cell/>
          <table:table-cell table:formula="oooc:=[.I53]^[$globals.$C$25]*[$globals.$C$34]/[.R53]*[.K53]*[.W53]" office:value-type="float" office:value="11634445629.5858">
            <text:p>11634445629.59</text:p>
          </table:table-cell>
          <table:table-cell table:formula="oooc:=[.S53]/[.H53]" office:value-type="float" office:value="4.53937428697663">
            <text:p>4.54</text:p>
          </table:table-cell>
          <table:table-cell table:formula="oooc:=[.I53]/[.J53]" office:value-type="float" office:value="3631.4994295813">
            <text:p>3631.5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29000000000">
            <text:p>29,000,000,000</text:p>
          </table:table-cell>
          <table:table-cell table:formula="oooc:=CEILING(([.R54]-[.U54]/2);[.U54])" office:value-type="float" office:value="7.42">
            <text:p>7.42</text:p>
          </table:table-cell>
          <table:table-cell table:formula="oooc:=[.$D54]*[$globals.$C$36]/[.$K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/>
          <table:table-cell table:formula="oooc:=[.H53]" office:value-type="float" office:value="800">
            <text:p>800</text:p>
          </table:table-cell>
          <table:table-cell table:formula="oooc:=[.I53]*[$globals.$C$43]" office:value-type="float" office:value="5340.88495849746">
            <text:p>5340.88</text:p>
          </table:table-cell>
          <table:table-cell table:formula="oooc:=[.J53]" office:value-type="float" office:value="0.9">
            <text:p>0.9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7215434.0325507">
            <text:p>7215434.03</text:p>
          </table:table-cell>
          <table:table-cell table:formula="oooc:=[.Y49]/[.M54]" office:value-type="float" office:value="0.000110873441069656">
            <text:p>0</text:p>
          </table:table-cell>
          <table:table-cell table:formula="oooc:=([.D54]/[.C54])/([.R54]/[.Q54])" office:value-type="float" office:value="0.995514596526222">
            <text:p>1</text:p>
          </table:table-cell>
          <table:table-cell/>
          <table:table-cell table:formula="oooc:=[.I54]^[$globals.$C$25]*[$globals.$C$34]/[.R54]*[.K54]*[.W54]" office:value-type="float" office:value="28861736130.2028">
            <text:p>28861736130.2</text:p>
          </table:table-cell>
          <table:table-cell table:formula="oooc:=[.S54]/[.H54]" office:value-type="float" office:value="7.41789577569091">
            <text:p>7.42</text:p>
          </table:table-cell>
          <table:table-cell table:formula="oooc:=[.I54]/[.J54]" office:value-type="float" office:value="5934.31662055273">
            <text:p>5934.3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72000000000">
            <text:p>72,000,000,000</text:p>
          </table:table-cell>
          <table:table-cell table:formula="oooc:=CEILING(([.R55]-[.U55]/2);[.U55])" office:value-type="float" office:value="12.12">
            <text:p>12.12</text:p>
          </table:table-cell>
          <table:table-cell table:formula="oooc:=[.$D55]*[$globals.$C$36]/[.$K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/>
          <table:table-cell table:formula="oooc:=[.H54]" office:value-type="float" office:value="800">
            <text:p>800</text:p>
          </table:table-cell>
          <table:table-cell table:formula="oooc:=[.I54]*[$globals.$C$43]" office:value-type="float" office:value="8727.66277188313">
            <text:p>8727.66</text:p>
          </table:table-cell>
          <table:table-cell table:formula="oooc:=[.J54]" office:value-type="float" office:value="0.9">
            <text:p>0.9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17899430.6856181">
            <text:p>17899430.69</text:p>
          </table:table-cell>
          <table:table-cell table:formula="oooc:=[.Y49]/[.M55]" office:value-type="float" office:value="0.0000446941589400822">
            <text:p>0</text:p>
          </table:table-cell>
          <table:table-cell table:formula="oooc:=([.D55]/[.C55])/([.R55]/[.Q55])" office:value-type="float" office:value="0.9942689381106">
            <text:p>0.99</text:p>
          </table:table-cell>
          <table:table-cell/>
          <table:table-cell table:formula="oooc:=[.I55]^[$globals.$C$25]*[$globals.$C$34]/[.R55]*[.K55]*[.W55]" office:value-type="float" office:value="71597722742.4724">
            <text:p>71597722742.47</text:p>
          </table:table-cell>
          <table:table-cell table:formula="oooc:=[.S55]/[.H55]" office:value-type="float" office:value="12.1217538498377">
            <text:p>12.12</text:p>
          </table:table-cell>
          <table:table-cell table:formula="oooc:=[.I55]/[.J55]" office:value-type="float" office:value="9697.40307987014">
            <text:p>9697.4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1]) ; 9*10^14)" office:value-type="float" office:value="900000000000000">
            <text:p>9.00E+14</text:p>
          </table:table-cell>
          <table:table-cell table:number-columns-repeated="3"/>
          <table:table-cell table:style-name="ce13" office:value-type="float" office:value="2000">
            <text:p>2000</text:p>
          </table:table-cell>
          <table:table-cell table:formula="oooc:=[.I49]+[$globals.$C$23]" office:value-type="float" office:value="5.1">
            <text:p>5.1</text:p>
          </table:table-cell>
          <table:table-cell table:style-name="ce13" office:value-type="float" office:value="0.8">
            <text:p>0.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11000000000">
            <text:p>11,000,000,000</text:p>
          </table:table-cell>
          <table:table-cell table:formula="oooc:=CEILING(([.R59]-[.U59]/2);[.U59])" office:value-type="float" office:value="1.27">
            <text:p>1.27</text:p>
          </table:table-cell>
          <table:table-cell table:formula="oooc:=[.$D59]*[$globals.$C$36]/[.$K59]" office:value-type="float" office:value="6.35">
            <text:p>6.35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21] ^ [.$I58] * [$globals.$D$31]" office:value-type="float" office:value="2039.74156252546">
            <text:p>2039.74</text:p>
          </table:table-cell>
          <table:table-cell table:formula="oooc:=[.J58]" office:value-type="float" office:value="0.8">
            <text:p>0.8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X58]/[.H59]/[.W58]*[.Q59]" office:value-type="float" office:value="4323141.84079268">
            <text:p>4323141.84</text:p>
          </table:table-cell>
          <table:table-cell table:formula="oooc:=[.Y58]/[.M59]" office:value-type="float" office:value="0.00018505060196066">
            <text:p>0</text:p>
          </table:table-cell>
          <table:table-cell table:formula="oooc:=([.D59]/[.C59])/([.R59]/[.Q59])" office:value-type="float" office:value="0.97880316866469">
            <text:p>0.98</text:p>
          </table:table-cell>
          <table:table-cell/>
          <table:table-cell table:formula="oooc:=[.I59]^[$globals.$C$25]*[$globals.$C$34]/[.R59]*[.K59]*[.W59]" office:value-type="float" office:value="10807854601.9817">
            <text:p>10807854601.98</text:p>
          </table:table-cell>
          <table:table-cell table:formula="oooc:=[.S59]/[.H59]" office:value-type="float" office:value="1.27483847657841">
            <text:p>1.27</text:p>
          </table:table-cell>
          <table:table-cell table:formula="oooc:=[.I59]/[.J59]" office:value-type="float" office:value="2549.67695315682">
            <text:p>2549.68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27000000000">
            <text:p>27,000,000,000</text:p>
          </table:table-cell>
          <table:table-cell table:formula="oooc:=CEILING(([.R60]-[.U60]/2);[.U60])" office:value-type="float" office:value="2.08">
            <text:p>2.08</text:p>
          </table:table-cell>
          <table:table-cell table:formula="oooc:=[.$D60]*[$globals.$C$36]/[.$K60]" office:value-type="float" office:value="10.4">
            <text:p>10.4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3]" office:value-type="float" office:value="3333.18853295886">
            <text:p>3333.19</text:p>
          </table:table-cell>
          <table:table-cell table:formula="oooc:=[.J59]" office:value-type="float" office:value="0.8">
            <text:p>0.8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X58]/[.H60]/[.W58]*[.Q60]" office:value-type="float" office:value="10724479.9653458">
            <text:p>10724479.97</text:p>
          </table:table-cell>
          <table:table-cell table:formula="oooc:=[.Y58]/[.M60]" office:value-type="float" office:value="0.00007459569159391">
            <text:p>0</text:p>
          </table:table-cell>
          <table:table-cell table:formula="oooc:=([.D60]/[.C60])/([.R60]/[.Q60])" office:value-type="float" office:value="0.991461661557927">
            <text:p>0.99</text:p>
          </table:table-cell>
          <table:table-cell/>
          <table:table-cell table:formula="oooc:=[.I60]^[$globals.$C$25]*[$globals.$C$34]/[.R60]*[.K60]*[.W60]" office:value-type="float" office:value="26811199913.3644">
            <text:p>26811199913.36</text:p>
          </table:table-cell>
          <table:table-cell table:formula="oooc:=[.S60]/[.H60]" office:value-type="float" office:value="2.08324283309929">
            <text:p>2.08</text:p>
          </table:table-cell>
          <table:table-cell table:formula="oooc:=[.I60]/[.J60]" office:value-type="float" office:value="4166.48566619857">
            <text:p>4166.49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67000000000">
            <text:p>67,000,000,000</text:p>
          </table:table-cell>
          <table:table-cell table:formula="oooc:=CEILING(([.R61]-[.U61]/2);[.U61])" office:value-type="float" office:value="3.4">
            <text:p>3.4</text:p>
          </table:table-cell>
          <table:table-cell table:formula="oooc:=[.$D61]*[$globals.$C$36]/[.$K61]" office:value-type="float" office:value="17">
            <text:p>17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3]" office:value-type="float" office:value="5446.83993323774">
            <text:p>5446.84</text:p>
          </table:table-cell>
          <table:table-cell table:formula="oooc:=[.J60]" office:value-type="float" office:value="0.8">
            <text:p>0.8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X58]/[.H61]/[.W58]*[.Q61]" office:value-type="float" office:value="26604371.2565337">
            <text:p>26604371.26</text:p>
          </table:table-cell>
          <table:table-cell table:formula="oooc:=[.Y58]/[.M61]" office:value-type="float" office:value="0.0000300702464375485">
            <text:p>0</text:p>
          </table:table-cell>
          <table:table-cell table:formula="oooc:=([.D61]/[.C61])/([.R61]/[.Q61])" office:value-type="float" office:value="0.991453824804845">
            <text:p>0.99</text:p>
          </table:table-cell>
          <table:table-cell/>
          <table:table-cell table:formula="oooc:=[.I61]^[$globals.$C$25]*[$globals.$C$34]/[.R61]*[.K61]*[.W61]" office:value-type="float" office:value="66510928141.3342">
            <text:p>66510928141.33</text:p>
          </table:table-cell>
          <table:table-cell table:formula="oooc:=[.S61]/[.H61]" office:value-type="float" office:value="3.40427495827359">
            <text:p>3.4</text:p>
          </table:table-cell>
          <table:table-cell table:formula="oooc:=[.I61]/[.J61]" office:value-type="float" office:value="6808.54991654718">
            <text:p>6808.5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60000000000">
            <text:p>160,000,000,000</text:p>
          </table:table-cell>
          <table:table-cell table:formula="oooc:=CEILING(([.R62]-[.U62]/2);[.U62])" office:value-type="float" office:value="5.56">
            <text:p>5.56</text:p>
          </table:table-cell>
          <table:table-cell table:formula="oooc:=[.$D62]*[$globals.$C$36]/[.$K62]" office:value-type="float" office:value="27.8">
            <text:p>27.8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3]" office:value-type="float" office:value="8900.80622951655">
            <text:p>8900.81</text:p>
          </table:table-cell>
          <table:table-cell table:formula="oooc:=[.J61]" office:value-type="float" office:value="0.8">
            <text:p>0.8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X58]/[.H62]/[.W58]*[.Q62]" office:value-type="float" office:value="65997845.3260745">
            <text:p>65997845.33</text:p>
          </table:table-cell>
          <table:table-cell table:formula="oooc:=[.Y58]/[.M62]" office:value-type="float" office:value="0.0000121216078501874">
            <text:p>0</text:p>
          </table:table-cell>
          <table:table-cell table:formula="oooc:=([.D62]/[.C62])/([.R62]/[.Q62])" office:value-type="float" office:value="1.03065950024873">
            <text:p>1.03</text:p>
          </table:table-cell>
          <table:table-cell/>
          <table:table-cell table:formula="oooc:=[.I62]^[$globals.$C$25]*[$globals.$C$34]/[.R62]*[.K62]*[.W62]" office:value-type="float" office:value="164994613315.186">
            <text:p>164994613315.19</text:p>
          </table:table-cell>
          <table:table-cell table:formula="oooc:=[.S62]/[.H62]" office:value-type="float" office:value="5.56300389344784">
            <text:p>5.56</text:p>
          </table:table-cell>
          <table:table-cell table:formula="oooc:=[.I62]/[.J62]" office:value-type="float" office:value="11126.0077868957">
            <text:p>11126.01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410000000000">
            <text:p>410,000,000,000</text:p>
          </table:table-cell>
          <table:table-cell table:formula="oooc:=CEILING(([.R63]-[.U63]/2);[.U63])" office:value-type="float" office:value="9.09">
            <text:p>9.09</text:p>
          </table:table-cell>
          <table:table-cell table:formula="oooc:=[.$D63]*[$globals.$C$36]/[.$K63]" office:value-type="float" office:value="45.45">
            <text:p>45.45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3]" office:value-type="float" office:value="14545.0118796327">
            <text:p>14545.01</text:p>
          </table:table-cell>
          <table:table-cell table:formula="oooc:=[.J62]" office:value-type="float" office:value="0.8">
            <text:p>0.8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X58]/[.H63]/[.W58]*[.Q63]" office:value-type="float" office:value="163721801.416929">
            <text:p>163721801.42</text:p>
          </table:table-cell>
          <table:table-cell table:formula="oooc:=[.Y58]/[.M63]" office:value-type="float" office:value="0.00000488633763540596">
            <text:p>0</text:p>
          </table:table-cell>
          <table:table-cell table:formula="oooc:=([.D63]/[.C63])/([.R63]/[.Q63])" office:value-type="float" office:value="0.99823421634635">
            <text:p>1</text:p>
          </table:table-cell>
          <table:table-cell/>
          <table:table-cell table:formula="oooc:=[.I63]^[$globals.$C$25]*[$globals.$C$34]/[.R63]*[.K63]*[.W63]" office:value-type="float" office:value="409304503542.322">
            <text:p>409304503542.32</text:p>
          </table:table-cell>
          <table:table-cell table:formula="oooc:=[.S63]/[.H63]" office:value-type="float" office:value="9.09063242477042">
            <text:p>9.09</text:p>
          </table:table-cell>
          <table:table-cell table:formula="oooc:=[.I63]/[.J63]" office:value-type="float" office:value="18181.2648495408">
            <text:p>18181.26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1000000000000">
            <text:p>1,000,000,000,000</text:p>
          </table:table-cell>
          <table:table-cell table:formula="oooc:=CEILING(([.R64]-[.U64]/2);[.U64])" office:value-type="float" office:value="14.86">
            <text:p>14.86</text:p>
          </table:table-cell>
          <table:table-cell table:formula="oooc:=[.$D64]*[$globals.$C$36]/[.$K64]" office:value-type="float" office:value="74.3">
            <text:p>74.3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3]" office:value-type="float" office:value="23768.3379598914">
            <text:p>23768.34</text:p>
          </table:table-cell>
          <table:table-cell table:formula="oooc:=[.J63]" office:value-type="float" office:value="0.8">
            <text:p>0.8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X58]/[.H64]/[.W58]*[.Q64]" office:value-type="float" office:value="406147020.81212">
            <text:p>406147020.81</text:p>
          </table:table-cell>
          <table:table-cell table:formula="oooc:=[.Y58]/[.M64]" office:value-type="float" office:value="0.00000196973007065359">
            <text:p>0</text:p>
          </table:table-cell>
          <table:table-cell table:formula="oooc:=([.D64]/[.C64])/([.R64]/[.Q64])" office:value-type="float" office:value="1.01569486927569">
            <text:p>1.02</text:p>
          </table:table-cell>
          <table:table-cell/>
          <table:table-cell table:formula="oooc:=[.I64]^[$globals.$C$25]*[$globals.$C$34]/[.R64]*[.K64]*[.W64]" office:value-type="float" office:value="1015367552030.3">
            <text:p>1015367552030.3</text:p>
          </table:table-cell>
          <table:table-cell table:formula="oooc:=[.S64]/[.H64]" office:value-type="float" office:value="14.8552112249321">
            <text:p>14.86</text:p>
          </table:table-cell>
          <table:table-cell table:formula="oooc:=[.I64]/[.J64]" office:value-type="float" office:value="29710.4224498642">
            <text:p>29710.42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.00E+00</text:p>
          </table:table-cell>
          <table:table-cell table:number-columns-repeated="3"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U5]/2);[.U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0.8916860409281">
            <text:p>10.89</text:p>
          </table:table-cell>
          <table:table-cell table:formula="oooc:=[.Y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5]*[$globals.$C$34]/[.R5]*[.K5]*[.W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U6]/2);[.U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4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88.3312238345154">
            <text:p>88.33</text:p>
          </table:table-cell>
          <table:table-cell table:formula="oooc:=[.Y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5]*[$globals.$C$34]/[.R6]*[.K6]*[.W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U7]/2);[.U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4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716.363387154555">
            <text:p>716.36</text:p>
          </table:table-cell>
          <table:table-cell table:formula="oooc:=[.Y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5]*[$globals.$C$34]/[.R7]*[.K7]*[.W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U8]/2);[.U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4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5809.68405257195">
            <text:p>5809.68</text:p>
          </table:table-cell>
          <table:table-cell table:formula="oooc:=[.Y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5]*[$globals.$C$34]/[.R8]*[.K8]*[.W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U9]/2);[.U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4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47116.3509971884">
            <text:p>47116.35</text:p>
          </table:table-cell>
          <table:table-cell table:formula="oooc:=[.Y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5]*[$globals.$C$34]/[.R9]*[.K9]*[.W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U10]/2);[.U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4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382112.092706227">
            <text:p>382112.09</text:p>
          </table:table-cell>
          <table:table-cell table:formula="oooc:=[.Y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5]*[$globals.$C$34]/[.R10]*[.K10]*[.W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U11]/2);[.U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4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X5]/[.H11]/[.W5]*[.Q11]" office:value-type="float" office:value="0">
            <text:p>0</text:p>
          </table:table-cell>
          <table:table-cell table:formula="oooc:=[.Y5]/[.M11]" office:value-type="float" office:value="0">
            <text:p>#DIV/0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5]*[$globals.$C$34]/[.R11]*[.K11]*[.W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21" draw:display-name="Arrowheads 21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4">04/24/2008</text:date>, <text:time>01:0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Ben Wilhelm</meta:initial-creator>
    <meta:creation-date>2007-04-02T23:01:32</meta:creation-date>
    <dc:date>2008-04-24T01:05:22</dc:date>
    <meta:editing-cycles>232</meta:editing-cycles>
    <meta:editing-duration>P16DT2H44M34S</meta:editing-duration>
    <meta:user-defined meta:name="Info 1"/>
    <meta:user-defined meta:name="Info 2"/>
    <meta:user-defined meta:name="Info 3"/>
    <meta:user-defined meta:name="Info 4"/>
    <meta:document-statistic meta:table-count="12" meta:cell-count="6375"/>
  </office:meta>
</office:document-meta>
</file>